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7cm"/>
    </style:style>
    <style:style style:name="co3" style:family="table-column">
      <style:table-column-properties fo:break-before="auto" style:column-width="2.2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 style:data-style-name="N61"/>
    <style:style style:name="ce8" style:family="table-cell" style:parent-style-name="Default" style:data-style-name="N2"/>
    <style:style style:name="ce5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8.924cm" svg:height="19.117cm" svg:x="16.672cm" svg:y="1.353cm">
            <draw:object draw:notify-on-update-of-ranges="Tabelle1.A38:Tabelle1.A165 Tabelle1.B5:Tabelle1.B5 Tabelle1.B38:Tabelle1.B165 Tabelle1.A6:Tabelle1.A165 Tabelle1.C5:Tabelle1.C5 Tabelle1.C6:Tabelle1.C165 Tabelle1.A23:Tabelle1.A165 Tabelle1.D5:Tabelle1.D5 Tabelle1.D23:Tabelle1.D165 Tabelle1.A44:Tabelle1.A165 Tabelle1.F5:Tabelle1.F5 Tabelle1.F44:Tabelle1.F1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1" table:number-columns-repeated="15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6" office:value-type="string" calcext:value-type="string">
            <text:p>ReidRepelCorrectionFactor = 0.55</text:p>
          </table:table-cell>
          <table:table-cell table:style-name="ce6" table:number-columns-repeated="2"/>
          <table:table-cell table:number-columns-repeated="1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ce1"/>
          <table:table-cell/>
          <table:table-cell table:style-name="ce6"/>
          <table:table-cell table:number-columns-repeated="10"/>
          <table:table-cell office:value-type="string" calcext:value-type="string">
            <text:p>reid suj</text:p>
          </table:table-cell>
        </table:table-row>
        <table:table-row table:style-name="ro1">
          <table:table-cell table:style-name="ce2" office:value-type="string" calcext:value-type="string">
            <text:p>Distance[fm]</text:p>
          </table:table-cell>
          <table:table-cell table:style-name="ce2" office:value-type="string" calcext:value-type="string">
            <text:p>Reid</text:p>
          </table:table-cell>
          <table:table-cell table:style-name="ce2" office:value-type="string" calcext:value-type="string">
            <text:p>Hard</text:p>
          </table:table-cell>
          <table:table-cell table:style-name="ce5" office:value-type="string" calcext:value-type="string">
            <text:p>Fine</text:p>
          </table:table-cell>
          <table:table-cell table:style-name="ce6" office:value-type="string" calcext:value-type="string">
            <text:p>ReidRepel*0.55</text:p>
          </table:table-cell>
          <table:table-cell table:style-name="ce2" office:value-type="string" calcext:value-type="string">
            <text:p>ReidAttrac</text:p>
          </table:table-cell>
          <table:table-cell table:style-name="ce6" office:value-type="string" calcext:value-type="string">
            <text:p>Fbufallo</text:p>
          </table:table-cell>
          <table:table-cell table:number-columns-repeated="15"/>
        </table:table-row>
        <table:table-row table:style-name="ro1">
          <table:table-cell office:value-type="float" office:value="0.025" calcext:value-type="float">
            <text:p>0,025</text:p>
          </table:table-cell>
          <table:table-cell table:style-name="ce1" office:value-type="float" office:value="1751280000" calcext:value-type="float">
            <text:p>1,75E+09</text:p>
          </table:table-cell>
          <table:table-cell office:value-type="float" office:value="-70546" calcext:value-type="float">
            <text:p>-7,05E+04</text:p>
          </table:table-cell>
          <table:table-cell office:value-type="float" office:value="-10463.8" calcext:value-type="float">
            <text:p>-10463,8</text:p>
          </table:table-cell>
          <table:table-cell table:style-name="ce1" office:value-type="float" office:value="1296990000" calcext:value-type="float">
            <text:p>1,30E+09</text:p>
          </table:table-cell>
          <table:table-cell table:style-name="ce1" office:value-type="float" office:value="-606887000" calcext:value-type="float">
            <text:p>-6,07E+08</text:p>
          </table:table-cell>
          <table:table-cell office:value-type="float" office:value="1296980000" calcext:value-type="float">
            <text:p>1,30E+09</text:p>
          </table:table-cell>
          <table:table-cell table:number-columns-repeated="14"/>
          <table:table-cell table:formula="of:=[.F6]+[.E6]-[.B6]" office:value-type="float" office:value="-1061177000" calcext:value-type="float">
            <text:p>-1061177000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table:style-name="ce1" office:value-type="float" office:value="427765000" calcext:value-type="float">
            <text:p>4,28E+08</text:p>
          </table:table-cell>
          <table:table-cell office:value-type="float" office:value="-70494.4" calcext:value-type="float">
            <text:p>-7,05E+04</text:p>
          </table:table-cell>
          <table:table-cell office:value-type="float" office:value="-20819.4" calcext:value-type="float">
            <text:p>-20819,4</text:p>
          </table:table-cell>
          <table:table-cell table:style-name="ce1" office:value-type="float" office:value="318170000" calcext:value-type="float">
            <text:p>3,18E+08</text:p>
          </table:table-cell>
          <table:table-cell table:style-name="ce1" office:value-type="float" office:value="-150725000" calcext:value-type="float">
            <text:p>-1,51E+08</text:p>
          </table:table-cell>
          <table:table-cell office:value-type="float" office:value="318149000" calcext:value-type="float">
            <text:p>3,18E+08</text:p>
          </table:table-cell>
          <table:table-cell table:number-columns-repeated="14"/>
          <table:table-cell table:style-name="ce10" table:formula="of:=[.F7]+[.E7]-[.B7]" office:value-type="float" office:value="-260320000" calcext:value-type="float">
            <text:p>-260320000,0</text:p>
          </table:table-cell>
        </table:table-row>
        <table:table-row table:style-name="ro1">
          <table:table-cell office:value-type="float" office:value="0.075" calcext:value-type="float">
            <text:p>0,075</text:p>
          </table:table-cell>
          <table:table-cell table:style-name="ce1" office:value-type="float" office:value="183545000" calcext:value-type="float">
            <text:p>1,84E+08</text:p>
          </table:table-cell>
          <table:table-cell office:value-type="float" office:value="-70408.2" calcext:value-type="float">
            <text:p>-7,04E+04</text:p>
          </table:table-cell>
          <table:table-cell office:value-type="float" office:value="-30961.8" calcext:value-type="float">
            <text:p>-30961,8</text:p>
          </table:table-cell>
          <table:table-cell table:style-name="ce1" office:value-type="float" office:value="137415000" calcext:value-type="float">
            <text:p>1,37E+08</text:p>
          </table:table-cell>
          <table:table-cell table:style-name="ce1" office:value-type="float" office:value="-66299400" calcext:value-type="float">
            <text:p>-6,63E+07</text:p>
          </table:table-cell>
          <table:table-cell office:value-type="float" office:value="137384000" calcext:value-type="float">
            <text:p>1,37E+08</text:p>
          </table:table-cell>
          <table:table-cell table:number-columns-repeated="14"/>
          <table:table-cell table:style-name="ce10" table:formula="of:=[.F8]+[.E8]-[.B8]" office:value-type="float" office:value="-112429400" calcext:value-type="float">
            <text:p>-112429400,0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1" office:value-type="float" office:value="98685600" calcext:value-type="float">
            <text:p>9,87E+07</text:p>
          </table:table-cell>
          <table:table-cell office:value-type="float" office:value="-70287.6" calcext:value-type="float">
            <text:p>-7,03E+04</text:p>
          </table:table-cell>
          <table:table-cell office:value-type="float" office:value="-40793" calcext:value-type="float">
            <text:p>-40793</text:p>
          </table:table-cell>
          <table:table-cell table:style-name="ce1" office:value-type="float" office:value="74509800" calcext:value-type="float">
            <text:p>7,45E+07</text:p>
          </table:table-cell>
          <table:table-cell table:style-name="ce1" office:value-type="float" office:value="-36786800" calcext:value-type="float">
            <text:p>-3,68E+07</text:p>
          </table:table-cell>
          <table:table-cell office:value-type="float" office:value="74469000" calcext:value-type="float">
            <text:p>7,45E+07</text:p>
          </table:table-cell>
          <table:table-cell table:number-columns-repeated="14"/>
          <table:table-cell table:style-name="ce10" table:formula="of:=[.F9]+[.E9]-[.B9]" office:value-type="float" office:value="-60962600" calcext:value-type="float">
            <text:p>-60962600,0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table:style-name="ce1" office:value-type="float" office:value="59857700" calcext:value-type="float">
            <text:p>5,99E+07</text:p>
          </table:table-cell>
          <table:table-cell office:value-type="float" office:value="-70132.6" calcext:value-type="float">
            <text:p>-7,01E+04</text:p>
          </table:table-cell>
          <table:table-cell office:value-type="float" office:value="-50223.6" calcext:value-type="float">
            <text:p>-50223,6</text:p>
          </table:table-cell>
          <table:table-cell table:style-name="ce1" office:value-type="float" office:value="45656800" calcext:value-type="float">
            <text:p>4,57E+07</text:p>
          </table:table-cell>
          <table:table-cell table:style-name="ce1" office:value-type="float" office:value="-23154700" calcext:value-type="float">
            <text:p>-2,32E+07</text:p>
          </table:table-cell>
          <table:table-cell office:value-type="float" office:value="45606600" calcext:value-type="float">
            <text:p>4,56E+07</text:p>
          </table:table-cell>
          <table:table-cell table:number-columns-repeated="14"/>
          <table:table-cell table:style-name="ce10" table:formula="of:=[.F10]+[.E10]-[.B10]" office:value-type="float" office:value="-37355600" calcext:value-type="float">
            <text:p>-37355600,0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table:style-name="ce1" office:value-type="float" office:value="39103800" calcext:value-type="float">
            <text:p>3,91E+07</text:p>
          </table:table-cell>
          <table:table-cell office:value-type="float" office:value="-69943.1" calcext:value-type="float">
            <text:p>-6,99E+04</text:p>
          </table:table-cell>
          <table:table-cell office:value-type="float" office:value="-59175.2" calcext:value-type="float">
            <text:p>-59175,2</text:p>
          </table:table-cell>
          <table:table-cell table:style-name="ce1" office:value-type="float" office:value="30181600" calcext:value-type="float">
            <text:p>3,02E+07</text:p>
          </table:table-cell>
          <table:table-cell table:style-name="ce1" office:value-type="float" office:value="-15771800" calcext:value-type="float">
            <text:p>-1,58E+07</text:p>
          </table:table-cell>
          <table:table-cell office:value-type="float" office:value="30122400" calcext:value-type="float">
            <text:p>3,01E+07</text:p>
          </table:table-cell>
          <table:table-cell table:number-columns-repeated="14"/>
          <table:table-cell table:style-name="ce10" table:formula="of:=[.F11]+[.E11]-[.B11]" office:value-type="float" office:value="-24694000" calcext:value-type="float">
            <text:p>-24694000,0</text:p>
          </table:table-cell>
        </table:table-row>
        <table:table-row table:style-name="ro1">
          <table:table-cell office:value-type="float" office:value="0.175" calcext:value-type="float">
            <text:p>0,175</text:p>
          </table:table-cell>
          <table:table-cell table:style-name="ce1" office:value-type="float" office:value="26848600" calcext:value-type="float">
            <text:p>2,68E+07</text:p>
          </table:table-cell>
          <table:table-cell office:value-type="float" office:value="-69719.1" calcext:value-type="float">
            <text:p>-6,97E+04</text:p>
          </table:table-cell>
          <table:table-cell office:value-type="float" office:value="-67581.4" calcext:value-type="float">
            <text:p>-67581,4</text:p>
          </table:table-cell>
          <table:table-cell table:style-name="ce1" office:value-type="float" office:value="21002800" calcext:value-type="float">
            <text:p>2,10E+07</text:p>
          </table:table-cell>
          <table:table-cell table:style-name="ce1" office:value-type="float" office:value="-11338200" calcext:value-type="float">
            <text:p>-1,13E+07</text:p>
          </table:table-cell>
          <table:table-cell office:value-type="float" office:value="20935200" calcext:value-type="float">
            <text:p>2,09E+07</text:p>
          </table:table-cell>
          <table:table-cell table:number-columns-repeated="14"/>
          <table:table-cell table:style-name="ce10" table:formula="of:=[.F12]+[.E12]-[.B12]" office:value-type="float" office:value="-17184000" calcext:value-type="float">
            <text:p>-17184000,0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table:style-name="ce1" office:value-type="float" office:value="19096300" calcext:value-type="float">
            <text:p>1,91E+07</text:p>
          </table:table-cell>
          <table:table-cell office:value-type="float" office:value="-69460.7" calcext:value-type="float">
            <text:p>-6,95E+04</text:p>
          </table:table-cell>
          <table:table-cell office:value-type="float" office:value="-75387.9" calcext:value-type="float">
            <text:p>-75387,9</text:p>
          </table:table-cell>
          <table:table-cell table:style-name="ce1" office:value-type="float" office:value="15164500" calcext:value-type="float">
            <text:p>1,52E+07</text:p>
          </table:table-cell>
          <table:table-cell table:style-name="ce1" office:value-type="float" office:value="-8475490" calcext:value-type="float">
            <text:p>-8,48E+06</text:p>
          </table:table-cell>
          <table:table-cell office:value-type="float" office:value="15089100" calcext:value-type="float">
            <text:p>1,51E+07</text:p>
          </table:table-cell>
          <table:table-cell table:number-columns-repeated="14"/>
          <table:table-cell table:style-name="ce10" table:formula="of:=[.F13]+[.E13]-[.B13]" office:value-type="float" office:value="-12407290" calcext:value-type="float">
            <text:p>-12407290,0</text:p>
          </table:table-cell>
        </table:table-row>
        <table:table-row table:style-name="ro1">
          <table:table-cell office:value-type="float" office:value="0.225" calcext:value-type="float">
            <text:p>0,225</text:p>
          </table:table-cell>
          <table:table-cell table:style-name="ce1" office:value-type="float" office:value="13940600" calcext:value-type="float">
            <text:p>1,39E+07</text:p>
          </table:table-cell>
          <table:table-cell office:value-type="float" office:value="-69167.9" calcext:value-type="float">
            <text:p>-6,92E+04</text:p>
          </table:table-cell>
          <table:table-cell office:value-type="float" office:value="-82552.7" calcext:value-type="float">
            <text:p>-82552,7</text:p>
          </table:table-cell>
          <table:table-cell table:style-name="ce1" office:value-type="float" office:value="11256200" calcext:value-type="float">
            <text:p>1,13E+07</text:p>
          </table:table-cell>
          <table:table-cell table:style-name="ce1" office:value-type="float" office:value="-6525230" calcext:value-type="float">
            <text:p>-6,53E+06</text:p>
          </table:table-cell>
          <table:table-cell office:value-type="float" office:value="11173700" calcext:value-type="float">
            <text:p>1,12E+07</text:p>
          </table:table-cell>
          <table:table-cell table:number-columns-repeated="14"/>
          <table:table-cell table:style-name="ce10" table:formula="of:=[.F14]+[.E14]-[.B14]" office:value-type="float" office:value="-9209630" calcext:value-type="float">
            <text:p>-9209630,0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table:style-name="ce1" office:value-type="float" office:value="10379900" calcext:value-type="float">
            <text:p>1,04E+07</text:p>
          </table:table-cell>
          <table:table-cell office:value-type="float" office:value="-68840.5" calcext:value-type="float">
            <text:p>-6,88E+04</text:p>
          </table:table-cell>
          <table:table-cell office:value-type="float" office:value="-89045.3" calcext:value-type="float">
            <text:p>-89045,3</text:p>
          </table:table-cell>
          <table:table-cell table:style-name="ce1" office:value-type="float" office:value="8536320" calcext:value-type="float">
            <text:p>8,54E+06</text:p>
          </table:table-cell>
          <table:table-cell table:style-name="ce1" office:value-type="float" office:value="-5140690" calcext:value-type="float">
            <text:p>-5,14E+06</text:p>
          </table:table-cell>
          <table:table-cell office:value-type="float" office:value="8447280" calcext:value-type="float">
            <text:p>8,45E+06</text:p>
          </table:table-cell>
          <table:table-cell table:number-columns-repeated="14"/>
          <table:table-cell table:style-name="ce10" table:formula="of:=[.F15]+[.E15]-[.B15]" office:value-type="float" office:value="-6984270" calcext:value-type="float">
            <text:p>-6984270,0</text:p>
          </table:table-cell>
        </table:table-row>
        <table:table-row table:style-name="ro1">
          <table:table-cell office:value-type="float" office:value="0.275" calcext:value-type="float">
            <text:p>0,275</text:p>
          </table:table-cell>
          <table:table-cell table:style-name="ce1" office:value-type="float" office:value="7847620" calcext:value-type="float">
            <text:p>7,85E+06</text:p>
          </table:table-cell>
          <table:table-cell office:value-type="float" office:value="-68478.8" calcext:value-type="float">
            <text:p>-6,85E+04</text:p>
          </table:table-cell>
          <table:table-cell office:value-type="float" office:value="-94845.9" calcext:value-type="float">
            <text:p>-94845,9</text:p>
          </table:table-cell>
          <table:table-cell table:style-name="ce1" office:value-type="float" office:value="6585060" calcext:value-type="float">
            <text:p>6,59E+06</text:p>
          </table:table-cell>
          <table:table-cell table:style-name="ce1" office:value-type="float" office:value="-4125220" calcext:value-type="float">
            <text:p>-4,13E+06</text:p>
          </table:table-cell>
          <table:table-cell office:value-type="float" office:value="6490220" calcext:value-type="float">
            <text:p>6,49E+06</text:p>
          </table:table-cell>
          <table:table-cell table:number-columns-repeated="14"/>
          <table:table-cell table:style-name="ce10" table:formula="of:=[.F16]+[.E16]-[.B16]" office:value-type="float" office:value="-5387780" calcext:value-type="float">
            <text:p>-5387780,0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table:style-name="ce1" office:value-type="float" office:value="6004520" calcext:value-type="float">
            <text:p>6,00E+06</text:p>
          </table:table-cell>
          <table:table-cell office:value-type="float" office:value="-68082.5" calcext:value-type="float">
            <text:p>-6,81E+04</text:p>
          </table:table-cell>
          <table:table-cell office:value-type="float" office:value="-99944.6" calcext:value-type="float">
            <text:p>-99944,6</text:p>
          </table:table-cell>
          <table:table-cell table:style-name="ce1" office:value-type="float" office:value="5150780" calcext:value-type="float">
            <text:p>5,15E+06</text:p>
          </table:table-cell>
          <table:table-cell table:style-name="ce1" office:value-type="float" office:value="-3360530" calcext:value-type="float">
            <text:p>-3,36E+06</text:p>
          </table:table-cell>
          <table:table-cell office:value-type="float" office:value="5050840" calcext:value-type="float">
            <text:p>5,05E+06</text:p>
          </table:table-cell>
          <table:table-cell table:number-columns-repeated="14"/>
          <table:table-cell table:style-name="ce10" table:formula="of:=[.F17]+[.E17]-[.B17]" office:value-type="float" office:value="-4214270" calcext:value-type="float">
            <text:p>-4214270,0</text:p>
          </table:table-cell>
        </table:table-row>
        <table:table-row table:style-name="ro1">
          <table:table-cell office:value-type="float" office:value="0.325" calcext:value-type="float">
            <text:p>0,325</text:p>
          </table:table-cell>
          <table:table-cell table:style-name="ce1" office:value-type="float" office:value="4637760" calcext:value-type="float">
            <text:p>4,64E+06</text:p>
          </table:table-cell>
          <table:table-cell office:value-type="float" office:value="-67651.8" calcext:value-type="float">
            <text:p>-6,77E+04</text:p>
          </table:table-cell>
          <table:table-cell office:value-type="float" office:value="-104340" calcext:value-type="float">
            <text:p>-104340</text:p>
          </table:table-cell>
          <table:table-cell table:style-name="ce1" office:value-type="float" office:value="4075390" calcext:value-type="float">
            <text:p>4,08E+06</text:p>
          </table:table-cell>
          <table:table-cell table:style-name="ce1" office:value-type="float" office:value="-2772040" calcext:value-type="float">
            <text:p>-2,77E+06</text:p>
          </table:table-cell>
          <table:table-cell office:value-type="float" office:value="3971050" calcext:value-type="float">
            <text:p>3,97E+06</text:p>
          </table:table-cell>
          <table:table-cell table:number-columns-repeated="14"/>
          <table:table-cell table:style-name="ce10" table:formula="of:=[.F18]+[.E18]-[.B18]" office:value-type="float" office:value="-3334410" calcext:value-type="float">
            <text:p>-3334410,0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1" office:value-type="float" office:value="3608690" calcext:value-type="float">
            <text:p>3,61E+06</text:p>
          </table:table-cell>
          <table:table-cell office:value-type="float" office:value="-67186.7" calcext:value-type="float">
            <text:p>-6,72E+04</text:p>
          </table:table-cell>
          <table:table-cell office:value-type="float" office:value="-108040" calcext:value-type="float">
            <text:p>-108040</text:p>
          </table:table-cell>
          <table:table-cell table:style-name="ce1" office:value-type="float" office:value="3255740" calcext:value-type="float">
            <text:p>3,26E+06</text:p>
          </table:table-cell>
          <table:table-cell table:style-name="ce1" office:value-type="float" office:value="-2310840" calcext:value-type="float">
            <text:p>-2,31E+06</text:p>
          </table:table-cell>
          <table:table-cell office:value-type="float" office:value="3147700" calcext:value-type="float">
            <text:p>3,15E+06</text:p>
          </table:table-cell>
          <table:table-cell table:number-columns-repeated="14"/>
          <table:table-cell table:style-name="ce10" table:formula="of:=[.F19]+[.E19]-[.B19]" office:value-type="float" office:value="-2663790" calcext:value-type="float">
            <text:p>-2663790,0</text:p>
          </table:table-cell>
        </table:table-row>
        <table:table-row table:style-name="ro1">
          <table:table-cell office:value-type="float" office:value="0.375" calcext:value-type="float">
            <text:p>0,375</text:p>
          </table:table-cell>
          <table:table-cell table:style-name="ce1" office:value-type="float" office:value="2824110" calcext:value-type="float">
            <text:p>2,82E+06</text:p>
          </table:table-cell>
          <table:table-cell office:value-type="float" office:value="-66687.1" calcext:value-type="float">
            <text:p>-6,67E+04</text:p>
          </table:table-cell>
          <table:table-cell office:value-type="float" office:value="-111056" calcext:value-type="float">
            <text:p>-111056</text:p>
          </table:table-cell>
          <table:table-cell table:style-name="ce1" office:value-type="float" office:value="2622340" calcext:value-type="float">
            <text:p>2,62E+06</text:p>
          </table:table-cell>
          <table:table-cell table:style-name="ce1" office:value-type="float" office:value="-1943780" calcext:value-type="float">
            <text:p>-1,94E+06</text:p>
          </table:table-cell>
          <table:table-cell office:value-type="float" office:value="2511280" calcext:value-type="float">
            <text:p>2,51E+06</text:p>
          </table:table-cell>
          <table:table-cell table:number-columns-repeated="14"/>
          <table:table-cell table:style-name="ce10" table:formula="of:=[.F20]+[.E20]-[.B20]" office:value-type="float" office:value="-2145550" calcext:value-type="float">
            <text:p>-2145550,0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table:style-name="ce1" office:value-type="float" office:value="2219680" calcext:value-type="float">
            <text:p>2,22E+06</text:p>
          </table:table-cell>
          <table:table-cell office:value-type="float" office:value="-66153.1" calcext:value-type="float">
            <text:p>-6,62E+04</text:p>
          </table:table-cell>
          <table:table-cell office:value-type="float" office:value="-113409" calcext:value-type="float">
            <text:p>-113409</text:p>
          </table:table-cell>
          <table:table-cell table:style-name="ce1" office:value-type="float" office:value="2127090" calcext:value-type="float">
            <text:p>2,13E+06</text:p>
          </table:table-cell>
          <table:table-cell table:style-name="ce1" office:value-type="float" office:value="-1647760" calcext:value-type="float">
            <text:p>-1,65E+06</text:p>
          </table:table-cell>
          <table:table-cell office:value-type="float" office:value="2013680" calcext:value-type="float">
            <text:p>2,01E+06</text:p>
          </table:table-cell>
          <table:table-cell table:number-columns-repeated="14"/>
          <table:table-cell table:style-name="ce10" table:formula="of:=[.F21]+[.E21]-[.B21]" office:value-type="float" office:value="-1740350" calcext:value-type="float">
            <text:p>-1740350,0</text:p>
          </table:table-cell>
        </table:table-row>
        <table:table-row table:style-name="ro1">
          <table:table-cell office:value-type="float" office:value="0.425" calcext:value-type="float">
            <text:p>0,425</text:p>
          </table:table-cell>
          <table:table-cell table:style-name="ce1" office:value-type="float" office:value="1750000" calcext:value-type="float">
            <text:p>1,75E+06</text:p>
          </table:table-cell>
          <table:table-cell office:value-type="float" office:value="-65584.6" calcext:value-type="float">
            <text:p>-6,56E+04</text:p>
          </table:table-cell>
          <table:table-cell office:value-type="float" office:value="-115123" calcext:value-type="float">
            <text:p>-115123</text:p>
          </table:table-cell>
          <table:table-cell table:style-name="ce1" office:value-type="float" office:value="1735950" calcext:value-type="float">
            <text:p>1,74E+06</text:p>
          </table:table-cell>
          <table:table-cell table:style-name="ce1" office:value-type="float" office:value="-1406290" calcext:value-type="float">
            <text:p>-1,41E+06</text:p>
          </table:table-cell>
          <table:table-cell office:value-type="float" office:value="1620830" calcext:value-type="float">
            <text:p>1,62E+06</text:p>
          </table:table-cell>
          <table:table-cell table:number-columns-repeated="14"/>
          <table:table-cell table:style-name="ce10" table:formula="of:=[.F22]+[.E22]-[.B22]" office:value-type="float" office:value="-1420340" calcext:value-type="float">
            <text:p>-1420340,0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1" office:value-type="float" office:value="1382380" calcext:value-type="float">
            <text:p>1,38E+06</text:p>
          </table:table-cell>
          <table:table-cell office:value-type="float" office:value="-64981.6" calcext:value-type="float">
            <text:p>-6,50E+04</text:p>
          </table:table-cell>
          <table:table-cell office:value-type="float" office:value="-116225" calcext:value-type="float">
            <text:p>-116225</text:p>
          </table:table-cell>
          <table:table-cell table:style-name="ce1" office:value-type="float" office:value="1424340" calcext:value-type="float">
            <text:p>1,42E+06</text:p>
          </table:table-cell>
          <table:table-cell table:style-name="ce1" office:value-type="float" office:value="-1207340" calcext:value-type="float">
            <text:p>-1,21E+06</text:p>
          </table:table-cell>
          <table:table-cell office:value-type="float" office:value="1308120" calcext:value-type="float">
            <text:p>1,31E+06</text:p>
          </table:table-cell>
          <table:table-cell table:number-columns-repeated="14"/>
          <table:table-cell table:style-name="ce10" table:formula="of:=[.F23]+[.E23]-[.B23]" office:value-type="float" office:value="-1165380" calcext:value-type="float">
            <text:p>-1165380,0</text:p>
          </table:table-cell>
        </table:table-row>
        <table:table-row table:style-name="ro1">
          <table:table-cell office:value-type="float" office:value="0.475" calcext:value-type="float">
            <text:p>0,475</text:p>
          </table:table-cell>
          <table:table-cell table:style-name="ce1" office:value-type="float" office:value="1092930" calcext:value-type="float">
            <text:p>1,09E+06</text:p>
          </table:table-cell>
          <table:table-cell office:value-type="float" office:value="-64344.2" calcext:value-type="float">
            <text:p>-6,43E+04</text:p>
          </table:table-cell>
          <table:table-cell office:value-type="float" office:value="-116748" calcext:value-type="float">
            <text:p>-116748</text:p>
          </table:table-cell>
          <table:table-cell table:style-name="ce1" office:value-type="float" office:value="1174200" calcext:value-type="float">
            <text:p>1,17E+06</text:p>
          </table:table-cell>
          <table:table-cell table:style-name="ce1" office:value-type="float" office:value="-1041980" calcext:value-type="float">
            <text:p>-1,04E+06</text:p>
          </table:table-cell>
          <table:table-cell office:value-type="float" office:value="1057450" calcext:value-type="float">
            <text:p>1,06E+06</text:p>
          </table:table-cell>
          <table:table-cell table:number-columns-repeated="14"/>
          <table:table-cell table:style-name="ce10" table:formula="of:=[.F24]+[.E24]-[.B24]" office:value-type="float" office:value="-960710" calcext:value-type="float">
            <text:p>-960710,0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863891" calcext:value-type="float">
            <text:p>863891,00</text:p>
          </table:table-cell>
          <table:table-cell office:value-type="float" office:value="-63672.3" calcext:value-type="float">
            <text:p>-6,37E+04</text:p>
          </table:table-cell>
          <table:table-cell office:value-type="float" office:value="-116725" calcext:value-type="float">
            <text:p>-116725</text:p>
          </table:table-cell>
          <table:table-cell table:style-name="ce1" office:value-type="float" office:value="972051" calcext:value-type="float">
            <text:p>9,72E+05</text:p>
          </table:table-cell>
          <table:table-cell table:style-name="ce1" office:value-type="float" office:value="-903475" calcext:value-type="float">
            <text:p>-9,03E+05</text:p>
          </table:table-cell>
          <table:table-cell office:value-type="float" office:value="855326" calcext:value-type="float">
            <text:p>8,55E+05</text:p>
          </table:table-cell>
          <table:table-cell table:number-columns-repeated="14"/>
          <table:table-cell table:style-name="ce10" table:formula="of:=[.F25]+[.E25]-[.B25]" office:value-type="float" office:value="-795315" calcext:value-type="float">
            <text:p>-795315,0</text:p>
          </table:table-cell>
        </table:table-row>
        <table:table-row table:style-name="ro1">
          <table:table-cell office:value-type="float" office:value="0.525" calcext:value-type="float">
            <text:p>0,525</text:p>
          </table:table-cell>
          <table:table-cell office:value-type="float" office:value="681930" calcext:value-type="float">
            <text:p>681930,00</text:p>
          </table:table-cell>
          <table:table-cell office:value-type="float" office:value="-62966" calcext:value-type="float">
            <text:p>-6,30E+04</text:p>
          </table:table-cell>
          <table:table-cell office:value-type="float" office:value="-116194" calcext:value-type="float">
            <text:p>-116194</text:p>
          </table:table-cell>
          <table:table-cell table:style-name="ce1" office:value-type="float" office:value="807723" calcext:value-type="float">
            <text:p>8,08E+05</text:p>
          </table:table-cell>
          <table:table-cell table:style-name="ce1" office:value-type="float" office:value="-786658" calcext:value-type="float">
            <text:p>-7,87E+05</text:p>
          </table:table-cell>
          <table:table-cell office:value-type="float" office:value="691529" calcext:value-type="float">
            <text:p>6,92E+05</text:p>
          </table:table-cell>
          <table:table-cell table:number-columns-repeated="14"/>
          <table:table-cell table:style-name="ce10" table:formula="of:=[.F26]+[.E26]-[.B26]" office:value-type="float" office:value="-660865" calcext:value-type="float">
            <text:p>-660865,0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536907" calcext:value-type="float">
            <text:p>536907,00</text:p>
          </table:table-cell>
          <table:table-cell office:value-type="float" office:value="-62225.2" calcext:value-type="float">
            <text:p>-6,22E+04</text:p>
          </table:table-cell>
          <table:table-cell office:value-type="float" office:value="-115191" calcext:value-type="float">
            <text:p>-115191</text:p>
          </table:table-cell>
          <table:table-cell table:style-name="ce1" office:value-type="float" office:value="673437" calcext:value-type="float">
            <text:p>6,73E+05</text:p>
          </table:table-cell>
          <table:table-cell table:style-name="ce1" office:value-type="float" office:value="-687524" calcext:value-type="float">
            <text:p>-6,88E+05</text:p>
          </table:table-cell>
          <table:table-cell office:value-type="float" office:value="558246" calcext:value-type="float">
            <text:p>5,58E+05</text:p>
          </table:table-cell>
          <table:table-cell table:number-columns-repeated="14"/>
          <table:table-cell table:style-name="ce10" table:formula="of:=[.F27]+[.E27]-[.B27]" office:value-type="float" office:value="-550994" calcext:value-type="float">
            <text:p>-550994,0</text:p>
          </table:table-cell>
        </table:table-row>
        <table:table-row table:style-name="ro1">
          <table:table-cell office:value-type="float" office:value="0.575" calcext:value-type="float">
            <text:p>0,575</text:p>
          </table:table-cell>
          <table:table-cell office:value-type="float" office:value="421042" calcext:value-type="float">
            <text:p>421042,00</text:p>
          </table:table-cell>
          <table:table-cell office:value-type="float" office:value="-61450" calcext:value-type="float">
            <text:p>-6,15E+04</text:p>
          </table:table-cell>
          <table:table-cell office:value-type="float" office:value="-113756" calcext:value-type="float">
            <text:p>-113756</text:p>
          </table:table-cell>
          <table:table-cell table:style-name="ce1" office:value-type="float" office:value="563184" calcext:value-type="float">
            <text:p>5,63E+05</text:p>
          </table:table-cell>
          <table:table-cell table:style-name="ce1" office:value-type="float" office:value="-602928" calcext:value-type="float">
            <text:p>-6,03E+05</text:p>
          </table:table-cell>
          <table:table-cell office:value-type="float" office:value="449427" calcext:value-type="float">
            <text:p>4,49E+05</text:p>
          </table:table-cell>
          <table:table-cell table:number-columns-repeated="14"/>
          <table:table-cell table:style-name="ce10" table:formula="of:=[.F28]+[.E28]-[.B28]" office:value-type="float" office:value="-460786" calcext:value-type="float">
            <text:p>-460786,0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328315" calcext:value-type="float">
            <text:p>328315,00</text:p>
          </table:table-cell>
          <table:table-cell office:value-type="float" office:value="-60640.3" calcext:value-type="float">
            <text:p>-6,06E+04</text:p>
          </table:table-cell>
          <table:table-cell office:value-type="float" office:value="-111928" calcext:value-type="float">
            <text:p>-111928</text:p>
          </table:table-cell>
          <table:table-cell office:value-type="float" office:value="472280" calcext:value-type="float">
            <text:p>472280</text:p>
          </table:table-cell>
          <table:table-cell office:value-type="float" office:value="-530376" calcext:value-type="float">
            <text:p>-530376</text:p>
          </table:table-cell>
          <table:table-cell office:value-type="float" office:value="360352" calcext:value-type="float">
            <text:p>3,60E+05</text:p>
          </table:table-cell>
          <table:table-cell table:number-columns-repeated="14"/>
          <table:table-cell table:style-name="ce10" table:formula="of:=[.F29]+[.E29]-[.B29]" office:value-type="float" office:value="-386411" calcext:value-type="float">
            <text:p>-386411,0</text:p>
          </table:table-cell>
        </table:table-row>
        <table:table-row table:style-name="ro1">
          <table:table-cell office:value-type="float" office:value="0.625" calcext:value-type="float">
            <text:p>0,625</text:p>
          </table:table-cell>
          <table:table-cell office:value-type="float" office:value="254027" calcext:value-type="float">
            <text:p>254027,00</text:p>
          </table:table-cell>
          <table:table-cell office:value-type="float" office:value="-59796.2" calcext:value-type="float">
            <text:p>-5,98E+04</text:p>
          </table:table-cell>
          <table:table-cell office:value-type="float" office:value="-109745" calcext:value-type="float">
            <text:p>-109745</text:p>
          </table:table-cell>
          <table:table-cell office:value-type="float" office:value="397043" calcext:value-type="float">
            <text:p>397043</text:p>
          </table:table-cell>
          <table:table-cell office:value-type="float" office:value="-467870" calcext:value-type="float">
            <text:p>-467870</text:p>
          </table:table-cell>
          <table:table-cell office:value-type="float" office:value="287298" calcext:value-type="float">
            <text:p>2,87E+05</text:p>
          </table:table-cell>
          <table:table-cell table:number-columns-repeated="14"/>
          <table:table-cell table:style-name="ce10" table:formula="of:=[.F30]+[.E30]-[.B30]" office:value-type="float" office:value="-324854" calcext:value-type="float">
            <text:p>-324854,0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194492" calcext:value-type="float">
            <text:p>194492,00</text:p>
          </table:table-cell>
          <table:table-cell office:value-type="float" office:value="-58917.6" calcext:value-type="float">
            <text:p>-5,89E+04</text:p>
          </table:table-cell>
          <table:table-cell office:value-type="float" office:value="-107248" calcext:value-type="float">
            <text:p>-107248</text:p>
          </table:table-cell>
          <table:table-cell office:value-type="float" office:value="334559" calcext:value-type="float">
            <text:p>334559</text:p>
          </table:table-cell>
          <table:table-cell office:value-type="float" office:value="-413797" calcext:value-type="float">
            <text:p>-413797</text:p>
          </table:table-cell>
          <table:table-cell office:value-type="float" office:value="227311" calcext:value-type="float">
            <text:p>2,27E+05</text:p>
          </table:table-cell>
          <table:table-cell table:number-columns-repeated="14"/>
          <table:table-cell table:style-name="ce10" table:formula="of:=[.F31]+[.E31]-[.B31]" office:value-type="float" office:value="-273730" calcext:value-type="float">
            <text:p>-273730,0</text:p>
          </table:table-cell>
        </table:table-row>
        <table:table-row table:style-name="ro1">
          <table:table-cell office:value-type="float" office:value="0.675" calcext:value-type="float">
            <text:p>0,675</text:p>
          </table:table-cell>
          <table:table-cell office:value-type="float" office:value="146797" calcext:value-type="float">
            <text:p>146797,00</text:p>
          </table:table-cell>
          <table:table-cell office:value-type="float" office:value="-58004.5" calcext:value-type="float">
            <text:p>-5,80E+04</text:p>
          </table:table-cell>
          <table:table-cell office:value-type="float" office:value="-104473" calcext:value-type="float">
            <text:p>-104473</text:p>
          </table:table-cell>
          <table:table-cell office:value-type="float" office:value="282501" calcext:value-type="float">
            <text:p>282501</text:p>
          </table:table-cell>
          <table:table-cell office:value-type="float" office:value="-366841" calcext:value-type="float">
            <text:p>-366841</text:p>
          </table:table-cell>
          <table:table-cell office:value-type="float" office:value="178028" calcext:value-type="float">
            <text:p>1,78E+05</text:p>
          </table:table-cell>
          <table:table-cell table:number-columns-repeated="14"/>
          <table:table-cell table:style-name="ce10" table:formula="of:=[.F32]+[.E32]-[.B32]" office:value-type="float" office:value="-231137" calcext:value-type="float">
            <text:p>-231137,0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08631" calcext:value-type="float">
            <text:p>108631,00</text:p>
          </table:table-cell>
          <table:table-cell office:value-type="float" office:value="-57057" calcext:value-type="float">
            <text:p>-5,71E+04</text:p>
          </table:table-cell>
          <table:table-cell office:value-type="float" office:value="-101459" calcext:value-type="float">
            <text:p>-101459</text:p>
          </table:table-cell>
          <table:table-cell office:value-type="float" office:value="239006" calcext:value-type="float">
            <text:p>239006</text:p>
          </table:table-cell>
          <table:table-cell office:value-type="float" office:value="-325925" calcext:value-type="float">
            <text:p>-325925</text:p>
          </table:table-cell>
          <table:table-cell office:value-type="float" office:value="137547" calcext:value-type="float">
            <text:p>1,38E+05</text:p>
          </table:table-cell>
          <table:table-cell table:number-columns-repeated="14"/>
          <table:table-cell table:style-name="ce10" table:formula="of:=[.F33]+[.E33]-[.B33]" office:value-type="float" office:value="-195550" calcext:value-type="float">
            <text:p>-195550,0</text:p>
          </table:table-cell>
        </table:table-row>
        <table:table-row table:style-name="ro1">
          <table:table-cell office:value-type="float" office:value="0.725" calcext:value-type="float">
            <text:p>0,725</text:p>
          </table:table-cell>
          <table:table-cell office:value-type="float" office:value="78149.3" calcext:value-type="float">
            <text:p>78149,30</text:p>
          </table:table-cell>
          <table:table-cell office:value-type="float" office:value="-56075.1" calcext:value-type="float">
            <text:p>-5,61E+04</text:p>
          </table:table-cell>
          <table:table-cell office:value-type="float" office:value="-98241.5" calcext:value-type="float">
            <text:p>-98241,5</text:p>
          </table:table-cell>
          <table:table-cell office:value-type="float" office:value="202570" calcext:value-type="float">
            <text:p>202570</text:p>
          </table:table-cell>
          <table:table-cell office:value-type="float" office:value="-290159" calcext:value-type="float">
            <text:p>-290159</text:p>
          </table:table-cell>
          <table:table-cell office:value-type="float" office:value="104328" calcext:value-type="float">
            <text:p>1,04E+05</text:p>
          </table:table-cell>
          <table:table-cell table:number-columns-repeated="14"/>
          <table:table-cell table:style-name="ce10" table:formula="of:=[.F34]+[.E34]-[.B34]" office:value-type="float" office:value="-165738.3" calcext:value-type="float">
            <text:p>-165738,3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53874.4" calcext:value-type="float">
            <text:p>53874,40</text:p>
          </table:table-cell>
          <table:table-cell office:value-type="float" office:value="-55058.6" calcext:value-type="float">
            <text:p>-5,51E+04</text:p>
          </table:table-cell>
          <table:table-cell office:value-type="float" office:value="-94855" calcext:value-type="float">
            <text:p>-94855</text:p>
          </table:table-cell>
          <table:table-cell office:value-type="float" office:value="171972" calcext:value-type="float">
            <text:p>171972</text:p>
          </table:table-cell>
          <table:table-cell office:value-type="float" office:value="-258802" calcext:value-type="float">
            <text:p>-258802</text:p>
          </table:table-cell>
          <table:table-cell office:value-type="float" office:value="77117.3" calcext:value-type="float">
            <text:p>7,71E+04</text:p>
          </table:table-cell>
          <table:table-cell table:number-columns-repeated="14"/>
          <table:table-cell table:style-name="ce10" table:formula="of:=[.F35]+[.E35]-[.B35]" office:value-type="float" office:value="-140704.4" calcext:value-type="float">
            <text:p>-140704,4</text:p>
          </table:table-cell>
        </table:table-row>
        <table:table-row table:style-name="ro1">
          <table:table-cell office:value-type="float" office:value="0.775" calcext:value-type="float">
            <text:p>0,775</text:p>
          </table:table-cell>
          <table:table-cell office:value-type="float" office:value="34619" calcext:value-type="float">
            <text:p>34619,00</text:p>
          </table:table-cell>
          <table:table-cell office:value-type="float" office:value="-54007.8" calcext:value-type="float">
            <text:p>-5,40E+04</text:p>
          </table:table-cell>
          <table:table-cell office:value-type="float" office:value="-91332.7" calcext:value-type="float">
            <text:p>-91332,7</text:p>
          </table:table-cell>
          <table:table-cell office:value-type="float" office:value="146221" calcext:value-type="float">
            <text:p>146221</text:p>
          </table:table-cell>
          <table:table-cell office:value-type="float" office:value="-231237" calcext:value-type="float">
            <text:p>-231237</text:p>
          </table:table-cell>
          <table:table-cell office:value-type="float" office:value="54888.3" calcext:value-type="float">
            <text:p>5,49E+04</text:p>
          </table:table-cell>
          <table:table-cell table:number-columns-repeated="14"/>
          <table:table-cell table:style-name="ce10" table:formula="of:=[.F36]+[.E36]-[.B36]" office:value-type="float" office:value="-119635" calcext:value-type="float">
            <text:p>-119635,0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9425.8" calcext:value-type="float">
            <text:p>19425,80</text:p>
          </table:table-cell>
          <table:table-cell office:value-type="float" office:value="-52922.5" calcext:value-type="float">
            <text:p>-5,29E+04</text:p>
          </table:table-cell>
          <table:table-cell office:value-type="float" office:value="-87706.2" calcext:value-type="float">
            <text:p>-87706,2</text:p>
          </table:table-cell>
          <table:table-cell office:value-type="float" office:value="124504" calcext:value-type="float">
            <text:p>124504</text:p>
          </table:table-cell>
          <table:table-cell office:value-type="float" office:value="-206945" calcext:value-type="float">
            <text:p>-206945</text:p>
          </table:table-cell>
          <table:table-cell office:value-type="float" office:value="36797.5" calcext:value-type="float">
            <text:p>3,68E+04</text:p>
          </table:table-cell>
          <table:table-cell table:number-columns-repeated="14"/>
          <table:table-cell table:style-name="ce10" table:formula="of:=[.F37]+[.E37]-[.B37]" office:value-type="float" office:value="-101866.8" calcext:value-type="float">
            <text:p>-101866,8</text:p>
          </table:table-cell>
        </table:table-row>
        <table:table-row table:style-name="ro1">
          <table:table-cell office:value-type="float" office:value="0.825" calcext:value-type="float">
            <text:p>0,825</text:p>
          </table:table-cell>
          <table:table-cell office:value-type="float" office:value="7520.48" calcext:value-type="float">
            <text:p>7520,48</text:p>
          </table:table-cell>
          <table:table-cell office:value-type="float" office:value="-51802.7" calcext:value-type="float">
            <text:p>-5,18E+04</text:p>
          </table:table-cell>
          <table:table-cell office:value-type="float" office:value="-84004.8" calcext:value-type="float">
            <text:p>-84004,8</text:p>
          </table:table-cell>
          <table:table-cell office:value-type="float" office:value="106153" calcext:value-type="float">
            <text:p>106153</text:p>
          </table:table-cell>
          <table:table-cell office:value-type="float" office:value="-185486" calcext:value-type="float">
            <text:p>-185486</text:p>
          </table:table-cell>
          <table:table-cell office:value-type="float" office:value="22148.6" calcext:value-type="float">
            <text:p>2,21E+04</text:p>
          </table:table-cell>
          <table:table-cell table:number-columns-repeated="14"/>
          <table:table-cell table:style-name="ce10" table:formula="of:=[.F38]+[.E38]-[.B38]" office:value-type="float" office:value="-86853.48" calcext:value-type="float">
            <text:p>-86853,5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-1724.3" calcext:value-type="float">
            <text:p>-1724,30</text:p>
          </table:table-cell>
          <table:table-cell office:value-type="float" office:value="-50648.4" calcext:value-type="float">
            <text:p>-5,06E+04</text:p>
          </table:table-cell>
          <table:table-cell office:value-type="float" office:value="-80256.1" calcext:value-type="float">
            <text:p>-80256,1</text:p>
          </table:table-cell>
          <table:table-cell office:value-type="float" office:value="90620.7" calcext:value-type="float">
            <text:p>90620,7</text:p>
          </table:table-cell>
          <table:table-cell office:value-type="float" office:value="-166489" calcext:value-type="float">
            <text:p>-166489</text:p>
          </table:table-cell>
          <table:table-cell office:value-type="float" office:value="10364.6" calcext:value-type="float">
            <text:p>1,04E+04</text:p>
          </table:table-cell>
          <table:table-cell table:number-columns-repeated="14"/>
          <table:table-cell table:style-name="ce10" table:formula="of:=[.F39]+[.E39]-[.B39]" office:value-type="float" office:value="-74144" calcext:value-type="float">
            <text:p>-74144,0</text:p>
          </table:table-cell>
        </table:table-row>
        <table:table-row table:style-name="ro1">
          <table:table-cell office:value-type="float" office:value="0.875" calcext:value-type="float">
            <text:p>0,875</text:p>
          </table:table-cell>
          <table:table-cell office:value-type="float" office:value="-8818.02" calcext:value-type="float">
            <text:p>-8818,02</text:p>
          </table:table-cell>
          <table:table-cell office:value-type="float" office:value="-49459.8" calcext:value-type="float">
            <text:p>-4,95E+04</text:p>
          </table:table-cell>
          <table:table-cell office:value-type="float" office:value="-76485.6" calcext:value-type="float">
            <text:p>-76485,6</text:p>
          </table:table-cell>
          <table:table-cell office:value-type="float" office:value="77451.2" calcext:value-type="float">
            <text:p>77451,2</text:p>
          </table:table-cell>
          <table:table-cell office:value-type="float" office:value="-149638" calcext:value-type="float">
            <text:p>-149638</text:p>
          </table:table-cell>
          <table:table-cell office:value-type="float" office:value="965.55" calcext:value-type="float">
            <text:p>9,66E+02</text:p>
          </table:table-cell>
          <table:table-cell table:number-columns-repeated="14"/>
          <table:table-cell table:style-name="ce10" table:formula="of:=[.F40]+[.E40]-[.B40]" office:value-type="float" office:value="-63368.78" calcext:value-type="float">
            <text:p>-63368,8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-14175.1" calcext:value-type="float">
            <text:p>-14175,10</text:p>
          </table:table-cell>
          <table:table-cell office:value-type="float" office:value="-48236.6" calcext:value-type="float">
            <text:p>-4,82E+04</text:p>
          </table:table-cell>
          <table:table-cell office:value-type="float" office:value="-72716.9" calcext:value-type="float">
            <text:p>-72716,9</text:p>
          </table:table-cell>
          <table:table-cell office:value-type="float" office:value="66268.2" calcext:value-type="float">
            <text:p>66268,2</text:p>
          </table:table-cell>
          <table:table-cell office:value-type="float" office:value="-134663" calcext:value-type="float">
            <text:p>-134663</text:p>
          </table:table-cell>
          <table:table-cell office:value-type="float" office:value="-6448.74" calcext:value-type="float">
            <text:p>-6,45E+03</text:p>
          </table:table-cell>
          <table:table-cell table:number-columns-repeated="14"/>
          <table:table-cell table:style-name="ce10" table:formula="of:=[.F41]+[.E41]-[.B41]" office:value-type="float" office:value="-54219.7" calcext:value-type="float">
            <text:p>-54219,7</text:p>
          </table:table-cell>
        </table:table-row>
        <table:table-row table:style-name="ro1">
          <table:table-cell office:value-type="float" office:value="0.925" calcext:value-type="float">
            <text:p>0,925</text:p>
          </table:table-cell>
          <table:table-cell office:value-type="float" office:value="-18132.9" calcext:value-type="float">
            <text:p>-18132,90</text:p>
          </table:table-cell>
          <table:table-cell office:value-type="float" office:value="-46979" calcext:value-type="float">
            <text:p>-4,70E+04</text:p>
          </table:table-cell>
          <table:table-cell office:value-type="float" office:value="-68971.3" calcext:value-type="float">
            <text:p>-68971,3</text:p>
          </table:table-cell>
          <table:table-cell office:value-type="float" office:value="56758.3" calcext:value-type="float">
            <text:p>56758,3</text:p>
          </table:table-cell>
          <table:table-cell office:value-type="float" office:value="-121330" calcext:value-type="float">
            <text:p>-121330</text:p>
          </table:table-cell>
          <table:table-cell office:value-type="float" office:value="-12213" calcext:value-type="float">
            <text:p>-1,22E+04</text:p>
          </table:table-cell>
          <table:table-cell table:number-columns-repeated="14"/>
          <table:table-cell table:style-name="ce10" table:formula="of:=[.F42]+[.E42]-[.B42]" office:value-type="float" office:value="-46438.8" calcext:value-type="float">
            <text:p>-46438,8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-20966.5" calcext:value-type="float">
            <text:p>-20966,50</text:p>
          </table:table-cell>
          <table:table-cell office:value-type="float" office:value="-45687" calcext:value-type="float">
            <text:p>-4,57E+04</text:p>
          </table:table-cell>
          <table:table-cell office:value-type="float" office:value="-65268.2" calcext:value-type="float">
            <text:p>-65268,2</text:p>
          </table:table-cell>
          <table:table-cell office:value-type="float" office:value="48660.4" calcext:value-type="float">
            <text:p>48660,4</text:p>
          </table:table-cell>
          <table:table-cell office:value-type="float" office:value="-109440" calcext:value-type="float">
            <text:p>-109440</text:p>
          </table:table-cell>
          <table:table-cell office:value-type="float" office:value="-16607.7" calcext:value-type="float">
            <text:p>-1,66E+04</text:p>
          </table:table-cell>
          <table:table-cell table:number-columns-repeated="14"/>
          <table:table-cell table:style-name="ce10" table:formula="of:=[.F43]+[.E43]-[.B43]" office:value-type="float" office:value="-39813.1" calcext:value-type="float">
            <text:p>-39813,1</text:p>
          </table:table-cell>
        </table:table-row>
        <table:table-row table:style-name="ro1">
          <table:table-cell office:value-type="float" office:value="0.975" calcext:value-type="float">
            <text:p>0,975</text:p>
          </table:table-cell>
          <table:table-cell office:value-type="float" office:value="-22900.2" calcext:value-type="float">
            <text:p>-22900,20</text:p>
          </table:table-cell>
          <table:table-cell office:value-type="float" office:value="-44360.5" calcext:value-type="float">
            <text:p>-4,44E+04</text:p>
          </table:table-cell>
          <table:table-cell office:value-type="float" office:value="-61624.8" calcext:value-type="float">
            <text:p>-61624,8</text:p>
          </table:table-cell>
          <table:table-cell office:value-type="float" office:value="41756.1" calcext:value-type="float">
            <text:p>41756,1</text:p>
          </table:table-cell>
          <table:table-cell office:value-type="float" office:value="-98820.4" calcext:value-type="float">
            <text:p>-98820,4</text:p>
          </table:table-cell>
          <table:table-cell office:value-type="float" office:value="-19868.7" calcext:value-type="float">
            <text:p>-1,99E+04</text:p>
          </table:table-cell>
          <table:table-cell table:number-columns-repeated="14"/>
          <table:table-cell table:style-name="ce10" table:formula="of:=[.F44]+[.E44]-[.B44]" office:value-type="float" office:value="-34164.1" calcext:value-type="float">
            <text:p>-34164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4116.9" calcext:value-type="float">
            <text:p>-24116,90</text:p>
          </table:table-cell>
          <table:table-cell office:value-type="float" office:value="-42999.5" calcext:value-type="float">
            <text:p>-4,30E+04</text:p>
          </table:table-cell>
          <table:table-cell office:value-type="float" office:value="-58056.5" calcext:value-type="float">
            <text:p>-58056,5</text:p>
          </table:table-cell>
          <table:table-cell office:value-type="float" office:value="35862.5" calcext:value-type="float">
            <text:p>35862,5</text:p>
          </table:table-cell>
          <table:table-cell office:value-type="float" office:value="-89321.5" calcext:value-type="float">
            <text:p>-89321,5</text:p>
          </table:table-cell>
          <table:table-cell office:value-type="float" office:value="-22194" calcext:value-type="float">
            <text:p>-2,22E+04</text:p>
          </table:table-cell>
          <table:table-cell>
            <draw:frame draw:z-index="1" draw:style-name="gr1" draw:text-style-name="P1" svg:width="18.221cm" svg:height="17.264cm" svg:x="1.528cm" svg:y="0.413cm">
              <draw:object draw:notify-on-update-of-ranges="Tabelle1.A38:Tabelle1.A165 Tabelle1.B5:Tabelle1.B5 Tabelle1.B38:Tabelle1.B165 Tabelle1.A47:Tabelle1.A165 Tabelle1.D5:Tabelle1.D5 Tabelle1.D47:Tabelle1.D165 Tabelle1.A47:Tabelle1.A165 Tabelle1.E5:Tabelle1.E5 Tabelle1.E47:Tabelle1.E165 Tabelle1.A45:Tabelle1.A165 Tabelle1.F5:Tabelle1.F5 Tabelle1.F45:Tabelle1.F165 Tabelle1.A40:Tabelle1.A165 Tabelle1.G5:Tabelle1.G5 Tabelle1.G40:Tabelle1.G165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3"/>
          <table:table-cell table:style-name="ce10" table:formula="of:=[.F45]+[.E45]-[.B45]" office:value-type="float" office:value="-29342.1" calcext:value-type="float">
            <text:p>-29342,1</text:p>
          </table:table-cell>
        </table:table-row>
        <table:table-row table:style-name="ro1">
          <table:table-cell office:value-type="float" office:value="1.025" calcext:value-type="float">
            <text:p>1,025</text:p>
          </table:table-cell>
          <table:table-cell office:value-type="float" office:value="-24765.9" calcext:value-type="float">
            <text:p>-24765,90</text:p>
          </table:table-cell>
          <table:table-cell office:value-type="float" office:value="-41604.1" calcext:value-type="float">
            <text:p>-4,16E+04</text:p>
          </table:table-cell>
          <table:table-cell office:value-type="float" office:value="-54576.7" calcext:value-type="float">
            <text:p>-54576,7</text:p>
          </table:table-cell>
          <table:table-cell office:value-type="float" office:value="30826" calcext:value-type="float">
            <text:p>30826</text:p>
          </table:table-cell>
          <table:table-cell office:value-type="float" office:value="-80813.1" calcext:value-type="float">
            <text:p>-80813,1</text:p>
          </table:table-cell>
          <table:table-cell office:value-type="float" office:value="-23750.7" calcext:value-type="float">
            <text:p>-2,38E+04</text:p>
          </table:table-cell>
          <table:table-cell table:number-columns-repeated="14"/>
          <table:table-cell table:style-name="ce10" table:formula="of:=[.F46]+[.E46]-[.B46]" office:value-type="float" office:value="-25221.2" calcext:value-type="float">
            <text:p>-25221,2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-24968.8" calcext:value-type="float">
            <text:p>-24968,80</text:p>
          </table:table-cell>
          <table:table-cell office:value-type="float" office:value="-40174.2" calcext:value-type="float">
            <text:p>-4,02E+04</text:p>
          </table:table-cell>
          <table:table-cell office:value-type="float" office:value="-51196.7" calcext:value-type="float">
            <text:p>-51196,7</text:p>
          </table:table-cell>
          <table:table-cell office:value-type="float" office:value="26517.3" calcext:value-type="float">
            <text:p>26517,3</text:p>
          </table:table-cell>
          <table:table-cell office:value-type="float" office:value="-73182.1" calcext:value-type="float">
            <text:p>-73182,1</text:p>
          </table:table-cell>
          <table:table-cell office:value-type="float" office:value="-24679.4" calcext:value-type="float">
            <text:p>-2,47E+04</text:p>
          </table:table-cell>
          <table:table-cell table:number-columns-repeated="14"/>
          <table:table-cell table:style-name="ce10" table:formula="of:=[.F47]+[.E47]-[.B47]" office:value-type="float" office:value="-21696" calcext:value-type="float">
            <text:p>-21696,0</text:p>
          </table:table-cell>
        </table:table-row>
        <table:table-row table:style-name="ro1">
          <table:table-cell office:value-type="float" office:value="1.075" calcext:value-type="float">
            <text:p>1,075</text:p>
          </table:table-cell>
          <table:table-cell office:value-type="float" office:value="-24824.5" calcext:value-type="float">
            <text:p>-24824,50</text:p>
          </table:table-cell>
          <table:table-cell office:value-type="float" office:value="-38709.9" calcext:value-type="float">
            <text:p>-3,87E+04</text:p>
          </table:table-cell>
          <table:table-cell office:value-type="float" office:value="-47926.4" calcext:value-type="float">
            <text:p>-47926,4</text:p>
          </table:table-cell>
          <table:table-cell office:value-type="float" office:value="22827.7" calcext:value-type="float">
            <text:p>22827,7</text:p>
          </table:table-cell>
          <table:table-cell office:value-type="float" office:value="-66329.5" calcext:value-type="float">
            <text:p>-66329,5</text:p>
          </table:table-cell>
          <table:table-cell office:value-type="float" office:value="-25098.7" calcext:value-type="float">
            <text:p>-2,51E+04</text:p>
          </table:table-cell>
          <table:table-cell table:number-columns-repeated="14"/>
          <table:table-cell table:style-name="ce10" table:formula="of:=[.F48]+[.E48]-[.B48]" office:value-type="float" office:value="-18677.3" calcext:value-type="float">
            <text:p>-18677,3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-24413.6" calcext:value-type="float">
            <text:p>-24413,60</text:p>
          </table:table-cell>
          <table:table-cell office:value-type="float" office:value="-37211.1" calcext:value-type="float">
            <text:p>-3,72E+04</text:p>
          </table:table-cell>
          <table:table-cell office:value-type="float" office:value="-44773.6" calcext:value-type="float">
            <text:p>-44773,6</text:p>
          </table:table-cell>
          <table:table-cell office:value-type="float" office:value="19665.3" calcext:value-type="float">
            <text:p>19665,3</text:p>
          </table:table-cell>
          <table:table-cell office:value-type="float" office:value="-60168.6" calcext:value-type="float">
            <text:p>-60168,6</text:p>
          </table:table-cell>
          <table:table-cell office:value-type="float" office:value="-25108.4" calcext:value-type="float">
            <text:p>-2,51E+04</text:p>
          </table:table-cell>
          <table:table-cell table:number-columns-repeated="14"/>
          <table:table-cell table:style-name="ce10" table:formula="of:=[.F49]+[.E49]-[.B49]" office:value-type="float" office:value="-16089.7" calcext:value-type="float">
            <text:p>-16089,7</text:p>
          </table:table-cell>
        </table:table-row>
        <table:table-row table:style-name="ro1">
          <table:table-cell office:value-type="float" office:value="1.125" calcext:value-type="float">
            <text:p>1,125</text:p>
          </table:table-cell>
          <table:table-cell office:value-type="float" office:value="-23801.4" calcext:value-type="float">
            <text:p>-23801,40</text:p>
          </table:table-cell>
          <table:table-cell office:value-type="float" office:value="-35677.9" calcext:value-type="float">
            <text:p>-3,57E+04</text:p>
          </table:table-cell>
          <table:table-cell office:value-type="float" office:value="-41744.8" calcext:value-type="float">
            <text:p>-41744,8</text:p>
          </table:table-cell>
          <table:table-cell office:value-type="float" office:value="16952.2" calcext:value-type="float">
            <text:p>16952,2</text:p>
          </table:table-cell>
          <table:table-cell office:value-type="float" office:value="-54623.6" calcext:value-type="float">
            <text:p>-54623,6</text:p>
          </table:table-cell>
          <table:table-cell office:value-type="float" office:value="-24792.7" calcext:value-type="float">
            <text:p>-2,48E+04</text:p>
          </table:table-cell>
          <table:table-cell table:number-columns-repeated="15"/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-23040.8" calcext:value-type="float">
            <text:p>-23040,80</text:p>
          </table:table-cell>
          <table:table-cell office:value-type="float" office:value="-34110.2" calcext:value-type="float">
            <text:p>-3,41E+04</text:p>
          </table:table-cell>
          <table:table-cell office:value-type="float" office:value="-38844.9" calcext:value-type="float">
            <text:p>-38844,9</text:p>
          </table:table-cell>
          <table:table-cell office:value-type="float" office:value="14622.7" calcext:value-type="float">
            <text:p>14622,7</text:p>
          </table:table-cell>
          <table:table-cell office:value-type="float" office:value="-49627.6" calcext:value-type="float">
            <text:p>-49627,6</text:p>
          </table:table-cell>
          <table:table-cell office:value-type="float" office:value="-24222.2" calcext:value-type="float">
            <text:p>-2,42E+04</text:p>
          </table:table-cell>
          <table:table-cell table:number-columns-repeated="15"/>
        </table:table-row>
        <table:table-row table:style-name="ro1">
          <table:table-cell office:value-type="float" office:value="1.175" calcext:value-type="float">
            <text:p>1,175</text:p>
          </table:table-cell>
          <table:table-cell office:value-type="float" office:value="-22174.5" calcext:value-type="float">
            <text:p>-22174,50</text:p>
          </table:table-cell>
          <table:table-cell office:value-type="float" office:value="-32508" calcext:value-type="float">
            <text:p>-3,25E+04</text:p>
          </table:table-cell>
          <table:table-cell office:value-type="float" office:value="-36077.3" calcext:value-type="float">
            <text:p>-36077,3</text:p>
          </table:table-cell>
          <table:table-cell office:value-type="float" office:value="12620.9" calcext:value-type="float">
            <text:p>12620,9</text:p>
          </table:table-cell>
          <table:table-cell office:value-type="float" office:value="-45121.6" calcext:value-type="float">
            <text:p>-45121,6</text:p>
          </table:table-cell>
          <table:table-cell office:value-type="float" office:value="-23456.4" calcext:value-type="float">
            <text:p>-2,35E+04</text:p>
          </table:table-cell>
          <table:table-cell table:number-columns-repeated="15"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-21236.6" calcext:value-type="float">
            <text:p>-21236,60</text:p>
          </table:table-cell>
          <table:table-cell office:value-type="float" office:value="-30871.4" calcext:value-type="float">
            <text:p>-3,09E+04</text:p>
          </table:table-cell>
          <table:table-cell office:value-type="float" office:value="-33444.2" calcext:value-type="float">
            <text:p>-33444,2</text:p>
          </table:table-cell>
          <table:table-cell office:value-type="float" office:value="10899.5" calcext:value-type="float">
            <text:p>10899,5</text:p>
          </table:table-cell>
          <table:table-cell office:value-type="float" office:value="-41053.8" calcext:value-type="float">
            <text:p>-41053,8</text:p>
          </table:table-cell>
          <table:table-cell office:value-type="float" office:value="-22544.7" calcext:value-type="float">
            <text:p>-2,25E+04</text:p>
          </table:table-cell>
          <table:table-cell table:number-columns-repeated="15"/>
        </table:table-row>
        <table:table-row table:style-name="ro1">
          <table:table-cell office:value-type="float" office:value="1.225" calcext:value-type="float">
            <text:p>1,225</text:p>
          </table:table-cell>
          <table:table-cell office:value-type="float" office:value="-20254.5" calcext:value-type="float">
            <text:p>-20254,50</text:p>
          </table:table-cell>
          <table:table-cell office:value-type="float" office:value="-29200.4" calcext:value-type="float">
            <text:p>-2,92E+04</text:p>
          </table:table-cell>
          <table:table-cell office:value-type="float" office:value="-30946.7" calcext:value-type="float">
            <text:p>-30946,7</text:p>
          </table:table-cell>
          <table:table-cell office:value-type="float" office:value="9418.02" calcext:value-type="float">
            <text:p>9418,02</text:p>
          </table:table-cell>
          <table:table-cell office:value-type="float" office:value="-37378.2" calcext:value-type="float">
            <text:p>-37378,2</text:p>
          </table:table-cell>
          <table:table-cell office:value-type="float" office:value="-21528.6" calcext:value-type="float">
            <text:p>-2,15E+04</text:p>
          </table:table-cell>
          <table:table-cell table:number-columns-repeated="15"/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-19250" calcext:value-type="float">
            <text:p>-19250,00</text:p>
          </table:table-cell>
          <table:table-cell office:value-type="float" office:value="-27494.9" calcext:value-type="float">
            <text:p>-2,75E+04</text:p>
          </table:table-cell>
          <table:table-cell office:value-type="float" office:value="-28584.6" calcext:value-type="float">
            <text:p>-28584,6</text:p>
          </table:table-cell>
          <table:table-cell office:value-type="float" office:value="8142.22" calcext:value-type="float">
            <text:p>8142,22</text:p>
          </table:table-cell>
          <table:table-cell office:value-type="float" office:value="-34054.1" calcext:value-type="float">
            <text:p>-34054,1</text:p>
          </table:table-cell>
          <table:table-cell office:value-type="float" office:value="-20442.4" calcext:value-type="float">
            <text:p>-2,04E+04</text:p>
          </table:table-cell>
          <table:table-cell table:number-columns-repeated="15"/>
        </table:table-row>
        <table:table-row table:style-name="ro1">
          <table:table-cell office:value-type="float" office:value="1.275" calcext:value-type="float">
            <text:p>1,275</text:p>
          </table:table-cell>
          <table:table-cell office:value-type="float" office:value="-18240.2" calcext:value-type="float">
            <text:p>-18240,20</text:p>
          </table:table-cell>
          <table:table-cell office:value-type="float" office:value="-25754.9" calcext:value-type="float">
            <text:p>-2,58E+04</text:p>
          </table:table-cell>
          <table:table-cell office:value-type="float" office:value="-26357.1" calcext:value-type="float">
            <text:p>-26357,1</text:p>
          </table:table-cell>
          <table:table-cell office:value-type="float" office:value="7042.79" calcext:value-type="float">
            <text:p>7042,79</text:p>
          </table:table-cell>
          <table:table-cell office:value-type="float" office:value="-31045.3" calcext:value-type="float">
            <text:p>-31045,3</text:p>
          </table:table-cell>
          <table:table-cell office:value-type="float" office:value="-19314.3" calcext:value-type="float">
            <text:p>-1,93E+04</text:p>
          </table:table-cell>
          <table:table-cell table:number-columns-repeated="15"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-17238.4" calcext:value-type="float">
            <text:p>-17238,40</text:p>
          </table:table-cell>
          <table:table-cell office:value-type="float" office:value="-23980.5" calcext:value-type="float">
            <text:p>-2,40E+04</text:p>
          </table:table-cell>
          <table:table-cell office:value-type="float" office:value="-24262.2" calcext:value-type="float">
            <text:p>-24262,2</text:p>
          </table:table-cell>
          <table:table-cell office:value-type="float" office:value="6094.76" calcext:value-type="float">
            <text:p>6094,76</text:p>
          </table:table-cell>
          <table:table-cell office:value-type="float" office:value="-28319.8" calcext:value-type="float">
            <text:p>-28319,8</text:p>
          </table:table-cell>
          <table:table-cell office:value-type="float" office:value="-18167.4" calcext:value-type="float">
            <text:p>-1,82E+04</text:p>
          </table:table-cell>
          <table:table-cell table:number-columns-repeated="15"/>
        </table:table-row>
        <table:table-row table:style-name="ro1">
          <table:table-cell office:value-type="float" office:value="1.325" calcext:value-type="float">
            <text:p>1,325</text:p>
          </table:table-cell>
          <table:table-cell office:value-type="float" office:value="-16254.9" calcext:value-type="float">
            <text:p>-16254,90</text:p>
          </table:table-cell>
          <table:table-cell office:value-type="float" office:value="-22171.6" calcext:value-type="float">
            <text:p>-2,22E+04</text:p>
          </table:table-cell>
          <table:table-cell office:value-type="float" office:value="-22297.4" calcext:value-type="float">
            <text:p>-22297,4</text:p>
          </table:table-cell>
          <table:table-cell office:value-type="float" office:value="5276.79" calcext:value-type="float">
            <text:p>5276,79</text:p>
          </table:table-cell>
          <table:table-cell office:value-type="float" office:value="-25849.1" calcext:value-type="float">
            <text:p>-25849,1</text:p>
          </table:table-cell>
          <table:table-cell office:value-type="float" office:value="-17020.6" calcext:value-type="float">
            <text:p>-1,70E+04</text:p>
          </table:table-cell>
          <table:table-cell table:number-columns-repeated="15"/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-15297.4" calcext:value-type="float">
            <text:p>-15297,40</text:p>
          </table:table-cell>
          <table:table-cell office:value-type="float" office:value="-20328.3" calcext:value-type="float">
            <text:p>-2,03E+04</text:p>
          </table:table-cell>
          <table:table-cell office:value-type="float" office:value="-20459.5" calcext:value-type="float">
            <text:p>-20459,5</text:p>
          </table:table-cell>
          <table:table-cell office:value-type="float" office:value="4570.63" calcext:value-type="float">
            <text:p>4570,63</text:p>
          </table:table-cell>
          <table:table-cell office:value-type="float" office:value="-23607.6" calcext:value-type="float">
            <text:p>-23607,6</text:p>
          </table:table-cell>
          <table:table-cell office:value-type="float" office:value="-15888.9" calcext:value-type="float">
            <text:p>-1,59E+04</text:p>
          </table:table-cell>
          <table:table-cell table:number-columns-repeated="15"/>
        </table:table-row>
        <table:table-row table:style-name="ro1">
          <table:table-cell office:value-type="float" office:value="1.375" calcext:value-type="float">
            <text:p>1,375</text:p>
          </table:table-cell>
          <table:table-cell office:value-type="float" office:value="-14371.5" calcext:value-type="float">
            <text:p>-14371,50</text:p>
          </table:table-cell>
          <table:table-cell office:value-type="float" office:value="-18450.5" calcext:value-type="float">
            <text:p>-1,85E+04</text:p>
          </table:table-cell>
          <table:table-cell office:value-type="float" office:value="-18744.8" calcext:value-type="float">
            <text:p>-18744,8</text:p>
          </table:table-cell>
          <table:table-cell office:value-type="float" office:value="3960.66" calcext:value-type="float">
            <text:p>3960,66</text:p>
          </table:table-cell>
          <table:table-cell office:value-type="float" office:value="-21572.7" calcext:value-type="float">
            <text:p>-21572,7</text:p>
          </table:table-cell>
          <table:table-cell office:value-type="float" office:value="-14784.1" calcext:value-type="float">
            <text:p>-1,48E+04</text:p>
          </table:table-cell>
          <table:table-cell table:number-columns-repeated="15"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-13481.3" calcext:value-type="float">
            <text:p>-13481,30</text:p>
          </table:table-cell>
          <table:table-cell office:value-type="float" office:value="-16538.3" calcext:value-type="float">
            <text:p>-1,65E+04</text:p>
          </table:table-cell>
          <table:table-cell office:value-type="float" office:value="-17148.9" calcext:value-type="float">
            <text:p>-17148,9</text:p>
          </table:table-cell>
          <table:table-cell office:value-type="float" office:value="3433.51" calcext:value-type="float">
            <text:p>3433,51</text:p>
          </table:table-cell>
          <table:table-cell office:value-type="float" office:value="-19724" calcext:value-type="float">
            <text:p>-19724</text:p>
          </table:table-cell>
          <table:table-cell office:value-type="float" office:value="-13715.4" calcext:value-type="float">
            <text:p>-1,37E+04</text:p>
          </table:table-cell>
          <table:table-cell table:number-columns-repeated="15"/>
        </table:table-row>
        <table:table-row table:style-name="ro1">
          <table:table-cell office:value-type="float" office:value="1.425" calcext:value-type="float">
            <text:p>1,425</text:p>
          </table:table-cell>
          <table:table-cell office:value-type="float" office:value="-12629.5" calcext:value-type="float">
            <text:p>-12629,50</text:p>
          </table:table-cell>
          <table:table-cell office:value-type="float" office:value="-14591.6" calcext:value-type="float">
            <text:p>-1,46E+04</text:p>
          </table:table-cell>
          <table:table-cell office:value-type="float" office:value="-15667.4" calcext:value-type="float">
            <text:p>-15667,4</text:p>
          </table:table-cell>
          <table:table-cell office:value-type="float" office:value="2977.69" calcext:value-type="float">
            <text:p>2977,69</text:p>
          </table:table-cell>
          <table:table-cell office:value-type="float" office:value="-18043.5" calcext:value-type="float">
            <text:p>-18043,5</text:p>
          </table:table-cell>
          <table:table-cell office:value-type="float" office:value="-12689.7" calcext:value-type="float">
            <text:p>-1,27E+04</text:p>
          </table:table-cell>
          <table:table-cell table:number-columns-repeated="15"/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-11817.9" calcext:value-type="float">
            <text:p>-11817,90</text:p>
          </table:table-cell>
          <table:table-cell office:value-type="float" office:value="-12610.4" calcext:value-type="float">
            <text:p>-1,26E+04</text:p>
          </table:table-cell>
          <table:table-cell office:value-type="float" office:value="-14295.3" calcext:value-type="float">
            <text:p>-14295,3</text:p>
          </table:table-cell>
          <table:table-cell office:value-type="float" office:value="2583.37" calcext:value-type="float">
            <text:p>2583,37</text:p>
          </table:table-cell>
          <table:table-cell office:value-type="float" office:value="-16514.9" calcext:value-type="float">
            <text:p>-16514,9</text:p>
          </table:table-cell>
          <table:table-cell office:value-type="float" office:value="-11711.9" calcext:value-type="float">
            <text:p>-1,17E+04</text:p>
          </table:table-cell>
          <table:table-cell table:number-columns-repeated="15"/>
        </table:table-row>
        <table:table-row table:style-name="ro1">
          <table:table-cell office:value-type="float" office:value="1.475" calcext:value-type="float">
            <text:p>1,475</text:p>
          </table:table-cell>
          <table:table-cell office:value-type="float" office:value="-11047.1" calcext:value-type="float">
            <text:p>-11047,10</text:p>
          </table:table-cell>
          <table:table-cell office:value-type="float" office:value="-10594.8" calcext:value-type="float">
            <text:p>-1,06E+04</text:p>
          </table:table-cell>
          <table:table-cell office:value-type="float" office:value="-13027.6" calcext:value-type="float">
            <text:p>-13027,6</text:p>
          </table:table-cell>
          <table:table-cell office:value-type="float" office:value="2242.08" calcext:value-type="float">
            <text:p>2242,08</text:p>
          </table:table-cell>
          <table:table-cell office:value-type="float" office:value="-15123.6" calcext:value-type="float">
            <text:p>-15123,6</text:p>
          </table:table-cell>
          <table:table-cell office:value-type="float" office:value="-10785.6" calcext:value-type="float">
            <text:p>-1,08E+04</text:p>
          </table:table-cell>
          <table:table-cell table:number-columns-repeated="15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-10317.3" calcext:value-type="float">
            <text:p>-10317,30</text:p>
          </table:table-cell>
          <table:table-cell office:value-type="float" office:value="-8544.77" calcext:value-type="float">
            <text:p>-8,54E+03</text:p>
          </table:table-cell>
          <table:table-cell office:value-type="float" office:value="-11859.1" calcext:value-type="float">
            <text:p>-11859,1</text:p>
          </table:table-cell>
          <table:table-cell office:value-type="float" office:value="1946.57" calcext:value-type="float">
            <text:p>1946,57</text:p>
          </table:table-cell>
          <table:table-cell office:value-type="float" office:value="-13856.5" calcext:value-type="float">
            <text:p>-13856,5</text:p>
          </table:table-cell>
          <table:table-cell office:value-type="float" office:value="-9912.57" calcext:value-type="float">
            <text:p>-9,91E+03</text:p>
          </table:table-cell>
          <table:table-cell table:number-columns-repeated="15"/>
        </table:table-row>
        <table:table-row table:style-name="ro1">
          <table:table-cell office:value-type="float" office:value="1.525" calcext:value-type="float">
            <text:p>1,525</text:p>
          </table:table-cell>
          <table:table-cell office:value-type="float" office:value="-9628.12" calcext:value-type="float">
            <text:p>-9628,12</text:p>
          </table:table-cell>
          <table:table-cell office:value-type="float" office:value="-6460.26" calcext:value-type="float">
            <text:p>-6,46E+03</text:p>
          </table:table-cell>
          <table:table-cell office:value-type="float" office:value="-10784.5" calcext:value-type="float">
            <text:p>-10784,5</text:p>
          </table:table-cell>
          <table:table-cell office:value-type="float" office:value="1690.59" calcext:value-type="float">
            <text:p>1690,59</text:p>
          </table:table-cell>
          <table:table-cell office:value-type="float" office:value="-12701.9" calcext:value-type="float">
            <text:p>-12701,9</text:p>
          </table:table-cell>
          <table:table-cell office:value-type="float" office:value="-9093.92" calcext:value-type="float">
            <text:p>-9,09E+03</text:p>
          </table:table-cell>
          <table:table-cell table:number-columns-repeated="15"/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-8978.79" calcext:value-type="float">
            <text:p>-8978,79</text:p>
          </table:table-cell>
          <table:table-cell office:value-type="float" office:value="-4341.29" calcext:value-type="float">
            <text:p>-4,34E+03</text:p>
          </table:table-cell>
          <table:table-cell office:value-type="float" office:value="-9798.39" calcext:value-type="float">
            <text:p>-9798,39</text:p>
          </table:table-cell>
          <table:table-cell office:value-type="float" office:value="1468.75" calcext:value-type="float">
            <text:p>1468,75</text:p>
          </table:table-cell>
          <table:table-cell office:value-type="float" office:value="-11649.2" calcext:value-type="float">
            <text:p>-11649,2</text:p>
          </table:table-cell>
          <table:table-cell office:value-type="float" office:value="-8329.64" calcext:value-type="float">
            <text:p>-8,33E+03</text:p>
          </table:table-cell>
          <table:table-cell table:number-columns-repeated="15"/>
        </table:table-row>
        <table:table-row table:style-name="ro1">
          <table:table-cell office:value-type="float" office:value="1.575" calcext:value-type="float">
            <text:p>1,575</text:p>
          </table:table-cell>
          <table:table-cell office:value-type="float" office:value="-8368.21" calcext:value-type="float">
            <text:p>-8368,21</text:p>
          </table:table-cell>
          <table:table-cell office:value-type="float" office:value="-2187.87" calcext:value-type="float">
            <text:p>-2,19E+03</text:p>
          </table:table-cell>
          <table:table-cell office:value-type="float" office:value="-8895.46" calcext:value-type="float">
            <text:p>-8895,46</text:p>
          </table:table-cell>
          <table:table-cell office:value-type="float" office:value="1276.42" calcext:value-type="float">
            <text:p>1276,42</text:p>
          </table:table-cell>
          <table:table-cell office:value-type="float" office:value="-10689" calcext:value-type="float">
            <text:p>-10689</text:p>
          </table:table-cell>
          <table:table-cell office:value-type="float" office:value="-7619.04" calcext:value-type="float">
            <text:p>-7,62E+03</text:p>
          </table:table-cell>
          <table:table-cell table:number-columns-repeated="15"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-7795.07" calcext:value-type="float">
            <text:p>-7795,07</text:p>
          </table:table-cell>
          <table:table-cell office:value-type="float" office:value="-0" calcext:value-type="float">
            <text:p>-0,00E+00</text:p>
          </table:table-cell>
          <table:table-cell office:value-type="float" office:value="-8070.48" calcext:value-type="float">
            <text:p>-8070,48</text:p>
          </table:table-cell>
          <table:table-cell office:value-type="float" office:value="1109.62" calcext:value-type="float">
            <text:p>1109,62</text:p>
          </table:table-cell>
          <table:table-cell office:value-type="float" office:value="-9812.56" calcext:value-type="float">
            <text:p>-9812,56</text:p>
          </table:table-cell>
          <table:table-cell office:value-type="float" office:value="-6960.85" calcext:value-type="float">
            <text:p>-6,96E+03</text:p>
          </table:table-cell>
          <table:table-cell table:number-columns-repeated="15"/>
        </table:table-row>
        <table:table-row table:style-name="ro1">
          <table:table-cell office:value-type="float" office:value="1.625" calcext:value-type="float">
            <text:p>1,625</text:p>
          </table:table-cell>
          <table:table-cell office:value-type="float" office:value="-7257.9" calcext:value-type="float">
            <text:p>-7257,90</text:p>
          </table:table-cell>
          <table:table-cell office:value-type="float" office:value="-0" calcext:value-type="float">
            <text:p>-0,00E+00</text:p>
          </table:table-cell>
          <table:table-cell office:value-type="float" office:value="-7318.26" calcext:value-type="float">
            <text:p>-7318,26</text:p>
          </table:table-cell>
          <table:table-cell office:value-type="float" office:value="964.904" calcext:value-type="float">
            <text:p>964,904</text:p>
          </table:table-cell>
          <table:table-cell office:value-type="float" office:value="-9012.27" calcext:value-type="float">
            <text:p>-9012,27</text:p>
          </table:table-cell>
          <table:table-cell office:value-type="float" office:value="-6353.35" calcext:value-type="float">
            <text:p>-6,35E+03</text:p>
          </table:table-cell>
          <table:table-cell table:number-columns-repeated="15"/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-6755.13" calcext:value-type="float">
            <text:p>-6755,13</text:p>
          </table:table-cell>
          <table:table-cell office:value-type="float" office:value="-0" calcext:value-type="float">
            <text:p>-0,00E+00</text:p>
          </table:table-cell>
          <table:table-cell office:value-type="float" office:value="-6633.77" calcext:value-type="float">
            <text:p>-6633,77</text:p>
          </table:table-cell>
          <table:table-cell office:value-type="float" office:value="839.301" calcext:value-type="float">
            <text:p>839,301</text:p>
          </table:table-cell>
          <table:table-cell office:value-type="float" office:value="-8281.13" calcext:value-type="float">
            <text:p>-8281,13</text:p>
          </table:table-cell>
          <table:table-cell office:value-type="float" office:value="-5794.47" calcext:value-type="float">
            <text:p>-5,79E+03</text:p>
          </table:table-cell>
          <table:table-cell table:number-columns-repeated="15"/>
        </table:table-row>
        <table:table-row table:style-name="ro1">
          <table:table-cell office:value-type="float" office:value="1.675" calcext:value-type="float">
            <text:p>1,675</text:p>
          </table:table-cell>
          <table:table-cell office:value-type="float" office:value="-6285.13" calcext:value-type="float">
            <text:p>-6285,13</text:p>
          </table:table-cell>
          <table:table-cell office:value-type="float" office:value="-0" calcext:value-type="float">
            <text:p>-0,00E+00</text:p>
          </table:table-cell>
          <table:table-cell office:value-type="float" office:value="-6012.14" calcext:value-type="float">
            <text:p>-6012,14</text:p>
          </table:table-cell>
          <table:table-cell office:value-type="float" office:value="730.25" calcext:value-type="float">
            <text:p>730,25</text:p>
          </table:table-cell>
          <table:table-cell office:value-type="float" office:value="-7612.85" calcext:value-type="float">
            <text:p>-7612,85</text:p>
          </table:table-cell>
          <table:table-cell office:value-type="float" office:value="-5281.89" calcext:value-type="float">
            <text:p>-5,28E+03</text:p>
          </table:table-cell>
          <table:table-cell table:number-columns-repeated="15"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-5846.22" calcext:value-type="float">
            <text:p>-5846,22</text:p>
          </table:table-cell>
          <table:table-cell office:value-type="float" office:value="-0" calcext:value-type="float">
            <text:p>-0,00E+00</text:p>
          </table:table-cell>
          <table:table-cell office:value-type="float" office:value="-5448.66" calcext:value-type="float">
            <text:p>-5448,66</text:p>
          </table:table-cell>
          <table:table-cell office:value-type="float" office:value="635.539" calcext:value-type="float">
            <text:p>635,539</text:p>
          </table:table-cell>
          <table:table-cell office:value-type="float" office:value="-7001.75" calcext:value-type="float">
            <text:p>-7001,75</text:p>
          </table:table-cell>
          <table:table-cell office:value-type="float" office:value="-4813.12" calcext:value-type="float">
            <text:p>-4,81E+03</text:p>
          </table:table-cell>
          <table:table-cell table:number-columns-repeated="15"/>
        </table:table-row>
        <table:table-row table:style-name="ro1">
          <table:table-cell office:value-type="float" office:value="1.725" calcext:value-type="float">
            <text:p>1,725</text:p>
          </table:table-cell>
          <table:table-cell office:value-type="float" office:value="-5436.75" calcext:value-type="float">
            <text:p>-5436,75</text:p>
          </table:table-cell>
          <table:table-cell office:value-type="float" office:value="-0" calcext:value-type="float">
            <text:p>-0,00E+00</text:p>
          </table:table-cell>
          <table:table-cell office:value-type="float" office:value="-4938.82" calcext:value-type="float">
            <text:p>-4938,82</text:p>
          </table:table-cell>
          <table:table-cell office:value-type="float" office:value="553.256" calcext:value-type="float">
            <text:p>553,256</text:p>
          </table:table-cell>
          <table:table-cell office:value-type="float" office:value="-6442.67" calcext:value-type="float">
            <text:p>-6442,67</text:p>
          </table:table-cell>
          <table:table-cell office:value-type="float" office:value="-4385.56" calcext:value-type="float">
            <text:p>-4,39E+03</text:p>
          </table:table-cell>
          <table:table-cell table:number-columns-repeated="15"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-5055.05" calcext:value-type="float">
            <text:p>-5055,05</text:p>
          </table:table-cell>
          <table:table-cell office:value-type="float" office:value="-0" calcext:value-type="float">
            <text:p>-0,00E+00</text:p>
          </table:table-cell>
          <table:table-cell office:value-type="float" office:value="-4478.31" calcext:value-type="float">
            <text:p>-4478,31</text:p>
          </table:table-cell>
          <table:table-cell office:value-type="float" office:value="481.747" calcext:value-type="float">
            <text:p>481,747</text:p>
          </table:table-cell>
          <table:table-cell office:value-type="float" office:value="-5930.96" calcext:value-type="float">
            <text:p>-5930,96</text:p>
          </table:table-cell>
          <table:table-cell office:value-type="float" office:value="-3996.56" calcext:value-type="float">
            <text:p>-4,00E+03</text:p>
          </table:table-cell>
          <table:table-cell table:number-columns-repeated="15"/>
        </table:table-row>
        <table:table-row table:style-name="ro1">
          <table:table-cell office:value-type="float" office:value="1.775" calcext:value-type="float">
            <text:p>1,775</text:p>
          </table:table-cell>
          <table:table-cell office:value-type="float" office:value="-4699.52" calcext:value-type="float">
            <text:p>-4699,52</text:p>
          </table:table-cell>
          <table:table-cell office:value-type="float" office:value="-0" calcext:value-type="float">
            <text:p>-0,00E+00</text:p>
          </table:table-cell>
          <table:table-cell office:value-type="float" office:value="-4063.05" calcext:value-type="float">
            <text:p>-4063,05</text:p>
          </table:table-cell>
          <table:table-cell office:value-type="float" office:value="419.583" calcext:value-type="float">
            <text:p>419,583</text:p>
          </table:table-cell>
          <table:table-cell office:value-type="float" office:value="-5462.4" calcext:value-type="float">
            <text:p>-5462,4</text:p>
          </table:table-cell>
          <table:table-cell office:value-type="float" office:value="-3643.46" calcext:value-type="float">
            <text:p>-3,64E+03</text:p>
          </table:table-cell>
          <table:table-cell table:number-columns-repeated="15"/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-4368.57" calcext:value-type="float">
            <text:p>-4368,57</text:p>
          </table:table-cell>
          <table:table-cell office:value-type="float" office:value="-0" calcext:value-type="float">
            <text:p>-0,00E+00</text:p>
          </table:table-cell>
          <table:table-cell office:value-type="float" office:value="-3689.17" calcext:value-type="float">
            <text:p>-3689,17</text:p>
          </table:table-cell>
          <table:table-cell office:value-type="float" office:value="365.528" calcext:value-type="float">
            <text:p>365,528</text:p>
          </table:table-cell>
          <table:table-cell office:value-type="float" office:value="-5033.17" calcext:value-type="float">
            <text:p>-5033,17</text:p>
          </table:table-cell>
          <table:table-cell office:value-type="float" office:value="-3323.65" calcext:value-type="float">
            <text:p>-3,32E+03</text:p>
          </table:table-cell>
          <table:table-cell table:number-columns-repeated="15"/>
        </table:table-row>
        <table:table-row table:style-name="ro1">
          <table:table-cell office:value-type="float" office:value="1.825" calcext:value-type="float">
            <text:p>1,825</text:p>
          </table:table-cell>
          <table:table-cell office:value-type="float" office:value="-4060.69" calcext:value-type="float">
            <text:p>-4060,69</text:p>
          </table:table-cell>
          <table:table-cell office:value-type="float" office:value="-0" calcext:value-type="float">
            <text:p>-0,00E+00</text:p>
          </table:table-cell>
          <table:table-cell office:value-type="float" office:value="-3353.05" calcext:value-type="float">
            <text:p>-3353,05</text:p>
          </table:table-cell>
          <table:table-cell office:value-type="float" office:value="318.51" calcext:value-type="float">
            <text:p>318,51</text:p>
          </table:table-cell>
          <table:table-cell office:value-type="float" office:value="-4639.8" calcext:value-type="float">
            <text:p>-4639,8</text:p>
          </table:table-cell>
          <table:table-cell office:value-type="float" office:value="-3034.54" calcext:value-type="float">
            <text:p>-3,03E+03</text:p>
          </table:table-cell>
          <table:table-cell table:number-columns-repeated="15"/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-3774.43" calcext:value-type="float">
            <text:p>-3774,43</text:p>
          </table:table-cell>
          <table:table-cell office:value-type="float" office:value="-0" calcext:value-type="float">
            <text:p>-0,00E+00</text:p>
          </table:table-cell>
          <table:table-cell office:value-type="float" office:value="-3051.26" calcext:value-type="float">
            <text:p>-3051,26</text:p>
          </table:table-cell>
          <table:table-cell office:value-type="float" office:value="277.602" calcext:value-type="float">
            <text:p>277,602</text:p>
          </table:table-cell>
          <table:table-cell office:value-type="float" office:value="-4279.16" calcext:value-type="float">
            <text:p>-4279,16</text:p>
          </table:table-cell>
          <table:table-cell office:value-type="float" office:value="-2773.66" calcext:value-type="float">
            <text:p>-2,77E+03</text:p>
          </table:table-cell>
          <table:table-cell table:number-columns-repeated="15"/>
        </table:table-row>
        <table:table-row table:style-name="ro1">
          <table:table-cell office:value-type="float" office:value="1.875" calcext:value-type="float">
            <text:p>1,875</text:p>
          </table:table-cell>
          <table:table-cell office:value-type="float" office:value="-3508.37" calcext:value-type="float">
            <text:p>-3508,37</text:p>
          </table:table-cell>
          <table:table-cell office:value-type="float" office:value="-0" calcext:value-type="float">
            <text:p>-0,00E+00</text:p>
          </table:table-cell>
          <table:table-cell office:value-type="float" office:value="-2780.62" calcext:value-type="float">
            <text:p>-2780,62</text:p>
          </table:table-cell>
          <table:table-cell office:value-type="float" office:value="242" calcext:value-type="float">
            <text:p>242</text:p>
          </table:table-cell>
          <table:table-cell office:value-type="float" office:value="-3948.37" calcext:value-type="float">
            <text:p>-3948,37</text:p>
          </table:table-cell>
          <table:table-cell office:value-type="float" office:value="-2538.62" calcext:value-type="float">
            <text:p>-2,54E+03</text:p>
          </table:table-cell>
          <table:table-cell table:number-columns-repeated="15"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-3261.21" calcext:value-type="float">
            <text:p>-3261,21</text:p>
          </table:table-cell>
          <table:table-cell office:value-type="float" office:value="-0" calcext:value-type="float">
            <text:p>-0,00E+00</text:p>
          </table:table-cell>
          <table:table-cell office:value-type="float" office:value="-2538.17" calcext:value-type="float">
            <text:p>-2538,17</text:p>
          </table:table-cell>
          <table:table-cell office:value-type="float" office:value="211.009" calcext:value-type="float">
            <text:p>211,009</text:p>
          </table:table-cell>
          <table:table-cell office:value-type="float" office:value="-3644.86" calcext:value-type="float">
            <text:p>-3644,86</text:p>
          </table:table-cell>
          <table:table-cell office:value-type="float" office:value="-2327.16" calcext:value-type="float">
            <text:p>-2,33E+03</text:p>
          </table:table-cell>
          <table:table-cell table:number-columns-repeated="15"/>
        </table:table-row>
        <table:table-row table:style-name="ro1">
          <table:table-cell office:value-type="float" office:value="1.925" calcext:value-type="float">
            <text:p>1,925</text:p>
          </table:table-cell>
          <table:table-cell office:value-type="float" office:value="-3031.67" calcext:value-type="float">
            <text:p>-3031,67</text:p>
          </table:table-cell>
          <table:table-cell office:value-type="float" office:value="-0" calcext:value-type="float">
            <text:p>-0,00E+00</text:p>
          </table:table-cell>
          <table:table-cell office:value-type="float" office:value="-2321.15" calcext:value-type="float">
            <text:p>-2321,15</text:p>
          </table:table-cell>
          <table:table-cell office:value-type="float" office:value="184.025" calcext:value-type="float">
            <text:p>184,025</text:p>
          </table:table-cell>
          <table:table-cell office:value-type="float" office:value="-3366.26" calcext:value-type="float">
            <text:p>-3366,26</text:p>
          </table:table-cell>
          <table:table-cell office:value-type="float" office:value="-2137.12" calcext:value-type="float">
            <text:p>-2,14E+03</text:p>
          </table:table-cell>
          <table:table-cell table:number-columns-repeated="15"/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-2818.56" calcext:value-type="float">
            <text:p>-2818,56</text:p>
          </table:table-cell>
          <table:table-cell office:value-type="float" office:value="-0" calcext:value-type="float">
            <text:p>-0,00E+00</text:p>
          </table:table-cell>
          <table:table-cell office:value-type="float" office:value="-2127.03" calcext:value-type="float">
            <text:p>-2127,03</text:p>
          </table:table-cell>
          <table:table-cell office:value-type="float" office:value="160.523" calcext:value-type="float">
            <text:p>160,523</text:p>
          </table:table-cell>
          <table:table-cell office:value-type="float" office:value="-3110.42" calcext:value-type="float">
            <text:p>-3110,42</text:p>
          </table:table-cell>
          <table:table-cell office:value-type="float" office:value="-1966.5" calcext:value-type="float">
            <text:p>-1,97E+03</text:p>
          </table:table-cell>
          <table:table-cell table:number-columns-repeated="15"/>
        </table:table-row>
        <table:table-row table:style-name="ro1">
          <table:table-cell office:value-type="float" office:value="1.975" calcext:value-type="float">
            <text:p>1,975</text:p>
          </table:table-cell>
          <table:table-cell office:value-type="float" office:value="-2620.77" calcext:value-type="float">
            <text:p>-2620,77</text:p>
          </table:table-cell>
          <table:table-cell office:value-type="float" office:value="-0" calcext:value-type="float">
            <text:p>-0,00E+00</text:p>
          </table:table-cell>
          <table:table-cell office:value-type="float" office:value="-1953.46" calcext:value-type="float">
            <text:p>-1953,46</text:p>
          </table:table-cell>
          <table:table-cell office:value-type="float" office:value="140.05" calcext:value-type="float">
            <text:p>140,05</text:p>
          </table:table-cell>
          <table:table-cell office:value-type="float" office:value="-2875.41" calcext:value-type="float">
            <text:p>-2875,41</text:p>
          </table:table-cell>
          <table:table-cell office:value-type="float" office:value="-1813.41" calcext:value-type="float">
            <text:p>-1,81E+03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437.22" calcext:value-type="float">
            <text:p>-2437,22</text:p>
          </table:table-cell>
          <table:table-cell office:value-type="float" office:value="-0" calcext:value-type="float">
            <text:p>-0,00E+00</text:p>
          </table:table-cell>
          <table:table-cell office:value-type="float" office:value="-1798.31" calcext:value-type="float">
            <text:p>-1798,31</text:p>
          </table:table-cell>
          <table:table-cell office:value-type="float" office:value="122.211" calcext:value-type="float">
            <text:p>122,211</text:p>
          </table:table-cell>
          <table:table-cell office:value-type="float" office:value="-2659.43" calcext:value-type="float">
            <text:p>-2659,43</text:p>
          </table:table-cell>
          <table:table-cell office:value-type="float" office:value="-1676.09" calcext:value-type="float">
            <text:p>-1,68E+03</text:p>
          </table:table-cell>
          <table:table-cell table:number-columns-repeated="15"/>
        </table:table-row>
        <table:table-row table:style-name="ro1">
          <table:table-cell office:value-type="float" office:value="2.025" calcext:value-type="float">
            <text:p>2,025</text:p>
          </table:table-cell>
          <table:table-cell office:value-type="float" office:value="-2266.93" calcext:value-type="float">
            <text:p>-2266,93</text:p>
          </table:table-cell>
          <table:table-cell office:value-type="float" office:value="-0" calcext:value-type="float">
            <text:p>-0,00E+00</text:p>
          </table:table-cell>
          <table:table-cell office:value-type="float" office:value="-1659.6" calcext:value-type="float">
            <text:p>-1659,6</text:p>
          </table:table-cell>
          <table:table-cell office:value-type="float" office:value="106.664" calcext:value-type="float">
            <text:p>106,664</text:p>
          </table:table-cell>
          <table:table-cell office:value-type="float" office:value="-2460.87" calcext:value-type="float">
            <text:p>-2460,87</text:p>
          </table:table-cell>
          <table:table-cell office:value-type="float" office:value="-1552.93" calcext:value-type="float">
            <text:p>-1,55E+03</text:p>
          </table:table-cell>
          <table:table-cell table:number-columns-repeated="15"/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-2108.96" calcext:value-type="float">
            <text:p>-2108,96</text:p>
          </table:table-cell>
          <table:table-cell office:value-type="float" office:value="-0" calcext:value-type="float">
            <text:p>-0,00E+00</text:p>
          </table:table-cell>
          <table:table-cell office:value-type="float" office:value="-1535.55" calcext:value-type="float">
            <text:p>-1535,55</text:p>
          </table:table-cell>
          <table:table-cell office:value-type="float" office:value="93.1111" calcext:value-type="float">
            <text:p>93,1111</text:p>
          </table:table-cell>
          <table:table-cell office:value-type="float" office:value="-2278.26" calcext:value-type="float">
            <text:p>-2278,26</text:p>
          </table:table-cell>
          <table:table-cell office:value-type="float" office:value="-1442.44" calcext:value-type="float">
            <text:p>-1,44E+03</text:p>
          </table:table-cell>
          <table:table-cell table:number-columns-repeated="15"/>
        </table:table-row>
        <table:table-row table:style-name="ro1">
          <table:table-cell office:value-type="float" office:value="2.075" calcext:value-type="float">
            <text:p>2,075</text:p>
          </table:table-cell>
          <table:table-cell office:value-type="float" office:value="-1962.44" calcext:value-type="float">
            <text:p>-1962,44</text:p>
          </table:table-cell>
          <table:table-cell office:value-type="float" office:value="-0" calcext:value-type="float">
            <text:p>-0,00E+00</text:p>
          </table:table-cell>
          <table:table-cell office:value-type="float" office:value="-1424.53" calcext:value-type="float">
            <text:p>-1424,53</text:p>
          </table:table-cell>
          <table:table-cell office:value-type="float" office:value="81.2947" calcext:value-type="float">
            <text:p>81,2947</text:p>
          </table:table-cell>
          <table:table-cell office:value-type="float" office:value="-2110.25" calcext:value-type="float">
            <text:p>-2110,25</text:p>
          </table:table-cell>
          <table:table-cell office:value-type="float" office:value="-1343.24" calcext:value-type="float">
            <text:p>-1,34E+03</text:p>
          </table:table-cell>
          <table:table-cell table:number-columns-repeated="15"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-1826.55" calcext:value-type="float">
            <text:p>-1826,55</text:p>
          </table:table-cell>
          <table:table-cell office:value-type="float" office:value="-0" calcext:value-type="float">
            <text:p>-0,00E+00</text:p>
          </table:table-cell>
          <table:table-cell office:value-type="float" office:value="-1325.08" calcext:value-type="float">
            <text:p>-1325,08</text:p>
          </table:table-cell>
          <table:table-cell office:value-type="float" office:value="70.9899" calcext:value-type="float">
            <text:p>70,9899</text:p>
          </table:table-cell>
          <table:table-cell office:value-type="float" office:value="-1955.62" calcext:value-type="float">
            <text:p>-1955,62</text:p>
          </table:table-cell>
          <table:table-cell office:value-type="float" office:value="-1254.09" calcext:value-type="float">
            <text:p>-1,25E+03</text:p>
          </table:table-cell>
          <table:table-cell table:number-columns-repeated="15"/>
        </table:table-row>
        <table:table-row table:style-name="ro1">
          <table:table-cell office:value-type="float" office:value="2.125" calcext:value-type="float">
            <text:p>2,125</text:p>
          </table:table-cell>
          <table:table-cell office:value-type="float" office:value="-1700.52" calcext:value-type="float">
            <text:p>-1700,52</text:p>
          </table:table-cell>
          <table:table-cell office:value-type="float" office:value="-0" calcext:value-type="float">
            <text:p>-0,00E+00</text:p>
          </table:table-cell>
          <table:table-cell office:value-type="float" office:value="-1235.86" calcext:value-type="float">
            <text:p>-1235,86</text:p>
          </table:table-cell>
          <table:table-cell office:value-type="float" office:value="62.0016" calcext:value-type="float">
            <text:p>62,0016</text:p>
          </table:table-cell>
          <table:table-cell office:value-type="float" office:value="-1813.25" calcext:value-type="float">
            <text:p>-1813,25</text:p>
          </table:table-cell>
          <table:table-cell office:value-type="float" office:value="-1173.85" calcext:value-type="float">
            <text:p>-1,17E+03</text:p>
          </table:table-cell>
          <table:table-cell table:number-columns-repeated="15"/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-1583.65" calcext:value-type="float">
            <text:p>-1583,65</text:p>
          </table:table-cell>
          <table:table-cell office:value-type="float" office:value="-0" calcext:value-type="float">
            <text:p>-0,00E+00</text:p>
          </table:table-cell>
          <table:table-cell office:value-type="float" office:value="-1155.67" calcext:value-type="float">
            <text:p>-1155,67</text:p>
          </table:table-cell>
          <table:table-cell office:value-type="float" office:value="54.1601" calcext:value-type="float">
            <text:p>54,1601</text:p>
          </table:table-cell>
          <table:table-cell office:value-type="float" office:value="-1682.12" calcext:value-type="float">
            <text:p>-1682,12</text:p>
          </table:table-cell>
          <table:table-cell office:value-type="float" office:value="-1101.51" calcext:value-type="float">
            <text:p>-1,10E+03</text:p>
          </table:table-cell>
          <table:table-cell table:number-columns-repeated="15"/>
        </table:table-row>
        <table:table-row table:style-name="ro1">
          <table:table-cell office:value-type="float" office:value="2.175" calcext:value-type="float">
            <text:p>2,175</text:p>
          </table:table-cell>
          <table:table-cell office:value-type="float" office:value="-1475.27" calcext:value-type="float">
            <text:p>-1475,27</text:p>
          </table:table-cell>
          <table:table-cell office:value-type="float" office:value="-0" calcext:value-type="float">
            <text:p>-0,00E+00</text:p>
          </table:table-cell>
          <table:table-cell office:value-type="float" office:value="-1083.45" calcext:value-type="float">
            <text:p>-1083,45</text:p>
          </table:table-cell>
          <table:table-cell office:value-type="float" office:value="47.3178" calcext:value-type="float">
            <text:p>47,3178</text:p>
          </table:table-cell>
          <table:table-cell office:value-type="float" office:value="-1561.3" calcext:value-type="float">
            <text:p>-1561,3</text:p>
          </table:table-cell>
          <table:table-cell office:value-type="float" office:value="-1036.14" calcext:value-type="float">
            <text:p>-1,04E+03</text:p>
          </table:table-cell>
          <table:table-cell table:number-columns-repeated="15"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-1374.76" calcext:value-type="float">
            <text:p>-1374,76</text:p>
          </table:table-cell>
          <table:table-cell office:value-type="float" office:value="-0" calcext:value-type="float">
            <text:p>-0,00E+00</text:p>
          </table:table-cell>
          <table:table-cell office:value-type="float" office:value="-1018.24" calcext:value-type="float">
            <text:p>-1018,24</text:p>
          </table:table-cell>
          <table:table-cell office:value-type="float" office:value="41.3463" calcext:value-type="float">
            <text:p>41,3463</text:p>
          </table:table-cell>
          <table:table-cell office:value-type="float" office:value="-1449.93" calcext:value-type="float">
            <text:p>-1449,93</text:p>
          </table:table-cell>
          <table:table-cell office:value-type="float" office:value="-976.898" calcext:value-type="float">
            <text:p>-9,77E+02</text:p>
          </table:table-cell>
          <table:table-cell table:number-columns-repeated="15"/>
        </table:table-row>
        <table:table-row table:style-name="ro1">
          <table:table-cell office:value-type="float" office:value="2.225" calcext:value-type="float">
            <text:p>2,225</text:p>
          </table:table-cell>
          <table:table-cell office:value-type="float" office:value="-1281.54" calcext:value-type="float">
            <text:p>-1281,54</text:p>
          </table:table-cell>
          <table:table-cell office:value-type="float" office:value="-0" calcext:value-type="float">
            <text:p>-0,00E+00</text:p>
          </table:table-cell>
          <table:table-cell office:value-type="float" office:value="-959.191" calcext:value-type="float">
            <text:p>-959,191</text:p>
          </table:table-cell>
          <table:table-cell office:value-type="float" office:value="36.1338" calcext:value-type="float">
            <text:p>36,1338</text:p>
          </table:table-cell>
          <table:table-cell office:value-type="float" office:value="-1347.24" calcext:value-type="float">
            <text:p>-1347,24</text:p>
          </table:table-cell>
          <table:table-cell office:value-type="float" office:value="-923.057" calcext:value-type="float">
            <text:p>-9,23E+02</text:p>
          </table:table-cell>
          <table:table-cell table:number-columns-repeated="15"/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-1195.09" calcext:value-type="float">
            <text:p>-1195,09</text:p>
          </table:table-cell>
          <table:table-cell office:value-type="float" office:value="-0" calcext:value-type="float">
            <text:p>-0,00E+00</text:p>
          </table:table-cell>
          <table:table-cell office:value-type="float" office:value="-905.538" calcext:value-type="float">
            <text:p>-905,538</text:p>
          </table:table-cell>
          <table:table-cell office:value-type="float" office:value="31.5831" calcext:value-type="float">
            <text:p>31,5831</text:p>
          </table:table-cell>
          <table:table-cell office:value-type="float" office:value="-1252.52" calcext:value-type="float">
            <text:p>-1252,52</text:p>
          </table:table-cell>
          <table:table-cell office:value-type="float" office:value="-873.955" calcext:value-type="float">
            <text:p>-8,74E+02</text:p>
          </table:table-cell>
          <table:table-cell table:number-columns-repeated="15"/>
        </table:table-row>
        <table:table-row table:style-name="ro1">
          <table:table-cell office:value-type="float" office:value="2.275" calcext:value-type="float">
            <text:p>2,275</text:p>
          </table:table-cell>
          <table:table-cell office:value-type="float" office:value="-1114.9" calcext:value-type="float">
            <text:p>-1114,90</text:p>
          </table:table-cell>
          <table:table-cell office:value-type="float" office:value="-0" calcext:value-type="float">
            <text:p>-0,00E+00</text:p>
          </table:table-cell>
          <table:table-cell office:value-type="float" office:value="-856.617" calcext:value-type="float">
            <text:p>-856,617</text:p>
          </table:table-cell>
          <table:table-cell office:value-type="float" office:value="27.6095" calcext:value-type="float">
            <text:p>27,6095</text:p>
          </table:table-cell>
          <table:table-cell office:value-type="float" office:value="-1165.1" calcext:value-type="float">
            <text:p>-1165,1</text:p>
          </table:table-cell>
          <table:table-cell office:value-type="float" office:value="-829.007" calcext:value-type="float">
            <text:p>-8,29E+02</text:p>
          </table:table-cell>
          <table:table-cell table:number-columns-repeated="15"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-1040.52" calcext:value-type="float">
            <text:p>-1040,52</text:p>
          </table:table-cell>
          <table:table-cell office:value-type="float" office:value="-0" calcext:value-type="float">
            <text:p>-0,00E+00</text:p>
          </table:table-cell>
          <table:table-cell office:value-type="float" office:value="-811.838" calcext:value-type="float">
            <text:p>-811,838</text:p>
          </table:table-cell>
          <table:table-cell office:value-type="float" office:value="24.1391" calcext:value-type="float">
            <text:p>24,1391</text:p>
          </table:table-cell>
          <table:table-cell office:value-type="float" office:value="-1084.41" calcext:value-type="float">
            <text:p>-1084,41</text:p>
          </table:table-cell>
          <table:table-cell office:value-type="float" office:value="-787.699" calcext:value-type="float">
            <text:p>-7,88E+02</text:p>
          </table:table-cell>
          <table:table-cell table:number-columns-repeated="15"/>
        </table:table-row>
        <table:table-row table:style-name="ro1">
          <table:table-cell office:value-type="float" office:value="2.325" calcext:value-type="float">
            <text:p>2,325</text:p>
          </table:table-cell>
          <table:table-cell office:value-type="float" office:value="-971.513" calcext:value-type="float">
            <text:p>-971,51</text:p>
          </table:table-cell>
          <table:table-cell office:value-type="float" office:value="-0" calcext:value-type="float">
            <text:p>-0,00E+00</text:p>
          </table:table-cell>
          <table:table-cell office:value-type="float" office:value="-770.686" calcext:value-type="float">
            <text:p>-770,686</text:p>
          </table:table-cell>
          <table:table-cell office:value-type="float" office:value="21.1079" calcext:value-type="float">
            <text:p>21,1079</text:p>
          </table:table-cell>
          <table:table-cell office:value-type="float" office:value="-1009.89" calcext:value-type="float">
            <text:p>-1009,89</text:p>
          </table:table-cell>
          <table:table-cell office:value-type="float" office:value="-749.578" calcext:value-type="float">
            <text:p>-7,50E+02</text:p>
          </table:table-cell>
          <table:table-cell table:number-columns-repeated="15"/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-907.484" calcext:value-type="float">
            <text:p>-907,48</text:p>
          </table:table-cell>
          <table:table-cell office:value-type="float" office:value="-0" calcext:value-type="float">
            <text:p>-0,00E+00</text:p>
          </table:table-cell>
          <table:table-cell office:value-type="float" office:value="-732.71" calcext:value-type="float">
            <text:p>-732,71</text:p>
          </table:table-cell>
          <table:table-cell office:value-type="float" office:value="18.4597" calcext:value-type="float">
            <text:p>18,4597</text:p>
          </table:table-cell>
          <table:table-cell office:value-type="float" office:value="-941.047" calcext:value-type="float">
            <text:p>-941,047</text:p>
          </table:table-cell>
          <table:table-cell office:value-type="float" office:value="-714.25" calcext:value-type="float">
            <text:p>-7,14E+02</text:p>
          </table:table-cell>
          <table:table-cell table:number-columns-repeated="15"/>
        </table:table-row>
        <table:table-row table:style-name="ro1">
          <table:table-cell office:value-type="float" office:value="2.375" calcext:value-type="float">
            <text:p>2,375</text:p>
          </table:table-cell>
          <table:table-cell office:value-type="float" office:value="-848.065" calcext:value-type="float">
            <text:p>-848,07</text:p>
          </table:table-cell>
          <table:table-cell office:value-type="float" office:value="-0" calcext:value-type="float">
            <text:p>-0,00E+00</text:p>
          </table:table-cell>
          <table:table-cell office:value-type="float" office:value="-697.517" calcext:value-type="float">
            <text:p>-697,517</text:p>
          </table:table-cell>
          <table:table-cell office:value-type="float" office:value="16.1459" calcext:value-type="float">
            <text:p>16,1459</text:p>
          </table:table-cell>
          <table:table-cell office:value-type="float" office:value="-877.421" calcext:value-type="float">
            <text:p>-877,421</text:p>
          </table:table-cell>
          <table:table-cell office:value-type="float" office:value="-681.371" calcext:value-type="float">
            <text:p>-6,81E+02</text:p>
          </table:table-cell>
          <table:table-cell table:number-columns-repeated="15"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-792.915" calcext:value-type="float">
            <text:p>-792,92</text:p>
          </table:table-cell>
          <table:table-cell office:value-type="float" office:value="-0" calcext:value-type="float">
            <text:p>-0,00E+00</text:p>
          </table:table-cell>
          <table:table-cell office:value-type="float" office:value="-664.767" calcext:value-type="float">
            <text:p>-664,767</text:p>
          </table:table-cell>
          <table:table-cell office:value-type="float" office:value="14.124" calcext:value-type="float">
            <text:p>14,124</text:p>
          </table:table-cell>
          <table:table-cell office:value-type="float" office:value="-818.594" calcext:value-type="float">
            <text:p>-818,594</text:p>
          </table:table-cell>
          <table:table-cell office:value-type="float" office:value="-650.643" calcext:value-type="float">
            <text:p>-6,51E+02</text:p>
          </table:table-cell>
          <table:table-cell table:number-columns-repeated="15"/>
        </table:table-row>
        <table:table-row table:style-name="ro1">
          <table:table-cell office:value-type="float" office:value="2.425" calcext:value-type="float">
            <text:p>2,425</text:p>
          </table:table-cell>
          <table:table-cell office:value-type="float" office:value="-741.717" calcext:value-type="float">
            <text:p>-741,72</text:p>
          </table:table-cell>
          <table:table-cell office:value-type="float" office:value="-0" calcext:value-type="float">
            <text:p>-0,00E+00</text:p>
          </table:table-cell>
          <table:table-cell office:value-type="float" office:value="-634.168" calcext:value-type="float">
            <text:p>-634,168</text:p>
          </table:table-cell>
          <table:table-cell office:value-type="float" office:value="12.3567" calcext:value-type="float">
            <text:p>12,3567</text:p>
          </table:table-cell>
          <table:table-cell office:value-type="float" office:value="-764.183" calcext:value-type="float">
            <text:p>-764,183</text:p>
          </table:table-cell>
          <table:table-cell office:value-type="float" office:value="-621.812" calcext:value-type="float">
            <text:p>-6,22E+02</text:p>
          </table:table-cell>
          <table:table-cell table:number-columns-repeated="15"/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-694.178" calcext:value-type="float">
            <text:p>-694,18</text:p>
          </table:table-cell>
          <table:table-cell office:value-type="float" office:value="-0" calcext:value-type="float">
            <text:p>-0,00E+00</text:p>
          </table:table-cell>
          <table:table-cell office:value-type="float" office:value="-605.469" calcext:value-type="float">
            <text:p>-605,469</text:p>
          </table:table-cell>
          <table:table-cell office:value-type="float" office:value="10.812" calcext:value-type="float">
            <text:p>10,812</text:p>
          </table:table-cell>
          <table:table-cell office:value-type="float" office:value="-713.837" calcext:value-type="float">
            <text:p>-713,837</text:p>
          </table:table-cell>
          <table:table-cell office:value-type="float" office:value="-594.657" calcext:value-type="float">
            <text:p>-5,95E+02</text:p>
          </table:table-cell>
          <table:table-cell table:number-columns-repeated="15"/>
        </table:table-row>
        <table:table-row table:style-name="ro1">
          <table:table-cell office:value-type="float" office:value="2.475" calcext:value-type="float">
            <text:p>2,475</text:p>
          </table:table-cell>
          <table:table-cell office:value-type="float" office:value="-650.028" calcext:value-type="float">
            <text:p>-650,03</text:p>
          </table:table-cell>
          <table:table-cell office:value-type="float" office:value="-0" calcext:value-type="float">
            <text:p>-0,00E+00</text:p>
          </table:table-cell>
          <table:table-cell office:value-type="float" office:value="-578.455" calcext:value-type="float">
            <text:p>-578,455</text:p>
          </table:table-cell>
          <table:table-cell office:value-type="float" office:value="9.46143" calcext:value-type="float">
            <text:p>9,46143</text:p>
          </table:table-cell>
          <table:table-cell office:value-type="float" office:value="-667.231" calcext:value-type="float">
            <text:p>-667,231</text:p>
          </table:table-cell>
          <table:table-cell office:value-type="float" office:value="-568.994" calcext:value-type="float">
            <text:p>-5,69E+02</text:p>
          </table:table-cell>
          <table:table-cell table:number-columns-repeated="15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-609.015" calcext:value-type="float">
            <text:p>-609,02</text:p>
          </table:table-cell>
          <table:table-cell office:value-type="float" office:value="-0" calcext:value-type="float">
            <text:p>-0,00E+00</text:p>
          </table:table-cell>
          <table:table-cell office:value-type="float" office:value="-552.944" calcext:value-type="float">
            <text:p>-552,944</text:p>
          </table:table-cell>
          <table:table-cell office:value-type="float" office:value="8.28056" calcext:value-type="float">
            <text:p>8,28056</text:p>
          </table:table-cell>
          <table:table-cell office:value-type="float" office:value="-624.071" calcext:value-type="float">
            <text:p>-624,071</text:p>
          </table:table-cell>
          <table:table-cell office:value-type="float" office:value="-544.663" calcext:value-type="float">
            <text:p>-5,45E+02</text:p>
          </table:table-cell>
          <table:table-cell table:number-columns-repeated="15"/>
        </table:table-row>
        <table:table-row table:style-name="ro1">
          <table:table-cell office:value-type="float" office:value="2.525" calcext:value-type="float">
            <text:p>2,525</text:p>
          </table:table-cell>
          <table:table-cell office:value-type="float" office:value="-570.907" calcext:value-type="float">
            <text:p>-570,91</text:p>
          </table:table-cell>
          <table:table-cell office:value-type="float" office:value="-0" calcext:value-type="float">
            <text:p>-0,00E+00</text:p>
          </table:table-cell>
          <table:table-cell office:value-type="float" office:value="-528.779" calcext:value-type="float">
            <text:p>-528,779</text:p>
          </table:table-cell>
          <table:table-cell office:value-type="float" office:value="7.24791" calcext:value-type="float">
            <text:p>7,24791</text:p>
          </table:table-cell>
          <table:table-cell office:value-type="float" office:value="-584.085" calcext:value-type="float">
            <text:p>-584,085</text:p>
          </table:table-cell>
          <table:table-cell office:value-type="float" office:value="-521.531" calcext:value-type="float">
            <text:p>-5,22E+02</text:p>
          </table:table-cell>
          <table:table-cell table:number-columns-repeated="15"/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-535.488" calcext:value-type="float">
            <text:p>-535,49</text:p>
          </table:table-cell>
          <table:table-cell office:value-type="float" office:value="-0" calcext:value-type="float">
            <text:p>-0,00E+00</text:p>
          </table:table-cell>
          <table:table-cell office:value-type="float" office:value="-505.831" calcext:value-type="float">
            <text:p>-505,831</text:p>
          </table:table-cell>
          <table:table-cell office:value-type="float" office:value="6.34475" calcext:value-type="float">
            <text:p>6,34475</text:p>
          </table:table-cell>
          <table:table-cell office:value-type="float" office:value="-547.024" calcext:value-type="float">
            <text:p>-547,024</text:p>
          </table:table-cell>
          <table:table-cell office:value-type="float" office:value="-499.487" calcext:value-type="float">
            <text:p>-4,99E+02</text:p>
          </table:table-cell>
          <table:table-cell table:number-columns-repeated="15"/>
        </table:table-row>
        <table:table-row table:style-name="ro1">
          <table:table-cell office:value-type="float" office:value="2.575" calcext:value-type="float">
            <text:p>2,575</text:p>
          </table:table-cell>
          <table:table-cell office:value-type="float" office:value="-502.56" calcext:value-type="float">
            <text:p>-502,56</text:p>
          </table:table-cell>
          <table:table-cell office:value-type="float" office:value="-0" calcext:value-type="float">
            <text:p>-0,00E+00</text:p>
          </table:table-cell>
          <table:table-cell office:value-type="float" office:value="-483.99" calcext:value-type="float">
            <text:p>-483,99</text:p>
          </table:table-cell>
          <table:table-cell office:value-type="float" office:value="5.55474" calcext:value-type="float">
            <text:p>5,55474</text:p>
          </table:table-cell>
          <table:table-cell office:value-type="float" office:value="-512.659" calcext:value-type="float">
            <text:p>-512,659</text:p>
          </table:table-cell>
          <table:table-cell office:value-type="float" office:value="-478.435" calcext:value-type="float">
            <text:p>-4,78E+02</text:p>
          </table:table-cell>
          <table:table-cell table:number-columns-repeated="15"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-471.937" calcext:value-type="float">
            <text:p>-471,94</text:p>
          </table:table-cell>
          <table:table-cell office:value-type="float" office:value="-0" calcext:value-type="float">
            <text:p>-0,00E+00</text:p>
          </table:table-cell>
          <table:table-cell office:value-type="float" office:value="-463.162" calcext:value-type="float">
            <text:p>-463,162</text:p>
          </table:table-cell>
          <table:table-cell office:value-type="float" office:value="4.86362" calcext:value-type="float">
            <text:p>4,86362</text:p>
          </table:table-cell>
          <table:table-cell office:value-type="float" office:value="-480.78" calcext:value-type="float">
            <text:p>-480,78</text:p>
          </table:table-cell>
          <table:table-cell office:value-type="float" office:value="-458.298" calcext:value-type="float">
            <text:p>-4,58E+02</text:p>
          </table:table-cell>
          <table:table-cell table:number-columns-repeated="15"/>
        </table:table-row>
        <table:table-row table:style-name="ro1">
          <table:table-cell office:value-type="float" office:value="2.625" calcext:value-type="float">
            <text:p>2,625</text:p>
          </table:table-cell>
          <table:table-cell office:value-type="float" office:value="-443.45" calcext:value-type="float">
            <text:p>-443,45</text:p>
          </table:table-cell>
          <table:table-cell office:value-type="float" office:value="-0" calcext:value-type="float">
            <text:p>-0,00E+00</text:p>
          </table:table-cell>
          <table:table-cell office:value-type="float" office:value="-443.269" calcext:value-type="float">
            <text:p>-443,269</text:p>
          </table:table-cell>
          <table:table-cell office:value-type="float" office:value="4.25894" calcext:value-type="float">
            <text:p>4,25894</text:p>
          </table:table-cell>
          <table:table-cell office:value-type="float" office:value="-451.194" calcext:value-type="float">
            <text:p>-451,194</text:p>
          </table:table-cell>
          <table:table-cell office:value-type="float" office:value="-439.01" calcext:value-type="float">
            <text:p>-4,39E+02</text:p>
          </table:table-cell>
          <table:table-cell table:number-columns-repeated="15"/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-416.942" calcext:value-type="float">
            <text:p>-416,94</text:p>
          </table:table-cell>
          <table:table-cell office:value-type="float" office:value="-0" calcext:value-type="float">
            <text:p>-0,00E+00</text:p>
          </table:table-cell>
          <table:table-cell office:value-type="float" office:value="-424.245" calcext:value-type="float">
            <text:p>-424,245</text:p>
          </table:table-cell>
          <table:table-cell office:value-type="float" office:value="3.72982" calcext:value-type="float">
            <text:p>3,72982</text:p>
          </table:table-cell>
          <table:table-cell office:value-type="float" office:value="-423.723" calcext:value-type="float">
            <text:p>-423,723</text:p>
          </table:table-cell>
          <table:table-cell office:value-type="float" office:value="-420.515" calcext:value-type="float">
            <text:p>-4,21E+02</text:p>
          </table:table-cell>
          <table:table-cell table:number-columns-repeated="15"/>
        </table:table-row>
        <table:table-row table:style-name="ro1">
          <table:table-cell office:value-type="float" office:value="2.675" calcext:value-type="float">
            <text:p>2,675</text:p>
          </table:table-cell>
          <table:table-cell office:value-type="float" office:value="-392.265" calcext:value-type="float">
            <text:p>-392,27</text:p>
          </table:table-cell>
          <table:table-cell office:value-type="float" office:value="-0" calcext:value-type="float">
            <text:p>-0,00E+00</text:p>
          </table:table-cell>
          <table:table-cell office:value-type="float" office:value="-406.034" calcext:value-type="float">
            <text:p>-406,034</text:p>
          </table:table-cell>
          <table:table-cell office:value-type="float" office:value="3.26677" calcext:value-type="float">
            <text:p>3,26677</text:p>
          </table:table-cell>
          <table:table-cell office:value-type="float" office:value="-398.205" calcext:value-type="float">
            <text:p>-398,205</text:p>
          </table:table-cell>
          <table:table-cell office:value-type="float" office:value="-402.767" calcext:value-type="float">
            <text:p>-4,03E+02</text:p>
          </table:table-cell>
          <table:table-cell table:number-columns-repeated="15"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-369.286" calcext:value-type="float">
            <text:p>-369,29</text:p>
          </table:table-cell>
          <table:table-cell office:value-type="float" office:value="-0" calcext:value-type="float">
            <text:p>-0,00E+00</text:p>
          </table:table-cell>
          <table:table-cell office:value-type="float" office:value="-388.587" calcext:value-type="float">
            <text:p>-388,587</text:p>
          </table:table-cell>
          <table:table-cell office:value-type="float" office:value="2.86149" calcext:value-type="float">
            <text:p>2,86149</text:p>
          </table:table-cell>
          <table:table-cell office:value-type="float" office:value="-374.489" calcext:value-type="float">
            <text:p>-374,489</text:p>
          </table:table-cell>
          <table:table-cell office:value-type="float" office:value="-385.726" calcext:value-type="float">
            <text:p>-3,86E+02</text:p>
          </table:table-cell>
          <table:table-cell table:number-columns-repeated="15"/>
        </table:table-row>
        <table:table-row table:style-name="ro1">
          <table:table-cell office:value-type="float" office:value="2.725" calcext:value-type="float">
            <text:p>2,725</text:p>
          </table:table-cell>
          <table:table-cell office:value-type="float" office:value="-347.88" calcext:value-type="float">
            <text:p>-347,88</text:p>
          </table:table-cell>
          <table:table-cell office:value-type="float" office:value="-0" calcext:value-type="float">
            <text:p>-0,00E+00</text:p>
          </table:table-cell>
          <table:table-cell office:value-type="float" office:value="-371.865" calcext:value-type="float">
            <text:p>-371,865</text:p>
          </table:table-cell>
          <table:table-cell office:value-type="float" office:value="2.50674" calcext:value-type="float">
            <text:p>2,50674</text:p>
          </table:table-cell>
          <table:table-cell office:value-type="float" office:value="-352.438" calcext:value-type="float">
            <text:p>-352,438</text:p>
          </table:table-cell>
          <table:table-cell office:value-type="float" office:value="-369.358" calcext:value-type="float">
            <text:p>-3,69E+02</text:p>
          </table:table-cell>
          <table:table-cell table:number-columns-repeated="15"/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-327.932" calcext:value-type="float">
            <text:p>-327,93</text:p>
          </table:table-cell>
          <table:table-cell office:value-type="float" office:value="-0" calcext:value-type="float">
            <text:p>-0,00E+00</text:p>
          </table:table-cell>
          <table:table-cell office:value-type="float" office:value="-355.83" calcext:value-type="float">
            <text:p>-355,83</text:p>
          </table:table-cell>
          <table:table-cell office:value-type="float" office:value="2.19617" calcext:value-type="float">
            <text:p>2,19617</text:p>
          </table:table-cell>
          <table:table-cell office:value-type="float" office:value="-331.925" calcext:value-type="float">
            <text:p>-331,925</text:p>
          </table:table-cell>
          <table:table-cell office:value-type="float" office:value="-353.634" calcext:value-type="float">
            <text:p>-3,54E+02</text:p>
          </table:table-cell>
          <table:table-cell table:number-columns-repeated="15"/>
        </table:table-row>
        <table:table-row table:style-name="ro1">
          <table:table-cell office:value-type="float" office:value="2.775" calcext:value-type="float">
            <text:p>2,775</text:p>
          </table:table-cell>
          <table:table-cell office:value-type="float" office:value="-309.334" calcext:value-type="float">
            <text:p>-309,33</text:p>
          </table:table-cell>
          <table:table-cell office:value-type="float" office:value="-0" calcext:value-type="float">
            <text:p>-0,00E+00</text:p>
          </table:table-cell>
          <table:table-cell office:value-type="float" office:value="-340.451" calcext:value-type="float">
            <text:p>-340,451</text:p>
          </table:table-cell>
          <table:table-cell office:value-type="float" office:value="1.92426" calcext:value-type="float">
            <text:p>1,92426</text:p>
          </table:table-cell>
          <table:table-cell office:value-type="float" office:value="-312.832" calcext:value-type="float">
            <text:p>-312,832</text:p>
          </table:table-cell>
          <table:table-cell office:value-type="float" office:value="-338.527" calcext:value-type="float">
            <text:p>-3,39E+02</text:p>
          </table:table-cell>
          <table:table-cell table:number-columns-repeated="15"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-291.988" calcext:value-type="float">
            <text:p>-291,99</text:p>
          </table:table-cell>
          <table:table-cell office:value-type="float" office:value="-0" calcext:value-type="float">
            <text:p>-0,00E+00</text:p>
          </table:table-cell>
          <table:table-cell office:value-type="float" office:value="-325.699" calcext:value-type="float">
            <text:p>-325,699</text:p>
          </table:table-cell>
          <table:table-cell office:value-type="float" office:value="1.68618" calcext:value-type="float">
            <text:p>1,68618</text:p>
          </table:table-cell>
          <table:table-cell office:value-type="float" office:value="-295.054" calcext:value-type="float">
            <text:p>-295,054</text:p>
          </table:table-cell>
          <table:table-cell office:value-type="float" office:value="-324.013" calcext:value-type="float">
            <text:p>-3,24E+02</text:p>
          </table:table-cell>
          <table:table-cell table:number-columns-repeated="15"/>
        </table:table-row>
        <table:table-row table:style-name="ro1">
          <table:table-cell office:value-type="float" office:value="2.825" calcext:value-type="float">
            <text:p>2,825</text:p>
          </table:table-cell>
          <table:table-cell office:value-type="float" office:value="-275.803" calcext:value-type="float">
            <text:p>-275,80</text:p>
          </table:table-cell>
          <table:table-cell office:value-type="float" office:value="-0" calcext:value-type="float">
            <text:p>-0,00E+00</text:p>
          </table:table-cell>
          <table:table-cell office:value-type="float" office:value="-311.549" calcext:value-type="float">
            <text:p>-311,549</text:p>
          </table:table-cell>
          <table:table-cell office:value-type="float" office:value="1.47768" calcext:value-type="float">
            <text:p>1,47768</text:p>
          </table:table-cell>
          <table:table-cell office:value-type="float" office:value="-278.49" calcext:value-type="float">
            <text:p>-278,49</text:p>
          </table:table-cell>
          <table:table-cell office:value-type="float" office:value="-310.071" calcext:value-type="float">
            <text:p>-3,10E+02</text:p>
          </table:table-cell>
          <table:table-cell table:number-columns-repeated="15"/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-260.695" calcext:value-type="float">
            <text:p>-260,70</text:p>
          </table:table-cell>
          <table:table-cell office:value-type="float" office:value="-0" calcext:value-type="float">
            <text:p>-0,00E+00</text:p>
          </table:table-cell>
          <table:table-cell office:value-type="float" office:value="-297.976" calcext:value-type="float">
            <text:p>-297,976</text:p>
          </table:table-cell>
          <table:table-cell office:value-type="float" office:value="1.29508" calcext:value-type="float">
            <text:p>1,29508</text:p>
          </table:table-cell>
          <table:table-cell office:value-type="float" office:value="-263.05" calcext:value-type="float">
            <text:p>-263,05</text:p>
          </table:table-cell>
          <table:table-cell office:value-type="float" office:value="-296.681" calcext:value-type="float">
            <text:p>-2,97E+02</text:p>
          </table:table-cell>
          <table:table-cell table:number-columns-repeated="15"/>
        </table:table-row>
        <table:table-row table:style-name="ro1">
          <table:table-cell office:value-type="float" office:value="2.875" calcext:value-type="float">
            <text:p>2,875</text:p>
          </table:table-cell>
          <table:table-cell office:value-type="float" office:value="-246.586" calcext:value-type="float">
            <text:p>-246,59</text:p>
          </table:table-cell>
          <table:table-cell office:value-type="float" office:value="-0" calcext:value-type="float">
            <text:p>-0,00E+00</text:p>
          </table:table-cell>
          <table:table-cell office:value-type="float" office:value="-284.959" calcext:value-type="float">
            <text:p>-284,959</text:p>
          </table:table-cell>
          <table:table-cell office:value-type="float" office:value="1.13514" calcext:value-type="float">
            <text:p>1,13514</text:p>
          </table:table-cell>
          <table:table-cell office:value-type="float" office:value="-248.649" calcext:value-type="float">
            <text:p>-248,649</text:p>
          </table:table-cell>
          <table:table-cell office:value-type="float" office:value="-283.824" calcext:value-type="float">
            <text:p>-2,84E+02</text:p>
          </table:table-cell>
          <table:table-cell table:number-columns-repeated="15"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-233.402" calcext:value-type="float">
            <text:p>-233,40</text:p>
          </table:table-cell>
          <table:table-cell office:value-type="float" office:value="-0" calcext:value-type="float">
            <text:p>-0,00E+00</text:p>
          </table:table-cell>
          <table:table-cell office:value-type="float" office:value="-272.475" calcext:value-type="float">
            <text:p>-272,475</text:p>
          </table:table-cell>
          <table:table-cell office:value-type="float" office:value="0.995039" calcext:value-type="float">
            <text:p>0,995039</text:p>
          </table:table-cell>
          <table:table-cell office:value-type="float" office:value="-235.211" calcext:value-type="float">
            <text:p>-235,211</text:p>
          </table:table-cell>
          <table:table-cell office:value-type="float" office:value="-271.48" calcext:value-type="float">
            <text:p>-2,71E+02</text:p>
          </table:table-cell>
          <table:table-cell table:number-columns-repeated="15"/>
        </table:table-row>
        <table:table-row table:style-name="ro1">
          <table:table-cell office:value-type="float" office:value="2.925" calcext:value-type="float">
            <text:p>2,925</text:p>
          </table:table-cell>
          <table:table-cell office:value-type="float" office:value="-221.079" calcext:value-type="float">
            <text:p>-221,08</text:p>
          </table:table-cell>
          <table:table-cell office:value-type="float" office:value="-0" calcext:value-type="float">
            <text:p>-0,00E+00</text:p>
          </table:table-cell>
          <table:table-cell office:value-type="float" office:value="-260.506" calcext:value-type="float">
            <text:p>-260,506</text:p>
          </table:table-cell>
          <table:table-cell office:value-type="float" office:value="0.872302" calcext:value-type="float">
            <text:p>0,872302</text:p>
          </table:table-cell>
          <table:table-cell office:value-type="float" office:value="-222.665" calcext:value-type="float">
            <text:p>-222,665</text:p>
          </table:table-cell>
          <table:table-cell office:value-type="float" office:value="-259.634" calcext:value-type="float">
            <text:p>-2,60E+02</text:p>
          </table:table-cell>
          <table:table-cell table:number-columns-repeated="15"/>
        </table:table-row>
        <table:table-row table:style-name="ro1">
          <table:table-cell office:value-type="float" office:value="2.95" calcext:value-type="float">
            <text:p>2,95</text:p>
          </table:table-cell>
          <table:table-cell office:value-type="float" office:value="-209.553" calcext:value-type="float">
            <text:p>-209,55</text:p>
          </table:table-cell>
          <table:table-cell office:value-type="float" office:value="-0" calcext:value-type="float">
            <text:p>-0,00E+00</text:p>
          </table:table-cell>
          <table:table-cell office:value-type="float" office:value="-249.032" calcext:value-type="float">
            <text:p>-249,032</text:p>
          </table:table-cell>
          <table:table-cell office:value-type="float" office:value="0.764768" calcext:value-type="float">
            <text:p>0,764768</text:p>
          </table:table-cell>
          <table:table-cell office:value-type="float" office:value="-210.944" calcext:value-type="float">
            <text:p>-210,944</text:p>
          </table:table-cell>
          <table:table-cell office:value-type="float" office:value="-248.267" calcext:value-type="float">
            <text:p>-2,48E+02</text:p>
          </table:table-cell>
          <table:table-cell table:number-columns-repeated="15"/>
        </table:table-row>
        <table:table-row table:style-name="ro1">
          <table:table-cell office:value-type="float" office:value="2.975" calcext:value-type="float">
            <text:p>2,975</text:p>
          </table:table-cell>
          <table:table-cell office:value-type="float" office:value="-198.768" calcext:value-type="float">
            <text:p>-198,77</text:p>
          </table:table-cell>
          <table:table-cell office:value-type="float" office:value="-0" calcext:value-type="float">
            <text:p>-0,00E+00</text:p>
          </table:table-cell>
          <table:table-cell office:value-type="float" office:value="-238.035" calcext:value-type="float">
            <text:p>-238,035</text:p>
          </table:table-cell>
          <table:table-cell office:value-type="float" office:value="0.670544" calcext:value-type="float">
            <text:p>0,670544</text:p>
          </table:table-cell>
          <table:table-cell office:value-type="float" office:value="-199.987" calcext:value-type="float">
            <text:p>-199,987</text:p>
          </table:table-cell>
          <table:table-cell office:value-type="float" office:value="-237.364" calcext:value-type="float">
            <text:p>-2,37E+02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88.671" calcext:value-type="float">
            <text:p>-188,67</text:p>
          </table:table-cell>
          <table:table-cell office:value-type="float" office:value="-0" calcext:value-type="float">
            <text:p>-0,00E+00</text:p>
          </table:table-cell>
          <table:table-cell office:value-type="float" office:value="-227.496" calcext:value-type="float">
            <text:p>-227,496</text:p>
          </table:table-cell>
          <table:table-cell office:value-type="float" office:value="0.587976" calcext:value-type="float">
            <text:p>0,587976</text:p>
          </table:table-cell>
          <table:table-cell office:value-type="float" office:value="-189.74" calcext:value-type="float">
            <text:p>-189,74</text:p>
          </table:table-cell>
          <table:table-cell office:value-type="float" office:value="-226.908" calcext:value-type="float">
            <text:p>-2,27E+02</text:p>
          </table:table-cell>
          <table:table-cell table:number-columns-repeated="15"/>
        </table:table-row>
        <table:table-row table:style-name="ro1">
          <table:table-cell office:value-type="float" office:value="3.025" calcext:value-type="float">
            <text:p>3,025</text:p>
          </table:table-cell>
          <table:table-cell office:value-type="float" office:value="-179.213" calcext:value-type="float">
            <text:p>-179,21</text:p>
          </table:table-cell>
          <table:table-cell office:value-type="float" office:value="-0" calcext:value-type="float">
            <text:p>-0,00E+00</text:p>
          </table:table-cell>
          <table:table-cell office:value-type="float" office:value="-217.398" calcext:value-type="float">
            <text:p>-217,398</text:p>
          </table:table-cell>
          <table:table-cell office:value-type="float" office:value="0.515615" calcext:value-type="float">
            <text:p>0,515615</text:p>
          </table:table-cell>
          <table:table-cell office:value-type="float" office:value="-180.151" calcext:value-type="float">
            <text:p>-180,151</text:p>
          </table:table-cell>
          <table:table-cell office:value-type="float" office:value="-216.882" calcext:value-type="float">
            <text:p>-2,17E+02</text:p>
          </table:table-cell>
          <table:table-cell table:number-columns-repeated="15"/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-170.349" calcext:value-type="float">
            <text:p>-170,35</text:p>
          </table:table-cell>
          <table:table-cell office:value-type="float" office:value="-0" calcext:value-type="float">
            <text:p>-0,00E+00</text:p>
          </table:table-cell>
          <table:table-cell office:value-type="float" office:value="-207.725" calcext:value-type="float">
            <text:p>-207,725</text:p>
          </table:table-cell>
          <table:table-cell office:value-type="float" office:value="0.452194" calcext:value-type="float">
            <text:p>0,452194</text:p>
          </table:table-cell>
          <table:table-cell office:value-type="float" office:value="-171.171" calcext:value-type="float">
            <text:p>-171,171</text:p>
          </table:table-cell>
          <table:table-cell office:value-type="float" office:value="-207.273" calcext:value-type="float">
            <text:p>-2,07E+02</text:p>
          </table:table-cell>
          <table:table-cell table:number-columns-repeated="15"/>
        </table:table-row>
        <table:table-row table:style-name="ro1">
          <table:table-cell office:value-type="float" office:value="3.075" calcext:value-type="float">
            <text:p>3,075</text:p>
          </table:table-cell>
          <table:table-cell office:value-type="float" office:value="-162.037" calcext:value-type="float">
            <text:p>-162,04</text:p>
          </table:table-cell>
          <table:table-cell office:value-type="float" office:value="-0" calcext:value-type="float">
            <text:p>-0,00E+00</text:p>
          </table:table-cell>
          <table:table-cell office:value-type="float" office:value="-198.459" calcext:value-type="float">
            <text:p>-198,459</text:p>
          </table:table-cell>
          <table:table-cell office:value-type="float" office:value="0.396604" calcext:value-type="float">
            <text:p>0,396604</text:p>
          </table:table-cell>
          <table:table-cell office:value-type="float" office:value="-162.758" calcext:value-type="float">
            <text:p>-162,758</text:p>
          </table:table-cell>
          <table:table-cell office:value-type="float" office:value="-198.063" calcext:value-type="float">
            <text:p>-1,98E+02</text:p>
          </table:table-cell>
          <table:table-cell table:number-columns-repeated="15"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-154.237" calcext:value-type="float">
            <text:p>-154,24</text:p>
          </table:table-cell>
          <table:table-cell office:value-type="float" office:value="-0" calcext:value-type="float">
            <text:p>-0,00E+00</text:p>
          </table:table-cell>
          <table:table-cell office:value-type="float" office:value="-189.586" calcext:value-type="float">
            <text:p>-189,586</text:p>
          </table:table-cell>
          <table:table-cell office:value-type="float" office:value="0.347874" calcext:value-type="float">
            <text:p>0,347874</text:p>
          </table:table-cell>
          <table:table-cell office:value-type="float" office:value="-154.87" calcext:value-type="float">
            <text:p>-154,87</text:p>
          </table:table-cell>
          <table:table-cell office:value-type="float" office:value="-189.238" calcext:value-type="float">
            <text:p>-1,89E+02</text:p>
          </table:table-cell>
          <table:table-cell table:number-columns-repeated="15"/>
        </table:table-row>
        <table:table-row table:style-name="ro1">
          <table:table-cell office:value-type="float" office:value="3.125" calcext:value-type="float">
            <text:p>3,125</text:p>
          </table:table-cell>
          <table:table-cell office:value-type="float" office:value="-146.915" calcext:value-type="float">
            <text:p>-146,92</text:p>
          </table:table-cell>
          <table:table-cell office:value-type="float" office:value="-0" calcext:value-type="float">
            <text:p>-0,00E+00</text:p>
          </table:table-cell>
          <table:table-cell office:value-type="float" office:value="-181.089" calcext:value-type="float">
            <text:p>-181,089</text:p>
          </table:table-cell>
          <table:table-cell office:value-type="float" office:value="0.305153" calcext:value-type="float">
            <text:p>0,305153</text:p>
          </table:table-cell>
          <table:table-cell office:value-type="float" office:value="-147.47" calcext:value-type="float">
            <text:p>-147,47</text:p>
          </table:table-cell>
          <table:table-cell office:value-type="float" office:value="-180.784" calcext:value-type="float">
            <text:p>-1,81E+02</text:p>
          </table:table-cell>
          <table:table-cell table:number-columns-repeated="15"/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-140.037" calcext:value-type="float">
            <text:p>-140,04</text:p>
          </table:table-cell>
          <table:table-cell office:value-type="float" office:value="-0" calcext:value-type="float">
            <text:p>-0,00E+00</text:p>
          </table:table-cell>
          <table:table-cell office:value-type="float" office:value="-172.953" calcext:value-type="float">
            <text:p>-172,953</text:p>
          </table:table-cell>
          <table:table-cell office:value-type="float" office:value="0.267698" calcext:value-type="float">
            <text:p>0,267698</text:p>
          </table:table-cell>
          <table:table-cell office:value-type="float" office:value="-140.523" calcext:value-type="float">
            <text:p>-140,523</text:p>
          </table:table-cell>
          <table:table-cell office:value-type="float" office:value="-172.685" calcext:value-type="float">
            <text:p>-1,73E+02</text:p>
          </table:table-cell>
          <table:table-cell table:number-columns-repeated="15"/>
        </table:table-row>
        <table:table-row table:style-name="ro1">
          <table:table-cell office:value-type="float" office:value="3.175" calcext:value-type="float">
            <text:p>3,175</text:p>
          </table:table-cell>
          <table:table-cell office:value-type="float" office:value="-133.572" calcext:value-type="float">
            <text:p>-133,57</text:p>
          </table:table-cell>
          <table:table-cell office:value-type="float" office:value="-0" calcext:value-type="float">
            <text:p>-0,00E+00</text:p>
          </table:table-cell>
          <table:table-cell office:value-type="float" office:value="-165.164" calcext:value-type="float">
            <text:p>-165,164</text:p>
          </table:table-cell>
          <table:table-cell office:value-type="float" office:value="0.234856" calcext:value-type="float">
            <text:p>0,234856</text:p>
          </table:table-cell>
          <table:table-cell office:value-type="float" office:value="-133.999" calcext:value-type="float">
            <text:p>-133,999</text:p>
          </table:table-cell>
          <table:table-cell office:value-type="float" office:value="-164.929" calcext:value-type="float">
            <text:p>-1,65E+02</text:p>
          </table:table-cell>
          <table:table-cell table:number-columns-repeated="15"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-127.491" calcext:value-type="float">
            <text:p>-127,49</text:p>
          </table:table-cell>
          <table:table-cell office:value-type="float" office:value="-0" calcext:value-type="float">
            <text:p>-0,00E+00</text:p>
          </table:table-cell>
          <table:table-cell office:value-type="float" office:value="-157.707" calcext:value-type="float">
            <text:p>-157,707</text:p>
          </table:table-cell>
          <table:table-cell office:value-type="float" office:value="0.206058" calcext:value-type="float">
            <text:p>0,206058</text:p>
          </table:table-cell>
          <table:table-cell office:value-type="float" office:value="-127.866" calcext:value-type="float">
            <text:p>-127,866</text:p>
          </table:table-cell>
          <table:table-cell office:value-type="float" office:value="-157.501" calcext:value-type="float">
            <text:p>-1,58E+02</text:p>
          </table:table-cell>
          <table:table-cell table:number-columns-repeated="15"/>
        </table:table-row>
        <table:table-row table:style-name="ro1">
          <table:table-cell office:value-type="float" office:value="3.225" calcext:value-type="float">
            <text:p>3,225</text:p>
          </table:table-cell>
          <table:table-cell office:value-type="float" office:value="-121.769" calcext:value-type="float">
            <text:p>-121,77</text:p>
          </table:table-cell>
          <table:table-cell office:value-type="float" office:value="-0" calcext:value-type="float">
            <text:p>-0,00E+00</text:p>
          </table:table-cell>
          <table:table-cell office:value-type="float" office:value="-150.568" calcext:value-type="float">
            <text:p>-150,568</text:p>
          </table:table-cell>
          <table:table-cell office:value-type="float" office:value="0.180804" calcext:value-type="float">
            <text:p>0,180804</text:p>
          </table:table-cell>
          <table:table-cell office:value-type="float" office:value="-122.098" calcext:value-type="float">
            <text:p>-122,098</text:p>
          </table:table-cell>
          <table:table-cell office:value-type="float" office:value="-150.387" calcext:value-type="float">
            <text:p>-1,50E+02</text:p>
          </table:table-cell>
          <table:table-cell table:number-columns-repeated="15"/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-116.381" calcext:value-type="float">
            <text:p>-116,38</text:p>
          </table:table-cell>
          <table:table-cell office:value-type="float" office:value="-0" calcext:value-type="float">
            <text:p>-0,00E+00</text:p>
          </table:table-cell>
          <table:table-cell office:value-type="float" office:value="-143.735" calcext:value-type="float">
            <text:p>-143,735</text:p>
          </table:table-cell>
          <table:table-cell office:value-type="float" office:value="0.158655" calcext:value-type="float">
            <text:p>0,158655</text:p>
          </table:table-cell>
          <table:table-cell office:value-type="float" office:value="-116.669" calcext:value-type="float">
            <text:p>-116,669</text:p>
          </table:table-cell>
          <table:table-cell office:value-type="float" office:value="-143.576" calcext:value-type="float">
            <text:p>-1,44E+02</text:p>
          </table:table-cell>
          <table:table-cell table:number-columns-repeated="15"/>
        </table:table-row>
        <table:table-row table:style-name="ro1">
          <table:table-cell office:value-type="float" office:value="3.275" calcext:value-type="float">
            <text:p>3,275</text:p>
          </table:table-cell>
          <table:table-cell office:value-type="float" office:value="-111.303" calcext:value-type="float">
            <text:p>-111,30</text:p>
          </table:table-cell>
          <table:table-cell office:value-type="float" office:value="-0" calcext:value-type="float">
            <text:p>-0,00E+00</text:p>
          </table:table-cell>
          <table:table-cell office:value-type="float" office:value="-137.193" calcext:value-type="float">
            <text:p>-137,193</text:p>
          </table:table-cell>
          <table:table-cell office:value-type="float" office:value="0.139229" calcext:value-type="float">
            <text:p>0,139229</text:p>
          </table:table-cell>
          <table:table-cell office:value-type="float" office:value="-111.556" calcext:value-type="float">
            <text:p>-111,556</text:p>
          </table:table-cell>
          <table:table-cell office:value-type="float" office:value="-137.054" calcext:value-type="float">
            <text:p>-1,37E+02</text:p>
          </table:table-cell>
          <table:table-cell table:number-columns-repeated="15"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-106.516" calcext:value-type="float">
            <text:p>-106,52</text:p>
          </table:table-cell>
          <table:table-cell office:value-type="float" office:value="-0" calcext:value-type="float">
            <text:p>-0,00E+00</text:p>
          </table:table-cell>
          <table:table-cell office:value-type="float" office:value="-130.932" calcext:value-type="float">
            <text:p>-130,932</text:p>
          </table:table-cell>
          <table:table-cell office:value-type="float" office:value="0.122189" calcext:value-type="float">
            <text:p>0,122189</text:p>
          </table:table-cell>
          <table:table-cell office:value-type="float" office:value="-106.738" calcext:value-type="float">
            <text:p>-106,738</text:p>
          </table:table-cell>
          <table:table-cell office:value-type="float" office:value="-130.81" calcext:value-type="float">
            <text:p>-1,31E+02</text:p>
          </table:table-cell>
          <table:table-cell table:number-columns-repeated="15"/>
        </table:table-row>
        <table:table-row table:style-name="ro1">
          <table:table-cell office:value-type="float" office:value="3.325" calcext:value-type="float">
            <text:p>3,325</text:p>
          </table:table-cell>
          <table:table-cell office:value-type="float" office:value="-101.999" calcext:value-type="float">
            <text:p>-102,00</text:p>
          </table:table-cell>
          <table:table-cell office:value-type="float" office:value="-0" calcext:value-type="float">
            <text:p>-0,00E+00</text:p>
          </table:table-cell>
          <table:table-cell office:value-type="float" office:value="-124.938" calcext:value-type="float">
            <text:p>-124,938</text:p>
          </table:table-cell>
          <table:table-cell office:value-type="float" office:value="0.107242" calcext:value-type="float">
            <text:p>0,107242</text:p>
          </table:table-cell>
          <table:table-cell office:value-type="float" office:value="-102.194" calcext:value-type="float">
            <text:p>-102,194</text:p>
          </table:table-cell>
          <table:table-cell office:value-type="float" office:value="-124.831" calcext:value-type="float">
            <text:p>-1,25E+02</text:p>
          </table:table-cell>
          <table:table-cell table:number-columns-repeated="15"/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-97.7347" calcext:value-type="float">
            <text:p>-97,73</text:p>
          </table:table-cell>
          <table:table-cell office:value-type="float" office:value="-0" calcext:value-type="float">
            <text:p>-0,00E+00</text:p>
          </table:table-cell>
          <table:table-cell office:value-type="float" office:value="-119.2" calcext:value-type="float">
            <text:p>-119,2</text:p>
          </table:table-cell>
          <table:table-cell office:value-type="float" office:value="0.0941286" calcext:value-type="float">
            <text:p>0,0941286</text:p>
          </table:table-cell>
          <table:table-cell office:value-type="float" office:value="-97.9058" calcext:value-type="float">
            <text:p>-97,9058</text:p>
          </table:table-cell>
          <table:table-cell office:value-type="float" office:value="-119.106" calcext:value-type="float">
            <text:p>-1,19E+02</text:p>
          </table:table-cell>
          <table:table-cell table:number-columns-repeated="15"/>
        </table:table-row>
        <table:table-row table:style-name="ro1">
          <table:table-cell office:value-type="float" office:value="3.375" calcext:value-type="float">
            <text:p>3,375</text:p>
          </table:table-cell>
          <table:table-cell office:value-type="float" office:value="-93.7061" calcext:value-type="float">
            <text:p>-93,71</text:p>
          </table:table-cell>
          <table:table-cell office:value-type="float" office:value="-0" calcext:value-type="float">
            <text:p>-0,00E+00</text:p>
          </table:table-cell>
          <table:table-cell office:value-type="float" office:value="-113.708" calcext:value-type="float">
            <text:p>-113,708</text:p>
          </table:table-cell>
          <table:table-cell office:value-type="float" office:value="0.0826241" calcext:value-type="float">
            <text:p>0,0826241</text:p>
          </table:table-cell>
          <table:table-cell office:value-type="float" office:value="-93.8563" calcext:value-type="float">
            <text:p>-93,8563</text:p>
          </table:table-cell>
          <table:table-cell office:value-type="float" office:value="-113.625" calcext:value-type="float">
            <text:p>-1,14E+02</text:p>
          </table:table-cell>
          <table:table-cell table:number-columns-repeated="15"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-89.8977" calcext:value-type="float">
            <text:p>-89,90</text:p>
          </table:table-cell>
          <table:table-cell office:value-type="float" office:value="-0" calcext:value-type="float">
            <text:p>-0,00E+00</text:p>
          </table:table-cell>
          <table:table-cell office:value-type="float" office:value="-108.45" calcext:value-type="float">
            <text:p>-108,45</text:p>
          </table:table-cell>
          <table:table-cell office:value-type="float" office:value="0.0725301" calcext:value-type="float">
            <text:p>0,0725301</text:p>
          </table:table-cell>
          <table:table-cell office:value-type="float" office:value="-90.0296" calcext:value-type="float">
            <text:p>-90,0296</text:p>
          </table:table-cell>
          <table:table-cell office:value-type="float" office:value="-108.377" calcext:value-type="float">
            <text:p>-1,08E+02</text:p>
          </table:table-cell>
          <table:table-cell table:number-columns-repeated="15"/>
        </table:table-row>
        <table:table-row table:style-name="ro1">
          <table:table-cell office:value-type="float" office:value="3.425" calcext:value-type="float">
            <text:p>3,425</text:p>
          </table:table-cell>
          <table:table-cell office:value-type="float" office:value="-86.295" calcext:value-type="float">
            <text:p>-86,30</text:p>
          </table:table-cell>
          <table:table-cell office:value-type="float" office:value="-0" calcext:value-type="float">
            <text:p>-0,00E+00</text:p>
          </table:table-cell>
          <table:table-cell office:value-type="float" office:value="-103.416" calcext:value-type="float">
            <text:p>-103,416</text:p>
          </table:table-cell>
          <table:table-cell office:value-type="float" office:value="0.0636731" calcext:value-type="float">
            <text:p>0,0636731</text:p>
          </table:table-cell>
          <table:table-cell office:value-type="float" office:value="-86.4108" calcext:value-type="float">
            <text:p>-86,4108</text:p>
          </table:table-cell>
          <table:table-cell office:value-type="float" office:value="-103.352" calcext:value-type="float">
            <text:p>-1,03E+02</text:p>
          </table:table-cell>
          <table:table-cell table:number-columns-repeated="15"/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-82.8847" calcext:value-type="float">
            <text:p>-82,88</text:p>
          </table:table-cell>
          <table:table-cell office:value-type="float" office:value="-0" calcext:value-type="float">
            <text:p>-0,00E+00</text:p>
          </table:table-cell>
          <table:table-cell office:value-type="float" office:value="-98.5964" calcext:value-type="float">
            <text:p>-98,5964</text:p>
          </table:table-cell>
          <table:table-cell office:value-type="float" office:value="0.055901" calcext:value-type="float">
            <text:p>0,055901</text:p>
          </table:table-cell>
          <table:table-cell office:value-type="float" office:value="-82.9863" calcext:value-type="float">
            <text:p>-82,9863</text:p>
          </table:table-cell>
          <table:table-cell office:value-type="float" office:value="-98.5405" calcext:value-type="float">
            <text:p>-9,85E+01</text:p>
          </table:table-cell>
          <table:table-cell table:number-columns-repeated="15"/>
        </table:table-row>
        <table:table-row table:style-name="ro1">
          <table:table-cell office:value-type="float" office:value="3.475" calcext:value-type="float">
            <text:p>3,475</text:p>
          </table:table-cell>
          <table:table-cell office:value-type="float" office:value="-79.6542" calcext:value-type="float">
            <text:p>-79,65</text:p>
          </table:table-cell>
          <table:table-cell office:value-type="float" office:value="-0" calcext:value-type="float">
            <text:p>-0,00E+00</text:p>
          </table:table-cell>
          <table:table-cell office:value-type="float" office:value="-93.9819" calcext:value-type="float">
            <text:p>-93,9819</text:p>
          </table:table-cell>
          <table:table-cell office:value-type="float" office:value="0.0490804" calcext:value-type="float">
            <text:p>0,0490804</text:p>
          </table:table-cell>
          <table:table-cell office:value-type="float" office:value="-79.7435" calcext:value-type="float">
            <text:p>-79,7435</text:p>
          </table:table-cell>
          <table:table-cell office:value-type="float" office:value="-93.9328" calcext:value-type="float">
            <text:p>-9,39E+01</text:p>
          </table:table-cell>
          <table:table-cell table:number-columns-repeated="15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-76.5921" calcext:value-type="float">
            <text:p>-76,59</text:p>
          </table:table-cell>
          <table:table-cell office:value-type="float" office:value="-0" calcext:value-type="float">
            <text:p>-0,00E+00</text:p>
          </table:table-cell>
          <table:table-cell office:value-type="float" office:value="-89.5635" calcext:value-type="float">
            <text:p>-89,5635</text:p>
          </table:table-cell>
          <table:table-cell office:value-type="float" office:value="0.0430945" calcext:value-type="float">
            <text:p>0,0430945</text:p>
          </table:table-cell>
          <table:table-cell office:value-type="float" office:value="-76.6705" calcext:value-type="float">
            <text:p>-76,6705</text:p>
          </table:table-cell>
          <table:table-cell office:value-type="float" office:value="-89.5204" calcext:value-type="float">
            <text:p>-8,95E+01</text:p>
          </table:table-cell>
          <table:table-cell table:number-columns-repeated="15"/>
        </table:table-row>
        <table:table-row table:style-name="ro1">
          <table:table-cell office:value-type="float" office:value="3.525" calcext:value-type="float">
            <text:p>3,525</text:p>
          </table:table-cell>
          <table:table-cell office:value-type="float" office:value="-73.6877" calcext:value-type="float">
            <text:p>-73,69</text:p>
          </table:table-cell>
          <table:table-cell office:value-type="float" office:value="-0" calcext:value-type="float">
            <text:p>-0,00E+00</text:p>
          </table:table-cell>
          <table:table-cell office:value-type="float" office:value="-85.3325" calcext:value-type="float">
            <text:p>-85,3325</text:p>
          </table:table-cell>
          <table:table-cell office:value-type="float" office:value="0.0378407" calcext:value-type="float">
            <text:p>0,0378407</text:p>
          </table:table-cell>
          <table:table-cell office:value-type="float" office:value="-73.7565" calcext:value-type="float">
            <text:p>-73,7565</text:p>
          </table:table-cell>
          <table:table-cell office:value-type="float" office:value="-85.2947" calcext:value-type="float">
            <text:p>-8,53E+01</text:p>
          </table:table-cell>
          <table:table-cell table:number-columns-repeated="15"/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-70.9308" calcext:value-type="float">
            <text:p>-70,93</text:p>
          </table:table-cell>
          <table:table-cell office:value-type="float" office:value="-0" calcext:value-type="float">
            <text:p>-0,00E+00</text:p>
          </table:table-cell>
          <table:table-cell office:value-type="float" office:value="-81.2809" calcext:value-type="float">
            <text:p>-81,2809</text:p>
          </table:table-cell>
          <table:table-cell office:value-type="float" office:value="0.0332294" calcext:value-type="float">
            <text:p>0,0332294</text:p>
          </table:table-cell>
          <table:table-cell office:value-type="float" office:value="-70.9913" calcext:value-type="float">
            <text:p>-70,9913</text:p>
          </table:table-cell>
          <table:table-cell office:value-type="float" office:value="-81.2477" calcext:value-type="float">
            <text:p>-8,12E+01</text:p>
          </table:table-cell>
          <table:table-cell table:number-columns-repeated="15"/>
        </table:table-row>
        <table:table-row table:style-name="ro1">
          <table:table-cell office:value-type="float" office:value="3.575" calcext:value-type="float">
            <text:p>3,575</text:p>
          </table:table-cell>
          <table:table-cell office:value-type="float" office:value="-68.3124" calcext:value-type="float">
            <text:p>-68,31</text:p>
          </table:table-cell>
          <table:table-cell office:value-type="float" office:value="-0" calcext:value-type="float">
            <text:p>-0,00E+00</text:p>
          </table:table-cell>
          <table:table-cell office:value-type="float" office:value="-77.4008" calcext:value-type="float">
            <text:p>-77,4008</text:p>
          </table:table-cell>
          <table:table-cell office:value-type="float" office:value="0.0291815" calcext:value-type="float">
            <text:p>0,0291815</text:p>
          </table:table-cell>
          <table:table-cell office:value-type="float" office:value="-68.3655" calcext:value-type="float">
            <text:p>-68,3655</text:p>
          </table:table-cell>
          <table:table-cell office:value-type="float" office:value="-77.3717" calcext:value-type="float">
            <text:p>-7,74E+01</text:p>
          </table:table-cell>
          <table:table-cell table:number-columns-repeated="15"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-65.8237" calcext:value-type="float">
            <text:p>-65,82</text:p>
          </table:table-cell>
          <table:table-cell office:value-type="float" office:value="-0" calcext:value-type="float">
            <text:p>-0,00E+00</text:p>
          </table:table-cell>
          <table:table-cell office:value-type="float" office:value="-73.6848" calcext:value-type="float">
            <text:p>-73,6848</text:p>
          </table:table-cell>
          <table:table-cell office:value-type="float" office:value="0.0256282" calcext:value-type="float">
            <text:p>0,0256282</text:p>
          </table:table-cell>
          <table:table-cell office:value-type="float" office:value="-65.8703" calcext:value-type="float">
            <text:p>-65,8703</text:p>
          </table:table-cell>
          <table:table-cell office:value-type="float" office:value="-73.6592" calcext:value-type="float">
            <text:p>-7,37E+01</text:p>
          </table:table-cell>
          <table:table-cell table:number-columns-repeated="15"/>
        </table:table-row>
        <table:table-row table:style-name="ro1">
          <table:table-cell office:value-type="float" office:value="3.625" calcext:value-type="float">
            <text:p>3,625</text:p>
          </table:table-cell>
          <table:table-cell office:value-type="float" office:value="-63.4568" calcext:value-type="float">
            <text:p>-63,46</text:p>
          </table:table-cell>
          <table:table-cell office:value-type="float" office:value="-0" calcext:value-type="float">
            <text:p>-0,00E+00</text:p>
          </table:table-cell>
          <table:table-cell office:value-type="float" office:value="-70.1258" calcext:value-type="float">
            <text:p>-70,1258</text:p>
          </table:table-cell>
          <table:table-cell office:value-type="float" office:value="0.0225087" calcext:value-type="float">
            <text:p>0,0225087</text:p>
          </table:table-cell>
          <table:table-cell office:value-type="float" office:value="-63.4978" calcext:value-type="float">
            <text:p>-63,4978</text:p>
          </table:table-cell>
          <table:table-cell office:value-type="float" office:value="-70.1033" calcext:value-type="float">
            <text:p>-7,01E+01</text:p>
          </table:table-cell>
          <table:table-cell table:number-columns-repeated="15"/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-61.2042" calcext:value-type="float">
            <text:p>-61,20</text:p>
          </table:table-cell>
          <table:table-cell office:value-type="float" office:value="-0" calcext:value-type="float">
            <text:p>-0,00E+00</text:p>
          </table:table-cell>
          <table:table-cell office:value-type="float" office:value="-66.717" calcext:value-type="float">
            <text:p>-66,717</text:p>
          </table:table-cell>
          <table:table-cell office:value-type="float" office:value="0.01977" calcext:value-type="float">
            <text:p>0,01977</text:p>
          </table:table-cell>
          <table:table-cell office:value-type="float" office:value="-61.2402" calcext:value-type="float">
            <text:p>-61,2402</text:p>
          </table:table-cell>
          <table:table-cell office:value-type="float" office:value="-66.6972" calcext:value-type="float">
            <text:p>-6,67E+01</text:p>
          </table:table-cell>
          <table:table-cell table:number-columns-repeated="15"/>
        </table:table-row>
        <table:table-row table:style-name="ro1">
          <table:table-cell office:value-type="float" office:value="3.675" calcext:value-type="float">
            <text:p>3,675</text:p>
          </table:table-cell>
          <table:table-cell office:value-type="float" office:value="-59.059" calcext:value-type="float">
            <text:p>-59,06</text:p>
          </table:table-cell>
          <table:table-cell office:value-type="float" office:value="-0" calcext:value-type="float">
            <text:p>-0,00E+00</text:p>
          </table:table-cell>
          <table:table-cell office:value-type="float" office:value="-63.452" calcext:value-type="float">
            <text:p>-63,452</text:p>
          </table:table-cell>
          <table:table-cell office:value-type="float" office:value="0.0173654" calcext:value-type="float">
            <text:p>0,0173654</text:p>
          </table:table-cell>
          <table:table-cell office:value-type="float" office:value="-59.0905" calcext:value-type="float">
            <text:p>-59,0905</text:p>
          </table:table-cell>
          <table:table-cell office:value-type="float" office:value="-63.4347" calcext:value-type="float">
            <text:p>-6,34E+01</text:p>
          </table:table-cell>
          <table:table-cell table:number-columns-repeated="15"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-57.0146" calcext:value-type="float">
            <text:p>-57,01</text:p>
          </table:table-cell>
          <table:table-cell office:value-type="float" office:value="-0" calcext:value-type="float">
            <text:p>-0,00E+00</text:p>
          </table:table-cell>
          <table:table-cell office:value-type="float" office:value="-60.3248" calcext:value-type="float">
            <text:p>-60,3248</text:p>
          </table:table-cell>
          <table:table-cell office:value-type="float" office:value="0.015254" calcext:value-type="float">
            <text:p>0,015254</text:p>
          </table:table-cell>
          <table:table-cell office:value-type="float" office:value="-57.0423" calcext:value-type="float">
            <text:p>-57,0423</text:p>
          </table:table-cell>
          <table:table-cell office:value-type="float" office:value="-60.3095" calcext:value-type="float">
            <text:p>-6,03E+01</text:p>
          </table:table-cell>
          <table:table-cell table:number-columns-repeated="15"/>
        </table:table-row>
        <table:table-row table:style-name="ro1">
          <table:table-cell office:value-type="float" office:value="3.725" calcext:value-type="float">
            <text:p>3,725</text:p>
          </table:table-cell>
          <table:table-cell office:value-type="float" office:value="-55.0651" calcext:value-type="float">
            <text:p>-55,07</text:p>
          </table:table-cell>
          <table:table-cell office:value-type="float" office:value="-0" calcext:value-type="float">
            <text:p>-0,00E+00</text:p>
          </table:table-cell>
          <table:table-cell office:value-type="float" office:value="-57.3294" calcext:value-type="float">
            <text:p>-57,3294</text:p>
          </table:table-cell>
          <table:table-cell office:value-type="float" office:value="0.0134" calcext:value-type="float">
            <text:p>0,0134</text:p>
          </table:table-cell>
          <table:table-cell office:value-type="float" office:value="-55.0895" calcext:value-type="float">
            <text:p>-55,0895</text:p>
          </table:table-cell>
          <table:table-cell office:value-type="float" office:value="-57.316" calcext:value-type="float">
            <text:p>-5,73E+01</text:p>
          </table:table-cell>
          <table:table-cell table:number-columns-repeated="15"/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-53.2049" calcext:value-type="float">
            <text:p>-53,20</text:p>
          </table:table-cell>
          <table:table-cell office:value-type="float" office:value="-0" calcext:value-type="float">
            <text:p>-0,00E+00</text:p>
          </table:table-cell>
          <table:table-cell office:value-type="float" office:value="-54.4605" calcext:value-type="float">
            <text:p>-54,4605</text:p>
          </table:table-cell>
          <table:table-cell office:value-type="float" office:value="0.011772" calcext:value-type="float">
            <text:p>0,011772</text:p>
          </table:table-cell>
          <table:table-cell office:value-type="float" office:value="-53.2263" calcext:value-type="float">
            <text:p>-53,2263</text:p>
          </table:table-cell>
          <table:table-cell office:value-type="float" office:value="-54.4487" calcext:value-type="float">
            <text:p>-5,44E+01</text:p>
          </table:table-cell>
          <table:table-cell table:number-columns-repeated="15"/>
        </table:table-row>
        <table:table-row table:style-name="ro1">
          <table:table-cell office:value-type="float" office:value="3.775" calcext:value-type="float">
            <text:p>3,775</text:p>
          </table:table-cell>
          <table:table-cell office:value-type="float" office:value="-51.4287" calcext:value-type="float">
            <text:p>-51,43</text:p>
          </table:table-cell>
          <table:table-cell office:value-type="float" office:value="-0" calcext:value-type="float">
            <text:p>-0,00E+00</text:p>
          </table:table-cell>
          <table:table-cell office:value-type="float" office:value="-51.7127" calcext:value-type="float">
            <text:p>-51,7127</text:p>
          </table:table-cell>
          <table:table-cell office:value-type="float" office:value="0.0103422" calcext:value-type="float">
            <text:p>0,0103422</text:p>
          </table:table-cell>
          <table:table-cell office:value-type="float" office:value="-51.4475" calcext:value-type="float">
            <text:p>-51,4475</text:p>
          </table:table-cell>
          <table:table-cell office:value-type="float" office:value="-51.7024" calcext:value-type="float">
            <text:p>-5,17E+01</text:p>
          </table:table-cell>
          <table:table-cell table:number-columns-repeated="15"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-49.7318" calcext:value-type="float">
            <text:p>-49,73</text:p>
          </table:table-cell>
          <table:table-cell office:value-type="float" office:value="-0" calcext:value-type="float">
            <text:p>-0,00E+00</text:p>
          </table:table-cell>
          <table:table-cell office:value-type="float" office:value="-49.0812" calcext:value-type="float">
            <text:p>-49,0812</text:p>
          </table:table-cell>
          <table:table-cell office:value-type="float" office:value="0.00908657" calcext:value-type="float">
            <text:p>0,00908657</text:p>
          </table:table-cell>
          <table:table-cell office:value-type="float" office:value="-49.7483" calcext:value-type="float">
            <text:p>-49,7483</text:p>
          </table:table-cell>
          <table:table-cell office:value-type="float" office:value="-49.0721" calcext:value-type="float">
            <text:p>-4,91E+01</text:p>
          </table:table-cell>
          <table:table-cell table:number-columns-repeated="15"/>
        </table:table-row>
        <table:table-row table:style-name="ro1">
          <table:table-cell office:value-type="float" office:value="3.825" calcext:value-type="float">
            <text:p>3,825</text:p>
          </table:table-cell>
          <table:table-cell office:value-type="float" office:value="-48.1094" calcext:value-type="float">
            <text:p>-48,11</text:p>
          </table:table-cell>
          <table:table-cell office:value-type="float" office:value="-0" calcext:value-type="float">
            <text:p>-0,00E+00</text:p>
          </table:table-cell>
          <table:table-cell office:value-type="float" office:value="-46.5613" calcext:value-type="float">
            <text:p>-46,5613</text:p>
          </table:table-cell>
          <table:table-cell office:value-type="float" office:value="0.00798374" calcext:value-type="float">
            <text:p>0,00798374</text:p>
          </table:table-cell>
          <table:table-cell office:value-type="float" office:value="-48.1239" calcext:value-type="float">
            <text:p>-48,1239</text:p>
          </table:table-cell>
          <table:table-cell office:value-type="float" office:value="-46.5533" calcext:value-type="float">
            <text:p>-4,66E+01</text:p>
          </table:table-cell>
          <table:table-cell table:number-columns-repeated="15"/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-46.5575" calcext:value-type="float">
            <text:p>-46,56</text:p>
          </table:table-cell>
          <table:table-cell office:value-type="float" office:value="-0" calcext:value-type="float">
            <text:p>-0,00E+00</text:p>
          </table:table-cell>
          <table:table-cell office:value-type="float" office:value="-44.1485" calcext:value-type="float">
            <text:p>-44,1485</text:p>
          </table:table-cell>
          <table:table-cell office:value-type="float" office:value="0.00701509" calcext:value-type="float">
            <text:p>0,00701509</text:p>
          </table:table-cell>
          <table:table-cell office:value-type="float" office:value="-46.5702" calcext:value-type="float">
            <text:p>-46,5702</text:p>
          </table:table-cell>
          <table:table-cell office:value-type="float" office:value="-44.1414" calcext:value-type="float">
            <text:p>-4,41E+01</text:p>
          </table:table-cell>
          <table:table-cell table:number-columns-repeated="15"/>
        </table:table-row>
        <table:table-row table:style-name="ro1">
          <table:table-cell office:value-type="float" office:value="3.875" calcext:value-type="float">
            <text:p>3,875</text:p>
          </table:table-cell>
          <table:table-cell office:value-type="float" office:value="-45.072" calcext:value-type="float">
            <text:p>-45,07</text:p>
          </table:table-cell>
          <table:table-cell office:value-type="float" office:value="-0" calcext:value-type="float">
            <text:p>-0,00E+00</text:p>
          </table:table-cell>
          <table:table-cell office:value-type="float" office:value="-41.8385" calcext:value-type="float">
            <text:p>-41,8385</text:p>
          </table:table-cell>
          <table:table-cell office:value-type="float" office:value="0.00616425" calcext:value-type="float">
            <text:p>0,00616425</text:p>
          </table:table-cell>
          <table:table-cell office:value-type="float" office:value="-45.0832" calcext:value-type="float">
            <text:p>-45,0832</text:p>
          </table:table-cell>
          <table:table-cell office:value-type="float" office:value="-41.8323" calcext:value-type="float">
            <text:p>-4,18E+01</text:p>
          </table:table-cell>
          <table:table-cell table:number-columns-repeated="15"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-43.6492" calcext:value-type="float">
            <text:p>-43,65</text:p>
          </table:table-cell>
          <table:table-cell office:value-type="float" office:value="-0" calcext:value-type="float">
            <text:p>-0,00E+00</text:p>
          </table:table-cell>
          <table:table-cell office:value-type="float" office:value="-39.6274" calcext:value-type="float">
            <text:p>-39,6274</text:p>
          </table:table-cell>
          <table:table-cell office:value-type="float" office:value="0.00541685" calcext:value-type="float">
            <text:p>0,00541685</text:p>
          </table:table-cell>
          <table:table-cell office:value-type="float" office:value="-43.659" calcext:value-type="float">
            <text:p>-43,659</text:p>
          </table:table-cell>
          <table:table-cell office:value-type="float" office:value="-39.622" calcext:value-type="float">
            <text:p>-3,96E+01</text:p>
          </table:table-cell>
          <table:table-cell table:number-columns-repeated="15"/>
        </table:table-row>
        <table:table-row table:style-name="ro1">
          <table:table-cell office:value-type="float" office:value="3.925" calcext:value-type="float">
            <text:p>3,925</text:p>
          </table:table-cell>
          <table:table-cell office:value-type="float" office:value="-42.2857" calcext:value-type="float">
            <text:p>-42,29</text:p>
          </table:table-cell>
          <table:table-cell office:value-type="float" office:value="-0" calcext:value-type="float">
            <text:p>-0,00E+00</text:p>
          </table:table-cell>
          <table:table-cell office:value-type="float" office:value="-37.5114" calcext:value-type="float">
            <text:p>-37,5114</text:p>
          </table:table-cell>
          <table:table-cell office:value-type="float" office:value="0.00476029" calcext:value-type="float">
            <text:p>0,00476029</text:p>
          </table:table-cell>
          <table:table-cell office:value-type="float" office:value="-42.2944" calcext:value-type="float">
            <text:p>-42,2944</text:p>
          </table:table-cell>
          <table:table-cell office:value-type="float" office:value="-37.5066" calcext:value-type="float">
            <text:p>-3,75E+01</text:p>
          </table:table-cell>
          <table:table-cell table:number-columns-repeated="15"/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-40.9783" calcext:value-type="float">
            <text:p>-40,98</text:p>
          </table:table-cell>
          <table:table-cell office:value-type="float" office:value="-0" calcext:value-type="float">
            <text:p>-0,00E+00</text:p>
          </table:table-cell>
          <table:table-cell office:value-type="float" office:value="-35.4868" calcext:value-type="float">
            <text:p>-35,4868</text:p>
          </table:table-cell>
          <table:table-cell office:value-type="float" office:value="0.00418349" calcext:value-type="float">
            <text:p>0,00418349</text:p>
          </table:table-cell>
          <table:table-cell office:value-type="float" office:value="-40.9859" calcext:value-type="float">
            <text:p>-40,9859</text:p>
          </table:table-cell>
          <table:table-cell office:value-type="float" office:value="-35.4826" calcext:value-type="float">
            <text:p>-3,55E+01</text:p>
          </table:table-cell>
          <table:table-cell table:number-columns-repeated="15"/>
        </table:table-row>
        <table:table-row table:style-name="ro1">
          <table:table-cell office:value-type="float" office:value="3.975" calcext:value-type="float">
            <text:p>3,975</text:p>
          </table:table-cell>
          <table:table-cell office:value-type="float" office:value="-39.7239" calcext:value-type="float">
            <text:p>-39,72</text:p>
          </table:table-cell>
          <table:table-cell office:value-type="float" office:value="-0" calcext:value-type="float">
            <text:p>-0,00E+00</text:p>
          </table:table-cell>
          <table:table-cell office:value-type="float" office:value="-33.5502" calcext:value-type="float">
            <text:p>-33,5502</text:p>
          </table:table-cell>
          <table:table-cell office:value-type="float" office:value="0.00367674" calcext:value-type="float">
            <text:p>0,00367674</text:p>
          </table:table-cell>
          <table:table-cell office:value-type="float" office:value="-39.7306" calcext:value-type="float">
            <text:p>-39,7306</text:p>
          </table:table-cell>
          <table:table-cell office:value-type="float" office:value="-33.5466" calcext:value-type="float">
            <text:p>-3,35E+01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8.5198" calcext:value-type="float">
            <text:p>-38,52</text:p>
          </table:table-cell>
          <table:table-cell office:value-type="float" office:value="-0" calcext:value-type="float">
            <text:p>-0,00E+00</text:p>
          </table:table-cell>
          <table:table-cell office:value-type="float" office:value="-31.6984" calcext:value-type="float">
            <text:p>-31,6984</text:p>
          </table:table-cell>
          <table:table-cell office:value-type="float" office:value="0.00323152" calcext:value-type="float">
            <text:p>0,00323152</text:p>
          </table:table-cell>
          <table:table-cell office:value-type="float" office:value="-38.5257" calcext:value-type="float">
            <text:p>-38,5257</text:p>
          </table:table-cell>
          <table:table-cell office:value-type="float" office:value="-31.6951" calcext:value-type="float">
            <text:p>-3,17E+01</text:p>
          </table:table-cell>
          <table:table-cell table:number-columns-repeated="15"/>
        </table:table-row>
      </table:table>
      <table:table table:name="Tabelle2" table:style-name="ta1">
        <table:shapes>
          <draw:frame draw:z-index="0" draw:style-name="gr1" draw:text-style-name="P1" svg:width="15.997cm" svg:height="8.988cm" svg:x="12.801cm" svg:y="1.097cm">
            <draw:object draw:notify-on-update-of-ranges="Tabelle2.B3:Tabelle2.B3 Tabelle2.B4:Tabelle2.B26 Tabelle2.C3:Tabelle2.C3 Tabelle2.C4:Tabelle2.C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style-name="Default"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69E-015" calcext:value-type="float">
            <text:p>1,69E-1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11E-015" calcext:value-type="float">
            <text:p>1,11E-1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9.76E-016" calcext:value-type="float">
            <text:p>9,76E-16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8.87E-016" calcext:value-type="float">
            <text:p>8,87E-1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8.17E-016" calcext:value-type="float">
            <text:p>8,17E-16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7.58E-016" calcext:value-type="float">
            <text:p>7,58E-1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7.07E-016" calcext:value-type="float">
            <text:p>7,07E-16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6.6E-016" calcext:value-type="float">
            <text:p>6,60E-1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6.16E-016" calcext:value-type="float">
            <text:p>6,16E-16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5.75E-016" calcext:value-type="float">
            <text:p>5,75E-16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.36E-016" calcext:value-type="float">
            <text:p>5,36E-16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4.6E-016" calcext:value-type="float">
            <text:p>4,60E-16</text:p>
          </table:table-cell>
        </table:table-row>
        <table:table-row table:style-name="ro1" table:number-rows-repeated="3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.04E-016" calcext:value-type="float">
            <text:p>3,04E-16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2.08E-016" calcext:value-type="float">
            <text:p>2,08E-16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1.45E-016" calcext:value-type="float">
            <text:p>1,45E-16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2.04E-017" calcext:value-type="float">
            <text:p>2,04E-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.00.0000</text:date>, <text:time style:data-style-name="N2" text:time-value="17:52:16.828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9-14T18:02:06.702000000</dc:date>
    <meta:editing-duration>P2DT6H30S</meta:editing-duration>
    <meta:editing-cycles>27</meta:editing-cycles>
    <meta:generator>LibreOffice/7.2.0.4$Windows_X86_64 LibreOffice_project/9a9c6381e3f7a62afc1329bd359cc48accb6435b</meta:generator>
    <meta:document-statistic meta:table-count="2" meta:cell-count="1207" meta:object-count="3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ash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ash"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25cm" svg:height="19.118cm" xlink:href=".." xlink:type="simple" chart:class="chart:scatter" chart:style-name="ch1">
        <chart:legend chart:legend-position="end" svg:x="15.109cm" svg:y="8.501cm" style:legend-expansion="high" chart:style-name="ch2"/>
        <chart:plot-area chart:style-name="ch3" table:cell-range-address="Tabelle1.A38:Tabelle1.B165 Tabelle1.B5:Tabelle1.D5 Tabelle1.C6:Tabelle1.C165 Tabelle1.D23:Tabelle1.D165 Tabelle1.F5:Tabelle1.F5 Tabelle1.F44:Tabelle1.F165" chart:data-source-has-labels="row" svg:x="0.378cm" svg:y="0.382cm" svg:width="14.353cm" svg:height="18.354cm">
          <chart:coordinate-region svg:x="1.899cm" svg:y="0.584cm" svg:width="12.588cm" svg:height="17.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38:Tabelle1.B165" chart:label-cell-address="Tabelle1.B5:Tabelle1.B5" chart:class="chart:scatter">
            <chart:domain table:cell-range-address="Tabelle1.A38:Tabelle1.A165"/>
            <chart:data-point chart:repeated="128"/>
          </chart:series>
          <chart:series chart:style-name="ch8" chart:values-cell-range-address="Tabelle1.C6:Tabelle1.C165" chart:label-cell-address="Tabelle1.C5:Tabelle1.C5" chart:class="chart:scatter">
            <chart:domain table:cell-range-address="Tabelle1.A6:Tabelle1.A165"/>
            <chart:data-point chart:repeated="160"/>
          </chart:series>
          <chart:series chart:style-name="ch9" chart:values-cell-range-address="Tabelle1.D23:Tabelle1.D165" chart:label-cell-address="Tabelle1.D5:Tabelle1.D5" chart:class="chart:scatter">
            <chart:domain table:cell-range-address="Tabelle1.A23:Tabelle1.A165"/>
            <chart:data-point chart:repeated="143"/>
          </chart:series>
          <chart:series chart:style-name="ch10" chart:values-cell-range-address="Tabelle1.F44:Tabelle1.F165" chart:label-cell-address="Tabelle1.F5:Tabelle1.F5" chart:class="chart:scatter">
            <chart:domain table:cell-range-address="Tabelle1.A44:Tabelle1.A165"/>
            <chart:data-point chart:repeated="1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eid</text:p>
                <draw:g>
                  <svg:desc>Tabelle1.B5:Tabelle1.B5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Hard</text:p>
                <draw:g>
                  <svg:desc>Tabelle1.C5:Tabelle1.C5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Fine</text:p>
                <draw:g>
                  <svg:desc>Tabelle1.D5:Tabelle1.D5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ReidAttrac</text:p>
                <draw:g>
                  <svg:desc>Tabelle1.F5:Tabelle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5">
                <text:p>0.825</text:p>
                <draw:g>
                  <svg:desc>Tabelle1.A38:Tabelle1.A165</svg:desc>
                </draw:g>
              </table:table-cell>
              <table:table-cell office:value-type="float" office:value="7520.48">
                <text:p>7520.48</text:p>
                <draw:g>
                  <svg:desc>Tabelle1.B38:Tabelle1.B165</svg:desc>
                </draw:g>
              </table:table-cell>
              <table:table-cell office:value-type="float" office:value="0.025">
                <text:p>0.025</text:p>
                <draw:g>
                  <svg:desc>Tabelle1.A6:Tabelle1.A165</svg:desc>
                </draw:g>
              </table:table-cell>
              <table:table-cell office:value-type="float" office:value="-70546">
                <text:p>-70546</text:p>
                <draw:g>
                  <svg:desc>Tabelle1.C6:Tabelle1.C165</svg:desc>
                </draw:g>
              </table:table-cell>
              <table:table-cell office:value-type="float" office:value="0.45">
                <text:p>0.45</text:p>
                <draw:g>
                  <svg:desc>Tabelle1.A23:Tabelle1.A165</svg:desc>
                </draw:g>
              </table:table-cell>
              <table:table-cell office:value-type="float" office:value="-116225">
                <text:p>-116225</text:p>
                <draw:g>
                  <svg:desc>Tabelle1.D23:Tabelle1.D165</svg:desc>
                </draw:g>
              </table:table-cell>
              <table:table-cell office:value-type="float" office:value="0.975">
                <text:p>0.975</text:p>
                <draw:g>
                  <svg:desc>Tabelle1.A44:Tabelle1.A165</svg:desc>
                </draw:g>
              </table:table-cell>
              <table:table-cell office:value-type="float" office:value="-98820.4">
                <text:p>-98820.4</text:p>
                <draw:g>
                  <svg:desc>Tabelle1.F44:Tabelle1.F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-1724.3">
                <text:p>-1724.3</text:p>
              </table:table-cell>
              <table:table-cell office:value-type="float" office:value="0.05">
                <text:p>0.05</text:p>
              </table:table-cell>
              <table:table-cell office:value-type="float" office:value="-70494.4">
                <text:p>-70494.4</text:p>
              </table:table-cell>
              <table:table-cell office:value-type="float" office:value="0.475">
                <text:p>0.475</text:p>
              </table:table-cell>
              <table:table-cell office:value-type="float" office:value="-116748">
                <text:p>-116748</text:p>
              </table:table-cell>
              <table:table-cell office:value-type="float" office:value="1">
                <text:p>1</text:p>
              </table:table-cell>
              <table:table-cell office:value-type="float" office:value="-89321.5">
                <text:p>-8932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5">
                <text:p>0.875</text:p>
              </table:table-cell>
              <table:table-cell office:value-type="float" office:value="-8818.02">
                <text:p>-8818.02</text:p>
              </table:table-cell>
              <table:table-cell office:value-type="float" office:value="0.075">
                <text:p>0.075</text:p>
              </table:table-cell>
              <table:table-cell office:value-type="float" office:value="-70408.2">
                <text:p>-70408.2</text:p>
              </table:table-cell>
              <table:table-cell office:value-type="float" office:value="0.5">
                <text:p>0.5</text:p>
              </table:table-cell>
              <table:table-cell office:value-type="float" office:value="-116725">
                <text:p>-116725</text:p>
              </table:table-cell>
              <table:table-cell office:value-type="float" office:value="1.025">
                <text:p>1.025</text:p>
              </table:table-cell>
              <table:table-cell office:value-type="float" office:value="-80813.1">
                <text:p>-80813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-14175.1">
                <text:p>-14175.1</text:p>
              </table:table-cell>
              <table:table-cell office:value-type="float" office:value="0.1">
                <text:p>0.1</text:p>
              </table:table-cell>
              <table:table-cell office:value-type="float" office:value="-70287.6">
                <text:p>-70287.6</text:p>
              </table:table-cell>
              <table:table-cell office:value-type="float" office:value="0.525">
                <text:p>0.525</text:p>
              </table:table-cell>
              <table:table-cell office:value-type="float" office:value="-116194">
                <text:p>-116194</text:p>
              </table:table-cell>
              <table:table-cell office:value-type="float" office:value="1.05">
                <text:p>1.05</text:p>
              </table:table-cell>
              <table:table-cell office:value-type="float" office:value="-73182.1">
                <text:p>-7318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5">
                <text:p>0.925</text:p>
              </table:table-cell>
              <table:table-cell office:value-type="float" office:value="-18132.9">
                <text:p>-18132.9</text:p>
              </table:table-cell>
              <table:table-cell office:value-type="float" office:value="0.125">
                <text:p>0.125</text:p>
              </table:table-cell>
              <table:table-cell office:value-type="float" office:value="-70132.6">
                <text:p>-70132.6</text:p>
              </table:table-cell>
              <table:table-cell office:value-type="float" office:value="0.55">
                <text:p>0.55</text:p>
              </table:table-cell>
              <table:table-cell office:value-type="float" office:value="-115191">
                <text:p>-115191</text:p>
              </table:table-cell>
              <table:table-cell office:value-type="float" office:value="1.075">
                <text:p>1.075</text:p>
              </table:table-cell>
              <table:table-cell office:value-type="float" office:value="-66329.5">
                <text:p>-6632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">
                <text:p>0.95</text:p>
              </table:table-cell>
              <table:table-cell office:value-type="float" office:value="-20966.5">
                <text:p>-20966.5</text:p>
              </table:table-cell>
              <table:table-cell office:value-type="float" office:value="0.15">
                <text:p>0.15</text:p>
              </table:table-cell>
              <table:table-cell office:value-type="float" office:value="-69943.1">
                <text:p>-69943.1</text:p>
              </table:table-cell>
              <table:table-cell office:value-type="float" office:value="0.575">
                <text:p>0.575</text:p>
              </table:table-cell>
              <table:table-cell office:value-type="float" office:value="-113756">
                <text:p>-113756</text:p>
              </table:table-cell>
              <table:table-cell office:value-type="float" office:value="1.1">
                <text:p>1.1</text:p>
              </table:table-cell>
              <table:table-cell office:value-type="float" office:value="-60168.6">
                <text:p>-6016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5">
                <text:p>0.975</text:p>
              </table:table-cell>
              <table:table-cell office:value-type="float" office:value="-22900.2">
                <text:p>-22900.2</text:p>
              </table:table-cell>
              <table:table-cell office:value-type="float" office:value="0.175">
                <text:p>0.175</text:p>
              </table:table-cell>
              <table:table-cell office:value-type="float" office:value="-69719.1">
                <text:p>-69719.1</text:p>
              </table:table-cell>
              <table:table-cell office:value-type="float" office:value="0.6">
                <text:p>0.6</text:p>
              </table:table-cell>
              <table:table-cell office:value-type="float" office:value="-111928">
                <text:p>-111928</text:p>
              </table:table-cell>
              <table:table-cell office:value-type="float" office:value="1.125">
                <text:p>1.125</text:p>
              </table:table-cell>
              <table:table-cell office:value-type="float" office:value="-54623.6">
                <text:p>-54623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-24116.9">
                <text:p>-24116.9</text:p>
              </table:table-cell>
              <table:table-cell office:value-type="float" office:value="0.2">
                <text:p>0.2</text:p>
              </table:table-cell>
              <table:table-cell office:value-type="float" office:value="-69460.7">
                <text:p>-69460.7</text:p>
              </table:table-cell>
              <table:table-cell office:value-type="float" office:value="0.625">
                <text:p>0.625</text:p>
              </table:table-cell>
              <table:table-cell office:value-type="float" office:value="-109745">
                <text:p>-109745</text:p>
              </table:table-cell>
              <table:table-cell office:value-type="float" office:value="1.15">
                <text:p>1.15</text:p>
              </table:table-cell>
              <table:table-cell office:value-type="float" office:value="-49627.6">
                <text:p>-49627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5">
                <text:p>1.025</text:p>
              </table:table-cell>
              <table:table-cell office:value-type="float" office:value="-24765.9">
                <text:p>-24765.9</text:p>
              </table:table-cell>
              <table:table-cell office:value-type="float" office:value="0.225">
                <text:p>0.225</text:p>
              </table:table-cell>
              <table:table-cell office:value-type="float" office:value="-69167.9">
                <text:p>-69167.9</text:p>
              </table:table-cell>
              <table:table-cell office:value-type="float" office:value="0.65">
                <text:p>0.65</text:p>
              </table:table-cell>
              <table:table-cell office:value-type="float" office:value="-107248">
                <text:p>-107248</text:p>
              </table:table-cell>
              <table:table-cell office:value-type="float" office:value="1.175">
                <text:p>1.175</text:p>
              </table:table-cell>
              <table:table-cell office:value-type="float" office:value="-45121.6">
                <text:p>-45121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5">
                <text:p>1.05</text:p>
              </table:table-cell>
              <table:table-cell office:value-type="float" office:value="-24968.8">
                <text:p>-24968.8</text:p>
              </table:table-cell>
              <table:table-cell office:value-type="float" office:value="0.25">
                <text:p>0.25</text:p>
              </table:table-cell>
              <table:table-cell office:value-type="float" office:value="-68840.5">
                <text:p>-68840.5</text:p>
              </table:table-cell>
              <table:table-cell office:value-type="float" office:value="0.675">
                <text:p>0.675</text:p>
              </table:table-cell>
              <table:table-cell office:value-type="float" office:value="-104473">
                <text:p>-104473</text:p>
              </table:table-cell>
              <table:table-cell office:value-type="float" office:value="1.2">
                <text:p>1.2</text:p>
              </table:table-cell>
              <table:table-cell office:value-type="float" office:value="-41053.8">
                <text:p>-41053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5">
                <text:p>1.075</text:p>
              </table:table-cell>
              <table:table-cell office:value-type="float" office:value="-24824.5">
                <text:p>-24824.5</text:p>
              </table:table-cell>
              <table:table-cell office:value-type="float" office:value="0.275">
                <text:p>0.275</text:p>
              </table:table-cell>
              <table:table-cell office:value-type="float" office:value="-68478.8">
                <text:p>-68478.8</text:p>
              </table:table-cell>
              <table:table-cell office:value-type="float" office:value="0.7">
                <text:p>0.7</text:p>
              </table:table-cell>
              <table:table-cell office:value-type="float" office:value="-101459">
                <text:p>-101459</text:p>
              </table:table-cell>
              <table:table-cell office:value-type="float" office:value="1.225">
                <text:p>1.225</text:p>
              </table:table-cell>
              <table:table-cell office:value-type="float" office:value="-37378.2">
                <text:p>-37378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24413.6">
                <text:p>-24413.6</text:p>
              </table:table-cell>
              <table:table-cell office:value-type="float" office:value="0.3">
                <text:p>0.3</text:p>
              </table:table-cell>
              <table:table-cell office:value-type="float" office:value="-68082.5">
                <text:p>-68082.5</text:p>
              </table:table-cell>
              <table:table-cell office:value-type="float" office:value="0.725">
                <text:p>0.725</text:p>
              </table:table-cell>
              <table:table-cell office:value-type="float" office:value="-98241.5">
                <text:p>-98241.5</text:p>
              </table:table-cell>
              <table:table-cell office:value-type="float" office:value="1.25">
                <text:p>1.25</text:p>
              </table:table-cell>
              <table:table-cell office:value-type="float" office:value="-34054.1">
                <text:p>-34054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25">
                <text:p>1.125</text:p>
              </table:table-cell>
              <table:table-cell office:value-type="float" office:value="-23801.4">
                <text:p>-23801.4</text:p>
              </table:table-cell>
              <table:table-cell office:value-type="float" office:value="0.325">
                <text:p>0.325</text:p>
              </table:table-cell>
              <table:table-cell office:value-type="float" office:value="-67651.8">
                <text:p>-67651.8</text:p>
              </table:table-cell>
              <table:table-cell office:value-type="float" office:value="0.75">
                <text:p>0.75</text:p>
              </table:table-cell>
              <table:table-cell office:value-type="float" office:value="-94855">
                <text:p>-94855</text:p>
              </table:table-cell>
              <table:table-cell office:value-type="float" office:value="1.275">
                <text:p>1.275</text:p>
              </table:table-cell>
              <table:table-cell office:value-type="float" office:value="-31045.3">
                <text:p>-31045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5">
                <text:p>1.15</text:p>
              </table:table-cell>
              <table:table-cell office:value-type="float" office:value="-23040.8">
                <text:p>-23040.8</text:p>
              </table:table-cell>
              <table:table-cell office:value-type="float" office:value="0.35">
                <text:p>0.35</text:p>
              </table:table-cell>
              <table:table-cell office:value-type="float" office:value="-67186.7">
                <text:p>-67186.7</text:p>
              </table:table-cell>
              <table:table-cell office:value-type="float" office:value="0.775">
                <text:p>0.775</text:p>
              </table:table-cell>
              <table:table-cell office:value-type="float" office:value="-91332.7">
                <text:p>-91332.7</text:p>
              </table:table-cell>
              <table:table-cell office:value-type="float" office:value="1.3">
                <text:p>1.3</text:p>
              </table:table-cell>
              <table:table-cell office:value-type="float" office:value="-28319.8">
                <text:p>-28319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75">
                <text:p>1.175</text:p>
              </table:table-cell>
              <table:table-cell office:value-type="float" office:value="-22174.5">
                <text:p>-22174.5</text:p>
              </table:table-cell>
              <table:table-cell office:value-type="float" office:value="0.375">
                <text:p>0.375</text:p>
              </table:table-cell>
              <table:table-cell office:value-type="float" office:value="-66687.1">
                <text:p>-66687.1</text:p>
              </table:table-cell>
              <table:table-cell office:value-type="float" office:value="0.8">
                <text:p>0.8</text:p>
              </table:table-cell>
              <table:table-cell office:value-type="float" office:value="-87706.2">
                <text:p>-87706.2</text:p>
              </table:table-cell>
              <table:table-cell office:value-type="float" office:value="1.325">
                <text:p>1.325</text:p>
              </table:table-cell>
              <table:table-cell office:value-type="float" office:value="-25849.1">
                <text:p>-25849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">
                <text:p>1.2</text:p>
              </table:table-cell>
              <table:table-cell office:value-type="float" office:value="-21236.6">
                <text:p>-21236.6</text:p>
              </table:table-cell>
              <table:table-cell office:value-type="float" office:value="0.4">
                <text:p>0.4</text:p>
              </table:table-cell>
              <table:table-cell office:value-type="float" office:value="-66153.1">
                <text:p>-66153.1</text:p>
              </table:table-cell>
              <table:table-cell office:value-type="float" office:value="0.825">
                <text:p>0.825</text:p>
              </table:table-cell>
              <table:table-cell office:value-type="float" office:value="-84004.8">
                <text:p>-84004.8</text:p>
              </table:table-cell>
              <table:table-cell office:value-type="float" office:value="1.35">
                <text:p>1.35</text:p>
              </table:table-cell>
              <table:table-cell office:value-type="float" office:value="-23607.6">
                <text:p>-23607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25">
                <text:p>1.225</text:p>
              </table:table-cell>
              <table:table-cell office:value-type="float" office:value="-20254.5">
                <text:p>-20254.5</text:p>
              </table:table-cell>
              <table:table-cell office:value-type="float" office:value="0.425">
                <text:p>0.425</text:p>
              </table:table-cell>
              <table:table-cell office:value-type="float" office:value="-65584.6">
                <text:p>-65584.6</text:p>
              </table:table-cell>
              <table:table-cell office:value-type="float" office:value="0.85">
                <text:p>0.85</text:p>
              </table:table-cell>
              <table:table-cell office:value-type="float" office:value="-80256.1">
                <text:p>-80256.1</text:p>
              </table:table-cell>
              <table:table-cell office:value-type="float" office:value="1.375">
                <text:p>1.375</text:p>
              </table:table-cell>
              <table:table-cell office:value-type="float" office:value="-21572.7">
                <text:p>-21572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-19250">
                <text:p>-19250</text:p>
              </table:table-cell>
              <table:table-cell office:value-type="float" office:value="0.45">
                <text:p>0.45</text:p>
              </table:table-cell>
              <table:table-cell office:value-type="float" office:value="-64981.6">
                <text:p>-64981.6</text:p>
              </table:table-cell>
              <table:table-cell office:value-type="float" office:value="0.875">
                <text:p>0.875</text:p>
              </table:table-cell>
              <table:table-cell office:value-type="float" office:value="-76485.6">
                <text:p>-76485.6</text:p>
              </table:table-cell>
              <table:table-cell office:value-type="float" office:value="1.4">
                <text:p>1.4</text:p>
              </table:table-cell>
              <table:table-cell office:value-type="float" office:value="-19724">
                <text:p>-197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75">
                <text:p>1.275</text:p>
              </table:table-cell>
              <table:table-cell office:value-type="float" office:value="-18240.2">
                <text:p>-18240.2</text:p>
              </table:table-cell>
              <table:table-cell office:value-type="float" office:value="0.475">
                <text:p>0.475</text:p>
              </table:table-cell>
              <table:table-cell office:value-type="float" office:value="-64344.2">
                <text:p>-64344.2</text:p>
              </table:table-cell>
              <table:table-cell office:value-type="float" office:value="0.9">
                <text:p>0.9</text:p>
              </table:table-cell>
              <table:table-cell office:value-type="float" office:value="-72716.9">
                <text:p>-72716.9</text:p>
              </table:table-cell>
              <table:table-cell office:value-type="float" office:value="1.425">
                <text:p>1.425</text:p>
              </table:table-cell>
              <table:table-cell office:value-type="float" office:value="-18043.5">
                <text:p>-18043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">
                <text:p>1.3</text:p>
              </table:table-cell>
              <table:table-cell office:value-type="float" office:value="-17238.4">
                <text:p>-17238.4</text:p>
              </table:table-cell>
              <table:table-cell office:value-type="float" office:value="0.5">
                <text:p>0.5</text:p>
              </table:table-cell>
              <table:table-cell office:value-type="float" office:value="-63672.3">
                <text:p>-63672.3</text:p>
              </table:table-cell>
              <table:table-cell office:value-type="float" office:value="0.925">
                <text:p>0.925</text:p>
              </table:table-cell>
              <table:table-cell office:value-type="float" office:value="-68971.3">
                <text:p>-68971.3</text:p>
              </table:table-cell>
              <table:table-cell office:value-type="float" office:value="1.45">
                <text:p>1.45</text:p>
              </table:table-cell>
              <table:table-cell office:value-type="float" office:value="-16514.9">
                <text:p>-16514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25">
                <text:p>1.325</text:p>
              </table:table-cell>
              <table:table-cell office:value-type="float" office:value="-16254.9">
                <text:p>-16254.9</text:p>
              </table:table-cell>
              <table:table-cell office:value-type="float" office:value="0.525">
                <text:p>0.525</text:p>
              </table:table-cell>
              <table:table-cell office:value-type="float" office:value="-62966">
                <text:p>-62966</text:p>
              </table:table-cell>
              <table:table-cell office:value-type="float" office:value="0.95">
                <text:p>0.95</text:p>
              </table:table-cell>
              <table:table-cell office:value-type="float" office:value="-65268.2">
                <text:p>-65268.2</text:p>
              </table:table-cell>
              <table:table-cell office:value-type="float" office:value="1.475">
                <text:p>1.475</text:p>
              </table:table-cell>
              <table:table-cell office:value-type="float" office:value="-15123.6">
                <text:p>-15123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">
                <text:p>1.35</text:p>
              </table:table-cell>
              <table:table-cell office:value-type="float" office:value="-15297.4">
                <text:p>-15297.4</text:p>
              </table:table-cell>
              <table:table-cell office:value-type="float" office:value="0.55">
                <text:p>0.55</text:p>
              </table:table-cell>
              <table:table-cell office:value-type="float" office:value="-62225.2">
                <text:p>-62225.2</text:p>
              </table:table-cell>
              <table:table-cell office:value-type="float" office:value="0.975">
                <text:p>0.975</text:p>
              </table:table-cell>
              <table:table-cell office:value-type="float" office:value="-61624.8">
                <text:p>-61624.8</text:p>
              </table:table-cell>
              <table:table-cell office:value-type="float" office:value="1.5">
                <text:p>1.5</text:p>
              </table:table-cell>
              <table:table-cell office:value-type="float" office:value="-13856.5">
                <text:p>-13856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5">
                <text:p>1.375</text:p>
              </table:table-cell>
              <table:table-cell office:value-type="float" office:value="-14371.5">
                <text:p>-14371.5</text:p>
              </table:table-cell>
              <table:table-cell office:value-type="float" office:value="0.575">
                <text:p>0.575</text:p>
              </table:table-cell>
              <table:table-cell office:value-type="float" office:value="-61450">
                <text:p>-61450</text:p>
              </table:table-cell>
              <table:table-cell office:value-type="float" office:value="1">
                <text:p>1</text:p>
              </table:table-cell>
              <table:table-cell office:value-type="float" office:value="-58056.5">
                <text:p>-58056.5</text:p>
              </table:table-cell>
              <table:table-cell office:value-type="float" office:value="1.525">
                <text:p>1.525</text:p>
              </table:table-cell>
              <table:table-cell office:value-type="float" office:value="-12701.9">
                <text:p>-12701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">
                <text:p>1.4</text:p>
              </table:table-cell>
              <table:table-cell office:value-type="float" office:value="-13481.3">
                <text:p>-13481.3</text:p>
              </table:table-cell>
              <table:table-cell office:value-type="float" office:value="0.6">
                <text:p>0.6</text:p>
              </table:table-cell>
              <table:table-cell office:value-type="float" office:value="-60640.3">
                <text:p>-60640.3</text:p>
              </table:table-cell>
              <table:table-cell office:value-type="float" office:value="1.025">
                <text:p>1.025</text:p>
              </table:table-cell>
              <table:table-cell office:value-type="float" office:value="-54576.7">
                <text:p>-54576.7</text:p>
              </table:table-cell>
              <table:table-cell office:value-type="float" office:value="1.55">
                <text:p>1.55</text:p>
              </table:table-cell>
              <table:table-cell office:value-type="float" office:value="-11649.2">
                <text:p>-11649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25">
                <text:p>1.425</text:p>
              </table:table-cell>
              <table:table-cell office:value-type="float" office:value="-12629.5">
                <text:p>-12629.5</text:p>
              </table:table-cell>
              <table:table-cell office:value-type="float" office:value="0.625">
                <text:p>0.625</text:p>
              </table:table-cell>
              <table:table-cell office:value-type="float" office:value="-59796.2">
                <text:p>-59796.2</text:p>
              </table:table-cell>
              <table:table-cell office:value-type="float" office:value="1.05">
                <text:p>1.05</text:p>
              </table:table-cell>
              <table:table-cell office:value-type="float" office:value="-51196.7">
                <text:p>-51196.7</text:p>
              </table:table-cell>
              <table:table-cell office:value-type="float" office:value="1.575">
                <text:p>1.575</text:p>
              </table:table-cell>
              <table:table-cell office:value-type="float" office:value="-10689">
                <text:p>-106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5">
                <text:p>1.45</text:p>
              </table:table-cell>
              <table:table-cell office:value-type="float" office:value="-11817.9">
                <text:p>-11817.9</text:p>
              </table:table-cell>
              <table:table-cell office:value-type="float" office:value="0.65">
                <text:p>0.65</text:p>
              </table:table-cell>
              <table:table-cell office:value-type="float" office:value="-58917.6">
                <text:p>-58917.6</text:p>
              </table:table-cell>
              <table:table-cell office:value-type="float" office:value="1.075">
                <text:p>1.075</text:p>
              </table:table-cell>
              <table:table-cell office:value-type="float" office:value="-47926.4">
                <text:p>-47926.4</text:p>
              </table:table-cell>
              <table:table-cell office:value-type="float" office:value="1.6">
                <text:p>1.6</text:p>
              </table:table-cell>
              <table:table-cell office:value-type="float" office:value="-9812.56">
                <text:p>-9812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75">
                <text:p>1.475</text:p>
              </table:table-cell>
              <table:table-cell office:value-type="float" office:value="-11047.1">
                <text:p>-11047.1</text:p>
              </table:table-cell>
              <table:table-cell office:value-type="float" office:value="0.675">
                <text:p>0.675</text:p>
              </table:table-cell>
              <table:table-cell office:value-type="float" office:value="-58004.5">
                <text:p>-58004.5</text:p>
              </table:table-cell>
              <table:table-cell office:value-type="float" office:value="1.1">
                <text:p>1.1</text:p>
              </table:table-cell>
              <table:table-cell office:value-type="float" office:value="-44773.6">
                <text:p>-44773.6</text:p>
              </table:table-cell>
              <table:table-cell office:value-type="float" office:value="1.625">
                <text:p>1.625</text:p>
              </table:table-cell>
              <table:table-cell office:value-type="float" office:value="-9012.27">
                <text:p>-9012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">
                <text:p>1.5</text:p>
              </table:table-cell>
              <table:table-cell office:value-type="float" office:value="-10317.3">
                <text:p>-10317.3</text:p>
              </table:table-cell>
              <table:table-cell office:value-type="float" office:value="0.7">
                <text:p>0.7</text:p>
              </table:table-cell>
              <table:table-cell office:value-type="float" office:value="-57057">
                <text:p>-57057</text:p>
              </table:table-cell>
              <table:table-cell office:value-type="float" office:value="1.125">
                <text:p>1.125</text:p>
              </table:table-cell>
              <table:table-cell office:value-type="float" office:value="-41744.8">
                <text:p>-41744.8</text:p>
              </table:table-cell>
              <table:table-cell office:value-type="float" office:value="1.65">
                <text:p>1.65</text:p>
              </table:table-cell>
              <table:table-cell office:value-type="float" office:value="-8281.13">
                <text:p>-8281.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25">
                <text:p>1.525</text:p>
              </table:table-cell>
              <table:table-cell office:value-type="float" office:value="-9628.12">
                <text:p>-9628.12</text:p>
              </table:table-cell>
              <table:table-cell office:value-type="float" office:value="0.725">
                <text:p>0.725</text:p>
              </table:table-cell>
              <table:table-cell office:value-type="float" office:value="-56075.1">
                <text:p>-56075.1</text:p>
              </table:table-cell>
              <table:table-cell office:value-type="float" office:value="1.15">
                <text:p>1.15</text:p>
              </table:table-cell>
              <table:table-cell office:value-type="float" office:value="-38844.9">
                <text:p>-38844.9</text:p>
              </table:table-cell>
              <table:table-cell office:value-type="float" office:value="1.675">
                <text:p>1.675</text:p>
              </table:table-cell>
              <table:table-cell office:value-type="float" office:value="-7612.85">
                <text:p>-7612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5">
                <text:p>1.55</text:p>
              </table:table-cell>
              <table:table-cell office:value-type="float" office:value="-8978.79">
                <text:p>-8978.79</text:p>
              </table:table-cell>
              <table:table-cell office:value-type="float" office:value="0.75">
                <text:p>0.75</text:p>
              </table:table-cell>
              <table:table-cell office:value-type="float" office:value="-55058.6">
                <text:p>-55058.6</text:p>
              </table:table-cell>
              <table:table-cell office:value-type="float" office:value="1.175">
                <text:p>1.175</text:p>
              </table:table-cell>
              <table:table-cell office:value-type="float" office:value="-36077.3">
                <text:p>-36077.3</text:p>
              </table:table-cell>
              <table:table-cell office:value-type="float" office:value="1.7">
                <text:p>1.7</text:p>
              </table:table-cell>
              <table:table-cell office:value-type="float" office:value="-7001.75">
                <text:p>-7001.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75">
                <text:p>1.575</text:p>
              </table:table-cell>
              <table:table-cell office:value-type="float" office:value="-8368.21">
                <text:p>-8368.21</text:p>
              </table:table-cell>
              <table:table-cell office:value-type="float" office:value="0.775">
                <text:p>0.775</text:p>
              </table:table-cell>
              <table:table-cell office:value-type="float" office:value="-54007.8">
                <text:p>-54007.8</text:p>
              </table:table-cell>
              <table:table-cell office:value-type="float" office:value="1.2">
                <text:p>1.2</text:p>
              </table:table-cell>
              <table:table-cell office:value-type="float" office:value="-33444.2">
                <text:p>-33444.2</text:p>
              </table:table-cell>
              <table:table-cell office:value-type="float" office:value="1.725">
                <text:p>1.725</text:p>
              </table:table-cell>
              <table:table-cell office:value-type="float" office:value="-6442.67">
                <text:p>-6442.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">
                <text:p>1.6</text:p>
              </table:table-cell>
              <table:table-cell office:value-type="float" office:value="-7795.07">
                <text:p>-7795.07</text:p>
              </table:table-cell>
              <table:table-cell office:value-type="float" office:value="0.8">
                <text:p>0.8</text:p>
              </table:table-cell>
              <table:table-cell office:value-type="float" office:value="-52922.5">
                <text:p>-52922.5</text:p>
              </table:table-cell>
              <table:table-cell office:value-type="float" office:value="1.225">
                <text:p>1.225</text:p>
              </table:table-cell>
              <table:table-cell office:value-type="float" office:value="-30946.7">
                <text:p>-30946.7</text:p>
              </table:table-cell>
              <table:table-cell office:value-type="float" office:value="1.75">
                <text:p>1.75</text:p>
              </table:table-cell>
              <table:table-cell office:value-type="float" office:value="-5930.96">
                <text:p>-5930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25">
                <text:p>1.625</text:p>
              </table:table-cell>
              <table:table-cell office:value-type="float" office:value="-7257.9">
                <text:p>-7257.9</text:p>
              </table:table-cell>
              <table:table-cell office:value-type="float" office:value="0.825">
                <text:p>0.825</text:p>
              </table:table-cell>
              <table:table-cell office:value-type="float" office:value="-51802.7">
                <text:p>-51802.7</text:p>
              </table:table-cell>
              <table:table-cell office:value-type="float" office:value="1.25">
                <text:p>1.25</text:p>
              </table:table-cell>
              <table:table-cell office:value-type="float" office:value="-28584.6">
                <text:p>-28584.6</text:p>
              </table:table-cell>
              <table:table-cell office:value-type="float" office:value="1.775">
                <text:p>1.775</text:p>
              </table:table-cell>
              <table:table-cell office:value-type="float" office:value="-5462.4">
                <text:p>-5462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-6755.13">
                <text:p>-6755.13</text:p>
              </table:table-cell>
              <table:table-cell office:value-type="float" office:value="0.85">
                <text:p>0.85</text:p>
              </table:table-cell>
              <table:table-cell office:value-type="float" office:value="-50648.4">
                <text:p>-50648.4</text:p>
              </table:table-cell>
              <table:table-cell office:value-type="float" office:value="1.275">
                <text:p>1.275</text:p>
              </table:table-cell>
              <table:table-cell office:value-type="float" office:value="-26357.1">
                <text:p>-26357.1</text:p>
              </table:table-cell>
              <table:table-cell office:value-type="float" office:value="1.8">
                <text:p>1.8</text:p>
              </table:table-cell>
              <table:table-cell office:value-type="float" office:value="-5033.17">
                <text:p>-5033.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5">
                <text:p>1.675</text:p>
              </table:table-cell>
              <table:table-cell office:value-type="float" office:value="-6285.13">
                <text:p>-6285.13</text:p>
              </table:table-cell>
              <table:table-cell office:value-type="float" office:value="0.875">
                <text:p>0.875</text:p>
              </table:table-cell>
              <table:table-cell office:value-type="float" office:value="-49459.8">
                <text:p>-49459.8</text:p>
              </table:table-cell>
              <table:table-cell office:value-type="float" office:value="1.3">
                <text:p>1.3</text:p>
              </table:table-cell>
              <table:table-cell office:value-type="float" office:value="-24262.2">
                <text:p>-24262.2</text:p>
              </table:table-cell>
              <table:table-cell office:value-type="float" office:value="1.825">
                <text:p>1.825</text:p>
              </table:table-cell>
              <table:table-cell office:value-type="float" office:value="-4639.8">
                <text:p>-4639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">
                <text:p>1.7</text:p>
              </table:table-cell>
              <table:table-cell office:value-type="float" office:value="-5846.22">
                <text:p>-5846.22</text:p>
              </table:table-cell>
              <table:table-cell office:value-type="float" office:value="0.9">
                <text:p>0.9</text:p>
              </table:table-cell>
              <table:table-cell office:value-type="float" office:value="-48236.6">
                <text:p>-48236.6</text:p>
              </table:table-cell>
              <table:table-cell office:value-type="float" office:value="1.325">
                <text:p>1.325</text:p>
              </table:table-cell>
              <table:table-cell office:value-type="float" office:value="-22297.4">
                <text:p>-22297.4</text:p>
              </table:table-cell>
              <table:table-cell office:value-type="float" office:value="1.85">
                <text:p>1.85</text:p>
              </table:table-cell>
              <table:table-cell office:value-type="float" office:value="-4279.16">
                <text:p>-4279.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25">
                <text:p>1.725</text:p>
              </table:table-cell>
              <table:table-cell office:value-type="float" office:value="-5436.75">
                <text:p>-5436.75</text:p>
              </table:table-cell>
              <table:table-cell office:value-type="float" office:value="0.925">
                <text:p>0.925</text:p>
              </table:table-cell>
              <table:table-cell office:value-type="float" office:value="-46979">
                <text:p>-46979</text:p>
              </table:table-cell>
              <table:table-cell office:value-type="float" office:value="1.35">
                <text:p>1.35</text:p>
              </table:table-cell>
              <table:table-cell office:value-type="float" office:value="-20459.5">
                <text:p>-20459.5</text:p>
              </table:table-cell>
              <table:table-cell office:value-type="float" office:value="1.875">
                <text:p>1.875</text:p>
              </table:table-cell>
              <table:table-cell office:value-type="float" office:value="-3948.37">
                <text:p>-3948.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5">
                <text:p>1.75</text:p>
              </table:table-cell>
              <table:table-cell office:value-type="float" office:value="-5055.05">
                <text:p>-5055.05</text:p>
              </table:table-cell>
              <table:table-cell office:value-type="float" office:value="0.95">
                <text:p>0.95</text:p>
              </table:table-cell>
              <table:table-cell office:value-type="float" office:value="-45687">
                <text:p>-45687</text:p>
              </table:table-cell>
              <table:table-cell office:value-type="float" office:value="1.375">
                <text:p>1.375</text:p>
              </table:table-cell>
              <table:table-cell office:value-type="float" office:value="-18744.8">
                <text:p>-18744.8</text:p>
              </table:table-cell>
              <table:table-cell office:value-type="float" office:value="1.9">
                <text:p>1.9</text:p>
              </table:table-cell>
              <table:table-cell office:value-type="float" office:value="-3644.86">
                <text:p>-3644.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75">
                <text:p>1.775</text:p>
              </table:table-cell>
              <table:table-cell office:value-type="float" office:value="-4699.52">
                <text:p>-4699.52</text:p>
              </table:table-cell>
              <table:table-cell office:value-type="float" office:value="0.975">
                <text:p>0.975</text:p>
              </table:table-cell>
              <table:table-cell office:value-type="float" office:value="-44360.5">
                <text:p>-44360.5</text:p>
              </table:table-cell>
              <table:table-cell office:value-type="float" office:value="1.4">
                <text:p>1.4</text:p>
              </table:table-cell>
              <table:table-cell office:value-type="float" office:value="-17148.9">
                <text:p>-17148.9</text:p>
              </table:table-cell>
              <table:table-cell office:value-type="float" office:value="1.925">
                <text:p>1.925</text:p>
              </table:table-cell>
              <table:table-cell office:value-type="float" office:value="-3366.26">
                <text:p>-3366.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">
                <text:p>1.8</text:p>
              </table:table-cell>
              <table:table-cell office:value-type="float" office:value="-4368.57">
                <text:p>-4368.57</text:p>
              </table:table-cell>
              <table:table-cell office:value-type="float" office:value="1">
                <text:p>1</text:p>
              </table:table-cell>
              <table:table-cell office:value-type="float" office:value="-42999.5">
                <text:p>-42999.5</text:p>
              </table:table-cell>
              <table:table-cell office:value-type="float" office:value="1.425">
                <text:p>1.425</text:p>
              </table:table-cell>
              <table:table-cell office:value-type="float" office:value="-15667.4">
                <text:p>-15667.4</text:p>
              </table:table-cell>
              <table:table-cell office:value-type="float" office:value="1.95">
                <text:p>1.95</text:p>
              </table:table-cell>
              <table:table-cell office:value-type="float" office:value="-3110.42">
                <text:p>-3110.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25">
                <text:p>1.825</text:p>
              </table:table-cell>
              <table:table-cell office:value-type="float" office:value="-4060.69">
                <text:p>-4060.69</text:p>
              </table:table-cell>
              <table:table-cell office:value-type="float" office:value="1.025">
                <text:p>1.025</text:p>
              </table:table-cell>
              <table:table-cell office:value-type="float" office:value="-41604.1">
                <text:p>-41604.1</text:p>
              </table:table-cell>
              <table:table-cell office:value-type="float" office:value="1.45">
                <text:p>1.45</text:p>
              </table:table-cell>
              <table:table-cell office:value-type="float" office:value="-14295.3">
                <text:p>-14295.3</text:p>
              </table:table-cell>
              <table:table-cell office:value-type="float" office:value="1.975">
                <text:p>1.975</text:p>
              </table:table-cell>
              <table:table-cell office:value-type="float" office:value="-2875.41">
                <text:p>-2875.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5">
                <text:p>1.85</text:p>
              </table:table-cell>
              <table:table-cell office:value-type="float" office:value="-3774.43">
                <text:p>-3774.43</text:p>
              </table:table-cell>
              <table:table-cell office:value-type="float" office:value="1.05">
                <text:p>1.05</text:p>
              </table:table-cell>
              <table:table-cell office:value-type="float" office:value="-40174.2">
                <text:p>-40174.2</text:p>
              </table:table-cell>
              <table:table-cell office:value-type="float" office:value="1.475">
                <text:p>1.475</text:p>
              </table:table-cell>
              <table:table-cell office:value-type="float" office:value="-13027.6">
                <text:p>-13027.6</text:p>
              </table:table-cell>
              <table:table-cell office:value-type="float" office:value="2">
                <text:p>2</text:p>
              </table:table-cell>
              <table:table-cell office:value-type="float" office:value="-2659.43">
                <text:p>-2659.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75">
                <text:p>1.875</text:p>
              </table:table-cell>
              <table:table-cell office:value-type="float" office:value="-3508.37">
                <text:p>-3508.37</text:p>
              </table:table-cell>
              <table:table-cell office:value-type="float" office:value="1.075">
                <text:p>1.075</text:p>
              </table:table-cell>
              <table:table-cell office:value-type="float" office:value="-38709.9">
                <text:p>-38709.9</text:p>
              </table:table-cell>
              <table:table-cell office:value-type="float" office:value="1.5">
                <text:p>1.5</text:p>
              </table:table-cell>
              <table:table-cell office:value-type="float" office:value="-11859.1">
                <text:p>-11859.1</text:p>
              </table:table-cell>
              <table:table-cell office:value-type="float" office:value="2.025">
                <text:p>2.025</text:p>
              </table:table-cell>
              <table:table-cell office:value-type="float" office:value="-2460.87">
                <text:p>-2460.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">
                <text:p>1.9</text:p>
              </table:table-cell>
              <table:table-cell office:value-type="float" office:value="-3261.21">
                <text:p>-3261.21</text:p>
              </table:table-cell>
              <table:table-cell office:value-type="float" office:value="1.1">
                <text:p>1.1</text:p>
              </table:table-cell>
              <table:table-cell office:value-type="float" office:value="-37211.1">
                <text:p>-37211.1</text:p>
              </table:table-cell>
              <table:table-cell office:value-type="float" office:value="1.525">
                <text:p>1.525</text:p>
              </table:table-cell>
              <table:table-cell office:value-type="float" office:value="-10784.5">
                <text:p>-10784.5</text:p>
              </table:table-cell>
              <table:table-cell office:value-type="float" office:value="2.05">
                <text:p>2.05</text:p>
              </table:table-cell>
              <table:table-cell office:value-type="float" office:value="-2278.26">
                <text:p>-2278.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25">
                <text:p>1.925</text:p>
              </table:table-cell>
              <table:table-cell office:value-type="float" office:value="-3031.67">
                <text:p>-3031.67</text:p>
              </table:table-cell>
              <table:table-cell office:value-type="float" office:value="1.125">
                <text:p>1.125</text:p>
              </table:table-cell>
              <table:table-cell office:value-type="float" office:value="-35677.9">
                <text:p>-35677.9</text:p>
              </table:table-cell>
              <table:table-cell office:value-type="float" office:value="1.55">
                <text:p>1.55</text:p>
              </table:table-cell>
              <table:table-cell office:value-type="float" office:value="-9798.39">
                <text:p>-9798.39</text:p>
              </table:table-cell>
              <table:table-cell office:value-type="float" office:value="2.075">
                <text:p>2.075</text:p>
              </table:table-cell>
              <table:table-cell office:value-type="float" office:value="-2110.25">
                <text:p>-2110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5">
                <text:p>1.95</text:p>
              </table:table-cell>
              <table:table-cell office:value-type="float" office:value="-2818.56">
                <text:p>-2818.56</text:p>
              </table:table-cell>
              <table:table-cell office:value-type="float" office:value="1.15">
                <text:p>1.15</text:p>
              </table:table-cell>
              <table:table-cell office:value-type="float" office:value="-34110.2">
                <text:p>-34110.2</text:p>
              </table:table-cell>
              <table:table-cell office:value-type="float" office:value="1.575">
                <text:p>1.575</text:p>
              </table:table-cell>
              <table:table-cell office:value-type="float" office:value="-8895.46">
                <text:p>-8895.46</text:p>
              </table:table-cell>
              <table:table-cell office:value-type="float" office:value="2.1">
                <text:p>2.1</text:p>
              </table:table-cell>
              <table:table-cell office:value-type="float" office:value="-1955.62">
                <text:p>-1955.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75">
                <text:p>1.975</text:p>
              </table:table-cell>
              <table:table-cell office:value-type="float" office:value="-2620.77">
                <text:p>-2620.77</text:p>
              </table:table-cell>
              <table:table-cell office:value-type="float" office:value="1.175">
                <text:p>1.175</text:p>
              </table:table-cell>
              <table:table-cell office:value-type="float" office:value="-32508">
                <text:p>-32508</text:p>
              </table:table-cell>
              <table:table-cell office:value-type="float" office:value="1.6">
                <text:p>1.6</text:p>
              </table:table-cell>
              <table:table-cell office:value-type="float" office:value="-8070.48">
                <text:p>-8070.48</text:p>
              </table:table-cell>
              <table:table-cell office:value-type="float" office:value="2.125">
                <text:p>2.125</text:p>
              </table:table-cell>
              <table:table-cell office:value-type="float" office:value="-1813.25">
                <text:p>-1813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-2437.22">
                <text:p>-2437.22</text:p>
              </table:table-cell>
              <table:table-cell office:value-type="float" office:value="1.2">
                <text:p>1.2</text:p>
              </table:table-cell>
              <table:table-cell office:value-type="float" office:value="-30871.4">
                <text:p>-30871.4</text:p>
              </table:table-cell>
              <table:table-cell office:value-type="float" office:value="1.625">
                <text:p>1.625</text:p>
              </table:table-cell>
              <table:table-cell office:value-type="float" office:value="-7318.26">
                <text:p>-7318.26</text:p>
              </table:table-cell>
              <table:table-cell office:value-type="float" office:value="2.15">
                <text:p>2.15</text:p>
              </table:table-cell>
              <table:table-cell office:value-type="float" office:value="-1682.12">
                <text:p>-1682.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25">
                <text:p>2.025</text:p>
              </table:table-cell>
              <table:table-cell office:value-type="float" office:value="-2266.93">
                <text:p>-2266.93</text:p>
              </table:table-cell>
              <table:table-cell office:value-type="float" office:value="1.225">
                <text:p>1.225</text:p>
              </table:table-cell>
              <table:table-cell office:value-type="float" office:value="-29200.4">
                <text:p>-29200.4</text:p>
              </table:table-cell>
              <table:table-cell office:value-type="float" office:value="1.65">
                <text:p>1.65</text:p>
              </table:table-cell>
              <table:table-cell office:value-type="float" office:value="-6633.77">
                <text:p>-6633.77</text:p>
              </table:table-cell>
              <table:table-cell office:value-type="float" office:value="2.175">
                <text:p>2.175</text:p>
              </table:table-cell>
              <table:table-cell office:value-type="float" office:value="-1561.3">
                <text:p>-1561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5">
                <text:p>2.05</text:p>
              </table:table-cell>
              <table:table-cell office:value-type="float" office:value="-2108.96">
                <text:p>-2108.96</text:p>
              </table:table-cell>
              <table:table-cell office:value-type="float" office:value="1.25">
                <text:p>1.25</text:p>
              </table:table-cell>
              <table:table-cell office:value-type="float" office:value="-27494.9">
                <text:p>-27494.9</text:p>
              </table:table-cell>
              <table:table-cell office:value-type="float" office:value="1.675">
                <text:p>1.675</text:p>
              </table:table-cell>
              <table:table-cell office:value-type="float" office:value="-6012.14">
                <text:p>-6012.14</text:p>
              </table:table-cell>
              <table:table-cell office:value-type="float" office:value="2.2">
                <text:p>2.2</text:p>
              </table:table-cell>
              <table:table-cell office:value-type="float" office:value="-1449.93">
                <text:p>-1449.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75">
                <text:p>2.075</text:p>
              </table:table-cell>
              <table:table-cell office:value-type="float" office:value="-1962.44">
                <text:p>-1962.44</text:p>
              </table:table-cell>
              <table:table-cell office:value-type="float" office:value="1.275">
                <text:p>1.275</text:p>
              </table:table-cell>
              <table:table-cell office:value-type="float" office:value="-25754.9">
                <text:p>-25754.9</text:p>
              </table:table-cell>
              <table:table-cell office:value-type="float" office:value="1.7">
                <text:p>1.7</text:p>
              </table:table-cell>
              <table:table-cell office:value-type="float" office:value="-5448.66">
                <text:p>-5448.66</text:p>
              </table:table-cell>
              <table:table-cell office:value-type="float" office:value="2.225">
                <text:p>2.225</text:p>
              </table:table-cell>
              <table:table-cell office:value-type="float" office:value="-1347.24">
                <text:p>-1347.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">
                <text:p>2.1</text:p>
              </table:table-cell>
              <table:table-cell office:value-type="float" office:value="-1826.55">
                <text:p>-1826.55</text:p>
              </table:table-cell>
              <table:table-cell office:value-type="float" office:value="1.3">
                <text:p>1.3</text:p>
              </table:table-cell>
              <table:table-cell office:value-type="float" office:value="-23980.5">
                <text:p>-23980.5</text:p>
              </table:table-cell>
              <table:table-cell office:value-type="float" office:value="1.725">
                <text:p>1.725</text:p>
              </table:table-cell>
              <table:table-cell office:value-type="float" office:value="-4938.82">
                <text:p>-4938.82</text:p>
              </table:table-cell>
              <table:table-cell office:value-type="float" office:value="2.25">
                <text:p>2.25</text:p>
              </table:table-cell>
              <table:table-cell office:value-type="float" office:value="-1252.52">
                <text:p>-1252.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25">
                <text:p>2.125</text:p>
              </table:table-cell>
              <table:table-cell office:value-type="float" office:value="-1700.52">
                <text:p>-1700.52</text:p>
              </table:table-cell>
              <table:table-cell office:value-type="float" office:value="1.325">
                <text:p>1.325</text:p>
              </table:table-cell>
              <table:table-cell office:value-type="float" office:value="-22171.6">
                <text:p>-22171.6</text:p>
              </table:table-cell>
              <table:table-cell office:value-type="float" office:value="1.75">
                <text:p>1.75</text:p>
              </table:table-cell>
              <table:table-cell office:value-type="float" office:value="-4478.31">
                <text:p>-4478.31</text:p>
              </table:table-cell>
              <table:table-cell office:value-type="float" office:value="2.275">
                <text:p>2.275</text:p>
              </table:table-cell>
              <table:table-cell office:value-type="float" office:value="-1165.1">
                <text:p>-1165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5">
                <text:p>2.15</text:p>
              </table:table-cell>
              <table:table-cell office:value-type="float" office:value="-1583.65">
                <text:p>-1583.65</text:p>
              </table:table-cell>
              <table:table-cell office:value-type="float" office:value="1.35">
                <text:p>1.35</text:p>
              </table:table-cell>
              <table:table-cell office:value-type="float" office:value="-20328.3">
                <text:p>-20328.3</text:p>
              </table:table-cell>
              <table:table-cell office:value-type="float" office:value="1.775">
                <text:p>1.775</text:p>
              </table:table-cell>
              <table:table-cell office:value-type="float" office:value="-4063.05">
                <text:p>-4063.05</text:p>
              </table:table-cell>
              <table:table-cell office:value-type="float" office:value="2.3">
                <text:p>2.3</text:p>
              </table:table-cell>
              <table:table-cell office:value-type="float" office:value="-1084.41">
                <text:p>-1084.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75">
                <text:p>2.175</text:p>
              </table:table-cell>
              <table:table-cell office:value-type="float" office:value="-1475.27">
                <text:p>-1475.27</text:p>
              </table:table-cell>
              <table:table-cell office:value-type="float" office:value="1.375">
                <text:p>1.375</text:p>
              </table:table-cell>
              <table:table-cell office:value-type="float" office:value="-18450.5">
                <text:p>-18450.5</text:p>
              </table:table-cell>
              <table:table-cell office:value-type="float" office:value="1.8">
                <text:p>1.8</text:p>
              </table:table-cell>
              <table:table-cell office:value-type="float" office:value="-3689.17">
                <text:p>-3689.17</text:p>
              </table:table-cell>
              <table:table-cell office:value-type="float" office:value="2.325">
                <text:p>2.325</text:p>
              </table:table-cell>
              <table:table-cell office:value-type="float" office:value="-1009.89">
                <text:p>-1009.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-1374.76">
                <text:p>-1374.76</text:p>
              </table:table-cell>
              <table:table-cell office:value-type="float" office:value="1.4">
                <text:p>1.4</text:p>
              </table:table-cell>
              <table:table-cell office:value-type="float" office:value="-16538.3">
                <text:p>-16538.3</text:p>
              </table:table-cell>
              <table:table-cell office:value-type="float" office:value="1.825">
                <text:p>1.825</text:p>
              </table:table-cell>
              <table:table-cell office:value-type="float" office:value="-3353.05">
                <text:p>-3353.05</text:p>
              </table:table-cell>
              <table:table-cell office:value-type="float" office:value="2.35">
                <text:p>2.35</text:p>
              </table:table-cell>
              <table:table-cell office:value-type="float" office:value="-941.047">
                <text:p>-941.0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25">
                <text:p>2.225</text:p>
              </table:table-cell>
              <table:table-cell office:value-type="float" office:value="-1281.54">
                <text:p>-1281.54</text:p>
              </table:table-cell>
              <table:table-cell office:value-type="float" office:value="1.425">
                <text:p>1.425</text:p>
              </table:table-cell>
              <table:table-cell office:value-type="float" office:value="-14591.6">
                <text:p>-14591.6</text:p>
              </table:table-cell>
              <table:table-cell office:value-type="float" office:value="1.85">
                <text:p>1.85</text:p>
              </table:table-cell>
              <table:table-cell office:value-type="float" office:value="-3051.26">
                <text:p>-3051.26</text:p>
              </table:table-cell>
              <table:table-cell office:value-type="float" office:value="2.375">
                <text:p>2.375</text:p>
              </table:table-cell>
              <table:table-cell office:value-type="float" office:value="-877.421">
                <text:p>-877.4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5">
                <text:p>2.25</text:p>
              </table:table-cell>
              <table:table-cell office:value-type="float" office:value="-1195.09">
                <text:p>-1195.09</text:p>
              </table:table-cell>
              <table:table-cell office:value-type="float" office:value="1.45">
                <text:p>1.45</text:p>
              </table:table-cell>
              <table:table-cell office:value-type="float" office:value="-12610.4">
                <text:p>-12610.4</text:p>
              </table:table-cell>
              <table:table-cell office:value-type="float" office:value="1.875">
                <text:p>1.875</text:p>
              </table:table-cell>
              <table:table-cell office:value-type="float" office:value="-2780.62">
                <text:p>-2780.62</text:p>
              </table:table-cell>
              <table:table-cell office:value-type="float" office:value="2.4">
                <text:p>2.4</text:p>
              </table:table-cell>
              <table:table-cell office:value-type="float" office:value="-818.594">
                <text:p>-818.5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75">
                <text:p>2.275</text:p>
              </table:table-cell>
              <table:table-cell office:value-type="float" office:value="-1114.9">
                <text:p>-1114.9</text:p>
              </table:table-cell>
              <table:table-cell office:value-type="float" office:value="1.475">
                <text:p>1.475</text:p>
              </table:table-cell>
              <table:table-cell office:value-type="float" office:value="-10594.8">
                <text:p>-10594.8</text:p>
              </table:table-cell>
              <table:table-cell office:value-type="float" office:value="1.9">
                <text:p>1.9</text:p>
              </table:table-cell>
              <table:table-cell office:value-type="float" office:value="-2538.17">
                <text:p>-2538.17</text:p>
              </table:table-cell>
              <table:table-cell office:value-type="float" office:value="2.425">
                <text:p>2.425</text:p>
              </table:table-cell>
              <table:table-cell office:value-type="float" office:value="-764.183">
                <text:p>-764.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">
                <text:p>2.3</text:p>
              </table:table-cell>
              <table:table-cell office:value-type="float" office:value="-1040.52">
                <text:p>-1040.52</text:p>
              </table:table-cell>
              <table:table-cell office:value-type="float" office:value="1.5">
                <text:p>1.5</text:p>
              </table:table-cell>
              <table:table-cell office:value-type="float" office:value="-8544.77">
                <text:p>-8544.77</text:p>
              </table:table-cell>
              <table:table-cell office:value-type="float" office:value="1.925">
                <text:p>1.925</text:p>
              </table:table-cell>
              <table:table-cell office:value-type="float" office:value="-2321.15">
                <text:p>-2321.15</text:p>
              </table:table-cell>
              <table:table-cell office:value-type="float" office:value="2.45">
                <text:p>2.45</text:p>
              </table:table-cell>
              <table:table-cell office:value-type="float" office:value="-713.837">
                <text:p>-713.8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25">
                <text:p>2.325</text:p>
              </table:table-cell>
              <table:table-cell office:value-type="float" office:value="-971.513">
                <text:p>-971.513</text:p>
              </table:table-cell>
              <table:table-cell office:value-type="float" office:value="1.525">
                <text:p>1.525</text:p>
              </table:table-cell>
              <table:table-cell office:value-type="float" office:value="-6460.26">
                <text:p>-6460.26</text:p>
              </table:table-cell>
              <table:table-cell office:value-type="float" office:value="1.95">
                <text:p>1.95</text:p>
              </table:table-cell>
              <table:table-cell office:value-type="float" office:value="-2127.03">
                <text:p>-2127.03</text:p>
              </table:table-cell>
              <table:table-cell office:value-type="float" office:value="2.475">
                <text:p>2.475</text:p>
              </table:table-cell>
              <table:table-cell office:value-type="float" office:value="-667.231">
                <text:p>-667.2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5">
                <text:p>2.35</text:p>
              </table:table-cell>
              <table:table-cell office:value-type="float" office:value="-907.484">
                <text:p>-907.484</text:p>
              </table:table-cell>
              <table:table-cell office:value-type="float" office:value="1.55">
                <text:p>1.55</text:p>
              </table:table-cell>
              <table:table-cell office:value-type="float" office:value="-4341.29">
                <text:p>-4341.29</text:p>
              </table:table-cell>
              <table:table-cell office:value-type="float" office:value="1.975">
                <text:p>1.975</text:p>
              </table:table-cell>
              <table:table-cell office:value-type="float" office:value="-1953.46">
                <text:p>-1953.46</text:p>
              </table:table-cell>
              <table:table-cell office:value-type="float" office:value="2.5">
                <text:p>2.5</text:p>
              </table:table-cell>
              <table:table-cell office:value-type="float" office:value="-624.071">
                <text:p>-624.0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75">
                <text:p>2.375</text:p>
              </table:table-cell>
              <table:table-cell office:value-type="float" office:value="-848.065">
                <text:p>-848.065</text:p>
              </table:table-cell>
              <table:table-cell office:value-type="float" office:value="1.575">
                <text:p>1.575</text:p>
              </table:table-cell>
              <table:table-cell office:value-type="float" office:value="-2187.87">
                <text:p>-2187.87</text:p>
              </table:table-cell>
              <table:table-cell office:value-type="float" office:value="2">
                <text:p>2</text:p>
              </table:table-cell>
              <table:table-cell office:value-type="float" office:value="-1798.31">
                <text:p>-1798.31</text:p>
              </table:table-cell>
              <table:table-cell office:value-type="float" office:value="2.525">
                <text:p>2.525</text:p>
              </table:table-cell>
              <table:table-cell office:value-type="float" office:value="-584.085">
                <text:p>-584.0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4">
                <text:p>2.4</text:p>
              </table:table-cell>
              <table:table-cell office:value-type="float" office:value="-792.915">
                <text:p>-792.915</text:p>
              </table:table-cell>
              <table:table-cell office:value-type="float" office:value="1.6">
                <text:p>1.6</text:p>
              </table:table-cell>
              <table:table-cell office:value-type="float" office:value="-0">
                <text:p>-0</text:p>
              </table:table-cell>
              <table:table-cell office:value-type="float" office:value="2.025">
                <text:p>2.025</text:p>
              </table:table-cell>
              <table:table-cell office:value-type="float" office:value="-1659.6">
                <text:p>-1659.6</text:p>
              </table:table-cell>
              <table:table-cell office:value-type="float" office:value="2.55">
                <text:p>2.55</text:p>
              </table:table-cell>
              <table:table-cell office:value-type="float" office:value="-547.024">
                <text:p>-547.0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25">
                <text:p>2.425</text:p>
              </table:table-cell>
              <table:table-cell office:value-type="float" office:value="-741.717">
                <text:p>-741.717</text:p>
              </table:table-cell>
              <table:table-cell office:value-type="float" office:value="1.625">
                <text:p>1.625</text:p>
              </table:table-cell>
              <table:table-cell office:value-type="float" office:value="-0">
                <text:p>-0</text:p>
              </table:table-cell>
              <table:table-cell office:value-type="float" office:value="2.05">
                <text:p>2.05</text:p>
              </table:table-cell>
              <table:table-cell office:value-type="float" office:value="-1535.55">
                <text:p>-1535.55</text:p>
              </table:table-cell>
              <table:table-cell office:value-type="float" office:value="2.575">
                <text:p>2.575</text:p>
              </table:table-cell>
              <table:table-cell office:value-type="float" office:value="-512.659">
                <text:p>-512.6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45">
                <text:p>2.45</text:p>
              </table:table-cell>
              <table:table-cell office:value-type="float" office:value="-694.178">
                <text:p>-694.178</text:p>
              </table:table-cell>
              <table:table-cell office:value-type="float" office:value="1.65">
                <text:p>1.65</text:p>
              </table:table-cell>
              <table:table-cell office:value-type="float" office:value="-0">
                <text:p>-0</text:p>
              </table:table-cell>
              <table:table-cell office:value-type="float" office:value="2.075">
                <text:p>2.075</text:p>
              </table:table-cell>
              <table:table-cell office:value-type="float" office:value="-1424.53">
                <text:p>-1424.53</text:p>
              </table:table-cell>
              <table:table-cell office:value-type="float" office:value="2.6">
                <text:p>2.6</text:p>
              </table:table-cell>
              <table:table-cell office:value-type="float" office:value="-480.78">
                <text:p>-480.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75">
                <text:p>2.475</text:p>
              </table:table-cell>
              <table:table-cell office:value-type="float" office:value="-650.028">
                <text:p>-650.028</text:p>
              </table:table-cell>
              <table:table-cell office:value-type="float" office:value="1.675">
                <text:p>1.675</text:p>
              </table:table-cell>
              <table:table-cell office:value-type="float" office:value="-0">
                <text:p>-0</text:p>
              </table:table-cell>
              <table:table-cell office:value-type="float" office:value="2.1">
                <text:p>2.1</text:p>
              </table:table-cell>
              <table:table-cell office:value-type="float" office:value="-1325.08">
                <text:p>-1325.08</text:p>
              </table:table-cell>
              <table:table-cell office:value-type="float" office:value="2.625">
                <text:p>2.625</text:p>
              </table:table-cell>
              <table:table-cell office:value-type="float" office:value="-451.194">
                <text:p>-451.1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5">
                <text:p>2.5</text:p>
              </table:table-cell>
              <table:table-cell office:value-type="float" office:value="-609.015">
                <text:p>-609.015</text:p>
              </table:table-cell>
              <table:table-cell office:value-type="float" office:value="1.7">
                <text:p>1.7</text:p>
              </table:table-cell>
              <table:table-cell office:value-type="float" office:value="-0">
                <text:p>-0</text:p>
              </table:table-cell>
              <table:table-cell office:value-type="float" office:value="2.125">
                <text:p>2.125</text:p>
              </table:table-cell>
              <table:table-cell office:value-type="float" office:value="-1235.86">
                <text:p>-1235.86</text:p>
              </table:table-cell>
              <table:table-cell office:value-type="float" office:value="2.65">
                <text:p>2.65</text:p>
              </table:table-cell>
              <table:table-cell office:value-type="float" office:value="-423.723">
                <text:p>-423.7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525">
                <text:p>2.525</text:p>
              </table:table-cell>
              <table:table-cell office:value-type="float" office:value="-570.907">
                <text:p>-570.907</text:p>
              </table:table-cell>
              <table:table-cell office:value-type="float" office:value="1.725">
                <text:p>1.725</text:p>
              </table:table-cell>
              <table:table-cell office:value-type="float" office:value="-0">
                <text:p>-0</text:p>
              </table:table-cell>
              <table:table-cell office:value-type="float" office:value="2.15">
                <text:p>2.15</text:p>
              </table:table-cell>
              <table:table-cell office:value-type="float" office:value="-1155.67">
                <text:p>-1155.67</text:p>
              </table:table-cell>
              <table:table-cell office:value-type="float" office:value="2.675">
                <text:p>2.675</text:p>
              </table:table-cell>
              <table:table-cell office:value-type="float" office:value="-398.205">
                <text:p>-398.2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5">
                <text:p>2.55</text:p>
              </table:table-cell>
              <table:table-cell office:value-type="float" office:value="-535.488">
                <text:p>-535.488</text:p>
              </table:table-cell>
              <table:table-cell office:value-type="float" office:value="1.75">
                <text:p>1.75</text:p>
              </table:table-cell>
              <table:table-cell office:value-type="float" office:value="-0">
                <text:p>-0</text:p>
              </table:table-cell>
              <table:table-cell office:value-type="float" office:value="2.175">
                <text:p>2.175</text:p>
              </table:table-cell>
              <table:table-cell office:value-type="float" office:value="-1083.45">
                <text:p>-1083.45</text:p>
              </table:table-cell>
              <table:table-cell office:value-type="float" office:value="2.7">
                <text:p>2.7</text:p>
              </table:table-cell>
              <table:table-cell office:value-type="float" office:value="-374.489">
                <text:p>-374.4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75">
                <text:p>2.575</text:p>
              </table:table-cell>
              <table:table-cell office:value-type="float" office:value="-502.56">
                <text:p>-502.56</text:p>
              </table:table-cell>
              <table:table-cell office:value-type="float" office:value="1.775">
                <text:p>1.775</text:p>
              </table:table-cell>
              <table:table-cell office:value-type="float" office:value="-0">
                <text:p>-0</text:p>
              </table:table-cell>
              <table:table-cell office:value-type="float" office:value="2.2">
                <text:p>2.2</text:p>
              </table:table-cell>
              <table:table-cell office:value-type="float" office:value="-1018.24">
                <text:p>-1018.24</text:p>
              </table:table-cell>
              <table:table-cell office:value-type="float" office:value="2.725">
                <text:p>2.725</text:p>
              </table:table-cell>
              <table:table-cell office:value-type="float" office:value="-352.438">
                <text:p>-352.4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">
                <text:p>2.6</text:p>
              </table:table-cell>
              <table:table-cell office:value-type="float" office:value="-471.937">
                <text:p>-471.937</text:p>
              </table:table-cell>
              <table:table-cell office:value-type="float" office:value="1.8">
                <text:p>1.8</text:p>
              </table:table-cell>
              <table:table-cell office:value-type="float" office:value="-0">
                <text:p>-0</text:p>
              </table:table-cell>
              <table:table-cell office:value-type="float" office:value="2.225">
                <text:p>2.225</text:p>
              </table:table-cell>
              <table:table-cell office:value-type="float" office:value="-959.191">
                <text:p>-959.191</text:p>
              </table:table-cell>
              <table:table-cell office:value-type="float" office:value="2.75">
                <text:p>2.75</text:p>
              </table:table-cell>
              <table:table-cell office:value-type="float" office:value="-331.925">
                <text:p>-331.9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25">
                <text:p>2.625</text:p>
              </table:table-cell>
              <table:table-cell office:value-type="float" office:value="-443.45">
                <text:p>-443.45</text:p>
              </table:table-cell>
              <table:table-cell office:value-type="float" office:value="1.825">
                <text:p>1.825</text:p>
              </table:table-cell>
              <table:table-cell office:value-type="float" office:value="-0">
                <text:p>-0</text:p>
              </table:table-cell>
              <table:table-cell office:value-type="float" office:value="2.25">
                <text:p>2.25</text:p>
              </table:table-cell>
              <table:table-cell office:value-type="float" office:value="-905.538">
                <text:p>-905.538</text:p>
              </table:table-cell>
              <table:table-cell office:value-type="float" office:value="2.775">
                <text:p>2.775</text:p>
              </table:table-cell>
              <table:table-cell office:value-type="float" office:value="-312.832">
                <text:p>-312.8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5">
                <text:p>2.65</text:p>
              </table:table-cell>
              <table:table-cell office:value-type="float" office:value="-416.942">
                <text:p>-416.942</text:p>
              </table:table-cell>
              <table:table-cell office:value-type="float" office:value="1.85">
                <text:p>1.85</text:p>
              </table:table-cell>
              <table:table-cell office:value-type="float" office:value="-0">
                <text:p>-0</text:p>
              </table:table-cell>
              <table:table-cell office:value-type="float" office:value="2.275">
                <text:p>2.275</text:p>
              </table:table-cell>
              <table:table-cell office:value-type="float" office:value="-856.617">
                <text:p>-856.617</text:p>
              </table:table-cell>
              <table:table-cell office:value-type="float" office:value="2.8">
                <text:p>2.8</text:p>
              </table:table-cell>
              <table:table-cell office:value-type="float" office:value="-295.054">
                <text:p>-295.0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75">
                <text:p>2.675</text:p>
              </table:table-cell>
              <table:table-cell office:value-type="float" office:value="-392.265">
                <text:p>-392.265</text:p>
              </table:table-cell>
              <table:table-cell office:value-type="float" office:value="1.875">
                <text:p>1.875</text:p>
              </table:table-cell>
              <table:table-cell office:value-type="float" office:value="-0">
                <text:p>-0</text:p>
              </table:table-cell>
              <table:table-cell office:value-type="float" office:value="2.3">
                <text:p>2.3</text:p>
              </table:table-cell>
              <table:table-cell office:value-type="float" office:value="-811.838">
                <text:p>-811.838</text:p>
              </table:table-cell>
              <table:table-cell office:value-type="float" office:value="2.825">
                <text:p>2.825</text:p>
              </table:table-cell>
              <table:table-cell office:value-type="float" office:value="-278.49">
                <text:p>-278.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">
                <text:p>2.7</text:p>
              </table:table-cell>
              <table:table-cell office:value-type="float" office:value="-369.286">
                <text:p>-369.286</text:p>
              </table:table-cell>
              <table:table-cell office:value-type="float" office:value="1.9">
                <text:p>1.9</text:p>
              </table:table-cell>
              <table:table-cell office:value-type="float" office:value="-0">
                <text:p>-0</text:p>
              </table:table-cell>
              <table:table-cell office:value-type="float" office:value="2.325">
                <text:p>2.325</text:p>
              </table:table-cell>
              <table:table-cell office:value-type="float" office:value="-770.686">
                <text:p>-770.686</text:p>
              </table:table-cell>
              <table:table-cell office:value-type="float" office:value="2.85">
                <text:p>2.85</text:p>
              </table:table-cell>
              <table:table-cell office:value-type="float" office:value="-263.05">
                <text:p>-263.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25">
                <text:p>2.725</text:p>
              </table:table-cell>
              <table:table-cell office:value-type="float" office:value="-347.88">
                <text:p>-347.88</text:p>
              </table:table-cell>
              <table:table-cell office:value-type="float" office:value="1.925">
                <text:p>1.925</text:p>
              </table:table-cell>
              <table:table-cell office:value-type="float" office:value="-0">
                <text:p>-0</text:p>
              </table:table-cell>
              <table:table-cell office:value-type="float" office:value="2.35">
                <text:p>2.35</text:p>
              </table:table-cell>
              <table:table-cell office:value-type="float" office:value="-732.71">
                <text:p>-732.71</text:p>
              </table:table-cell>
              <table:table-cell office:value-type="float" office:value="2.875">
                <text:p>2.875</text:p>
              </table:table-cell>
              <table:table-cell office:value-type="float" office:value="-248.649">
                <text:p>-248.6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5">
                <text:p>2.75</text:p>
              </table:table-cell>
              <table:table-cell office:value-type="float" office:value="-327.932">
                <text:p>-327.932</text:p>
              </table:table-cell>
              <table:table-cell office:value-type="float" office:value="1.95">
                <text:p>1.95</text:p>
              </table:table-cell>
              <table:table-cell office:value-type="float" office:value="-0">
                <text:p>-0</text:p>
              </table:table-cell>
              <table:table-cell office:value-type="float" office:value="2.375">
                <text:p>2.375</text:p>
              </table:table-cell>
              <table:table-cell office:value-type="float" office:value="-697.517">
                <text:p>-697.517</text:p>
              </table:table-cell>
              <table:table-cell office:value-type="float" office:value="2.9">
                <text:p>2.9</text:p>
              </table:table-cell>
              <table:table-cell office:value-type="float" office:value="-235.211">
                <text:p>-235.2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75">
                <text:p>2.775</text:p>
              </table:table-cell>
              <table:table-cell office:value-type="float" office:value="-309.334">
                <text:p>-309.334</text:p>
              </table:table-cell>
              <table:table-cell office:value-type="float" office:value="1.975">
                <text:p>1.975</text:p>
              </table:table-cell>
              <table:table-cell office:value-type="float" office:value="-0">
                <text:p>-0</text:p>
              </table:table-cell>
              <table:table-cell office:value-type="float" office:value="2.4">
                <text:p>2.4</text:p>
              </table:table-cell>
              <table:table-cell office:value-type="float" office:value="-664.767">
                <text:p>-664.767</text:p>
              </table:table-cell>
              <table:table-cell office:value-type="float" office:value="2.925">
                <text:p>2.925</text:p>
              </table:table-cell>
              <table:table-cell office:value-type="float" office:value="-222.665">
                <text:p>-222.6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">
                <text:p>2.8</text:p>
              </table:table-cell>
              <table:table-cell office:value-type="float" office:value="-291.988">
                <text:p>-291.988</text:p>
              </table:table-cell>
              <table:table-cell office:value-type="float" office:value="2">
                <text:p>2</text:p>
              </table:table-cell>
              <table:table-cell office:value-type="float" office:value="-0">
                <text:p>-0</text:p>
              </table:table-cell>
              <table:table-cell office:value-type="float" office:value="2.425">
                <text:p>2.425</text:p>
              </table:table-cell>
              <table:table-cell office:value-type="float" office:value="-634.168">
                <text:p>-634.168</text:p>
              </table:table-cell>
              <table:table-cell office:value-type="float" office:value="2.95">
                <text:p>2.95</text:p>
              </table:table-cell>
              <table:table-cell office:value-type="float" office:value="-210.944">
                <text:p>-210.9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825">
                <text:p>2.825</text:p>
              </table:table-cell>
              <table:table-cell office:value-type="float" office:value="-275.803">
                <text:p>-275.803</text:p>
              </table:table-cell>
              <table:table-cell office:value-type="float" office:value="2.025">
                <text:p>2.025</text:p>
              </table:table-cell>
              <table:table-cell office:value-type="float" office:value="-0">
                <text:p>-0</text:p>
              </table:table-cell>
              <table:table-cell office:value-type="float" office:value="2.45">
                <text:p>2.45</text:p>
              </table:table-cell>
              <table:table-cell office:value-type="float" office:value="-605.469">
                <text:p>-605.469</text:p>
              </table:table-cell>
              <table:table-cell office:value-type="float" office:value="2.975">
                <text:p>2.975</text:p>
              </table:table-cell>
              <table:table-cell office:value-type="float" office:value="-199.987">
                <text:p>-199.9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85">
                <text:p>2.85</text:p>
              </table:table-cell>
              <table:table-cell office:value-type="float" office:value="-260.695">
                <text:p>-260.695</text:p>
              </table:table-cell>
              <table:table-cell office:value-type="float" office:value="2.05">
                <text:p>2.05</text:p>
              </table:table-cell>
              <table:table-cell office:value-type="float" office:value="-0">
                <text:p>-0</text:p>
              </table:table-cell>
              <table:table-cell office:value-type="float" office:value="2.475">
                <text:p>2.475</text:p>
              </table:table-cell>
              <table:table-cell office:value-type="float" office:value="-578.455">
                <text:p>-578.455</text:p>
              </table:table-cell>
              <table:table-cell office:value-type="float" office:value="3">
                <text:p>3</text:p>
              </table:table-cell>
              <table:table-cell office:value-type="float" office:value="-189.74">
                <text:p>-189.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875">
                <text:p>2.875</text:p>
              </table:table-cell>
              <table:table-cell office:value-type="float" office:value="-246.586">
                <text:p>-246.586</text:p>
              </table:table-cell>
              <table:table-cell office:value-type="float" office:value="2.075">
                <text:p>2.075</text:p>
              </table:table-cell>
              <table:table-cell office:value-type="float" office:value="-0">
                <text:p>-0</text:p>
              </table:table-cell>
              <table:table-cell office:value-type="float" office:value="2.5">
                <text:p>2.5</text:p>
              </table:table-cell>
              <table:table-cell office:value-type="float" office:value="-552.944">
                <text:p>-552.944</text:p>
              </table:table-cell>
              <table:table-cell office:value-type="float" office:value="3.025">
                <text:p>3.025</text:p>
              </table:table-cell>
              <table:table-cell office:value-type="float" office:value="-180.151">
                <text:p>-180.1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">
                <text:p>2.9</text:p>
              </table:table-cell>
              <table:table-cell office:value-type="float" office:value="-233.402">
                <text:p>-233.402</text:p>
              </table:table-cell>
              <table:table-cell office:value-type="float" office:value="2.1">
                <text:p>2.1</text:p>
              </table:table-cell>
              <table:table-cell office:value-type="float" office:value="-0">
                <text:p>-0</text:p>
              </table:table-cell>
              <table:table-cell office:value-type="float" office:value="2.525">
                <text:p>2.525</text:p>
              </table:table-cell>
              <table:table-cell office:value-type="float" office:value="-528.779">
                <text:p>-528.779</text:p>
              </table:table-cell>
              <table:table-cell office:value-type="float" office:value="3.05">
                <text:p>3.05</text:p>
              </table:table-cell>
              <table:table-cell office:value-type="float" office:value="-171.171">
                <text:p>-171.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925">
                <text:p>2.925</text:p>
              </table:table-cell>
              <table:table-cell office:value-type="float" office:value="-221.079">
                <text:p>-221.079</text:p>
              </table:table-cell>
              <table:table-cell office:value-type="float" office:value="2.125">
                <text:p>2.125</text:p>
              </table:table-cell>
              <table:table-cell office:value-type="float" office:value="-0">
                <text:p>-0</text:p>
              </table:table-cell>
              <table:table-cell office:value-type="float" office:value="2.55">
                <text:p>2.55</text:p>
              </table:table-cell>
              <table:table-cell office:value-type="float" office:value="-505.831">
                <text:p>-505.831</text:p>
              </table:table-cell>
              <table:table-cell office:value-type="float" office:value="3.075">
                <text:p>3.075</text:p>
              </table:table-cell>
              <table:table-cell office:value-type="float" office:value="-162.758">
                <text:p>-162.7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5">
                <text:p>2.95</text:p>
              </table:table-cell>
              <table:table-cell office:value-type="float" office:value="-209.553">
                <text:p>-209.553</text:p>
              </table:table-cell>
              <table:table-cell office:value-type="float" office:value="2.15">
                <text:p>2.15</text:p>
              </table:table-cell>
              <table:table-cell office:value-type="float" office:value="-0">
                <text:p>-0</text:p>
              </table:table-cell>
              <table:table-cell office:value-type="float" office:value="2.575">
                <text:p>2.575</text:p>
              </table:table-cell>
              <table:table-cell office:value-type="float" office:value="-483.99">
                <text:p>-483.99</text:p>
              </table:table-cell>
              <table:table-cell office:value-type="float" office:value="3.1">
                <text:p>3.1</text:p>
              </table:table-cell>
              <table:table-cell office:value-type="float" office:value="-154.87">
                <text:p>-154.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75">
                <text:p>2.975</text:p>
              </table:table-cell>
              <table:table-cell office:value-type="float" office:value="-198.768">
                <text:p>-198.768</text:p>
              </table:table-cell>
              <table:table-cell office:value-type="float" office:value="2.175">
                <text:p>2.175</text:p>
              </table:table-cell>
              <table:table-cell office:value-type="float" office:value="-0">
                <text:p>-0</text:p>
              </table:table-cell>
              <table:table-cell office:value-type="float" office:value="2.6">
                <text:p>2.6</text:p>
              </table:table-cell>
              <table:table-cell office:value-type="float" office:value="-463.162">
                <text:p>-463.162</text:p>
              </table:table-cell>
              <table:table-cell office:value-type="float" office:value="3.125">
                <text:p>3.125</text:p>
              </table:table-cell>
              <table:table-cell office:value-type="float" office:value="-147.47">
                <text:p>-147.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-188.671">
                <text:p>-188.671</text:p>
              </table:table-cell>
              <table:table-cell office:value-type="float" office:value="2.2">
                <text:p>2.2</text:p>
              </table:table-cell>
              <table:table-cell office:value-type="float" office:value="-0">
                <text:p>-0</text:p>
              </table:table-cell>
              <table:table-cell office:value-type="float" office:value="2.625">
                <text:p>2.625</text:p>
              </table:table-cell>
              <table:table-cell office:value-type="float" office:value="-443.269">
                <text:p>-443.269</text:p>
              </table:table-cell>
              <table:table-cell office:value-type="float" office:value="3.15">
                <text:p>3.15</text:p>
              </table:table-cell>
              <table:table-cell office:value-type="float" office:value="-140.523">
                <text:p>-140.5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25">
                <text:p>3.025</text:p>
              </table:table-cell>
              <table:table-cell office:value-type="float" office:value="-179.213">
                <text:p>-179.213</text:p>
              </table:table-cell>
              <table:table-cell office:value-type="float" office:value="2.225">
                <text:p>2.225</text:p>
              </table:table-cell>
              <table:table-cell office:value-type="float" office:value="-0">
                <text:p>-0</text:p>
              </table:table-cell>
              <table:table-cell office:value-type="float" office:value="2.65">
                <text:p>2.65</text:p>
              </table:table-cell>
              <table:table-cell office:value-type="float" office:value="-424.245">
                <text:p>-424.245</text:p>
              </table:table-cell>
              <table:table-cell office:value-type="float" office:value="3.175">
                <text:p>3.175</text:p>
              </table:table-cell>
              <table:table-cell office:value-type="float" office:value="-133.999">
                <text:p>-133.9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5">
                <text:p>3.05</text:p>
              </table:table-cell>
              <table:table-cell office:value-type="float" office:value="-170.349">
                <text:p>-170.349</text:p>
              </table:table-cell>
              <table:table-cell office:value-type="float" office:value="2.25">
                <text:p>2.25</text:p>
              </table:table-cell>
              <table:table-cell office:value-type="float" office:value="-0">
                <text:p>-0</text:p>
              </table:table-cell>
              <table:table-cell office:value-type="float" office:value="2.675">
                <text:p>2.675</text:p>
              </table:table-cell>
              <table:table-cell office:value-type="float" office:value="-406.034">
                <text:p>-406.034</text:p>
              </table:table-cell>
              <table:table-cell office:value-type="float" office:value="3.2">
                <text:p>3.2</text:p>
              </table:table-cell>
              <table:table-cell office:value-type="float" office:value="-127.866">
                <text:p>-127.8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75">
                <text:p>3.075</text:p>
              </table:table-cell>
              <table:table-cell office:value-type="float" office:value="-162.037">
                <text:p>-162.037</text:p>
              </table:table-cell>
              <table:table-cell office:value-type="float" office:value="2.275">
                <text:p>2.275</text:p>
              </table:table-cell>
              <table:table-cell office:value-type="float" office:value="-0">
                <text:p>-0</text:p>
              </table:table-cell>
              <table:table-cell office:value-type="float" office:value="2.7">
                <text:p>2.7</text:p>
              </table:table-cell>
              <table:table-cell office:value-type="float" office:value="-388.587">
                <text:p>-388.587</text:p>
              </table:table-cell>
              <table:table-cell office:value-type="float" office:value="3.225">
                <text:p>3.225</text:p>
              </table:table-cell>
              <table:table-cell office:value-type="float" office:value="-122.098">
                <text:p>-122.0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1">
                <text:p>3.1</text:p>
              </table:table-cell>
              <table:table-cell office:value-type="float" office:value="-154.237">
                <text:p>-154.237</text:p>
              </table:table-cell>
              <table:table-cell office:value-type="float" office:value="2.3">
                <text:p>2.3</text:p>
              </table:table-cell>
              <table:table-cell office:value-type="float" office:value="-0">
                <text:p>-0</text:p>
              </table:table-cell>
              <table:table-cell office:value-type="float" office:value="2.725">
                <text:p>2.725</text:p>
              </table:table-cell>
              <table:table-cell office:value-type="float" office:value="-371.865">
                <text:p>-371.865</text:p>
              </table:table-cell>
              <table:table-cell office:value-type="float" office:value="3.25">
                <text:p>3.25</text:p>
              </table:table-cell>
              <table:table-cell office:value-type="float" office:value="-116.669">
                <text:p>-116.6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25">
                <text:p>3.125</text:p>
              </table:table-cell>
              <table:table-cell office:value-type="float" office:value="-146.915">
                <text:p>-146.915</text:p>
              </table:table-cell>
              <table:table-cell office:value-type="float" office:value="2.325">
                <text:p>2.325</text:p>
              </table:table-cell>
              <table:table-cell office:value-type="float" office:value="-0">
                <text:p>-0</text:p>
              </table:table-cell>
              <table:table-cell office:value-type="float" office:value="2.75">
                <text:p>2.75</text:p>
              </table:table-cell>
              <table:table-cell office:value-type="float" office:value="-355.83">
                <text:p>-355.83</text:p>
              </table:table-cell>
              <table:table-cell office:value-type="float" office:value="3.275">
                <text:p>3.275</text:p>
              </table:table-cell>
              <table:table-cell office:value-type="float" office:value="-111.556">
                <text:p>-111.5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5">
                <text:p>3.15</text:p>
              </table:table-cell>
              <table:table-cell office:value-type="float" office:value="-140.037">
                <text:p>-140.037</text:p>
              </table:table-cell>
              <table:table-cell office:value-type="float" office:value="2.35">
                <text:p>2.35</text:p>
              </table:table-cell>
              <table:table-cell office:value-type="float" office:value="-0">
                <text:p>-0</text:p>
              </table:table-cell>
              <table:table-cell office:value-type="float" office:value="2.775">
                <text:p>2.775</text:p>
              </table:table-cell>
              <table:table-cell office:value-type="float" office:value="-340.451">
                <text:p>-340.451</text:p>
              </table:table-cell>
              <table:table-cell office:value-type="float" office:value="3.3">
                <text:p>3.3</text:p>
              </table:table-cell>
              <table:table-cell office:value-type="float" office:value="-106.738">
                <text:p>-106.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75">
                <text:p>3.175</text:p>
              </table:table-cell>
              <table:table-cell office:value-type="float" office:value="-133.572">
                <text:p>-133.572</text:p>
              </table:table-cell>
              <table:table-cell office:value-type="float" office:value="2.375">
                <text:p>2.375</text:p>
              </table:table-cell>
              <table:table-cell office:value-type="float" office:value="-0">
                <text:p>-0</text:p>
              </table:table-cell>
              <table:table-cell office:value-type="float" office:value="2.8">
                <text:p>2.8</text:p>
              </table:table-cell>
              <table:table-cell office:value-type="float" office:value="-325.699">
                <text:p>-325.699</text:p>
              </table:table-cell>
              <table:table-cell office:value-type="float" office:value="3.325">
                <text:p>3.325</text:p>
              </table:table-cell>
              <table:table-cell office:value-type="float" office:value="-102.194">
                <text:p>-102.1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">
                <text:p>3.2</text:p>
              </table:table-cell>
              <table:table-cell office:value-type="float" office:value="-127.491">
                <text:p>-127.491</text:p>
              </table:table-cell>
              <table:table-cell office:value-type="float" office:value="2.4">
                <text:p>2.4</text:p>
              </table:table-cell>
              <table:table-cell office:value-type="float" office:value="-0">
                <text:p>-0</text:p>
              </table:table-cell>
              <table:table-cell office:value-type="float" office:value="2.825">
                <text:p>2.825</text:p>
              </table:table-cell>
              <table:table-cell office:value-type="float" office:value="-311.549">
                <text:p>-311.549</text:p>
              </table:table-cell>
              <table:table-cell office:value-type="float" office:value="3.35">
                <text:p>3.35</text:p>
              </table:table-cell>
              <table:table-cell office:value-type="float" office:value="-97.9058">
                <text:p>-97.90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25">
                <text:p>3.225</text:p>
              </table:table-cell>
              <table:table-cell office:value-type="float" office:value="-121.769">
                <text:p>-121.769</text:p>
              </table:table-cell>
              <table:table-cell office:value-type="float" office:value="2.425">
                <text:p>2.425</text:p>
              </table:table-cell>
              <table:table-cell office:value-type="float" office:value="-0">
                <text:p>-0</text:p>
              </table:table-cell>
              <table:table-cell office:value-type="float" office:value="2.85">
                <text:p>2.85</text:p>
              </table:table-cell>
              <table:table-cell office:value-type="float" office:value="-297.976">
                <text:p>-297.976</text:p>
              </table:table-cell>
              <table:table-cell office:value-type="float" office:value="3.375">
                <text:p>3.375</text:p>
              </table:table-cell>
              <table:table-cell office:value-type="float" office:value="-93.8563">
                <text:p>-93.85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5">
                <text:p>3.25</text:p>
              </table:table-cell>
              <table:table-cell office:value-type="float" office:value="-116.381">
                <text:p>-116.381</text:p>
              </table:table-cell>
              <table:table-cell office:value-type="float" office:value="2.45">
                <text:p>2.45</text:p>
              </table:table-cell>
              <table:table-cell office:value-type="float" office:value="-0">
                <text:p>-0</text:p>
              </table:table-cell>
              <table:table-cell office:value-type="float" office:value="2.875">
                <text:p>2.875</text:p>
              </table:table-cell>
              <table:table-cell office:value-type="float" office:value="-284.959">
                <text:p>-284.959</text:p>
              </table:table-cell>
              <table:table-cell office:value-type="float" office:value="3.4">
                <text:p>3.4</text:p>
              </table:table-cell>
              <table:table-cell office:value-type="float" office:value="-90.0296">
                <text:p>-90.02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75">
                <text:p>3.275</text:p>
              </table:table-cell>
              <table:table-cell office:value-type="float" office:value="-111.303">
                <text:p>-111.303</text:p>
              </table:table-cell>
              <table:table-cell office:value-type="float" office:value="2.475">
                <text:p>2.475</text:p>
              </table:table-cell>
              <table:table-cell office:value-type="float" office:value="-0">
                <text:p>-0</text:p>
              </table:table-cell>
              <table:table-cell office:value-type="float" office:value="2.9">
                <text:p>2.9</text:p>
              </table:table-cell>
              <table:table-cell office:value-type="float" office:value="-272.475">
                <text:p>-272.475</text:p>
              </table:table-cell>
              <table:table-cell office:value-type="float" office:value="3.425">
                <text:p>3.425</text:p>
              </table:table-cell>
              <table:table-cell office:value-type="float" office:value="-86.4108">
                <text:p>-86.4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">
                <text:p>3.3</text:p>
              </table:table-cell>
              <table:table-cell office:value-type="float" office:value="-106.516">
                <text:p>-106.516</text:p>
              </table:table-cell>
              <table:table-cell office:value-type="float" office:value="2.5">
                <text:p>2.5</text:p>
              </table:table-cell>
              <table:table-cell office:value-type="float" office:value="-0">
                <text:p>-0</text:p>
              </table:table-cell>
              <table:table-cell office:value-type="float" office:value="2.925">
                <text:p>2.925</text:p>
              </table:table-cell>
              <table:table-cell office:value-type="float" office:value="-260.506">
                <text:p>-260.506</text:p>
              </table:table-cell>
              <table:table-cell office:value-type="float" office:value="3.45">
                <text:p>3.45</text:p>
              </table:table-cell>
              <table:table-cell office:value-type="float" office:value="-82.9863">
                <text:p>-82.98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25">
                <text:p>3.325</text:p>
              </table:table-cell>
              <table:table-cell office:value-type="float" office:value="-101.999">
                <text:p>-101.999</text:p>
              </table:table-cell>
              <table:table-cell office:value-type="float" office:value="2.525">
                <text:p>2.525</text:p>
              </table:table-cell>
              <table:table-cell office:value-type="float" office:value="-0">
                <text:p>-0</text:p>
              </table:table-cell>
              <table:table-cell office:value-type="float" office:value="2.95">
                <text:p>2.95</text:p>
              </table:table-cell>
              <table:table-cell office:value-type="float" office:value="-249.032">
                <text:p>-249.032</text:p>
              </table:table-cell>
              <table:table-cell office:value-type="float" office:value="3.475">
                <text:p>3.475</text:p>
              </table:table-cell>
              <table:table-cell office:value-type="float" office:value="-79.7435">
                <text:p>-79.74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5">
                <text:p>3.35</text:p>
              </table:table-cell>
              <table:table-cell office:value-type="float" office:value="-97.7347">
                <text:p>-97.7347</text:p>
              </table:table-cell>
              <table:table-cell office:value-type="float" office:value="2.55">
                <text:p>2.55</text:p>
              </table:table-cell>
              <table:table-cell office:value-type="float" office:value="-0">
                <text:p>-0</text:p>
              </table:table-cell>
              <table:table-cell office:value-type="float" office:value="2.975">
                <text:p>2.975</text:p>
              </table:table-cell>
              <table:table-cell office:value-type="float" office:value="-238.035">
                <text:p>-238.035</text:p>
              </table:table-cell>
              <table:table-cell office:value-type="float" office:value="3.5">
                <text:p>3.5</text:p>
              </table:table-cell>
              <table:table-cell office:value-type="float" office:value="-76.6705">
                <text:p>-76.67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375">
                <text:p>3.375</text:p>
              </table:table-cell>
              <table:table-cell office:value-type="float" office:value="-93.7061">
                <text:p>-93.7061</text:p>
              </table:table-cell>
              <table:table-cell office:value-type="float" office:value="2.575">
                <text:p>2.575</text:p>
              </table:table-cell>
              <table:table-cell office:value-type="float" office:value="-0">
                <text:p>-0</text:p>
              </table:table-cell>
              <table:table-cell office:value-type="float" office:value="3">
                <text:p>3</text:p>
              </table:table-cell>
              <table:table-cell office:value-type="float" office:value="-227.496">
                <text:p>-227.496</text:p>
              </table:table-cell>
              <table:table-cell office:value-type="float" office:value="3.525">
                <text:p>3.525</text:p>
              </table:table-cell>
              <table:table-cell office:value-type="float" office:value="-73.7565">
                <text:p>-73.75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">
                <text:p>3.4</text:p>
              </table:table-cell>
              <table:table-cell office:value-type="float" office:value="-89.8977">
                <text:p>-89.8977</text:p>
              </table:table-cell>
              <table:table-cell office:value-type="float" office:value="2.6">
                <text:p>2.6</text:p>
              </table:table-cell>
              <table:table-cell office:value-type="float" office:value="-0">
                <text:p>-0</text:p>
              </table:table-cell>
              <table:table-cell office:value-type="float" office:value="3.025">
                <text:p>3.025</text:p>
              </table:table-cell>
              <table:table-cell office:value-type="float" office:value="-217.398">
                <text:p>-217.398</text:p>
              </table:table-cell>
              <table:table-cell office:value-type="float" office:value="3.55">
                <text:p>3.55</text:p>
              </table:table-cell>
              <table:table-cell office:value-type="float" office:value="-70.9913">
                <text:p>-70.99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425">
                <text:p>3.425</text:p>
              </table:table-cell>
              <table:table-cell office:value-type="float" office:value="-86.295">
                <text:p>-86.295</text:p>
              </table:table-cell>
              <table:table-cell office:value-type="float" office:value="2.625">
                <text:p>2.625</text:p>
              </table:table-cell>
              <table:table-cell office:value-type="float" office:value="-0">
                <text:p>-0</text:p>
              </table:table-cell>
              <table:table-cell office:value-type="float" office:value="3.05">
                <text:p>3.05</text:p>
              </table:table-cell>
              <table:table-cell office:value-type="float" office:value="-207.725">
                <text:p>-207.725</text:p>
              </table:table-cell>
              <table:table-cell office:value-type="float" office:value="3.575">
                <text:p>3.575</text:p>
              </table:table-cell>
              <table:table-cell office:value-type="float" office:value="-68.3655">
                <text:p>-68.36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45">
                <text:p>3.45</text:p>
              </table:table-cell>
              <table:table-cell office:value-type="float" office:value="-82.8847">
                <text:p>-82.8847</text:p>
              </table:table-cell>
              <table:table-cell office:value-type="float" office:value="2.65">
                <text:p>2.65</text:p>
              </table:table-cell>
              <table:table-cell office:value-type="float" office:value="-0">
                <text:p>-0</text:p>
              </table:table-cell>
              <table:table-cell office:value-type="float" office:value="3.075">
                <text:p>3.075</text:p>
              </table:table-cell>
              <table:table-cell office:value-type="float" office:value="-198.459">
                <text:p>-198.459</text:p>
              </table:table-cell>
              <table:table-cell office:value-type="float" office:value="3.6">
                <text:p>3.6</text:p>
              </table:table-cell>
              <table:table-cell office:value-type="float" office:value="-65.8703">
                <text:p>-65.870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475">
                <text:p>3.475</text:p>
              </table:table-cell>
              <table:table-cell office:value-type="float" office:value="-79.6542">
                <text:p>-79.6542</text:p>
              </table:table-cell>
              <table:table-cell office:value-type="float" office:value="2.675">
                <text:p>2.675</text:p>
              </table:table-cell>
              <table:table-cell office:value-type="float" office:value="-0">
                <text:p>-0</text:p>
              </table:table-cell>
              <table:table-cell office:value-type="float" office:value="3.1">
                <text:p>3.1</text:p>
              </table:table-cell>
              <table:table-cell office:value-type="float" office:value="-189.586">
                <text:p>-189.586</text:p>
              </table:table-cell>
              <table:table-cell office:value-type="float" office:value="3.625">
                <text:p>3.625</text:p>
              </table:table-cell>
              <table:table-cell office:value-type="float" office:value="-63.4978">
                <text:p>-63.49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">
                <text:p>3.5</text:p>
              </table:table-cell>
              <table:table-cell office:value-type="float" office:value="-76.5921">
                <text:p>-76.5921</text:p>
              </table:table-cell>
              <table:table-cell office:value-type="float" office:value="2.7">
                <text:p>2.7</text:p>
              </table:table-cell>
              <table:table-cell office:value-type="float" office:value="-0">
                <text:p>-0</text:p>
              </table:table-cell>
              <table:table-cell office:value-type="float" office:value="3.125">
                <text:p>3.125</text:p>
              </table:table-cell>
              <table:table-cell office:value-type="float" office:value="-181.089">
                <text:p>-181.089</text:p>
              </table:table-cell>
              <table:table-cell office:value-type="float" office:value="3.65">
                <text:p>3.65</text:p>
              </table:table-cell>
              <table:table-cell office:value-type="float" office:value="-61.2402">
                <text:p>-61.240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25">
                <text:p>3.525</text:p>
              </table:table-cell>
              <table:table-cell office:value-type="float" office:value="-73.6877">
                <text:p>-73.6877</text:p>
              </table:table-cell>
              <table:table-cell office:value-type="float" office:value="2.725">
                <text:p>2.725</text:p>
              </table:table-cell>
              <table:table-cell office:value-type="float" office:value="-0">
                <text:p>-0</text:p>
              </table:table-cell>
              <table:table-cell office:value-type="float" office:value="3.15">
                <text:p>3.15</text:p>
              </table:table-cell>
              <table:table-cell office:value-type="float" office:value="-172.953">
                <text:p>-172.953</text:p>
              </table:table-cell>
              <table:table-cell office:value-type="float" office:value="3.675">
                <text:p>3.675</text:p>
              </table:table-cell>
              <table:table-cell office:value-type="float" office:value="-59.0905">
                <text:p>-59.09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55">
                <text:p>3.55</text:p>
              </table:table-cell>
              <table:table-cell office:value-type="float" office:value="-70.9308">
                <text:p>-70.9308</text:p>
              </table:table-cell>
              <table:table-cell office:value-type="float" office:value="2.75">
                <text:p>2.75</text:p>
              </table:table-cell>
              <table:table-cell office:value-type="float" office:value="-0">
                <text:p>-0</text:p>
              </table:table-cell>
              <table:table-cell office:value-type="float" office:value="3.175">
                <text:p>3.175</text:p>
              </table:table-cell>
              <table:table-cell office:value-type="float" office:value="-165.164">
                <text:p>-165.164</text:p>
              </table:table-cell>
              <table:table-cell office:value-type="float" office:value="3.7">
                <text:p>3.7</text:p>
              </table:table-cell>
              <table:table-cell office:value-type="float" office:value="-57.0423">
                <text:p>-57.04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575">
                <text:p>3.575</text:p>
              </table:table-cell>
              <table:table-cell office:value-type="float" office:value="-68.3124">
                <text:p>-68.3124</text:p>
              </table:table-cell>
              <table:table-cell office:value-type="float" office:value="2.775">
                <text:p>2.775</text:p>
              </table:table-cell>
              <table:table-cell office:value-type="float" office:value="-0">
                <text:p>-0</text:p>
              </table:table-cell>
              <table:table-cell office:value-type="float" office:value="3.2">
                <text:p>3.2</text:p>
              </table:table-cell>
              <table:table-cell office:value-type="float" office:value="-157.707">
                <text:p>-157.707</text:p>
              </table:table-cell>
              <table:table-cell office:value-type="float" office:value="3.725">
                <text:p>3.725</text:p>
              </table:table-cell>
              <table:table-cell office:value-type="float" office:value="-55.0895">
                <text:p>-55.08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6">
                <text:p>3.6</text:p>
              </table:table-cell>
              <table:table-cell office:value-type="float" office:value="-65.8237">
                <text:p>-65.8237</text:p>
              </table:table-cell>
              <table:table-cell office:value-type="float" office:value="2.8">
                <text:p>2.8</text:p>
              </table:table-cell>
              <table:table-cell office:value-type="float" office:value="-0">
                <text:p>-0</text:p>
              </table:table-cell>
              <table:table-cell office:value-type="float" office:value="3.225">
                <text:p>3.225</text:p>
              </table:table-cell>
              <table:table-cell office:value-type="float" office:value="-150.568">
                <text:p>-150.568</text:p>
              </table:table-cell>
              <table:table-cell office:value-type="float" office:value="3.75">
                <text:p>3.75</text:p>
              </table:table-cell>
              <table:table-cell office:value-type="float" office:value="-53.2263">
                <text:p>-53.22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625">
                <text:p>3.625</text:p>
              </table:table-cell>
              <table:table-cell office:value-type="float" office:value="-63.4568">
                <text:p>-63.4568</text:p>
              </table:table-cell>
              <table:table-cell office:value-type="float" office:value="2.825">
                <text:p>2.825</text:p>
              </table:table-cell>
              <table:table-cell office:value-type="float" office:value="-0">
                <text:p>-0</text:p>
              </table:table-cell>
              <table:table-cell office:value-type="float" office:value="3.25">
                <text:p>3.25</text:p>
              </table:table-cell>
              <table:table-cell office:value-type="float" office:value="-143.735">
                <text:p>-143.735</text:p>
              </table:table-cell>
              <table:table-cell office:value-type="float" office:value="3.775">
                <text:p>3.775</text:p>
              </table:table-cell>
              <table:table-cell office:value-type="float" office:value="-51.4475">
                <text:p>-51.4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65">
                <text:p>3.65</text:p>
              </table:table-cell>
              <table:table-cell office:value-type="float" office:value="-61.2042">
                <text:p>-61.2042</text:p>
              </table:table-cell>
              <table:table-cell office:value-type="float" office:value="2.85">
                <text:p>2.85</text:p>
              </table:table-cell>
              <table:table-cell office:value-type="float" office:value="-0">
                <text:p>-0</text:p>
              </table:table-cell>
              <table:table-cell office:value-type="float" office:value="3.275">
                <text:p>3.275</text:p>
              </table:table-cell>
              <table:table-cell office:value-type="float" office:value="-137.193">
                <text:p>-137.193</text:p>
              </table:table-cell>
              <table:table-cell office:value-type="float" office:value="3.8">
                <text:p>3.8</text:p>
              </table:table-cell>
              <table:table-cell office:value-type="float" office:value="-49.7483">
                <text:p>-49.74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675">
                <text:p>3.675</text:p>
              </table:table-cell>
              <table:table-cell office:value-type="float" office:value="-59.059">
                <text:p>-59.059</text:p>
              </table:table-cell>
              <table:table-cell office:value-type="float" office:value="2.875">
                <text:p>2.875</text:p>
              </table:table-cell>
              <table:table-cell office:value-type="float" office:value="-0">
                <text:p>-0</text:p>
              </table:table-cell>
              <table:table-cell office:value-type="float" office:value="3.3">
                <text:p>3.3</text:p>
              </table:table-cell>
              <table:table-cell office:value-type="float" office:value="-130.932">
                <text:p>-130.932</text:p>
              </table:table-cell>
              <table:table-cell office:value-type="float" office:value="3.825">
                <text:p>3.825</text:p>
              </table:table-cell>
              <table:table-cell office:value-type="float" office:value="-48.1239">
                <text:p>-48.12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7">
                <text:p>3.7</text:p>
              </table:table-cell>
              <table:table-cell office:value-type="float" office:value="-57.0146">
                <text:p>-57.0146</text:p>
              </table:table-cell>
              <table:table-cell office:value-type="float" office:value="2.9">
                <text:p>2.9</text:p>
              </table:table-cell>
              <table:table-cell office:value-type="float" office:value="-0">
                <text:p>-0</text:p>
              </table:table-cell>
              <table:table-cell office:value-type="float" office:value="3.325">
                <text:p>3.325</text:p>
              </table:table-cell>
              <table:table-cell office:value-type="float" office:value="-124.938">
                <text:p>-124.938</text:p>
              </table:table-cell>
              <table:table-cell office:value-type="float" office:value="3.85">
                <text:p>3.85</text:p>
              </table:table-cell>
              <table:table-cell office:value-type="float" office:value="-46.5702">
                <text:p>-46.57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725">
                <text:p>3.725</text:p>
              </table:table-cell>
              <table:table-cell office:value-type="float" office:value="-55.0651">
                <text:p>-55.0651</text:p>
              </table:table-cell>
              <table:table-cell office:value-type="float" office:value="2.925">
                <text:p>2.925</text:p>
              </table:table-cell>
              <table:table-cell office:value-type="float" office:value="-0">
                <text:p>-0</text:p>
              </table:table-cell>
              <table:table-cell office:value-type="float" office:value="3.35">
                <text:p>3.35</text:p>
              </table:table-cell>
              <table:table-cell office:value-type="float" office:value="-119.2">
                <text:p>-119.2</text:p>
              </table:table-cell>
              <table:table-cell office:value-type="float" office:value="3.875">
                <text:p>3.875</text:p>
              </table:table-cell>
              <table:table-cell office:value-type="float" office:value="-45.0832">
                <text:p>-45.08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75">
                <text:p>3.75</text:p>
              </table:table-cell>
              <table:table-cell office:value-type="float" office:value="-53.2049">
                <text:p>-53.2049</text:p>
              </table:table-cell>
              <table:table-cell office:value-type="float" office:value="2.95">
                <text:p>2.95</text:p>
              </table:table-cell>
              <table:table-cell office:value-type="float" office:value="-0">
                <text:p>-0</text:p>
              </table:table-cell>
              <table:table-cell office:value-type="float" office:value="3.375">
                <text:p>3.375</text:p>
              </table:table-cell>
              <table:table-cell office:value-type="float" office:value="-113.708">
                <text:p>-113.708</text:p>
              </table:table-cell>
              <table:table-cell office:value-type="float" office:value="3.9">
                <text:p>3.9</text:p>
              </table:table-cell>
              <table:table-cell office:value-type="float" office:value="-43.659">
                <text:p>-43.6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75">
                <text:p>3.775</text:p>
              </table:table-cell>
              <table:table-cell office:value-type="float" office:value="-51.4287">
                <text:p>-51.4287</text:p>
              </table:table-cell>
              <table:table-cell office:value-type="float" office:value="2.975">
                <text:p>2.975</text:p>
              </table:table-cell>
              <table:table-cell office:value-type="float" office:value="-0">
                <text:p>-0</text:p>
              </table:table-cell>
              <table:table-cell office:value-type="float" office:value="3.4">
                <text:p>3.4</text:p>
              </table:table-cell>
              <table:table-cell office:value-type="float" office:value="-108.45">
                <text:p>-108.45</text:p>
              </table:table-cell>
              <table:table-cell office:value-type="float" office:value="3.925">
                <text:p>3.925</text:p>
              </table:table-cell>
              <table:table-cell office:value-type="float" office:value="-42.2944">
                <text:p>-42.29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8">
                <text:p>3.8</text:p>
              </table:table-cell>
              <table:table-cell office:value-type="float" office:value="-49.7318">
                <text:p>-49.7318</text:p>
              </table:table-cell>
              <table:table-cell office:value-type="float" office:value="3">
                <text:p>3</text:p>
              </table:table-cell>
              <table:table-cell office:value-type="float" office:value="-0">
                <text:p>-0</text:p>
              </table:table-cell>
              <table:table-cell office:value-type="float" office:value="3.425">
                <text:p>3.425</text:p>
              </table:table-cell>
              <table:table-cell office:value-type="float" office:value="-103.416">
                <text:p>-103.416</text:p>
              </table:table-cell>
              <table:table-cell office:value-type="float" office:value="3.95">
                <text:p>3.95</text:p>
              </table:table-cell>
              <table:table-cell office:value-type="float" office:value="-40.9859">
                <text:p>-40.98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825">
                <text:p>3.825</text:p>
              </table:table-cell>
              <table:table-cell office:value-type="float" office:value="-48.1094">
                <text:p>-48.1094</text:p>
              </table:table-cell>
              <table:table-cell office:value-type="float" office:value="3.025">
                <text:p>3.025</text:p>
              </table:table-cell>
              <table:table-cell office:value-type="float" office:value="-0">
                <text:p>-0</text:p>
              </table:table-cell>
              <table:table-cell office:value-type="float" office:value="3.45">
                <text:p>3.45</text:p>
              </table:table-cell>
              <table:table-cell office:value-type="float" office:value="-98.5964">
                <text:p>-98.5964</text:p>
              </table:table-cell>
              <table:table-cell office:value-type="float" office:value="3.975">
                <text:p>3.975</text:p>
              </table:table-cell>
              <table:table-cell office:value-type="float" office:value="-39.7306">
                <text:p>-39.73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85">
                <text:p>3.85</text:p>
              </table:table-cell>
              <table:table-cell office:value-type="float" office:value="-46.5575">
                <text:p>-46.5575</text:p>
              </table:table-cell>
              <table:table-cell office:value-type="float" office:value="3.05">
                <text:p>3.05</text:p>
              </table:table-cell>
              <table:table-cell office:value-type="float" office:value="-0">
                <text:p>-0</text:p>
              </table:table-cell>
              <table:table-cell office:value-type="float" office:value="3.475">
                <text:p>3.475</text:p>
              </table:table-cell>
              <table:table-cell office:value-type="float" office:value="-93.9819">
                <text:p>-93.9819</text:p>
              </table:table-cell>
              <table:table-cell office:value-type="float" office:value="4">
                <text:p>4</text:p>
              </table:table-cell>
              <table:table-cell office:value-type="float" office:value="-38.5257">
                <text:p>-38.52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75">
                <text:p>3.875</text:p>
              </table:table-cell>
              <table:table-cell office:value-type="float" office:value="-45.072">
                <text:p>-45.072</text:p>
              </table:table-cell>
              <table:table-cell office:value-type="float" office:value="3.075">
                <text:p>3.075</text:p>
              </table:table-cell>
              <table:table-cell office:value-type="float" office:value="-0">
                <text:p>-0</text:p>
              </table:table-cell>
              <table:table-cell office:value-type="float" office:value="3.5">
                <text:p>3.5</text:p>
              </table:table-cell>
              <table:table-cell office:value-type="float" office:value="-89.5635">
                <text:p>-89.5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9">
                <text:p>3.9</text:p>
              </table:table-cell>
              <table:table-cell office:value-type="float" office:value="-43.6492">
                <text:p>-43.6492</text:p>
              </table:table-cell>
              <table:table-cell office:value-type="float" office:value="3.1">
                <text:p>3.1</text:p>
              </table:table-cell>
              <table:table-cell office:value-type="float" office:value="-0">
                <text:p>-0</text:p>
              </table:table-cell>
              <table:table-cell office:value-type="float" office:value="3.525">
                <text:p>3.525</text:p>
              </table:table-cell>
              <table:table-cell office:value-type="float" office:value="-85.3325">
                <text:p>-85.3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25">
                <text:p>3.925</text:p>
              </table:table-cell>
              <table:table-cell office:value-type="float" office:value="-42.2857">
                <text:p>-42.2857</text:p>
              </table:table-cell>
              <table:table-cell office:value-type="float" office:value="3.125">
                <text:p>3.125</text:p>
              </table:table-cell>
              <table:table-cell office:value-type="float" office:value="-0">
                <text:p>-0</text:p>
              </table:table-cell>
              <table:table-cell office:value-type="float" office:value="3.55">
                <text:p>3.55</text:p>
              </table:table-cell>
              <table:table-cell office:value-type="float" office:value="-81.2809">
                <text:p>-81.2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95">
                <text:p>3.95</text:p>
              </table:table-cell>
              <table:table-cell office:value-type="float" office:value="-40.9783">
                <text:p>-40.9783</text:p>
              </table:table-cell>
              <table:table-cell office:value-type="float" office:value="3.15">
                <text:p>3.15</text:p>
              </table:table-cell>
              <table:table-cell office:value-type="float" office:value="-0">
                <text:p>-0</text:p>
              </table:table-cell>
              <table:table-cell office:value-type="float" office:value="3.575">
                <text:p>3.575</text:p>
              </table:table-cell>
              <table:table-cell office:value-type="float" office:value="-77.4008">
                <text:p>-77.4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75">
                <text:p>3.975</text:p>
              </table:table-cell>
              <table:table-cell office:value-type="float" office:value="-39.7239">
                <text:p>-39.7239</text:p>
              </table:table-cell>
              <table:table-cell office:value-type="float" office:value="3.175">
                <text:p>3.175</text:p>
              </table:table-cell>
              <table:table-cell office:value-type="float" office:value="-0">
                <text:p>-0</text:p>
              </table:table-cell>
              <table:table-cell office:value-type="float" office:value="3.6">
                <text:p>3.6</text:p>
              </table:table-cell>
              <table:table-cell office:value-type="float" office:value="-73.6848">
                <text:p>-73.6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-38.5198">
                <text:p>-38.5198</text:p>
              </table:table-cell>
              <table:table-cell office:value-type="float" office:value="3.2">
                <text:p>3.2</text:p>
              </table:table-cell>
              <table:table-cell office:value-type="float" office:value="-0">
                <text:p>-0</text:p>
              </table:table-cell>
              <table:table-cell office:value-type="float" office:value="3.625">
                <text:p>3.625</text:p>
              </table:table-cell>
              <table:table-cell office:value-type="float" office:value="-70.1258">
                <text:p>-70.1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25">
                <text:p>3.225</text:p>
              </table:table-cell>
              <table:table-cell office:value-type="float" office:value="-0">
                <text:p>-0</text:p>
              </table:table-cell>
              <table:table-cell office:value-type="float" office:value="3.65">
                <text:p>3.65</text:p>
              </table:table-cell>
              <table:table-cell office:value-type="float" office:value="-66.717">
                <text:p>-66.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5">
                <text:p>3.25</text:p>
              </table:table-cell>
              <table:table-cell office:value-type="float" office:value="-0">
                <text:p>-0</text:p>
              </table:table-cell>
              <table:table-cell office:value-type="float" office:value="3.675">
                <text:p>3.675</text:p>
              </table:table-cell>
              <table:table-cell office:value-type="float" office:value="-63.452">
                <text:p>-63.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75">
                <text:p>3.275</text:p>
              </table:table-cell>
              <table:table-cell office:value-type="float" office:value="-0">
                <text:p>-0</text:p>
              </table:table-cell>
              <table:table-cell office:value-type="float" office:value="3.7">
                <text:p>3.7</text:p>
              </table:table-cell>
              <table:table-cell office:value-type="float" office:value="-60.3248">
                <text:p>-60.3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-0">
                <text:p>-0</text:p>
              </table:table-cell>
              <table:table-cell office:value-type="float" office:value="3.725">
                <text:p>3.725</text:p>
              </table:table-cell>
              <table:table-cell office:value-type="float" office:value="-57.3294">
                <text:p>-57.3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5">
                <text:p>3.325</text:p>
              </table:table-cell>
              <table:table-cell office:value-type="float" office:value="-0">
                <text:p>-0</text:p>
              </table:table-cell>
              <table:table-cell office:value-type="float" office:value="3.75">
                <text:p>3.75</text:p>
              </table:table-cell>
              <table:table-cell office:value-type="float" office:value="-54.4605">
                <text:p>-54.4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5">
                <text:p>3.35</text:p>
              </table:table-cell>
              <table:table-cell office:value-type="float" office:value="-0">
                <text:p>-0</text:p>
              </table:table-cell>
              <table:table-cell office:value-type="float" office:value="3.775">
                <text:p>3.775</text:p>
              </table:table-cell>
              <table:table-cell office:value-type="float" office:value="-51.7127">
                <text:p>-51.7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75">
                <text:p>3.375</text:p>
              </table:table-cell>
              <table:table-cell office:value-type="float" office:value="-0">
                <text:p>-0</text:p>
              </table:table-cell>
              <table:table-cell office:value-type="float" office:value="3.8">
                <text:p>3.8</text:p>
              </table:table-cell>
              <table:table-cell office:value-type="float" office:value="-49.0812">
                <text:p>-49.0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-0">
                <text:p>-0</text:p>
              </table:table-cell>
              <table:table-cell office:value-type="float" office:value="3.825">
                <text:p>3.825</text:p>
              </table:table-cell>
              <table:table-cell office:value-type="float" office:value="-46.5613">
                <text:p>-46.5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5">
                <text:p>3.425</text:p>
              </table:table-cell>
              <table:table-cell office:value-type="float" office:value="-0">
                <text:p>-0</text:p>
              </table:table-cell>
              <table:table-cell office:value-type="float" office:value="3.85">
                <text:p>3.85</text:p>
              </table:table-cell>
              <table:table-cell office:value-type="float" office:value="-44.1485">
                <text:p>-44.1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">
                <text:p>3.45</text:p>
              </table:table-cell>
              <table:table-cell office:value-type="float" office:value="-0">
                <text:p>-0</text:p>
              </table:table-cell>
              <table:table-cell office:value-type="float" office:value="3.875">
                <text:p>3.875</text:p>
              </table:table-cell>
              <table:table-cell office:value-type="float" office:value="-41.8385">
                <text:p>-41.8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75">
                <text:p>3.475</text:p>
              </table:table-cell>
              <table:table-cell office:value-type="float" office:value="-0">
                <text:p>-0</text:p>
              </table:table-cell>
              <table:table-cell office:value-type="float" office:value="3.9">
                <text:p>3.9</text:p>
              </table:table-cell>
              <table:table-cell office:value-type="float" office:value="-39.6274">
                <text:p>-39.6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0">
                <text:p>-0</text:p>
              </table:table-cell>
              <table:table-cell office:value-type="float" office:value="3.925">
                <text:p>3.925</text:p>
              </table:table-cell>
              <table:table-cell office:value-type="float" office:value="-37.5114">
                <text:p>-37.5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25">
                <text:p>3.525</text:p>
              </table:table-cell>
              <table:table-cell office:value-type="float" office:value="-0">
                <text:p>-0</text:p>
              </table:table-cell>
              <table:table-cell office:value-type="float" office:value="3.95">
                <text:p>3.95</text:p>
              </table:table-cell>
              <table:table-cell office:value-type="float" office:value="-35.4868">
                <text:p>-35.4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">
                <text:p>3.55</text:p>
              </table:table-cell>
              <table:table-cell office:value-type="float" office:value="-0">
                <text:p>-0</text:p>
              </table:table-cell>
              <table:table-cell office:value-type="float" office:value="3.975">
                <text:p>3.975</text:p>
              </table:table-cell>
              <table:table-cell office:value-type="float" office:value="-33.5502">
                <text:p>-33.5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75">
                <text:p>3.575</text:p>
              </table:table-cell>
              <table:table-cell office:value-type="float" office:value="-0">
                <text:p>-0</text:p>
              </table:table-cell>
              <table:table-cell office:value-type="float" office:value="4">
                <text:p>4</text:p>
              </table:table-cell>
              <table:table-cell office:value-type="float" office:value="-31.6984">
                <text:p>-31.6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25">
                <text:p>3.62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">
                <text:p>3.6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5">
                <text:p>3.67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25">
                <text:p>3.72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">
                <text:p>3.7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75">
                <text:p>3.77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5">
                <text:p>3.82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">
                <text:p>3.8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75">
                <text:p>3.87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5">
                <text:p>3.92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5">
                <text:p>3.975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dash" draw:stroke-dash="Long_20_Dash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Long_20_Dash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Long_20_Dash"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22cm" svg:height="17.265cm" xlink:href=".." xlink:type="simple" chart:class="chart:scatter" chart:style-name="ch1">
        <chart:legend chart:legend-position="end" svg:x="13.623cm" svg:y="7.322cm" style:legend-expansion="high" chart:style-name="ch2"/>
        <chart:plot-area chart:style-name="ch3" table:cell-range-address="Tabelle1.A38:Tabelle1.B165 Tabelle1.B5:Tabelle1.B5 Tabelle1.D5:Tabelle1.G5 Tabelle1.D47:Tabelle1.E165 Tabelle1.F45:Tabelle1.F165 Tabelle1.G40:Tabelle1.G165" chart:data-source-has-labels="row" svg:x="0.364cm" svg:y="0.345cm" svg:width="12.895cm" svg:height="16.575cm">
          <chart:coordinate-region svg:x="1.885cm" svg:y="0.547cm" svg:width="11.129cm" svg:height="16.1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38:Tabelle1.B165" chart:label-cell-address="Tabelle1.B5:Tabelle1.B5" chart:class="chart:scatter">
            <chart:domain table:cell-range-address="Tabelle1.A38:Tabelle1.A165"/>
            <chart:data-point chart:repeated="128"/>
          </chart:series>
          <chart:series chart:style-name="ch8" chart:values-cell-range-address="Tabelle1.D47:Tabelle1.D165" chart:label-cell-address="Tabelle1.D5:Tabelle1.D5" chart:class="chart:scatter">
            <chart:domain table:cell-range-address="Tabelle1.A47:Tabelle1.A165"/>
            <chart:data-point chart:repeated="119"/>
          </chart:series>
          <chart:series chart:style-name="ch9" chart:values-cell-range-address="Tabelle1.E47:Tabelle1.E165" chart:label-cell-address="Tabelle1.E5:Tabelle1.E5" chart:class="chart:scatter">
            <chart:domain table:cell-range-address="Tabelle1.A47:Tabelle1.A165"/>
            <chart:data-point chart:repeated="119"/>
          </chart:series>
          <chart:series chart:style-name="ch10" chart:values-cell-range-address="Tabelle1.F45:Tabelle1.F165" chart:label-cell-address="Tabelle1.F5:Tabelle1.F5" chart:class="chart:scatter">
            <chart:domain table:cell-range-address="Tabelle1.A45:Tabelle1.A165"/>
            <chart:data-point chart:repeated="121"/>
          </chart:series>
          <chart:series chart:style-name="ch11" chart:values-cell-range-address="Tabelle1.G40:Tabelle1.G165" chart:label-cell-address="Tabelle1.G5:Tabelle1.G5" chart:class="chart:scatter">
            <chart:domain table:cell-range-address="Tabelle1.A40:Tabelle1.A165"/>
            <chart:data-point chart:repeated="1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eid</text:p>
                <draw:g>
                  <svg:desc>Tabelle1.B5:Tabelle1.B5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Fine</text:p>
                <draw:g>
                  <svg:desc>Tabelle1.D5:Tabelle1.D5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ReidRepel*0.55</text:p>
                <draw:g>
                  <svg:desc>Tabelle1.E5:Tabelle1.E5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ReidAttrac</text:p>
                <draw:g>
                  <svg:desc>Tabelle1.F5:Tabelle1.F5</svg:desc>
                </draw:g>
              </table:table-cell>
              <table:table-cell office:value-type="string">
                <text:p>Spalte A</text:p>
              </table:table-cell>
              <table:table-cell office:value-type="string">
                <text:p>Fbufallo</text:p>
                <draw:g>
                  <svg:desc>Tabelle1.G5:Tabelle1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25">
                <text:p>0.825</text:p>
                <draw:g>
                  <svg:desc>Tabelle1.A38:Tabelle1.A165</svg:desc>
                </draw:g>
              </table:table-cell>
              <table:table-cell office:value-type="float" office:value="7520.48">
                <text:p>7520.48</text:p>
                <draw:g>
                  <svg:desc>Tabelle1.B38:Tabelle1.B165</svg:desc>
                </draw:g>
              </table:table-cell>
              <table:table-cell office:value-type="float" office:value="1.05">
                <text:p>1.05</text:p>
                <draw:g>
                  <svg:desc>Tabelle1.A47:Tabelle1.A165</svg:desc>
                </draw:g>
              </table:table-cell>
              <table:table-cell office:value-type="float" office:value="-51196.7">
                <text:p>-51196.7</text:p>
                <draw:g>
                  <svg:desc>Tabelle1.D47:Tabelle1.D165</svg:desc>
                </draw:g>
              </table:table-cell>
              <table:table-cell office:value-type="float" office:value="1.05">
                <text:p>1.05</text:p>
                <draw:g>
                  <svg:desc>Tabelle1.A47:Tabelle1.A165</svg:desc>
                </draw:g>
              </table:table-cell>
              <table:table-cell office:value-type="float" office:value="26517.3">
                <text:p>26517.3</text:p>
                <draw:g>
                  <svg:desc>Tabelle1.E47:Tabelle1.E165</svg:desc>
                </draw:g>
              </table:table-cell>
              <table:table-cell office:value-type="float" office:value="1">
                <text:p>1</text:p>
                <draw:g>
                  <svg:desc>Tabelle1.A45:Tabelle1.A165</svg:desc>
                </draw:g>
              </table:table-cell>
              <table:table-cell office:value-type="float" office:value="-89321.5">
                <text:p>-89321.5</text:p>
                <draw:g>
                  <svg:desc>Tabelle1.F45:Tabelle1.F165</svg:desc>
                </draw:g>
              </table:table-cell>
              <table:table-cell office:value-type="float" office:value="0.875">
                <text:p>0.875</text:p>
                <draw:g>
                  <svg:desc>Tabelle1.A40:Tabelle1.A165</svg:desc>
                </draw:g>
              </table:table-cell>
              <table:table-cell office:value-type="float" office:value="965.55">
                <text:p>965.55</text:p>
                <draw:g>
                  <svg:desc>Tabelle1.G40:Tabelle1.G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-1724.3">
                <text:p>-1724.3</text:p>
              </table:table-cell>
              <table:table-cell office:value-type="float" office:value="1.075">
                <text:p>1.075</text:p>
              </table:table-cell>
              <table:table-cell office:value-type="float" office:value="-47926.4">
                <text:p>-47926.4</text:p>
              </table:table-cell>
              <table:table-cell office:value-type="float" office:value="1.075">
                <text:p>1.075</text:p>
              </table:table-cell>
              <table:table-cell office:value-type="float" office:value="22827.7">
                <text:p>22827.7</text:p>
              </table:table-cell>
              <table:table-cell office:value-type="float" office:value="1.025">
                <text:p>1.025</text:p>
              </table:table-cell>
              <table:table-cell office:value-type="float" office:value="-80813.1">
                <text:p>-80813.1</text:p>
              </table:table-cell>
              <table:table-cell office:value-type="float" office:value="0.9">
                <text:p>0.9</text:p>
              </table:table-cell>
              <table:table-cell office:value-type="float" office:value="-6448.74">
                <text:p>-6448.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75">
                <text:p>0.875</text:p>
              </table:table-cell>
              <table:table-cell office:value-type="float" office:value="-8818.02">
                <text:p>-8818.02</text:p>
              </table:table-cell>
              <table:table-cell office:value-type="float" office:value="1.1">
                <text:p>1.1</text:p>
              </table:table-cell>
              <table:table-cell office:value-type="float" office:value="-44773.6">
                <text:p>-44773.6</text:p>
              </table:table-cell>
              <table:table-cell office:value-type="float" office:value="1.1">
                <text:p>1.1</text:p>
              </table:table-cell>
              <table:table-cell office:value-type="float" office:value="19665.3">
                <text:p>19665.3</text:p>
              </table:table-cell>
              <table:table-cell office:value-type="float" office:value="1.05">
                <text:p>1.05</text:p>
              </table:table-cell>
              <table:table-cell office:value-type="float" office:value="-73182.1">
                <text:p>-73182.1</text:p>
              </table:table-cell>
              <table:table-cell office:value-type="float" office:value="0.925">
                <text:p>0.925</text:p>
              </table:table-cell>
              <table:table-cell office:value-type="float" office:value="-12213">
                <text:p>-12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">
                <text:p>0.9</text:p>
              </table:table-cell>
              <table:table-cell office:value-type="float" office:value="-14175.1">
                <text:p>-14175.1</text:p>
              </table:table-cell>
              <table:table-cell office:value-type="float" office:value="1.125">
                <text:p>1.125</text:p>
              </table:table-cell>
              <table:table-cell office:value-type="float" office:value="-41744.8">
                <text:p>-41744.8</text:p>
              </table:table-cell>
              <table:table-cell office:value-type="float" office:value="1.125">
                <text:p>1.125</text:p>
              </table:table-cell>
              <table:table-cell office:value-type="float" office:value="16952.2">
                <text:p>16952.2</text:p>
              </table:table-cell>
              <table:table-cell office:value-type="float" office:value="1.075">
                <text:p>1.075</text:p>
              </table:table-cell>
              <table:table-cell office:value-type="float" office:value="-66329.5">
                <text:p>-66329.5</text:p>
              </table:table-cell>
              <table:table-cell office:value-type="float" office:value="0.95">
                <text:p>0.95</text:p>
              </table:table-cell>
              <table:table-cell office:value-type="float" office:value="-16607.7">
                <text:p>-16607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5">
                <text:p>0.925</text:p>
              </table:table-cell>
              <table:table-cell office:value-type="float" office:value="-18132.9">
                <text:p>-18132.9</text:p>
              </table:table-cell>
              <table:table-cell office:value-type="float" office:value="1.15">
                <text:p>1.15</text:p>
              </table:table-cell>
              <table:table-cell office:value-type="float" office:value="-38844.9">
                <text:p>-38844.9</text:p>
              </table:table-cell>
              <table:table-cell office:value-type="float" office:value="1.15">
                <text:p>1.15</text:p>
              </table:table-cell>
              <table:table-cell office:value-type="float" office:value="14622.7">
                <text:p>14622.7</text:p>
              </table:table-cell>
              <table:table-cell office:value-type="float" office:value="1.1">
                <text:p>1.1</text:p>
              </table:table-cell>
              <table:table-cell office:value-type="float" office:value="-60168.6">
                <text:p>-60168.6</text:p>
              </table:table-cell>
              <table:table-cell office:value-type="float" office:value="0.975">
                <text:p>0.975</text:p>
              </table:table-cell>
              <table:table-cell office:value-type="float" office:value="-19868.7">
                <text:p>-19868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">
                <text:p>0.95</text:p>
              </table:table-cell>
              <table:table-cell office:value-type="float" office:value="-20966.5">
                <text:p>-20966.5</text:p>
              </table:table-cell>
              <table:table-cell office:value-type="float" office:value="1.175">
                <text:p>1.175</text:p>
              </table:table-cell>
              <table:table-cell office:value-type="float" office:value="-36077.3">
                <text:p>-36077.3</text:p>
              </table:table-cell>
              <table:table-cell office:value-type="float" office:value="1.175">
                <text:p>1.175</text:p>
              </table:table-cell>
              <table:table-cell office:value-type="float" office:value="12620.9">
                <text:p>12620.9</text:p>
              </table:table-cell>
              <table:table-cell office:value-type="float" office:value="1.125">
                <text:p>1.125</text:p>
              </table:table-cell>
              <table:table-cell office:value-type="float" office:value="-54623.6">
                <text:p>-54623.6</text:p>
              </table:table-cell>
              <table:table-cell office:value-type="float" office:value="1">
                <text:p>1</text:p>
              </table:table-cell>
              <table:table-cell office:value-type="float" office:value="-22194">
                <text:p>-22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5">
                <text:p>0.975</text:p>
              </table:table-cell>
              <table:table-cell office:value-type="float" office:value="-22900.2">
                <text:p>-22900.2</text:p>
              </table:table-cell>
              <table:table-cell office:value-type="float" office:value="1.2">
                <text:p>1.2</text:p>
              </table:table-cell>
              <table:table-cell office:value-type="float" office:value="-33444.2">
                <text:p>-33444.2</text:p>
              </table:table-cell>
              <table:table-cell office:value-type="float" office:value="1.2">
                <text:p>1.2</text:p>
              </table:table-cell>
              <table:table-cell office:value-type="float" office:value="10899.5">
                <text:p>10899.5</text:p>
              </table:table-cell>
              <table:table-cell office:value-type="float" office:value="1.15">
                <text:p>1.15</text:p>
              </table:table-cell>
              <table:table-cell office:value-type="float" office:value="-49627.6">
                <text:p>-49627.6</text:p>
              </table:table-cell>
              <table:table-cell office:value-type="float" office:value="1.025">
                <text:p>1.025</text:p>
              </table:table-cell>
              <table:table-cell office:value-type="float" office:value="-23750.7">
                <text:p>-23750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-24116.9">
                <text:p>-24116.9</text:p>
              </table:table-cell>
              <table:table-cell office:value-type="float" office:value="1.225">
                <text:p>1.225</text:p>
              </table:table-cell>
              <table:table-cell office:value-type="float" office:value="-30946.7">
                <text:p>-30946.7</text:p>
              </table:table-cell>
              <table:table-cell office:value-type="float" office:value="1.225">
                <text:p>1.225</text:p>
              </table:table-cell>
              <table:table-cell office:value-type="float" office:value="9418.02">
                <text:p>9418.02</text:p>
              </table:table-cell>
              <table:table-cell office:value-type="float" office:value="1.175">
                <text:p>1.175</text:p>
              </table:table-cell>
              <table:table-cell office:value-type="float" office:value="-45121.6">
                <text:p>-45121.6</text:p>
              </table:table-cell>
              <table:table-cell office:value-type="float" office:value="1.05">
                <text:p>1.05</text:p>
              </table:table-cell>
              <table:table-cell office:value-type="float" office:value="-24679.4">
                <text:p>-24679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5">
                <text:p>1.025</text:p>
              </table:table-cell>
              <table:table-cell office:value-type="float" office:value="-24765.9">
                <text:p>-24765.9</text:p>
              </table:table-cell>
              <table:table-cell office:value-type="float" office:value="1.25">
                <text:p>1.25</text:p>
              </table:table-cell>
              <table:table-cell office:value-type="float" office:value="-28584.6">
                <text:p>-28584.6</text:p>
              </table:table-cell>
              <table:table-cell office:value-type="float" office:value="1.25">
                <text:p>1.25</text:p>
              </table:table-cell>
              <table:table-cell office:value-type="float" office:value="8142.22">
                <text:p>8142.22</text:p>
              </table:table-cell>
              <table:table-cell office:value-type="float" office:value="1.2">
                <text:p>1.2</text:p>
              </table:table-cell>
              <table:table-cell office:value-type="float" office:value="-41053.8">
                <text:p>-41053.8</text:p>
              </table:table-cell>
              <table:table-cell office:value-type="float" office:value="1.075">
                <text:p>1.075</text:p>
              </table:table-cell>
              <table:table-cell office:value-type="float" office:value="-25098.7">
                <text:p>-25098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5">
                <text:p>1.05</text:p>
              </table:table-cell>
              <table:table-cell office:value-type="float" office:value="-24968.8">
                <text:p>-24968.8</text:p>
              </table:table-cell>
              <table:table-cell office:value-type="float" office:value="1.275">
                <text:p>1.275</text:p>
              </table:table-cell>
              <table:table-cell office:value-type="float" office:value="-26357.1">
                <text:p>-26357.1</text:p>
              </table:table-cell>
              <table:table-cell office:value-type="float" office:value="1.275">
                <text:p>1.275</text:p>
              </table:table-cell>
              <table:table-cell office:value-type="float" office:value="7042.79">
                <text:p>7042.79</text:p>
              </table:table-cell>
              <table:table-cell office:value-type="float" office:value="1.225">
                <text:p>1.225</text:p>
              </table:table-cell>
              <table:table-cell office:value-type="float" office:value="-37378.2">
                <text:p>-37378.2</text:p>
              </table:table-cell>
              <table:table-cell office:value-type="float" office:value="1.1">
                <text:p>1.1</text:p>
              </table:table-cell>
              <table:table-cell office:value-type="float" office:value="-25108.4">
                <text:p>-25108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75">
                <text:p>1.075</text:p>
              </table:table-cell>
              <table:table-cell office:value-type="float" office:value="-24824.5">
                <text:p>-24824.5</text:p>
              </table:table-cell>
              <table:table-cell office:value-type="float" office:value="1.3">
                <text:p>1.3</text:p>
              </table:table-cell>
              <table:table-cell office:value-type="float" office:value="-24262.2">
                <text:p>-24262.2</text:p>
              </table:table-cell>
              <table:table-cell office:value-type="float" office:value="1.3">
                <text:p>1.3</text:p>
              </table:table-cell>
              <table:table-cell office:value-type="float" office:value="6094.76">
                <text:p>6094.76</text:p>
              </table:table-cell>
              <table:table-cell office:value-type="float" office:value="1.25">
                <text:p>1.25</text:p>
              </table:table-cell>
              <table:table-cell office:value-type="float" office:value="-34054.1">
                <text:p>-34054.1</text:p>
              </table:table-cell>
              <table:table-cell office:value-type="float" office:value="1.125">
                <text:p>1.125</text:p>
              </table:table-cell>
              <table:table-cell office:value-type="float" office:value="-24792.7">
                <text:p>-24792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-24413.6">
                <text:p>-24413.6</text:p>
              </table:table-cell>
              <table:table-cell office:value-type="float" office:value="1.325">
                <text:p>1.325</text:p>
              </table:table-cell>
              <table:table-cell office:value-type="float" office:value="-22297.4">
                <text:p>-22297.4</text:p>
              </table:table-cell>
              <table:table-cell office:value-type="float" office:value="1.325">
                <text:p>1.325</text:p>
              </table:table-cell>
              <table:table-cell office:value-type="float" office:value="5276.79">
                <text:p>5276.79</text:p>
              </table:table-cell>
              <table:table-cell office:value-type="float" office:value="1.275">
                <text:p>1.275</text:p>
              </table:table-cell>
              <table:table-cell office:value-type="float" office:value="-31045.3">
                <text:p>-31045.3</text:p>
              </table:table-cell>
              <table:table-cell office:value-type="float" office:value="1.15">
                <text:p>1.15</text:p>
              </table:table-cell>
              <table:table-cell office:value-type="float" office:value="-24222.2">
                <text:p>-2422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25">
                <text:p>1.125</text:p>
              </table:table-cell>
              <table:table-cell office:value-type="float" office:value="-23801.4">
                <text:p>-23801.4</text:p>
              </table:table-cell>
              <table:table-cell office:value-type="float" office:value="1.35">
                <text:p>1.35</text:p>
              </table:table-cell>
              <table:table-cell office:value-type="float" office:value="-20459.5">
                <text:p>-20459.5</text:p>
              </table:table-cell>
              <table:table-cell office:value-type="float" office:value="1.35">
                <text:p>1.35</text:p>
              </table:table-cell>
              <table:table-cell office:value-type="float" office:value="4570.63">
                <text:p>4570.63</text:p>
              </table:table-cell>
              <table:table-cell office:value-type="float" office:value="1.3">
                <text:p>1.3</text:p>
              </table:table-cell>
              <table:table-cell office:value-type="float" office:value="-28319.8">
                <text:p>-28319.8</text:p>
              </table:table-cell>
              <table:table-cell office:value-type="float" office:value="1.175">
                <text:p>1.175</text:p>
              </table:table-cell>
              <table:table-cell office:value-type="float" office:value="-23456.4">
                <text:p>-23456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5">
                <text:p>1.15</text:p>
              </table:table-cell>
              <table:table-cell office:value-type="float" office:value="-23040.8">
                <text:p>-23040.8</text:p>
              </table:table-cell>
              <table:table-cell office:value-type="float" office:value="1.375">
                <text:p>1.375</text:p>
              </table:table-cell>
              <table:table-cell office:value-type="float" office:value="-18744.8">
                <text:p>-18744.8</text:p>
              </table:table-cell>
              <table:table-cell office:value-type="float" office:value="1.375">
                <text:p>1.375</text:p>
              </table:table-cell>
              <table:table-cell office:value-type="float" office:value="3960.66">
                <text:p>3960.66</text:p>
              </table:table-cell>
              <table:table-cell office:value-type="float" office:value="1.325">
                <text:p>1.325</text:p>
              </table:table-cell>
              <table:table-cell office:value-type="float" office:value="-25849.1">
                <text:p>-25849.1</text:p>
              </table:table-cell>
              <table:table-cell office:value-type="float" office:value="1.2">
                <text:p>1.2</text:p>
              </table:table-cell>
              <table:table-cell office:value-type="float" office:value="-22544.7">
                <text:p>-22544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75">
                <text:p>1.175</text:p>
              </table:table-cell>
              <table:table-cell office:value-type="float" office:value="-22174.5">
                <text:p>-22174.5</text:p>
              </table:table-cell>
              <table:table-cell office:value-type="float" office:value="1.4">
                <text:p>1.4</text:p>
              </table:table-cell>
              <table:table-cell office:value-type="float" office:value="-17148.9">
                <text:p>-17148.9</text:p>
              </table:table-cell>
              <table:table-cell office:value-type="float" office:value="1.4">
                <text:p>1.4</text:p>
              </table:table-cell>
              <table:table-cell office:value-type="float" office:value="3433.51">
                <text:p>3433.51</text:p>
              </table:table-cell>
              <table:table-cell office:value-type="float" office:value="1.35">
                <text:p>1.35</text:p>
              </table:table-cell>
              <table:table-cell office:value-type="float" office:value="-23607.6">
                <text:p>-23607.6</text:p>
              </table:table-cell>
              <table:table-cell office:value-type="float" office:value="1.225">
                <text:p>1.225</text:p>
              </table:table-cell>
              <table:table-cell office:value-type="float" office:value="-21528.6">
                <text:p>-21528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2">
                <text:p>1.2</text:p>
              </table:table-cell>
              <table:table-cell office:value-type="float" office:value="-21236.6">
                <text:p>-21236.6</text:p>
              </table:table-cell>
              <table:table-cell office:value-type="float" office:value="1.425">
                <text:p>1.425</text:p>
              </table:table-cell>
              <table:table-cell office:value-type="float" office:value="-15667.4">
                <text:p>-15667.4</text:p>
              </table:table-cell>
              <table:table-cell office:value-type="float" office:value="1.425">
                <text:p>1.425</text:p>
              </table:table-cell>
              <table:table-cell office:value-type="float" office:value="2977.69">
                <text:p>2977.69</text:p>
              </table:table-cell>
              <table:table-cell office:value-type="float" office:value="1.375">
                <text:p>1.375</text:p>
              </table:table-cell>
              <table:table-cell office:value-type="float" office:value="-21572.7">
                <text:p>-21572.7</text:p>
              </table:table-cell>
              <table:table-cell office:value-type="float" office:value="1.25">
                <text:p>1.25</text:p>
              </table:table-cell>
              <table:table-cell office:value-type="float" office:value="-20442.4">
                <text:p>-20442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25">
                <text:p>1.225</text:p>
              </table:table-cell>
              <table:table-cell office:value-type="float" office:value="-20254.5">
                <text:p>-20254.5</text:p>
              </table:table-cell>
              <table:table-cell office:value-type="float" office:value="1.45">
                <text:p>1.45</text:p>
              </table:table-cell>
              <table:table-cell office:value-type="float" office:value="-14295.3">
                <text:p>-14295.3</text:p>
              </table:table-cell>
              <table:table-cell office:value-type="float" office:value="1.45">
                <text:p>1.45</text:p>
              </table:table-cell>
              <table:table-cell office:value-type="float" office:value="2583.37">
                <text:p>2583.37</text:p>
              </table:table-cell>
              <table:table-cell office:value-type="float" office:value="1.4">
                <text:p>1.4</text:p>
              </table:table-cell>
              <table:table-cell office:value-type="float" office:value="-19724">
                <text:p>-19724</text:p>
              </table:table-cell>
              <table:table-cell office:value-type="float" office:value="1.275">
                <text:p>1.275</text:p>
              </table:table-cell>
              <table:table-cell office:value-type="float" office:value="-19314.3">
                <text:p>-19314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5">
                <text:p>1.25</text:p>
              </table:table-cell>
              <table:table-cell office:value-type="float" office:value="-19250">
                <text:p>-19250</text:p>
              </table:table-cell>
              <table:table-cell office:value-type="float" office:value="1.475">
                <text:p>1.475</text:p>
              </table:table-cell>
              <table:table-cell office:value-type="float" office:value="-13027.6">
                <text:p>-13027.6</text:p>
              </table:table-cell>
              <table:table-cell office:value-type="float" office:value="1.475">
                <text:p>1.475</text:p>
              </table:table-cell>
              <table:table-cell office:value-type="float" office:value="2242.08">
                <text:p>2242.08</text:p>
              </table:table-cell>
              <table:table-cell office:value-type="float" office:value="1.425">
                <text:p>1.425</text:p>
              </table:table-cell>
              <table:table-cell office:value-type="float" office:value="-18043.5">
                <text:p>-18043.5</text:p>
              </table:table-cell>
              <table:table-cell office:value-type="float" office:value="1.3">
                <text:p>1.3</text:p>
              </table:table-cell>
              <table:table-cell office:value-type="float" office:value="-18167.4">
                <text:p>-18167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75">
                <text:p>1.275</text:p>
              </table:table-cell>
              <table:table-cell office:value-type="float" office:value="-18240.2">
                <text:p>-18240.2</text:p>
              </table:table-cell>
              <table:table-cell office:value-type="float" office:value="1.5">
                <text:p>1.5</text:p>
              </table:table-cell>
              <table:table-cell office:value-type="float" office:value="-11859.1">
                <text:p>-11859.1</text:p>
              </table:table-cell>
              <table:table-cell office:value-type="float" office:value="1.5">
                <text:p>1.5</text:p>
              </table:table-cell>
              <table:table-cell office:value-type="float" office:value="1946.57">
                <text:p>1946.57</text:p>
              </table:table-cell>
              <table:table-cell office:value-type="float" office:value="1.45">
                <text:p>1.45</text:p>
              </table:table-cell>
              <table:table-cell office:value-type="float" office:value="-16514.9">
                <text:p>-16514.9</text:p>
              </table:table-cell>
              <table:table-cell office:value-type="float" office:value="1.325">
                <text:p>1.325</text:p>
              </table:table-cell>
              <table:table-cell office:value-type="float" office:value="-17020.6">
                <text:p>-1702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">
                <text:p>1.3</text:p>
              </table:table-cell>
              <table:table-cell office:value-type="float" office:value="-17238.4">
                <text:p>-17238.4</text:p>
              </table:table-cell>
              <table:table-cell office:value-type="float" office:value="1.525">
                <text:p>1.525</text:p>
              </table:table-cell>
              <table:table-cell office:value-type="float" office:value="-10784.5">
                <text:p>-10784.5</text:p>
              </table:table-cell>
              <table:table-cell office:value-type="float" office:value="1.525">
                <text:p>1.525</text:p>
              </table:table-cell>
              <table:table-cell office:value-type="float" office:value="1690.59">
                <text:p>1690.59</text:p>
              </table:table-cell>
              <table:table-cell office:value-type="float" office:value="1.475">
                <text:p>1.475</text:p>
              </table:table-cell>
              <table:table-cell office:value-type="float" office:value="-15123.6">
                <text:p>-15123.6</text:p>
              </table:table-cell>
              <table:table-cell office:value-type="float" office:value="1.35">
                <text:p>1.35</text:p>
              </table:table-cell>
              <table:table-cell office:value-type="float" office:value="-15888.9">
                <text:p>-15888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25">
                <text:p>1.325</text:p>
              </table:table-cell>
              <table:table-cell office:value-type="float" office:value="-16254.9">
                <text:p>-16254.9</text:p>
              </table:table-cell>
              <table:table-cell office:value-type="float" office:value="1.55">
                <text:p>1.55</text:p>
              </table:table-cell>
              <table:table-cell office:value-type="float" office:value="-9798.39">
                <text:p>-9798.39</text:p>
              </table:table-cell>
              <table:table-cell office:value-type="float" office:value="1.55">
                <text:p>1.55</text:p>
              </table:table-cell>
              <table:table-cell office:value-type="float" office:value="1468.75">
                <text:p>1468.75</text:p>
              </table:table-cell>
              <table:table-cell office:value-type="float" office:value="1.5">
                <text:p>1.5</text:p>
              </table:table-cell>
              <table:table-cell office:value-type="float" office:value="-13856.5">
                <text:p>-13856.5</text:p>
              </table:table-cell>
              <table:table-cell office:value-type="float" office:value="1.375">
                <text:p>1.375</text:p>
              </table:table-cell>
              <table:table-cell office:value-type="float" office:value="-14784.1">
                <text:p>-14784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5">
                <text:p>1.35</text:p>
              </table:table-cell>
              <table:table-cell office:value-type="float" office:value="-15297.4">
                <text:p>-15297.4</text:p>
              </table:table-cell>
              <table:table-cell office:value-type="float" office:value="1.575">
                <text:p>1.575</text:p>
              </table:table-cell>
              <table:table-cell office:value-type="float" office:value="-8895.46">
                <text:p>-8895.46</text:p>
              </table:table-cell>
              <table:table-cell office:value-type="float" office:value="1.575">
                <text:p>1.575</text:p>
              </table:table-cell>
              <table:table-cell office:value-type="float" office:value="1276.42">
                <text:p>1276.42</text:p>
              </table:table-cell>
              <table:table-cell office:value-type="float" office:value="1.525">
                <text:p>1.525</text:p>
              </table:table-cell>
              <table:table-cell office:value-type="float" office:value="-12701.9">
                <text:p>-12701.9</text:p>
              </table:table-cell>
              <table:table-cell office:value-type="float" office:value="1.4">
                <text:p>1.4</text:p>
              </table:table-cell>
              <table:table-cell office:value-type="float" office:value="-13715.4">
                <text:p>-13715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75">
                <text:p>1.375</text:p>
              </table:table-cell>
              <table:table-cell office:value-type="float" office:value="-14371.5">
                <text:p>-14371.5</text:p>
              </table:table-cell>
              <table:table-cell office:value-type="float" office:value="1.6">
                <text:p>1.6</text:p>
              </table:table-cell>
              <table:table-cell office:value-type="float" office:value="-8070.48">
                <text:p>-8070.48</text:p>
              </table:table-cell>
              <table:table-cell office:value-type="float" office:value="1.6">
                <text:p>1.6</text:p>
              </table:table-cell>
              <table:table-cell office:value-type="float" office:value="1109.62">
                <text:p>1109.62</text:p>
              </table:table-cell>
              <table:table-cell office:value-type="float" office:value="1.55">
                <text:p>1.55</text:p>
              </table:table-cell>
              <table:table-cell office:value-type="float" office:value="-11649.2">
                <text:p>-11649.2</text:p>
              </table:table-cell>
              <table:table-cell office:value-type="float" office:value="1.425">
                <text:p>1.425</text:p>
              </table:table-cell>
              <table:table-cell office:value-type="float" office:value="-12689.7">
                <text:p>-12689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">
                <text:p>1.4</text:p>
              </table:table-cell>
              <table:table-cell office:value-type="float" office:value="-13481.3">
                <text:p>-13481.3</text:p>
              </table:table-cell>
              <table:table-cell office:value-type="float" office:value="1.625">
                <text:p>1.625</text:p>
              </table:table-cell>
              <table:table-cell office:value-type="float" office:value="-7318.26">
                <text:p>-7318.26</text:p>
              </table:table-cell>
              <table:table-cell office:value-type="float" office:value="1.625">
                <text:p>1.625</text:p>
              </table:table-cell>
              <table:table-cell office:value-type="float" office:value="964.904">
                <text:p>964.904</text:p>
              </table:table-cell>
              <table:table-cell office:value-type="float" office:value="1.575">
                <text:p>1.575</text:p>
              </table:table-cell>
              <table:table-cell office:value-type="float" office:value="-10689">
                <text:p>-10689</text:p>
              </table:table-cell>
              <table:table-cell office:value-type="float" office:value="1.45">
                <text:p>1.45</text:p>
              </table:table-cell>
              <table:table-cell office:value-type="float" office:value="-11711.9">
                <text:p>-11711.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25">
                <text:p>1.425</text:p>
              </table:table-cell>
              <table:table-cell office:value-type="float" office:value="-12629.5">
                <text:p>-12629.5</text:p>
              </table:table-cell>
              <table:table-cell office:value-type="float" office:value="1.65">
                <text:p>1.65</text:p>
              </table:table-cell>
              <table:table-cell office:value-type="float" office:value="-6633.77">
                <text:p>-6633.77</text:p>
              </table:table-cell>
              <table:table-cell office:value-type="float" office:value="1.65">
                <text:p>1.65</text:p>
              </table:table-cell>
              <table:table-cell office:value-type="float" office:value="839.301">
                <text:p>839.301</text:p>
              </table:table-cell>
              <table:table-cell office:value-type="float" office:value="1.6">
                <text:p>1.6</text:p>
              </table:table-cell>
              <table:table-cell office:value-type="float" office:value="-9812.56">
                <text:p>-9812.56</text:p>
              </table:table-cell>
              <table:table-cell office:value-type="float" office:value="1.475">
                <text:p>1.475</text:p>
              </table:table-cell>
              <table:table-cell office:value-type="float" office:value="-10785.6">
                <text:p>-10785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5">
                <text:p>1.45</text:p>
              </table:table-cell>
              <table:table-cell office:value-type="float" office:value="-11817.9">
                <text:p>-11817.9</text:p>
              </table:table-cell>
              <table:table-cell office:value-type="float" office:value="1.675">
                <text:p>1.675</text:p>
              </table:table-cell>
              <table:table-cell office:value-type="float" office:value="-6012.14">
                <text:p>-6012.14</text:p>
              </table:table-cell>
              <table:table-cell office:value-type="float" office:value="1.675">
                <text:p>1.675</text:p>
              </table:table-cell>
              <table:table-cell office:value-type="float" office:value="730.25">
                <text:p>730.25</text:p>
              </table:table-cell>
              <table:table-cell office:value-type="float" office:value="1.625">
                <text:p>1.625</text:p>
              </table:table-cell>
              <table:table-cell office:value-type="float" office:value="-9012.27">
                <text:p>-9012.27</text:p>
              </table:table-cell>
              <table:table-cell office:value-type="float" office:value="1.5">
                <text:p>1.5</text:p>
              </table:table-cell>
              <table:table-cell office:value-type="float" office:value="-9912.57">
                <text:p>-9912.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75">
                <text:p>1.475</text:p>
              </table:table-cell>
              <table:table-cell office:value-type="float" office:value="-11047.1">
                <text:p>-11047.1</text:p>
              </table:table-cell>
              <table:table-cell office:value-type="float" office:value="1.7">
                <text:p>1.7</text:p>
              </table:table-cell>
              <table:table-cell office:value-type="float" office:value="-5448.66">
                <text:p>-5448.66</text:p>
              </table:table-cell>
              <table:table-cell office:value-type="float" office:value="1.7">
                <text:p>1.7</text:p>
              </table:table-cell>
              <table:table-cell office:value-type="float" office:value="635.539">
                <text:p>635.539</text:p>
              </table:table-cell>
              <table:table-cell office:value-type="float" office:value="1.65">
                <text:p>1.65</text:p>
              </table:table-cell>
              <table:table-cell office:value-type="float" office:value="-8281.13">
                <text:p>-8281.13</text:p>
              </table:table-cell>
              <table:table-cell office:value-type="float" office:value="1.525">
                <text:p>1.525</text:p>
              </table:table-cell>
              <table:table-cell office:value-type="float" office:value="-9093.92">
                <text:p>-9093.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">
                <text:p>1.5</text:p>
              </table:table-cell>
              <table:table-cell office:value-type="float" office:value="-10317.3">
                <text:p>-10317.3</text:p>
              </table:table-cell>
              <table:table-cell office:value-type="float" office:value="1.725">
                <text:p>1.725</text:p>
              </table:table-cell>
              <table:table-cell office:value-type="float" office:value="-4938.82">
                <text:p>-4938.82</text:p>
              </table:table-cell>
              <table:table-cell office:value-type="float" office:value="1.725">
                <text:p>1.725</text:p>
              </table:table-cell>
              <table:table-cell office:value-type="float" office:value="553.256">
                <text:p>553.256</text:p>
              </table:table-cell>
              <table:table-cell office:value-type="float" office:value="1.675">
                <text:p>1.675</text:p>
              </table:table-cell>
              <table:table-cell office:value-type="float" office:value="-7612.85">
                <text:p>-7612.85</text:p>
              </table:table-cell>
              <table:table-cell office:value-type="float" office:value="1.55">
                <text:p>1.55</text:p>
              </table:table-cell>
              <table:table-cell office:value-type="float" office:value="-8329.64">
                <text:p>-8329.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525">
                <text:p>1.525</text:p>
              </table:table-cell>
              <table:table-cell office:value-type="float" office:value="-9628.12">
                <text:p>-9628.12</text:p>
              </table:table-cell>
              <table:table-cell office:value-type="float" office:value="1.75">
                <text:p>1.75</text:p>
              </table:table-cell>
              <table:table-cell office:value-type="float" office:value="-4478.31">
                <text:p>-4478.31</text:p>
              </table:table-cell>
              <table:table-cell office:value-type="float" office:value="1.75">
                <text:p>1.75</text:p>
              </table:table-cell>
              <table:table-cell office:value-type="float" office:value="481.747">
                <text:p>481.747</text:p>
              </table:table-cell>
              <table:table-cell office:value-type="float" office:value="1.7">
                <text:p>1.7</text:p>
              </table:table-cell>
              <table:table-cell office:value-type="float" office:value="-7001.75">
                <text:p>-7001.75</text:p>
              </table:table-cell>
              <table:table-cell office:value-type="float" office:value="1.575">
                <text:p>1.575</text:p>
              </table:table-cell>
              <table:table-cell office:value-type="float" office:value="-7619.04">
                <text:p>-7619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5">
                <text:p>1.55</text:p>
              </table:table-cell>
              <table:table-cell office:value-type="float" office:value="-8978.79">
                <text:p>-8978.79</text:p>
              </table:table-cell>
              <table:table-cell office:value-type="float" office:value="1.775">
                <text:p>1.775</text:p>
              </table:table-cell>
              <table:table-cell office:value-type="float" office:value="-4063.05">
                <text:p>-4063.05</text:p>
              </table:table-cell>
              <table:table-cell office:value-type="float" office:value="1.775">
                <text:p>1.775</text:p>
              </table:table-cell>
              <table:table-cell office:value-type="float" office:value="419.583">
                <text:p>419.583</text:p>
              </table:table-cell>
              <table:table-cell office:value-type="float" office:value="1.725">
                <text:p>1.725</text:p>
              </table:table-cell>
              <table:table-cell office:value-type="float" office:value="-6442.67">
                <text:p>-6442.67</text:p>
              </table:table-cell>
              <table:table-cell office:value-type="float" office:value="1.6">
                <text:p>1.6</text:p>
              </table:table-cell>
              <table:table-cell office:value-type="float" office:value="-6960.85">
                <text:p>-6960.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75">
                <text:p>1.575</text:p>
              </table:table-cell>
              <table:table-cell office:value-type="float" office:value="-8368.21">
                <text:p>-8368.21</text:p>
              </table:table-cell>
              <table:table-cell office:value-type="float" office:value="1.8">
                <text:p>1.8</text:p>
              </table:table-cell>
              <table:table-cell office:value-type="float" office:value="-3689.17">
                <text:p>-3689.17</text:p>
              </table:table-cell>
              <table:table-cell office:value-type="float" office:value="1.8">
                <text:p>1.8</text:p>
              </table:table-cell>
              <table:table-cell office:value-type="float" office:value="365.528">
                <text:p>365.528</text:p>
              </table:table-cell>
              <table:table-cell office:value-type="float" office:value="1.75">
                <text:p>1.75</text:p>
              </table:table-cell>
              <table:table-cell office:value-type="float" office:value="-5930.96">
                <text:p>-5930.96</text:p>
              </table:table-cell>
              <table:table-cell office:value-type="float" office:value="1.625">
                <text:p>1.625</text:p>
              </table:table-cell>
              <table:table-cell office:value-type="float" office:value="-6353.35">
                <text:p>-6353.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">
                <text:p>1.6</text:p>
              </table:table-cell>
              <table:table-cell office:value-type="float" office:value="-7795.07">
                <text:p>-7795.07</text:p>
              </table:table-cell>
              <table:table-cell office:value-type="float" office:value="1.825">
                <text:p>1.825</text:p>
              </table:table-cell>
              <table:table-cell office:value-type="float" office:value="-3353.05">
                <text:p>-3353.05</text:p>
              </table:table-cell>
              <table:table-cell office:value-type="float" office:value="1.825">
                <text:p>1.825</text:p>
              </table:table-cell>
              <table:table-cell office:value-type="float" office:value="318.51">
                <text:p>318.51</text:p>
              </table:table-cell>
              <table:table-cell office:value-type="float" office:value="1.775">
                <text:p>1.775</text:p>
              </table:table-cell>
              <table:table-cell office:value-type="float" office:value="-5462.4">
                <text:p>-5462.4</text:p>
              </table:table-cell>
              <table:table-cell office:value-type="float" office:value="1.65">
                <text:p>1.65</text:p>
              </table:table-cell>
              <table:table-cell office:value-type="float" office:value="-5794.47">
                <text:p>-5794.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25">
                <text:p>1.625</text:p>
              </table:table-cell>
              <table:table-cell office:value-type="float" office:value="-7257.9">
                <text:p>-7257.9</text:p>
              </table:table-cell>
              <table:table-cell office:value-type="float" office:value="1.85">
                <text:p>1.85</text:p>
              </table:table-cell>
              <table:table-cell office:value-type="float" office:value="-3051.26">
                <text:p>-3051.26</text:p>
              </table:table-cell>
              <table:table-cell office:value-type="float" office:value="1.85">
                <text:p>1.85</text:p>
              </table:table-cell>
              <table:table-cell office:value-type="float" office:value="277.602">
                <text:p>277.602</text:p>
              </table:table-cell>
              <table:table-cell office:value-type="float" office:value="1.8">
                <text:p>1.8</text:p>
              </table:table-cell>
              <table:table-cell office:value-type="float" office:value="-5033.17">
                <text:p>-5033.17</text:p>
              </table:table-cell>
              <table:table-cell office:value-type="float" office:value="1.675">
                <text:p>1.675</text:p>
              </table:table-cell>
              <table:table-cell office:value-type="float" office:value="-5281.89">
                <text:p>-5281.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-6755.13">
                <text:p>-6755.13</text:p>
              </table:table-cell>
              <table:table-cell office:value-type="float" office:value="1.875">
                <text:p>1.875</text:p>
              </table:table-cell>
              <table:table-cell office:value-type="float" office:value="-2780.62">
                <text:p>-2780.62</text:p>
              </table:table-cell>
              <table:table-cell office:value-type="float" office:value="1.875">
                <text:p>1.875</text:p>
              </table:table-cell>
              <table:table-cell office:value-type="float" office:value="242">
                <text:p>242</text:p>
              </table:table-cell>
              <table:table-cell office:value-type="float" office:value="1.825">
                <text:p>1.825</text:p>
              </table:table-cell>
              <table:table-cell office:value-type="float" office:value="-4639.8">
                <text:p>-4639.8</text:p>
              </table:table-cell>
              <table:table-cell office:value-type="float" office:value="1.7">
                <text:p>1.7</text:p>
              </table:table-cell>
              <table:table-cell office:value-type="float" office:value="-4813.12">
                <text:p>-4813.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75">
                <text:p>1.675</text:p>
              </table:table-cell>
              <table:table-cell office:value-type="float" office:value="-6285.13">
                <text:p>-6285.13</text:p>
              </table:table-cell>
              <table:table-cell office:value-type="float" office:value="1.9">
                <text:p>1.9</text:p>
              </table:table-cell>
              <table:table-cell office:value-type="float" office:value="-2538.17">
                <text:p>-2538.17</text:p>
              </table:table-cell>
              <table:table-cell office:value-type="float" office:value="1.9">
                <text:p>1.9</text:p>
              </table:table-cell>
              <table:table-cell office:value-type="float" office:value="211.009">
                <text:p>211.009</text:p>
              </table:table-cell>
              <table:table-cell office:value-type="float" office:value="1.85">
                <text:p>1.85</text:p>
              </table:table-cell>
              <table:table-cell office:value-type="float" office:value="-4279.16">
                <text:p>-4279.16</text:p>
              </table:table-cell>
              <table:table-cell office:value-type="float" office:value="1.725">
                <text:p>1.725</text:p>
              </table:table-cell>
              <table:table-cell office:value-type="float" office:value="-4385.56">
                <text:p>-4385.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">
                <text:p>1.7</text:p>
              </table:table-cell>
              <table:table-cell office:value-type="float" office:value="-5846.22">
                <text:p>-5846.22</text:p>
              </table:table-cell>
              <table:table-cell office:value-type="float" office:value="1.925">
                <text:p>1.925</text:p>
              </table:table-cell>
              <table:table-cell office:value-type="float" office:value="-2321.15">
                <text:p>-2321.15</text:p>
              </table:table-cell>
              <table:table-cell office:value-type="float" office:value="1.925">
                <text:p>1.925</text:p>
              </table:table-cell>
              <table:table-cell office:value-type="float" office:value="184.025">
                <text:p>184.025</text:p>
              </table:table-cell>
              <table:table-cell office:value-type="float" office:value="1.875">
                <text:p>1.875</text:p>
              </table:table-cell>
              <table:table-cell office:value-type="float" office:value="-3948.37">
                <text:p>-3948.37</text:p>
              </table:table-cell>
              <table:table-cell office:value-type="float" office:value="1.75">
                <text:p>1.75</text:p>
              </table:table-cell>
              <table:table-cell office:value-type="float" office:value="-3996.56">
                <text:p>-3996.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725">
                <text:p>1.725</text:p>
              </table:table-cell>
              <table:table-cell office:value-type="float" office:value="-5436.75">
                <text:p>-5436.75</text:p>
              </table:table-cell>
              <table:table-cell office:value-type="float" office:value="1.95">
                <text:p>1.95</text:p>
              </table:table-cell>
              <table:table-cell office:value-type="float" office:value="-2127.03">
                <text:p>-2127.03</text:p>
              </table:table-cell>
              <table:table-cell office:value-type="float" office:value="1.95">
                <text:p>1.95</text:p>
              </table:table-cell>
              <table:table-cell office:value-type="float" office:value="160.523">
                <text:p>160.523</text:p>
              </table:table-cell>
              <table:table-cell office:value-type="float" office:value="1.9">
                <text:p>1.9</text:p>
              </table:table-cell>
              <table:table-cell office:value-type="float" office:value="-3644.86">
                <text:p>-3644.86</text:p>
              </table:table-cell>
              <table:table-cell office:value-type="float" office:value="1.775">
                <text:p>1.775</text:p>
              </table:table-cell>
              <table:table-cell office:value-type="float" office:value="-3643.46">
                <text:p>-3643.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5">
                <text:p>1.75</text:p>
              </table:table-cell>
              <table:table-cell office:value-type="float" office:value="-5055.05">
                <text:p>-5055.05</text:p>
              </table:table-cell>
              <table:table-cell office:value-type="float" office:value="1.975">
                <text:p>1.975</text:p>
              </table:table-cell>
              <table:table-cell office:value-type="float" office:value="-1953.46">
                <text:p>-1953.46</text:p>
              </table:table-cell>
              <table:table-cell office:value-type="float" office:value="1.975">
                <text:p>1.975</text:p>
              </table:table-cell>
              <table:table-cell office:value-type="float" office:value="140.05">
                <text:p>140.05</text:p>
              </table:table-cell>
              <table:table-cell office:value-type="float" office:value="1.925">
                <text:p>1.925</text:p>
              </table:table-cell>
              <table:table-cell office:value-type="float" office:value="-3366.26">
                <text:p>-3366.26</text:p>
              </table:table-cell>
              <table:table-cell office:value-type="float" office:value="1.8">
                <text:p>1.8</text:p>
              </table:table-cell>
              <table:table-cell office:value-type="float" office:value="-3323.65">
                <text:p>-3323.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75">
                <text:p>1.775</text:p>
              </table:table-cell>
              <table:table-cell office:value-type="float" office:value="-4699.52">
                <text:p>-4699.52</text:p>
              </table:table-cell>
              <table:table-cell office:value-type="float" office:value="2">
                <text:p>2</text:p>
              </table:table-cell>
              <table:table-cell office:value-type="float" office:value="-1798.31">
                <text:p>-1798.31</text:p>
              </table:table-cell>
              <table:table-cell office:value-type="float" office:value="2">
                <text:p>2</text:p>
              </table:table-cell>
              <table:table-cell office:value-type="float" office:value="122.211">
                <text:p>122.211</text:p>
              </table:table-cell>
              <table:table-cell office:value-type="float" office:value="1.95">
                <text:p>1.95</text:p>
              </table:table-cell>
              <table:table-cell office:value-type="float" office:value="-3110.42">
                <text:p>-3110.42</text:p>
              </table:table-cell>
              <table:table-cell office:value-type="float" office:value="1.825">
                <text:p>1.825</text:p>
              </table:table-cell>
              <table:table-cell office:value-type="float" office:value="-3034.54">
                <text:p>-3034.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">
                <text:p>1.8</text:p>
              </table:table-cell>
              <table:table-cell office:value-type="float" office:value="-4368.57">
                <text:p>-4368.57</text:p>
              </table:table-cell>
              <table:table-cell office:value-type="float" office:value="2.025">
                <text:p>2.025</text:p>
              </table:table-cell>
              <table:table-cell office:value-type="float" office:value="-1659.6">
                <text:p>-1659.6</text:p>
              </table:table-cell>
              <table:table-cell office:value-type="float" office:value="2.025">
                <text:p>2.025</text:p>
              </table:table-cell>
              <table:table-cell office:value-type="float" office:value="106.664">
                <text:p>106.664</text:p>
              </table:table-cell>
              <table:table-cell office:value-type="float" office:value="1.975">
                <text:p>1.975</text:p>
              </table:table-cell>
              <table:table-cell office:value-type="float" office:value="-2875.41">
                <text:p>-2875.41</text:p>
              </table:table-cell>
              <table:table-cell office:value-type="float" office:value="1.85">
                <text:p>1.85</text:p>
              </table:table-cell>
              <table:table-cell office:value-type="float" office:value="-2773.66">
                <text:p>-2773.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25">
                <text:p>1.825</text:p>
              </table:table-cell>
              <table:table-cell office:value-type="float" office:value="-4060.69">
                <text:p>-4060.69</text:p>
              </table:table-cell>
              <table:table-cell office:value-type="float" office:value="2.05">
                <text:p>2.05</text:p>
              </table:table-cell>
              <table:table-cell office:value-type="float" office:value="-1535.55">
                <text:p>-1535.55</text:p>
              </table:table-cell>
              <table:table-cell office:value-type="float" office:value="2.05">
                <text:p>2.05</text:p>
              </table:table-cell>
              <table:table-cell office:value-type="float" office:value="93.1111">
                <text:p>93.1111</text:p>
              </table:table-cell>
              <table:table-cell office:value-type="float" office:value="2">
                <text:p>2</text:p>
              </table:table-cell>
              <table:table-cell office:value-type="float" office:value="-2659.43">
                <text:p>-2659.43</text:p>
              </table:table-cell>
              <table:table-cell office:value-type="float" office:value="1.875">
                <text:p>1.875</text:p>
              </table:table-cell>
              <table:table-cell office:value-type="float" office:value="-2538.62">
                <text:p>-2538.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5">
                <text:p>1.85</text:p>
              </table:table-cell>
              <table:table-cell office:value-type="float" office:value="-3774.43">
                <text:p>-3774.43</text:p>
              </table:table-cell>
              <table:table-cell office:value-type="float" office:value="2.075">
                <text:p>2.075</text:p>
              </table:table-cell>
              <table:table-cell office:value-type="float" office:value="-1424.53">
                <text:p>-1424.53</text:p>
              </table:table-cell>
              <table:table-cell office:value-type="float" office:value="2.075">
                <text:p>2.075</text:p>
              </table:table-cell>
              <table:table-cell office:value-type="float" office:value="81.2947">
                <text:p>81.2947</text:p>
              </table:table-cell>
              <table:table-cell office:value-type="float" office:value="2.025">
                <text:p>2.025</text:p>
              </table:table-cell>
              <table:table-cell office:value-type="float" office:value="-2460.87">
                <text:p>-2460.87</text:p>
              </table:table-cell>
              <table:table-cell office:value-type="float" office:value="1.9">
                <text:p>1.9</text:p>
              </table:table-cell>
              <table:table-cell office:value-type="float" office:value="-2327.16">
                <text:p>-2327.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75">
                <text:p>1.875</text:p>
              </table:table-cell>
              <table:table-cell office:value-type="float" office:value="-3508.37">
                <text:p>-3508.37</text:p>
              </table:table-cell>
              <table:table-cell office:value-type="float" office:value="2.1">
                <text:p>2.1</text:p>
              </table:table-cell>
              <table:table-cell office:value-type="float" office:value="-1325.08">
                <text:p>-1325.08</text:p>
              </table:table-cell>
              <table:table-cell office:value-type="float" office:value="2.1">
                <text:p>2.1</text:p>
              </table:table-cell>
              <table:table-cell office:value-type="float" office:value="70.9899">
                <text:p>70.9899</text:p>
              </table:table-cell>
              <table:table-cell office:value-type="float" office:value="2.05">
                <text:p>2.05</text:p>
              </table:table-cell>
              <table:table-cell office:value-type="float" office:value="-2278.26">
                <text:p>-2278.26</text:p>
              </table:table-cell>
              <table:table-cell office:value-type="float" office:value="1.925">
                <text:p>1.925</text:p>
              </table:table-cell>
              <table:table-cell office:value-type="float" office:value="-2137.12">
                <text:p>-2137.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9">
                <text:p>1.9</text:p>
              </table:table-cell>
              <table:table-cell office:value-type="float" office:value="-3261.21">
                <text:p>-3261.21</text:p>
              </table:table-cell>
              <table:table-cell office:value-type="float" office:value="2.125">
                <text:p>2.125</text:p>
              </table:table-cell>
              <table:table-cell office:value-type="float" office:value="-1235.86">
                <text:p>-1235.86</text:p>
              </table:table-cell>
              <table:table-cell office:value-type="float" office:value="2.125">
                <text:p>2.125</text:p>
              </table:table-cell>
              <table:table-cell office:value-type="float" office:value="62.0016">
                <text:p>62.0016</text:p>
              </table:table-cell>
              <table:table-cell office:value-type="float" office:value="2.075">
                <text:p>2.075</text:p>
              </table:table-cell>
              <table:table-cell office:value-type="float" office:value="-2110.25">
                <text:p>-2110.25</text:p>
              </table:table-cell>
              <table:table-cell office:value-type="float" office:value="1.95">
                <text:p>1.95</text:p>
              </table:table-cell>
              <table:table-cell office:value-type="float" office:value="-1966.5">
                <text:p>-1966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25">
                <text:p>1.925</text:p>
              </table:table-cell>
              <table:table-cell office:value-type="float" office:value="-3031.67">
                <text:p>-3031.67</text:p>
              </table:table-cell>
              <table:table-cell office:value-type="float" office:value="2.15">
                <text:p>2.15</text:p>
              </table:table-cell>
              <table:table-cell office:value-type="float" office:value="-1155.67">
                <text:p>-1155.67</text:p>
              </table:table-cell>
              <table:table-cell office:value-type="float" office:value="2.15">
                <text:p>2.15</text:p>
              </table:table-cell>
              <table:table-cell office:value-type="float" office:value="54.1601">
                <text:p>54.1601</text:p>
              </table:table-cell>
              <table:table-cell office:value-type="float" office:value="2.1">
                <text:p>2.1</text:p>
              </table:table-cell>
              <table:table-cell office:value-type="float" office:value="-1955.62">
                <text:p>-1955.62</text:p>
              </table:table-cell>
              <table:table-cell office:value-type="float" office:value="1.975">
                <text:p>1.975</text:p>
              </table:table-cell>
              <table:table-cell office:value-type="float" office:value="-1813.41">
                <text:p>-1813.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5">
                <text:p>1.95</text:p>
              </table:table-cell>
              <table:table-cell office:value-type="float" office:value="-2818.56">
                <text:p>-2818.56</text:p>
              </table:table-cell>
              <table:table-cell office:value-type="float" office:value="2.175">
                <text:p>2.175</text:p>
              </table:table-cell>
              <table:table-cell office:value-type="float" office:value="-1083.45">
                <text:p>-1083.45</text:p>
              </table:table-cell>
              <table:table-cell office:value-type="float" office:value="2.175">
                <text:p>2.175</text:p>
              </table:table-cell>
              <table:table-cell office:value-type="float" office:value="47.3178">
                <text:p>47.3178</text:p>
              </table:table-cell>
              <table:table-cell office:value-type="float" office:value="2.125">
                <text:p>2.125</text:p>
              </table:table-cell>
              <table:table-cell office:value-type="float" office:value="-1813.25">
                <text:p>-1813.25</text:p>
              </table:table-cell>
              <table:table-cell office:value-type="float" office:value="2">
                <text:p>2</text:p>
              </table:table-cell>
              <table:table-cell office:value-type="float" office:value="-1676.09">
                <text:p>-1676.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75">
                <text:p>1.975</text:p>
              </table:table-cell>
              <table:table-cell office:value-type="float" office:value="-2620.77">
                <text:p>-2620.77</text:p>
              </table:table-cell>
              <table:table-cell office:value-type="float" office:value="2.2">
                <text:p>2.2</text:p>
              </table:table-cell>
              <table:table-cell office:value-type="float" office:value="-1018.24">
                <text:p>-1018.24</text:p>
              </table:table-cell>
              <table:table-cell office:value-type="float" office:value="2.2">
                <text:p>2.2</text:p>
              </table:table-cell>
              <table:table-cell office:value-type="float" office:value="41.3463">
                <text:p>41.3463</text:p>
              </table:table-cell>
              <table:table-cell office:value-type="float" office:value="2.15">
                <text:p>2.15</text:p>
              </table:table-cell>
              <table:table-cell office:value-type="float" office:value="-1682.12">
                <text:p>-1682.12</text:p>
              </table:table-cell>
              <table:table-cell office:value-type="float" office:value="2.025">
                <text:p>2.025</text:p>
              </table:table-cell>
              <table:table-cell office:value-type="float" office:value="-1552.93">
                <text:p>-1552.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  <table:table-cell office:value-type="float" office:value="-2437.22">
                <text:p>-2437.22</text:p>
              </table:table-cell>
              <table:table-cell office:value-type="float" office:value="2.225">
                <text:p>2.225</text:p>
              </table:table-cell>
              <table:table-cell office:value-type="float" office:value="-959.191">
                <text:p>-959.191</text:p>
              </table:table-cell>
              <table:table-cell office:value-type="float" office:value="2.225">
                <text:p>2.225</text:p>
              </table:table-cell>
              <table:table-cell office:value-type="float" office:value="36.1338">
                <text:p>36.1338</text:p>
              </table:table-cell>
              <table:table-cell office:value-type="float" office:value="2.175">
                <text:p>2.175</text:p>
              </table:table-cell>
              <table:table-cell office:value-type="float" office:value="-1561.3">
                <text:p>-1561.3</text:p>
              </table:table-cell>
              <table:table-cell office:value-type="float" office:value="2.05">
                <text:p>2.05</text:p>
              </table:table-cell>
              <table:table-cell office:value-type="float" office:value="-1442.44">
                <text:p>-1442.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25">
                <text:p>2.025</text:p>
              </table:table-cell>
              <table:table-cell office:value-type="float" office:value="-2266.93">
                <text:p>-2266.93</text:p>
              </table:table-cell>
              <table:table-cell office:value-type="float" office:value="2.25">
                <text:p>2.25</text:p>
              </table:table-cell>
              <table:table-cell office:value-type="float" office:value="-905.538">
                <text:p>-905.538</text:p>
              </table:table-cell>
              <table:table-cell office:value-type="float" office:value="2.25">
                <text:p>2.25</text:p>
              </table:table-cell>
              <table:table-cell office:value-type="float" office:value="31.5831">
                <text:p>31.5831</text:p>
              </table:table-cell>
              <table:table-cell office:value-type="float" office:value="2.2">
                <text:p>2.2</text:p>
              </table:table-cell>
              <table:table-cell office:value-type="float" office:value="-1449.93">
                <text:p>-1449.93</text:p>
              </table:table-cell>
              <table:table-cell office:value-type="float" office:value="2.075">
                <text:p>2.075</text:p>
              </table:table-cell>
              <table:table-cell office:value-type="float" office:value="-1343.24">
                <text:p>-1343.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5">
                <text:p>2.05</text:p>
              </table:table-cell>
              <table:table-cell office:value-type="float" office:value="-2108.96">
                <text:p>-2108.96</text:p>
              </table:table-cell>
              <table:table-cell office:value-type="float" office:value="2.275">
                <text:p>2.275</text:p>
              </table:table-cell>
              <table:table-cell office:value-type="float" office:value="-856.617">
                <text:p>-856.617</text:p>
              </table:table-cell>
              <table:table-cell office:value-type="float" office:value="2.275">
                <text:p>2.275</text:p>
              </table:table-cell>
              <table:table-cell office:value-type="float" office:value="27.6095">
                <text:p>27.6095</text:p>
              </table:table-cell>
              <table:table-cell office:value-type="float" office:value="2.225">
                <text:p>2.225</text:p>
              </table:table-cell>
              <table:table-cell office:value-type="float" office:value="-1347.24">
                <text:p>-1347.24</text:p>
              </table:table-cell>
              <table:table-cell office:value-type="float" office:value="2.1">
                <text:p>2.1</text:p>
              </table:table-cell>
              <table:table-cell office:value-type="float" office:value="-1254.09">
                <text:p>-1254.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075">
                <text:p>2.075</text:p>
              </table:table-cell>
              <table:table-cell office:value-type="float" office:value="-1962.44">
                <text:p>-1962.44</text:p>
              </table:table-cell>
              <table:table-cell office:value-type="float" office:value="2.3">
                <text:p>2.3</text:p>
              </table:table-cell>
              <table:table-cell office:value-type="float" office:value="-811.838">
                <text:p>-811.838</text:p>
              </table:table-cell>
              <table:table-cell office:value-type="float" office:value="2.3">
                <text:p>2.3</text:p>
              </table:table-cell>
              <table:table-cell office:value-type="float" office:value="24.1391">
                <text:p>24.1391</text:p>
              </table:table-cell>
              <table:table-cell office:value-type="float" office:value="2.25">
                <text:p>2.25</text:p>
              </table:table-cell>
              <table:table-cell office:value-type="float" office:value="-1252.52">
                <text:p>-1252.52</text:p>
              </table:table-cell>
              <table:table-cell office:value-type="float" office:value="2.125">
                <text:p>2.125</text:p>
              </table:table-cell>
              <table:table-cell office:value-type="float" office:value="-1173.85">
                <text:p>-1173.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">
                <text:p>2.1</text:p>
              </table:table-cell>
              <table:table-cell office:value-type="float" office:value="-1826.55">
                <text:p>-1826.55</text:p>
              </table:table-cell>
              <table:table-cell office:value-type="float" office:value="2.325">
                <text:p>2.325</text:p>
              </table:table-cell>
              <table:table-cell office:value-type="float" office:value="-770.686">
                <text:p>-770.686</text:p>
              </table:table-cell>
              <table:table-cell office:value-type="float" office:value="2.325">
                <text:p>2.325</text:p>
              </table:table-cell>
              <table:table-cell office:value-type="float" office:value="21.1079">
                <text:p>21.1079</text:p>
              </table:table-cell>
              <table:table-cell office:value-type="float" office:value="2.275">
                <text:p>2.275</text:p>
              </table:table-cell>
              <table:table-cell office:value-type="float" office:value="-1165.1">
                <text:p>-1165.1</text:p>
              </table:table-cell>
              <table:table-cell office:value-type="float" office:value="2.15">
                <text:p>2.15</text:p>
              </table:table-cell>
              <table:table-cell office:value-type="float" office:value="-1101.51">
                <text:p>-1101.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25">
                <text:p>2.125</text:p>
              </table:table-cell>
              <table:table-cell office:value-type="float" office:value="-1700.52">
                <text:p>-1700.52</text:p>
              </table:table-cell>
              <table:table-cell office:value-type="float" office:value="2.35">
                <text:p>2.35</text:p>
              </table:table-cell>
              <table:table-cell office:value-type="float" office:value="-732.71">
                <text:p>-732.71</text:p>
              </table:table-cell>
              <table:table-cell office:value-type="float" office:value="2.35">
                <text:p>2.35</text:p>
              </table:table-cell>
              <table:table-cell office:value-type="float" office:value="18.4597">
                <text:p>18.4597</text:p>
              </table:table-cell>
              <table:table-cell office:value-type="float" office:value="2.3">
                <text:p>2.3</text:p>
              </table:table-cell>
              <table:table-cell office:value-type="float" office:value="-1084.41">
                <text:p>-1084.41</text:p>
              </table:table-cell>
              <table:table-cell office:value-type="float" office:value="2.175">
                <text:p>2.175</text:p>
              </table:table-cell>
              <table:table-cell office:value-type="float" office:value="-1036.14">
                <text:p>-1036.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5">
                <text:p>2.15</text:p>
              </table:table-cell>
              <table:table-cell office:value-type="float" office:value="-1583.65">
                <text:p>-1583.65</text:p>
              </table:table-cell>
              <table:table-cell office:value-type="float" office:value="2.375">
                <text:p>2.375</text:p>
              </table:table-cell>
              <table:table-cell office:value-type="float" office:value="-697.517">
                <text:p>-697.517</text:p>
              </table:table-cell>
              <table:table-cell office:value-type="float" office:value="2.375">
                <text:p>2.375</text:p>
              </table:table-cell>
              <table:table-cell office:value-type="float" office:value="16.1459">
                <text:p>16.1459</text:p>
              </table:table-cell>
              <table:table-cell office:value-type="float" office:value="2.325">
                <text:p>2.325</text:p>
              </table:table-cell>
              <table:table-cell office:value-type="float" office:value="-1009.89">
                <text:p>-1009.89</text:p>
              </table:table-cell>
              <table:table-cell office:value-type="float" office:value="2.2">
                <text:p>2.2</text:p>
              </table:table-cell>
              <table:table-cell office:value-type="float" office:value="-976.898">
                <text:p>-976.8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75">
                <text:p>2.175</text:p>
              </table:table-cell>
              <table:table-cell office:value-type="float" office:value="-1475.27">
                <text:p>-1475.27</text:p>
              </table:table-cell>
              <table:table-cell office:value-type="float" office:value="2.4">
                <text:p>2.4</text:p>
              </table:table-cell>
              <table:table-cell office:value-type="float" office:value="-664.767">
                <text:p>-664.767</text:p>
              </table:table-cell>
              <table:table-cell office:value-type="float" office:value="2.4">
                <text:p>2.4</text:p>
              </table:table-cell>
              <table:table-cell office:value-type="float" office:value="14.124">
                <text:p>14.124</text:p>
              </table:table-cell>
              <table:table-cell office:value-type="float" office:value="2.35">
                <text:p>2.35</text:p>
              </table:table-cell>
              <table:table-cell office:value-type="float" office:value="-941.047">
                <text:p>-941.047</text:p>
              </table:table-cell>
              <table:table-cell office:value-type="float" office:value="2.225">
                <text:p>2.225</text:p>
              </table:table-cell>
              <table:table-cell office:value-type="float" office:value="-923.057">
                <text:p>-923.0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">
                <text:p>2.2</text:p>
              </table:table-cell>
              <table:table-cell office:value-type="float" office:value="-1374.76">
                <text:p>-1374.76</text:p>
              </table:table-cell>
              <table:table-cell office:value-type="float" office:value="2.425">
                <text:p>2.425</text:p>
              </table:table-cell>
              <table:table-cell office:value-type="float" office:value="-634.168">
                <text:p>-634.168</text:p>
              </table:table-cell>
              <table:table-cell office:value-type="float" office:value="2.425">
                <text:p>2.425</text:p>
              </table:table-cell>
              <table:table-cell office:value-type="float" office:value="12.3567">
                <text:p>12.3567</text:p>
              </table:table-cell>
              <table:table-cell office:value-type="float" office:value="2.375">
                <text:p>2.375</text:p>
              </table:table-cell>
              <table:table-cell office:value-type="float" office:value="-877.421">
                <text:p>-877.421</text:p>
              </table:table-cell>
              <table:table-cell office:value-type="float" office:value="2.25">
                <text:p>2.25</text:p>
              </table:table-cell>
              <table:table-cell office:value-type="float" office:value="-873.955">
                <text:p>-873.9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225">
                <text:p>2.225</text:p>
              </table:table-cell>
              <table:table-cell office:value-type="float" office:value="-1281.54">
                <text:p>-1281.54</text:p>
              </table:table-cell>
              <table:table-cell office:value-type="float" office:value="2.45">
                <text:p>2.45</text:p>
              </table:table-cell>
              <table:table-cell office:value-type="float" office:value="-605.469">
                <text:p>-605.469</text:p>
              </table:table-cell>
              <table:table-cell office:value-type="float" office:value="2.45">
                <text:p>2.45</text:p>
              </table:table-cell>
              <table:table-cell office:value-type="float" office:value="10.812">
                <text:p>10.812</text:p>
              </table:table-cell>
              <table:table-cell office:value-type="float" office:value="2.4">
                <text:p>2.4</text:p>
              </table:table-cell>
              <table:table-cell office:value-type="float" office:value="-818.594">
                <text:p>-818.594</text:p>
              </table:table-cell>
              <table:table-cell office:value-type="float" office:value="2.275">
                <text:p>2.275</text:p>
              </table:table-cell>
              <table:table-cell office:value-type="float" office:value="-829.007">
                <text:p>-829.0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5">
                <text:p>2.25</text:p>
              </table:table-cell>
              <table:table-cell office:value-type="float" office:value="-1195.09">
                <text:p>-1195.09</text:p>
              </table:table-cell>
              <table:table-cell office:value-type="float" office:value="2.475">
                <text:p>2.475</text:p>
              </table:table-cell>
              <table:table-cell office:value-type="float" office:value="-578.455">
                <text:p>-578.455</text:p>
              </table:table-cell>
              <table:table-cell office:value-type="float" office:value="2.475">
                <text:p>2.475</text:p>
              </table:table-cell>
              <table:table-cell office:value-type="float" office:value="9.46143">
                <text:p>9.46143</text:p>
              </table:table-cell>
              <table:table-cell office:value-type="float" office:value="2.425">
                <text:p>2.425</text:p>
              </table:table-cell>
              <table:table-cell office:value-type="float" office:value="-764.183">
                <text:p>-764.183</text:p>
              </table:table-cell>
              <table:table-cell office:value-type="float" office:value="2.3">
                <text:p>2.3</text:p>
              </table:table-cell>
              <table:table-cell office:value-type="float" office:value="-787.699">
                <text:p>-787.6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75">
                <text:p>2.275</text:p>
              </table:table-cell>
              <table:table-cell office:value-type="float" office:value="-1114.9">
                <text:p>-1114.9</text:p>
              </table:table-cell>
              <table:table-cell office:value-type="float" office:value="2.5">
                <text:p>2.5</text:p>
              </table:table-cell>
              <table:table-cell office:value-type="float" office:value="-552.944">
                <text:p>-552.944</text:p>
              </table:table-cell>
              <table:table-cell office:value-type="float" office:value="2.5">
                <text:p>2.5</text:p>
              </table:table-cell>
              <table:table-cell office:value-type="float" office:value="8.28056">
                <text:p>8.28056</text:p>
              </table:table-cell>
              <table:table-cell office:value-type="float" office:value="2.45">
                <text:p>2.45</text:p>
              </table:table-cell>
              <table:table-cell office:value-type="float" office:value="-713.837">
                <text:p>-713.837</text:p>
              </table:table-cell>
              <table:table-cell office:value-type="float" office:value="2.325">
                <text:p>2.325</text:p>
              </table:table-cell>
              <table:table-cell office:value-type="float" office:value="-749.578">
                <text:p>-749.5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">
                <text:p>2.3</text:p>
              </table:table-cell>
              <table:table-cell office:value-type="float" office:value="-1040.52">
                <text:p>-1040.52</text:p>
              </table:table-cell>
              <table:table-cell office:value-type="float" office:value="2.525">
                <text:p>2.525</text:p>
              </table:table-cell>
              <table:table-cell office:value-type="float" office:value="-528.779">
                <text:p>-528.779</text:p>
              </table:table-cell>
              <table:table-cell office:value-type="float" office:value="2.525">
                <text:p>2.525</text:p>
              </table:table-cell>
              <table:table-cell office:value-type="float" office:value="7.24791">
                <text:p>7.24791</text:p>
              </table:table-cell>
              <table:table-cell office:value-type="float" office:value="2.475">
                <text:p>2.475</text:p>
              </table:table-cell>
              <table:table-cell office:value-type="float" office:value="-667.231">
                <text:p>-667.231</text:p>
              </table:table-cell>
              <table:table-cell office:value-type="float" office:value="2.35">
                <text:p>2.35</text:p>
              </table:table-cell>
              <table:table-cell office:value-type="float" office:value="-714.25">
                <text:p>-714.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325">
                <text:p>2.325</text:p>
              </table:table-cell>
              <table:table-cell office:value-type="float" office:value="-971.513">
                <text:p>-971.513</text:p>
              </table:table-cell>
              <table:table-cell office:value-type="float" office:value="2.55">
                <text:p>2.55</text:p>
              </table:table-cell>
              <table:table-cell office:value-type="float" office:value="-505.831">
                <text:p>-505.831</text:p>
              </table:table-cell>
              <table:table-cell office:value-type="float" office:value="2.55">
                <text:p>2.55</text:p>
              </table:table-cell>
              <table:table-cell office:value-type="float" office:value="6.34475">
                <text:p>6.34475</text:p>
              </table:table-cell>
              <table:table-cell office:value-type="float" office:value="2.5">
                <text:p>2.5</text:p>
              </table:table-cell>
              <table:table-cell office:value-type="float" office:value="-624.071">
                <text:p>-624.071</text:p>
              </table:table-cell>
              <table:table-cell office:value-type="float" office:value="2.375">
                <text:p>2.375</text:p>
              </table:table-cell>
              <table:table-cell office:value-type="float" office:value="-681.371">
                <text:p>-681.3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35">
                <text:p>2.35</text:p>
              </table:table-cell>
              <table:table-cell office:value-type="float" office:value="-907.484">
                <text:p>-907.484</text:p>
              </table:table-cell>
              <table:table-cell office:value-type="float" office:value="2.575">
                <text:p>2.575</text:p>
              </table:table-cell>
              <table:table-cell office:value-type="float" office:value="-483.99">
                <text:p>-483.99</text:p>
              </table:table-cell>
              <table:table-cell office:value-type="float" office:value="2.575">
                <text:p>2.575</text:p>
              </table:table-cell>
              <table:table-cell office:value-type="float" office:value="5.55474">
                <text:p>5.55474</text:p>
              </table:table-cell>
              <table:table-cell office:value-type="float" office:value="2.525">
                <text:p>2.525</text:p>
              </table:table-cell>
              <table:table-cell office:value-type="float" office:value="-584.085">
                <text:p>-584.085</text:p>
              </table:table-cell>
              <table:table-cell office:value-type="float" office:value="2.4">
                <text:p>2.4</text:p>
              </table:table-cell>
              <table:table-cell office:value-type="float" office:value="-650.643">
                <text:p>-650.6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375">
                <text:p>2.375</text:p>
              </table:table-cell>
              <table:table-cell office:value-type="float" office:value="-848.065">
                <text:p>-848.065</text:p>
              </table:table-cell>
              <table:table-cell office:value-type="float" office:value="2.6">
                <text:p>2.6</text:p>
              </table:table-cell>
              <table:table-cell office:value-type="float" office:value="-463.162">
                <text:p>-463.162</text:p>
              </table:table-cell>
              <table:table-cell office:value-type="float" office:value="2.6">
                <text:p>2.6</text:p>
              </table:table-cell>
              <table:table-cell office:value-type="float" office:value="4.86362">
                <text:p>4.86362</text:p>
              </table:table-cell>
              <table:table-cell office:value-type="float" office:value="2.55">
                <text:p>2.55</text:p>
              </table:table-cell>
              <table:table-cell office:value-type="float" office:value="-547.024">
                <text:p>-547.024</text:p>
              </table:table-cell>
              <table:table-cell office:value-type="float" office:value="2.425">
                <text:p>2.425</text:p>
              </table:table-cell>
              <table:table-cell office:value-type="float" office:value="-621.812">
                <text:p>-621.8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4">
                <text:p>2.4</text:p>
              </table:table-cell>
              <table:table-cell office:value-type="float" office:value="-792.915">
                <text:p>-792.915</text:p>
              </table:table-cell>
              <table:table-cell office:value-type="float" office:value="2.625">
                <text:p>2.625</text:p>
              </table:table-cell>
              <table:table-cell office:value-type="float" office:value="-443.269">
                <text:p>-443.269</text:p>
              </table:table-cell>
              <table:table-cell office:value-type="float" office:value="2.625">
                <text:p>2.625</text:p>
              </table:table-cell>
              <table:table-cell office:value-type="float" office:value="4.25894">
                <text:p>4.25894</text:p>
              </table:table-cell>
              <table:table-cell office:value-type="float" office:value="2.575">
                <text:p>2.575</text:p>
              </table:table-cell>
              <table:table-cell office:value-type="float" office:value="-512.659">
                <text:p>-512.659</text:p>
              </table:table-cell>
              <table:table-cell office:value-type="float" office:value="2.45">
                <text:p>2.45</text:p>
              </table:table-cell>
              <table:table-cell office:value-type="float" office:value="-594.657">
                <text:p>-594.6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25">
                <text:p>2.425</text:p>
              </table:table-cell>
              <table:table-cell office:value-type="float" office:value="-741.717">
                <text:p>-741.717</text:p>
              </table:table-cell>
              <table:table-cell office:value-type="float" office:value="2.65">
                <text:p>2.65</text:p>
              </table:table-cell>
              <table:table-cell office:value-type="float" office:value="-424.245">
                <text:p>-424.245</text:p>
              </table:table-cell>
              <table:table-cell office:value-type="float" office:value="2.65">
                <text:p>2.65</text:p>
              </table:table-cell>
              <table:table-cell office:value-type="float" office:value="3.72982">
                <text:p>3.72982</text:p>
              </table:table-cell>
              <table:table-cell office:value-type="float" office:value="2.6">
                <text:p>2.6</text:p>
              </table:table-cell>
              <table:table-cell office:value-type="float" office:value="-480.78">
                <text:p>-480.78</text:p>
              </table:table-cell>
              <table:table-cell office:value-type="float" office:value="2.475">
                <text:p>2.475</text:p>
              </table:table-cell>
              <table:table-cell office:value-type="float" office:value="-568.994">
                <text:p>-568.9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45">
                <text:p>2.45</text:p>
              </table:table-cell>
              <table:table-cell office:value-type="float" office:value="-694.178">
                <text:p>-694.178</text:p>
              </table:table-cell>
              <table:table-cell office:value-type="float" office:value="2.675">
                <text:p>2.675</text:p>
              </table:table-cell>
              <table:table-cell office:value-type="float" office:value="-406.034">
                <text:p>-406.034</text:p>
              </table:table-cell>
              <table:table-cell office:value-type="float" office:value="2.675">
                <text:p>2.675</text:p>
              </table:table-cell>
              <table:table-cell office:value-type="float" office:value="3.26677">
                <text:p>3.26677</text:p>
              </table:table-cell>
              <table:table-cell office:value-type="float" office:value="2.625">
                <text:p>2.625</text:p>
              </table:table-cell>
              <table:table-cell office:value-type="float" office:value="-451.194">
                <text:p>-451.194</text:p>
              </table:table-cell>
              <table:table-cell office:value-type="float" office:value="2.5">
                <text:p>2.5</text:p>
              </table:table-cell>
              <table:table-cell office:value-type="float" office:value="-544.663">
                <text:p>-544.6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475">
                <text:p>2.475</text:p>
              </table:table-cell>
              <table:table-cell office:value-type="float" office:value="-650.028">
                <text:p>-650.028</text:p>
              </table:table-cell>
              <table:table-cell office:value-type="float" office:value="2.7">
                <text:p>2.7</text:p>
              </table:table-cell>
              <table:table-cell office:value-type="float" office:value="-388.587">
                <text:p>-388.587</text:p>
              </table:table-cell>
              <table:table-cell office:value-type="float" office:value="2.7">
                <text:p>2.7</text:p>
              </table:table-cell>
              <table:table-cell office:value-type="float" office:value="2.86149">
                <text:p>2.86149</text:p>
              </table:table-cell>
              <table:table-cell office:value-type="float" office:value="2.65">
                <text:p>2.65</text:p>
              </table:table-cell>
              <table:table-cell office:value-type="float" office:value="-423.723">
                <text:p>-423.723</text:p>
              </table:table-cell>
              <table:table-cell office:value-type="float" office:value="2.525">
                <text:p>2.525</text:p>
              </table:table-cell>
              <table:table-cell office:value-type="float" office:value="-521.531">
                <text:p>-521.5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5">
                <text:p>2.5</text:p>
              </table:table-cell>
              <table:table-cell office:value-type="float" office:value="-609.015">
                <text:p>-609.015</text:p>
              </table:table-cell>
              <table:table-cell office:value-type="float" office:value="2.725">
                <text:p>2.725</text:p>
              </table:table-cell>
              <table:table-cell office:value-type="float" office:value="-371.865">
                <text:p>-371.865</text:p>
              </table:table-cell>
              <table:table-cell office:value-type="float" office:value="2.725">
                <text:p>2.725</text:p>
              </table:table-cell>
              <table:table-cell office:value-type="float" office:value="2.50674">
                <text:p>2.50674</text:p>
              </table:table-cell>
              <table:table-cell office:value-type="float" office:value="2.675">
                <text:p>2.675</text:p>
              </table:table-cell>
              <table:table-cell office:value-type="float" office:value="-398.205">
                <text:p>-398.205</text:p>
              </table:table-cell>
              <table:table-cell office:value-type="float" office:value="2.55">
                <text:p>2.55</text:p>
              </table:table-cell>
              <table:table-cell office:value-type="float" office:value="-499.487">
                <text:p>-499.4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525">
                <text:p>2.525</text:p>
              </table:table-cell>
              <table:table-cell office:value-type="float" office:value="-570.907">
                <text:p>-570.907</text:p>
              </table:table-cell>
              <table:table-cell office:value-type="float" office:value="2.75">
                <text:p>2.75</text:p>
              </table:table-cell>
              <table:table-cell office:value-type="float" office:value="-355.83">
                <text:p>-355.83</text:p>
              </table:table-cell>
              <table:table-cell office:value-type="float" office:value="2.75">
                <text:p>2.75</text:p>
              </table:table-cell>
              <table:table-cell office:value-type="float" office:value="2.19617">
                <text:p>2.19617</text:p>
              </table:table-cell>
              <table:table-cell office:value-type="float" office:value="2.7">
                <text:p>2.7</text:p>
              </table:table-cell>
              <table:table-cell office:value-type="float" office:value="-374.489">
                <text:p>-374.489</text:p>
              </table:table-cell>
              <table:table-cell office:value-type="float" office:value="2.575">
                <text:p>2.575</text:p>
              </table:table-cell>
              <table:table-cell office:value-type="float" office:value="-478.435">
                <text:p>-478.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55">
                <text:p>2.55</text:p>
              </table:table-cell>
              <table:table-cell office:value-type="float" office:value="-535.488">
                <text:p>-535.488</text:p>
              </table:table-cell>
              <table:table-cell office:value-type="float" office:value="2.775">
                <text:p>2.775</text:p>
              </table:table-cell>
              <table:table-cell office:value-type="float" office:value="-340.451">
                <text:p>-340.451</text:p>
              </table:table-cell>
              <table:table-cell office:value-type="float" office:value="2.775">
                <text:p>2.775</text:p>
              </table:table-cell>
              <table:table-cell office:value-type="float" office:value="1.92426">
                <text:p>1.92426</text:p>
              </table:table-cell>
              <table:table-cell office:value-type="float" office:value="2.725">
                <text:p>2.725</text:p>
              </table:table-cell>
              <table:table-cell office:value-type="float" office:value="-352.438">
                <text:p>-352.438</text:p>
              </table:table-cell>
              <table:table-cell office:value-type="float" office:value="2.6">
                <text:p>2.6</text:p>
              </table:table-cell>
              <table:table-cell office:value-type="float" office:value="-458.298">
                <text:p>-458.2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75">
                <text:p>2.575</text:p>
              </table:table-cell>
              <table:table-cell office:value-type="float" office:value="-502.56">
                <text:p>-502.56</text:p>
              </table:table-cell>
              <table:table-cell office:value-type="float" office:value="2.8">
                <text:p>2.8</text:p>
              </table:table-cell>
              <table:table-cell office:value-type="float" office:value="-325.699">
                <text:p>-325.699</text:p>
              </table:table-cell>
              <table:table-cell office:value-type="float" office:value="2.8">
                <text:p>2.8</text:p>
              </table:table-cell>
              <table:table-cell office:value-type="float" office:value="1.68618">
                <text:p>1.68618</text:p>
              </table:table-cell>
              <table:table-cell office:value-type="float" office:value="2.75">
                <text:p>2.75</text:p>
              </table:table-cell>
              <table:table-cell office:value-type="float" office:value="-331.925">
                <text:p>-331.925</text:p>
              </table:table-cell>
              <table:table-cell office:value-type="float" office:value="2.625">
                <text:p>2.625</text:p>
              </table:table-cell>
              <table:table-cell office:value-type="float" office:value="-439.01">
                <text:p>-439.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6">
                <text:p>2.6</text:p>
              </table:table-cell>
              <table:table-cell office:value-type="float" office:value="-471.937">
                <text:p>-471.937</text:p>
              </table:table-cell>
              <table:table-cell office:value-type="float" office:value="2.825">
                <text:p>2.825</text:p>
              </table:table-cell>
              <table:table-cell office:value-type="float" office:value="-311.549">
                <text:p>-311.549</text:p>
              </table:table-cell>
              <table:table-cell office:value-type="float" office:value="2.825">
                <text:p>2.825</text:p>
              </table:table-cell>
              <table:table-cell office:value-type="float" office:value="1.47768">
                <text:p>1.47768</text:p>
              </table:table-cell>
              <table:table-cell office:value-type="float" office:value="2.775">
                <text:p>2.775</text:p>
              </table:table-cell>
              <table:table-cell office:value-type="float" office:value="-312.832">
                <text:p>-312.832</text:p>
              </table:table-cell>
              <table:table-cell office:value-type="float" office:value="2.65">
                <text:p>2.65</text:p>
              </table:table-cell>
              <table:table-cell office:value-type="float" office:value="-420.515">
                <text:p>-420.5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625">
                <text:p>2.625</text:p>
              </table:table-cell>
              <table:table-cell office:value-type="float" office:value="-443.45">
                <text:p>-443.45</text:p>
              </table:table-cell>
              <table:table-cell office:value-type="float" office:value="2.85">
                <text:p>2.85</text:p>
              </table:table-cell>
              <table:table-cell office:value-type="float" office:value="-297.976">
                <text:p>-297.976</text:p>
              </table:table-cell>
              <table:table-cell office:value-type="float" office:value="2.85">
                <text:p>2.85</text:p>
              </table:table-cell>
              <table:table-cell office:value-type="float" office:value="1.29508">
                <text:p>1.29508</text:p>
              </table:table-cell>
              <table:table-cell office:value-type="float" office:value="2.8">
                <text:p>2.8</text:p>
              </table:table-cell>
              <table:table-cell office:value-type="float" office:value="-295.054">
                <text:p>-295.054</text:p>
              </table:table-cell>
              <table:table-cell office:value-type="float" office:value="2.675">
                <text:p>2.675</text:p>
              </table:table-cell>
              <table:table-cell office:value-type="float" office:value="-402.767">
                <text:p>-402.7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5">
                <text:p>2.65</text:p>
              </table:table-cell>
              <table:table-cell office:value-type="float" office:value="-416.942">
                <text:p>-416.942</text:p>
              </table:table-cell>
              <table:table-cell office:value-type="float" office:value="2.875">
                <text:p>2.875</text:p>
              </table:table-cell>
              <table:table-cell office:value-type="float" office:value="-284.959">
                <text:p>-284.959</text:p>
              </table:table-cell>
              <table:table-cell office:value-type="float" office:value="2.875">
                <text:p>2.875</text:p>
              </table:table-cell>
              <table:table-cell office:value-type="float" office:value="1.13514">
                <text:p>1.13514</text:p>
              </table:table-cell>
              <table:table-cell office:value-type="float" office:value="2.825">
                <text:p>2.825</text:p>
              </table:table-cell>
              <table:table-cell office:value-type="float" office:value="-278.49">
                <text:p>-278.49</text:p>
              </table:table-cell>
              <table:table-cell office:value-type="float" office:value="2.7">
                <text:p>2.7</text:p>
              </table:table-cell>
              <table:table-cell office:value-type="float" office:value="-385.726">
                <text:p>-385.7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675">
                <text:p>2.675</text:p>
              </table:table-cell>
              <table:table-cell office:value-type="float" office:value="-392.265">
                <text:p>-392.265</text:p>
              </table:table-cell>
              <table:table-cell office:value-type="float" office:value="2.9">
                <text:p>2.9</text:p>
              </table:table-cell>
              <table:table-cell office:value-type="float" office:value="-272.475">
                <text:p>-272.475</text:p>
              </table:table-cell>
              <table:table-cell office:value-type="float" office:value="2.9">
                <text:p>2.9</text:p>
              </table:table-cell>
              <table:table-cell office:value-type="float" office:value="0.995039">
                <text:p>0.995039</text:p>
              </table:table-cell>
              <table:table-cell office:value-type="float" office:value="2.85">
                <text:p>2.85</text:p>
              </table:table-cell>
              <table:table-cell office:value-type="float" office:value="-263.05">
                <text:p>-263.05</text:p>
              </table:table-cell>
              <table:table-cell office:value-type="float" office:value="2.725">
                <text:p>2.725</text:p>
              </table:table-cell>
              <table:table-cell office:value-type="float" office:value="-369.358">
                <text:p>-369.3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7">
                <text:p>2.7</text:p>
              </table:table-cell>
              <table:table-cell office:value-type="float" office:value="-369.286">
                <text:p>-369.286</text:p>
              </table:table-cell>
              <table:table-cell office:value-type="float" office:value="2.925">
                <text:p>2.925</text:p>
              </table:table-cell>
              <table:table-cell office:value-type="float" office:value="-260.506">
                <text:p>-260.506</text:p>
              </table:table-cell>
              <table:table-cell office:value-type="float" office:value="2.925">
                <text:p>2.925</text:p>
              </table:table-cell>
              <table:table-cell office:value-type="float" office:value="0.872302">
                <text:p>0.872302</text:p>
              </table:table-cell>
              <table:table-cell office:value-type="float" office:value="2.875">
                <text:p>2.875</text:p>
              </table:table-cell>
              <table:table-cell office:value-type="float" office:value="-248.649">
                <text:p>-248.649</text:p>
              </table:table-cell>
              <table:table-cell office:value-type="float" office:value="2.75">
                <text:p>2.75</text:p>
              </table:table-cell>
              <table:table-cell office:value-type="float" office:value="-353.634">
                <text:p>-353.6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725">
                <text:p>2.725</text:p>
              </table:table-cell>
              <table:table-cell office:value-type="float" office:value="-347.88">
                <text:p>-347.88</text:p>
              </table:table-cell>
              <table:table-cell office:value-type="float" office:value="2.95">
                <text:p>2.95</text:p>
              </table:table-cell>
              <table:table-cell office:value-type="float" office:value="-249.032">
                <text:p>-249.032</text:p>
              </table:table-cell>
              <table:table-cell office:value-type="float" office:value="2.95">
                <text:p>2.95</text:p>
              </table:table-cell>
              <table:table-cell office:value-type="float" office:value="0.764768">
                <text:p>0.764768</text:p>
              </table:table-cell>
              <table:table-cell office:value-type="float" office:value="2.9">
                <text:p>2.9</text:p>
              </table:table-cell>
              <table:table-cell office:value-type="float" office:value="-235.211">
                <text:p>-235.211</text:p>
              </table:table-cell>
              <table:table-cell office:value-type="float" office:value="2.775">
                <text:p>2.775</text:p>
              </table:table-cell>
              <table:table-cell office:value-type="float" office:value="-338.527">
                <text:p>-338.5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75">
                <text:p>2.75</text:p>
              </table:table-cell>
              <table:table-cell office:value-type="float" office:value="-327.932">
                <text:p>-327.932</text:p>
              </table:table-cell>
              <table:table-cell office:value-type="float" office:value="2.975">
                <text:p>2.975</text:p>
              </table:table-cell>
              <table:table-cell office:value-type="float" office:value="-238.035">
                <text:p>-238.035</text:p>
              </table:table-cell>
              <table:table-cell office:value-type="float" office:value="2.975">
                <text:p>2.975</text:p>
              </table:table-cell>
              <table:table-cell office:value-type="float" office:value="0.670544">
                <text:p>0.670544</text:p>
              </table:table-cell>
              <table:table-cell office:value-type="float" office:value="2.925">
                <text:p>2.925</text:p>
              </table:table-cell>
              <table:table-cell office:value-type="float" office:value="-222.665">
                <text:p>-222.665</text:p>
              </table:table-cell>
              <table:table-cell office:value-type="float" office:value="2.8">
                <text:p>2.8</text:p>
              </table:table-cell>
              <table:table-cell office:value-type="float" office:value="-324.013">
                <text:p>-324.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75">
                <text:p>2.775</text:p>
              </table:table-cell>
              <table:table-cell office:value-type="float" office:value="-309.334">
                <text:p>-309.334</text:p>
              </table:table-cell>
              <table:table-cell office:value-type="float" office:value="3">
                <text:p>3</text:p>
              </table:table-cell>
              <table:table-cell office:value-type="float" office:value="-227.496">
                <text:p>-227.496</text:p>
              </table:table-cell>
              <table:table-cell office:value-type="float" office:value="3">
                <text:p>3</text:p>
              </table:table-cell>
              <table:table-cell office:value-type="float" office:value="0.587976">
                <text:p>0.587976</text:p>
              </table:table-cell>
              <table:table-cell office:value-type="float" office:value="2.95">
                <text:p>2.95</text:p>
              </table:table-cell>
              <table:table-cell office:value-type="float" office:value="-210.944">
                <text:p>-210.944</text:p>
              </table:table-cell>
              <table:table-cell office:value-type="float" office:value="2.825">
                <text:p>2.825</text:p>
              </table:table-cell>
              <table:table-cell office:value-type="float" office:value="-310.071">
                <text:p>-310.0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">
                <text:p>2.8</text:p>
              </table:table-cell>
              <table:table-cell office:value-type="float" office:value="-291.988">
                <text:p>-291.988</text:p>
              </table:table-cell>
              <table:table-cell office:value-type="float" office:value="3.025">
                <text:p>3.025</text:p>
              </table:table-cell>
              <table:table-cell office:value-type="float" office:value="-217.398">
                <text:p>-217.398</text:p>
              </table:table-cell>
              <table:table-cell office:value-type="float" office:value="3.025">
                <text:p>3.025</text:p>
              </table:table-cell>
              <table:table-cell office:value-type="float" office:value="0.515615">
                <text:p>0.515615</text:p>
              </table:table-cell>
              <table:table-cell office:value-type="float" office:value="2.975">
                <text:p>2.975</text:p>
              </table:table-cell>
              <table:table-cell office:value-type="float" office:value="-199.987">
                <text:p>-199.987</text:p>
              </table:table-cell>
              <table:table-cell office:value-type="float" office:value="2.85">
                <text:p>2.85</text:p>
              </table:table-cell>
              <table:table-cell office:value-type="float" office:value="-296.681">
                <text:p>-296.6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825">
                <text:p>2.825</text:p>
              </table:table-cell>
              <table:table-cell office:value-type="float" office:value="-275.803">
                <text:p>-275.803</text:p>
              </table:table-cell>
              <table:table-cell office:value-type="float" office:value="3.05">
                <text:p>3.05</text:p>
              </table:table-cell>
              <table:table-cell office:value-type="float" office:value="-207.725">
                <text:p>-207.725</text:p>
              </table:table-cell>
              <table:table-cell office:value-type="float" office:value="3.05">
                <text:p>3.05</text:p>
              </table:table-cell>
              <table:table-cell office:value-type="float" office:value="0.452194">
                <text:p>0.452194</text:p>
              </table:table-cell>
              <table:table-cell office:value-type="float" office:value="3">
                <text:p>3</text:p>
              </table:table-cell>
              <table:table-cell office:value-type="float" office:value="-189.74">
                <text:p>-189.74</text:p>
              </table:table-cell>
              <table:table-cell office:value-type="float" office:value="2.875">
                <text:p>2.875</text:p>
              </table:table-cell>
              <table:table-cell office:value-type="float" office:value="-283.824">
                <text:p>-283.8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85">
                <text:p>2.85</text:p>
              </table:table-cell>
              <table:table-cell office:value-type="float" office:value="-260.695">
                <text:p>-260.695</text:p>
              </table:table-cell>
              <table:table-cell office:value-type="float" office:value="3.075">
                <text:p>3.075</text:p>
              </table:table-cell>
              <table:table-cell office:value-type="float" office:value="-198.459">
                <text:p>-198.459</text:p>
              </table:table-cell>
              <table:table-cell office:value-type="float" office:value="3.075">
                <text:p>3.075</text:p>
              </table:table-cell>
              <table:table-cell office:value-type="float" office:value="0.396604">
                <text:p>0.396604</text:p>
              </table:table-cell>
              <table:table-cell office:value-type="float" office:value="3.025">
                <text:p>3.025</text:p>
              </table:table-cell>
              <table:table-cell office:value-type="float" office:value="-180.151">
                <text:p>-180.151</text:p>
              </table:table-cell>
              <table:table-cell office:value-type="float" office:value="2.9">
                <text:p>2.9</text:p>
              </table:table-cell>
              <table:table-cell office:value-type="float" office:value="-271.48">
                <text:p>-271.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875">
                <text:p>2.875</text:p>
              </table:table-cell>
              <table:table-cell office:value-type="float" office:value="-246.586">
                <text:p>-246.586</text:p>
              </table:table-cell>
              <table:table-cell office:value-type="float" office:value="3.1">
                <text:p>3.1</text:p>
              </table:table-cell>
              <table:table-cell office:value-type="float" office:value="-189.586">
                <text:p>-189.586</text:p>
              </table:table-cell>
              <table:table-cell office:value-type="float" office:value="3.1">
                <text:p>3.1</text:p>
              </table:table-cell>
              <table:table-cell office:value-type="float" office:value="0.347874">
                <text:p>0.347874</text:p>
              </table:table-cell>
              <table:table-cell office:value-type="float" office:value="3.05">
                <text:p>3.05</text:p>
              </table:table-cell>
              <table:table-cell office:value-type="float" office:value="-171.171">
                <text:p>-171.171</text:p>
              </table:table-cell>
              <table:table-cell office:value-type="float" office:value="2.925">
                <text:p>2.925</text:p>
              </table:table-cell>
              <table:table-cell office:value-type="float" office:value="-259.634">
                <text:p>-259.6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">
                <text:p>2.9</text:p>
              </table:table-cell>
              <table:table-cell office:value-type="float" office:value="-233.402">
                <text:p>-233.402</text:p>
              </table:table-cell>
              <table:table-cell office:value-type="float" office:value="3.125">
                <text:p>3.125</text:p>
              </table:table-cell>
              <table:table-cell office:value-type="float" office:value="-181.089">
                <text:p>-181.089</text:p>
              </table:table-cell>
              <table:table-cell office:value-type="float" office:value="3.125">
                <text:p>3.125</text:p>
              </table:table-cell>
              <table:table-cell office:value-type="float" office:value="0.305153">
                <text:p>0.305153</text:p>
              </table:table-cell>
              <table:table-cell office:value-type="float" office:value="3.075">
                <text:p>3.075</text:p>
              </table:table-cell>
              <table:table-cell office:value-type="float" office:value="-162.758">
                <text:p>-162.758</text:p>
              </table:table-cell>
              <table:table-cell office:value-type="float" office:value="2.95">
                <text:p>2.95</text:p>
              </table:table-cell>
              <table:table-cell office:value-type="float" office:value="-248.267">
                <text:p>-248.2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925">
                <text:p>2.925</text:p>
              </table:table-cell>
              <table:table-cell office:value-type="float" office:value="-221.079">
                <text:p>-221.079</text:p>
              </table:table-cell>
              <table:table-cell office:value-type="float" office:value="3.15">
                <text:p>3.15</text:p>
              </table:table-cell>
              <table:table-cell office:value-type="float" office:value="-172.953">
                <text:p>-172.953</text:p>
              </table:table-cell>
              <table:table-cell office:value-type="float" office:value="3.15">
                <text:p>3.15</text:p>
              </table:table-cell>
              <table:table-cell office:value-type="float" office:value="0.267698">
                <text:p>0.267698</text:p>
              </table:table-cell>
              <table:table-cell office:value-type="float" office:value="3.1">
                <text:p>3.1</text:p>
              </table:table-cell>
              <table:table-cell office:value-type="float" office:value="-154.87">
                <text:p>-154.87</text:p>
              </table:table-cell>
              <table:table-cell office:value-type="float" office:value="2.975">
                <text:p>2.975</text:p>
              </table:table-cell>
              <table:table-cell office:value-type="float" office:value="-237.364">
                <text:p>-237.3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5">
                <text:p>2.95</text:p>
              </table:table-cell>
              <table:table-cell office:value-type="float" office:value="-209.553">
                <text:p>-209.553</text:p>
              </table:table-cell>
              <table:table-cell office:value-type="float" office:value="3.175">
                <text:p>3.175</text:p>
              </table:table-cell>
              <table:table-cell office:value-type="float" office:value="-165.164">
                <text:p>-165.164</text:p>
              </table:table-cell>
              <table:table-cell office:value-type="float" office:value="3.175">
                <text:p>3.175</text:p>
              </table:table-cell>
              <table:table-cell office:value-type="float" office:value="0.234856">
                <text:p>0.234856</text:p>
              </table:table-cell>
              <table:table-cell office:value-type="float" office:value="3.125">
                <text:p>3.125</text:p>
              </table:table-cell>
              <table:table-cell office:value-type="float" office:value="-147.47">
                <text:p>-147.47</text:p>
              </table:table-cell>
              <table:table-cell office:value-type="float" office:value="3">
                <text:p>3</text:p>
              </table:table-cell>
              <table:table-cell office:value-type="float" office:value="-226.908">
                <text:p>-226.9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75">
                <text:p>2.975</text:p>
              </table:table-cell>
              <table:table-cell office:value-type="float" office:value="-198.768">
                <text:p>-198.768</text:p>
              </table:table-cell>
              <table:table-cell office:value-type="float" office:value="3.2">
                <text:p>3.2</text:p>
              </table:table-cell>
              <table:table-cell office:value-type="float" office:value="-157.707">
                <text:p>-157.707</text:p>
              </table:table-cell>
              <table:table-cell office:value-type="float" office:value="3.2">
                <text:p>3.2</text:p>
              </table:table-cell>
              <table:table-cell office:value-type="float" office:value="0.206058">
                <text:p>0.206058</text:p>
              </table:table-cell>
              <table:table-cell office:value-type="float" office:value="3.15">
                <text:p>3.15</text:p>
              </table:table-cell>
              <table:table-cell office:value-type="float" office:value="-140.523">
                <text:p>-140.523</text:p>
              </table:table-cell>
              <table:table-cell office:value-type="float" office:value="3.025">
                <text:p>3.025</text:p>
              </table:table-cell>
              <table:table-cell office:value-type="float" office:value="-216.882">
                <text:p>-216.8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-188.671">
                <text:p>-188.671</text:p>
              </table:table-cell>
              <table:table-cell office:value-type="float" office:value="3.225">
                <text:p>3.225</text:p>
              </table:table-cell>
              <table:table-cell office:value-type="float" office:value="-150.568">
                <text:p>-150.568</text:p>
              </table:table-cell>
              <table:table-cell office:value-type="float" office:value="3.225">
                <text:p>3.225</text:p>
              </table:table-cell>
              <table:table-cell office:value-type="float" office:value="0.180804">
                <text:p>0.180804</text:p>
              </table:table-cell>
              <table:table-cell office:value-type="float" office:value="3.175">
                <text:p>3.175</text:p>
              </table:table-cell>
              <table:table-cell office:value-type="float" office:value="-133.999">
                <text:p>-133.999</text:p>
              </table:table-cell>
              <table:table-cell office:value-type="float" office:value="3.05">
                <text:p>3.05</text:p>
              </table:table-cell>
              <table:table-cell office:value-type="float" office:value="-207.273">
                <text:p>-207.2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25">
                <text:p>3.025</text:p>
              </table:table-cell>
              <table:table-cell office:value-type="float" office:value="-179.213">
                <text:p>-179.213</text:p>
              </table:table-cell>
              <table:table-cell office:value-type="float" office:value="3.25">
                <text:p>3.25</text:p>
              </table:table-cell>
              <table:table-cell office:value-type="float" office:value="-143.735">
                <text:p>-143.735</text:p>
              </table:table-cell>
              <table:table-cell office:value-type="float" office:value="3.25">
                <text:p>3.25</text:p>
              </table:table-cell>
              <table:table-cell office:value-type="float" office:value="0.158655">
                <text:p>0.158655</text:p>
              </table:table-cell>
              <table:table-cell office:value-type="float" office:value="3.2">
                <text:p>3.2</text:p>
              </table:table-cell>
              <table:table-cell office:value-type="float" office:value="-127.866">
                <text:p>-127.866</text:p>
              </table:table-cell>
              <table:table-cell office:value-type="float" office:value="3.075">
                <text:p>3.075</text:p>
              </table:table-cell>
              <table:table-cell office:value-type="float" office:value="-198.063">
                <text:p>-198.06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5">
                <text:p>3.05</text:p>
              </table:table-cell>
              <table:table-cell office:value-type="float" office:value="-170.349">
                <text:p>-170.349</text:p>
              </table:table-cell>
              <table:table-cell office:value-type="float" office:value="3.275">
                <text:p>3.275</text:p>
              </table:table-cell>
              <table:table-cell office:value-type="float" office:value="-137.193">
                <text:p>-137.193</text:p>
              </table:table-cell>
              <table:table-cell office:value-type="float" office:value="3.275">
                <text:p>3.275</text:p>
              </table:table-cell>
              <table:table-cell office:value-type="float" office:value="0.139229">
                <text:p>0.139229</text:p>
              </table:table-cell>
              <table:table-cell office:value-type="float" office:value="3.225">
                <text:p>3.225</text:p>
              </table:table-cell>
              <table:table-cell office:value-type="float" office:value="-122.098">
                <text:p>-122.098</text:p>
              </table:table-cell>
              <table:table-cell office:value-type="float" office:value="3.1">
                <text:p>3.1</text:p>
              </table:table-cell>
              <table:table-cell office:value-type="float" office:value="-189.238">
                <text:p>-189.2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75">
                <text:p>3.075</text:p>
              </table:table-cell>
              <table:table-cell office:value-type="float" office:value="-162.037">
                <text:p>-162.037</text:p>
              </table:table-cell>
              <table:table-cell office:value-type="float" office:value="3.3">
                <text:p>3.3</text:p>
              </table:table-cell>
              <table:table-cell office:value-type="float" office:value="-130.932">
                <text:p>-130.932</text:p>
              </table:table-cell>
              <table:table-cell office:value-type="float" office:value="3.3">
                <text:p>3.3</text:p>
              </table:table-cell>
              <table:table-cell office:value-type="float" office:value="0.122189">
                <text:p>0.122189</text:p>
              </table:table-cell>
              <table:table-cell office:value-type="float" office:value="3.25">
                <text:p>3.25</text:p>
              </table:table-cell>
              <table:table-cell office:value-type="float" office:value="-116.669">
                <text:p>-116.669</text:p>
              </table:table-cell>
              <table:table-cell office:value-type="float" office:value="3.125">
                <text:p>3.125</text:p>
              </table:table-cell>
              <table:table-cell office:value-type="float" office:value="-180.784">
                <text:p>-180.7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1">
                <text:p>3.1</text:p>
              </table:table-cell>
              <table:table-cell office:value-type="float" office:value="-154.237">
                <text:p>-154.237</text:p>
              </table:table-cell>
              <table:table-cell office:value-type="float" office:value="3.325">
                <text:p>3.325</text:p>
              </table:table-cell>
              <table:table-cell office:value-type="float" office:value="-124.938">
                <text:p>-124.938</text:p>
              </table:table-cell>
              <table:table-cell office:value-type="float" office:value="3.325">
                <text:p>3.325</text:p>
              </table:table-cell>
              <table:table-cell office:value-type="float" office:value="0.107242">
                <text:p>0.107242</text:p>
              </table:table-cell>
              <table:table-cell office:value-type="float" office:value="3.275">
                <text:p>3.275</text:p>
              </table:table-cell>
              <table:table-cell office:value-type="float" office:value="-111.556">
                <text:p>-111.556</text:p>
              </table:table-cell>
              <table:table-cell office:value-type="float" office:value="3.15">
                <text:p>3.15</text:p>
              </table:table-cell>
              <table:table-cell office:value-type="float" office:value="-172.685">
                <text:p>-172.6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25">
                <text:p>3.125</text:p>
              </table:table-cell>
              <table:table-cell office:value-type="float" office:value="-146.915">
                <text:p>-146.915</text:p>
              </table:table-cell>
              <table:table-cell office:value-type="float" office:value="3.35">
                <text:p>3.35</text:p>
              </table:table-cell>
              <table:table-cell office:value-type="float" office:value="-119.2">
                <text:p>-119.2</text:p>
              </table:table-cell>
              <table:table-cell office:value-type="float" office:value="3.35">
                <text:p>3.35</text:p>
              </table:table-cell>
              <table:table-cell office:value-type="float" office:value="0.0941286">
                <text:p>0.0941286</text:p>
              </table:table-cell>
              <table:table-cell office:value-type="float" office:value="3.3">
                <text:p>3.3</text:p>
              </table:table-cell>
              <table:table-cell office:value-type="float" office:value="-106.738">
                <text:p>-106.738</text:p>
              </table:table-cell>
              <table:table-cell office:value-type="float" office:value="3.175">
                <text:p>3.175</text:p>
              </table:table-cell>
              <table:table-cell office:value-type="float" office:value="-164.929">
                <text:p>-164.9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5">
                <text:p>3.15</text:p>
              </table:table-cell>
              <table:table-cell office:value-type="float" office:value="-140.037">
                <text:p>-140.037</text:p>
              </table:table-cell>
              <table:table-cell office:value-type="float" office:value="3.375">
                <text:p>3.375</text:p>
              </table:table-cell>
              <table:table-cell office:value-type="float" office:value="-113.708">
                <text:p>-113.708</text:p>
              </table:table-cell>
              <table:table-cell office:value-type="float" office:value="3.375">
                <text:p>3.375</text:p>
              </table:table-cell>
              <table:table-cell office:value-type="float" office:value="0.0826241">
                <text:p>0.0826241</text:p>
              </table:table-cell>
              <table:table-cell office:value-type="float" office:value="3.325">
                <text:p>3.325</text:p>
              </table:table-cell>
              <table:table-cell office:value-type="float" office:value="-102.194">
                <text:p>-102.194</text:p>
              </table:table-cell>
              <table:table-cell office:value-type="float" office:value="3.2">
                <text:p>3.2</text:p>
              </table:table-cell>
              <table:table-cell office:value-type="float" office:value="-157.501">
                <text:p>-157.5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75">
                <text:p>3.175</text:p>
              </table:table-cell>
              <table:table-cell office:value-type="float" office:value="-133.572">
                <text:p>-133.572</text:p>
              </table:table-cell>
              <table:table-cell office:value-type="float" office:value="3.4">
                <text:p>3.4</text:p>
              </table:table-cell>
              <table:table-cell office:value-type="float" office:value="-108.45">
                <text:p>-108.45</text:p>
              </table:table-cell>
              <table:table-cell office:value-type="float" office:value="3.4">
                <text:p>3.4</text:p>
              </table:table-cell>
              <table:table-cell office:value-type="float" office:value="0.0725301">
                <text:p>0.0725301</text:p>
              </table:table-cell>
              <table:table-cell office:value-type="float" office:value="3.35">
                <text:p>3.35</text:p>
              </table:table-cell>
              <table:table-cell office:value-type="float" office:value="-97.9058">
                <text:p>-97.9058</text:p>
              </table:table-cell>
              <table:table-cell office:value-type="float" office:value="3.225">
                <text:p>3.225</text:p>
              </table:table-cell>
              <table:table-cell office:value-type="float" office:value="-150.387">
                <text:p>-150.3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">
                <text:p>3.2</text:p>
              </table:table-cell>
              <table:table-cell office:value-type="float" office:value="-127.491">
                <text:p>-127.491</text:p>
              </table:table-cell>
              <table:table-cell office:value-type="float" office:value="3.425">
                <text:p>3.425</text:p>
              </table:table-cell>
              <table:table-cell office:value-type="float" office:value="-103.416">
                <text:p>-103.416</text:p>
              </table:table-cell>
              <table:table-cell office:value-type="float" office:value="3.425">
                <text:p>3.425</text:p>
              </table:table-cell>
              <table:table-cell office:value-type="float" office:value="0.0636731">
                <text:p>0.0636731</text:p>
              </table:table-cell>
              <table:table-cell office:value-type="float" office:value="3.375">
                <text:p>3.375</text:p>
              </table:table-cell>
              <table:table-cell office:value-type="float" office:value="-93.8563">
                <text:p>-93.8563</text:p>
              </table:table-cell>
              <table:table-cell office:value-type="float" office:value="3.25">
                <text:p>3.25</text:p>
              </table:table-cell>
              <table:table-cell office:value-type="float" office:value="-143.576">
                <text:p>-143.5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25">
                <text:p>3.225</text:p>
              </table:table-cell>
              <table:table-cell office:value-type="float" office:value="-121.769">
                <text:p>-121.769</text:p>
              </table:table-cell>
              <table:table-cell office:value-type="float" office:value="3.45">
                <text:p>3.45</text:p>
              </table:table-cell>
              <table:table-cell office:value-type="float" office:value="-98.5964">
                <text:p>-98.5964</text:p>
              </table:table-cell>
              <table:table-cell office:value-type="float" office:value="3.45">
                <text:p>3.45</text:p>
              </table:table-cell>
              <table:table-cell office:value-type="float" office:value="0.055901">
                <text:p>0.055901</text:p>
              </table:table-cell>
              <table:table-cell office:value-type="float" office:value="3.4">
                <text:p>3.4</text:p>
              </table:table-cell>
              <table:table-cell office:value-type="float" office:value="-90.0296">
                <text:p>-90.0296</text:p>
              </table:table-cell>
              <table:table-cell office:value-type="float" office:value="3.275">
                <text:p>3.275</text:p>
              </table:table-cell>
              <table:table-cell office:value-type="float" office:value="-137.054">
                <text:p>-137.0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5">
                <text:p>3.25</text:p>
              </table:table-cell>
              <table:table-cell office:value-type="float" office:value="-116.381">
                <text:p>-116.381</text:p>
              </table:table-cell>
              <table:table-cell office:value-type="float" office:value="3.475">
                <text:p>3.475</text:p>
              </table:table-cell>
              <table:table-cell office:value-type="float" office:value="-93.9819">
                <text:p>-93.9819</text:p>
              </table:table-cell>
              <table:table-cell office:value-type="float" office:value="3.475">
                <text:p>3.475</text:p>
              </table:table-cell>
              <table:table-cell office:value-type="float" office:value="0.0490804">
                <text:p>0.0490804</text:p>
              </table:table-cell>
              <table:table-cell office:value-type="float" office:value="3.425">
                <text:p>3.425</text:p>
              </table:table-cell>
              <table:table-cell office:value-type="float" office:value="-86.4108">
                <text:p>-86.4108</text:p>
              </table:table-cell>
              <table:table-cell office:value-type="float" office:value="3.3">
                <text:p>3.3</text:p>
              </table:table-cell>
              <table:table-cell office:value-type="float" office:value="-130.81">
                <text:p>-130.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75">
                <text:p>3.275</text:p>
              </table:table-cell>
              <table:table-cell office:value-type="float" office:value="-111.303">
                <text:p>-111.303</text:p>
              </table:table-cell>
              <table:table-cell office:value-type="float" office:value="3.5">
                <text:p>3.5</text:p>
              </table:table-cell>
              <table:table-cell office:value-type="float" office:value="-89.5635">
                <text:p>-89.5635</text:p>
              </table:table-cell>
              <table:table-cell office:value-type="float" office:value="3.5">
                <text:p>3.5</text:p>
              </table:table-cell>
              <table:table-cell office:value-type="float" office:value="0.0430945">
                <text:p>0.0430945</text:p>
              </table:table-cell>
              <table:table-cell office:value-type="float" office:value="3.45">
                <text:p>3.45</text:p>
              </table:table-cell>
              <table:table-cell office:value-type="float" office:value="-82.9863">
                <text:p>-82.9863</text:p>
              </table:table-cell>
              <table:table-cell office:value-type="float" office:value="3.325">
                <text:p>3.325</text:p>
              </table:table-cell>
              <table:table-cell office:value-type="float" office:value="-124.831">
                <text:p>-124.8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">
                <text:p>3.3</text:p>
              </table:table-cell>
              <table:table-cell office:value-type="float" office:value="-106.516">
                <text:p>-106.516</text:p>
              </table:table-cell>
              <table:table-cell office:value-type="float" office:value="3.525">
                <text:p>3.525</text:p>
              </table:table-cell>
              <table:table-cell office:value-type="float" office:value="-85.3325">
                <text:p>-85.3325</text:p>
              </table:table-cell>
              <table:table-cell office:value-type="float" office:value="3.525">
                <text:p>3.525</text:p>
              </table:table-cell>
              <table:table-cell office:value-type="float" office:value="0.0378407">
                <text:p>0.0378407</text:p>
              </table:table-cell>
              <table:table-cell office:value-type="float" office:value="3.475">
                <text:p>3.475</text:p>
              </table:table-cell>
              <table:table-cell office:value-type="float" office:value="-79.7435">
                <text:p>-79.7435</text:p>
              </table:table-cell>
              <table:table-cell office:value-type="float" office:value="3.35">
                <text:p>3.35</text:p>
              </table:table-cell>
              <table:table-cell office:value-type="float" office:value="-119.106">
                <text:p>-119.1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25">
                <text:p>3.325</text:p>
              </table:table-cell>
              <table:table-cell office:value-type="float" office:value="-101.999">
                <text:p>-101.999</text:p>
              </table:table-cell>
              <table:table-cell office:value-type="float" office:value="3.55">
                <text:p>3.55</text:p>
              </table:table-cell>
              <table:table-cell office:value-type="float" office:value="-81.2809">
                <text:p>-81.2809</text:p>
              </table:table-cell>
              <table:table-cell office:value-type="float" office:value="3.55">
                <text:p>3.55</text:p>
              </table:table-cell>
              <table:table-cell office:value-type="float" office:value="0.0332294">
                <text:p>0.0332294</text:p>
              </table:table-cell>
              <table:table-cell office:value-type="float" office:value="3.5">
                <text:p>3.5</text:p>
              </table:table-cell>
              <table:table-cell office:value-type="float" office:value="-76.6705">
                <text:p>-76.6705</text:p>
              </table:table-cell>
              <table:table-cell office:value-type="float" office:value="3.375">
                <text:p>3.375</text:p>
              </table:table-cell>
              <table:table-cell office:value-type="float" office:value="-113.625">
                <text:p>-113.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5">
                <text:p>3.35</text:p>
              </table:table-cell>
              <table:table-cell office:value-type="float" office:value="-97.7347">
                <text:p>-97.7347</text:p>
              </table:table-cell>
              <table:table-cell office:value-type="float" office:value="3.575">
                <text:p>3.575</text:p>
              </table:table-cell>
              <table:table-cell office:value-type="float" office:value="-77.4008">
                <text:p>-77.4008</text:p>
              </table:table-cell>
              <table:table-cell office:value-type="float" office:value="3.575">
                <text:p>3.575</text:p>
              </table:table-cell>
              <table:table-cell office:value-type="float" office:value="0.0291815">
                <text:p>0.0291815</text:p>
              </table:table-cell>
              <table:table-cell office:value-type="float" office:value="3.525">
                <text:p>3.525</text:p>
              </table:table-cell>
              <table:table-cell office:value-type="float" office:value="-73.7565">
                <text:p>-73.7565</text:p>
              </table:table-cell>
              <table:table-cell office:value-type="float" office:value="3.4">
                <text:p>3.4</text:p>
              </table:table-cell>
              <table:table-cell office:value-type="float" office:value="-108.377">
                <text:p>-108.3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375">
                <text:p>3.375</text:p>
              </table:table-cell>
              <table:table-cell office:value-type="float" office:value="-93.7061">
                <text:p>-93.7061</text:p>
              </table:table-cell>
              <table:table-cell office:value-type="float" office:value="3.6">
                <text:p>3.6</text:p>
              </table:table-cell>
              <table:table-cell office:value-type="float" office:value="-73.6848">
                <text:p>-73.6848</text:p>
              </table:table-cell>
              <table:table-cell office:value-type="float" office:value="3.6">
                <text:p>3.6</text:p>
              </table:table-cell>
              <table:table-cell office:value-type="float" office:value="0.0256282">
                <text:p>0.0256282</text:p>
              </table:table-cell>
              <table:table-cell office:value-type="float" office:value="3.55">
                <text:p>3.55</text:p>
              </table:table-cell>
              <table:table-cell office:value-type="float" office:value="-70.9913">
                <text:p>-70.9913</text:p>
              </table:table-cell>
              <table:table-cell office:value-type="float" office:value="3.425">
                <text:p>3.425</text:p>
              </table:table-cell>
              <table:table-cell office:value-type="float" office:value="-103.352">
                <text:p>-103.3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">
                <text:p>3.4</text:p>
              </table:table-cell>
              <table:table-cell office:value-type="float" office:value="-89.8977">
                <text:p>-89.8977</text:p>
              </table:table-cell>
              <table:table-cell office:value-type="float" office:value="3.625">
                <text:p>3.625</text:p>
              </table:table-cell>
              <table:table-cell office:value-type="float" office:value="-70.1258">
                <text:p>-70.1258</text:p>
              </table:table-cell>
              <table:table-cell office:value-type="float" office:value="3.625">
                <text:p>3.625</text:p>
              </table:table-cell>
              <table:table-cell office:value-type="float" office:value="0.0225087">
                <text:p>0.0225087</text:p>
              </table:table-cell>
              <table:table-cell office:value-type="float" office:value="3.575">
                <text:p>3.575</text:p>
              </table:table-cell>
              <table:table-cell office:value-type="float" office:value="-68.3655">
                <text:p>-68.3655</text:p>
              </table:table-cell>
              <table:table-cell office:value-type="float" office:value="3.45">
                <text:p>3.45</text:p>
              </table:table-cell>
              <table:table-cell office:value-type="float" office:value="-98.5405">
                <text:p>-98.54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425">
                <text:p>3.425</text:p>
              </table:table-cell>
              <table:table-cell office:value-type="float" office:value="-86.295">
                <text:p>-86.295</text:p>
              </table:table-cell>
              <table:table-cell office:value-type="float" office:value="3.65">
                <text:p>3.65</text:p>
              </table:table-cell>
              <table:table-cell office:value-type="float" office:value="-66.717">
                <text:p>-66.717</text:p>
              </table:table-cell>
              <table:table-cell office:value-type="float" office:value="3.65">
                <text:p>3.65</text:p>
              </table:table-cell>
              <table:table-cell office:value-type="float" office:value="0.01977">
                <text:p>0.01977</text:p>
              </table:table-cell>
              <table:table-cell office:value-type="float" office:value="3.6">
                <text:p>3.6</text:p>
              </table:table-cell>
              <table:table-cell office:value-type="float" office:value="-65.8703">
                <text:p>-65.8703</text:p>
              </table:table-cell>
              <table:table-cell office:value-type="float" office:value="3.475">
                <text:p>3.475</text:p>
              </table:table-cell>
              <table:table-cell office:value-type="float" office:value="-93.9328">
                <text:p>-93.93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45">
                <text:p>3.45</text:p>
              </table:table-cell>
              <table:table-cell office:value-type="float" office:value="-82.8847">
                <text:p>-82.8847</text:p>
              </table:table-cell>
              <table:table-cell office:value-type="float" office:value="3.675">
                <text:p>3.675</text:p>
              </table:table-cell>
              <table:table-cell office:value-type="float" office:value="-63.452">
                <text:p>-63.452</text:p>
              </table:table-cell>
              <table:table-cell office:value-type="float" office:value="3.675">
                <text:p>3.675</text:p>
              </table:table-cell>
              <table:table-cell office:value-type="float" office:value="0.0173654">
                <text:p>0.0173654</text:p>
              </table:table-cell>
              <table:table-cell office:value-type="float" office:value="3.625">
                <text:p>3.625</text:p>
              </table:table-cell>
              <table:table-cell office:value-type="float" office:value="-63.4978">
                <text:p>-63.4978</text:p>
              </table:table-cell>
              <table:table-cell office:value-type="float" office:value="3.5">
                <text:p>3.5</text:p>
              </table:table-cell>
              <table:table-cell office:value-type="float" office:value="-89.5204">
                <text:p>-89.52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475">
                <text:p>3.475</text:p>
              </table:table-cell>
              <table:table-cell office:value-type="float" office:value="-79.6542">
                <text:p>-79.6542</text:p>
              </table:table-cell>
              <table:table-cell office:value-type="float" office:value="3.7">
                <text:p>3.7</text:p>
              </table:table-cell>
              <table:table-cell office:value-type="float" office:value="-60.3248">
                <text:p>-60.3248</text:p>
              </table:table-cell>
              <table:table-cell office:value-type="float" office:value="3.7">
                <text:p>3.7</text:p>
              </table:table-cell>
              <table:table-cell office:value-type="float" office:value="0.015254">
                <text:p>0.015254</text:p>
              </table:table-cell>
              <table:table-cell office:value-type="float" office:value="3.65">
                <text:p>3.65</text:p>
              </table:table-cell>
              <table:table-cell office:value-type="float" office:value="-61.2402">
                <text:p>-61.2402</text:p>
              </table:table-cell>
              <table:table-cell office:value-type="float" office:value="3.525">
                <text:p>3.525</text:p>
              </table:table-cell>
              <table:table-cell office:value-type="float" office:value="-85.2947">
                <text:p>-85.29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">
                <text:p>3.5</text:p>
              </table:table-cell>
              <table:table-cell office:value-type="float" office:value="-76.5921">
                <text:p>-76.5921</text:p>
              </table:table-cell>
              <table:table-cell office:value-type="float" office:value="3.725">
                <text:p>3.725</text:p>
              </table:table-cell>
              <table:table-cell office:value-type="float" office:value="-57.3294">
                <text:p>-57.3294</text:p>
              </table:table-cell>
              <table:table-cell office:value-type="float" office:value="3.725">
                <text:p>3.725</text:p>
              </table:table-cell>
              <table:table-cell office:value-type="float" office:value="0.0134">
                <text:p>0.0134</text:p>
              </table:table-cell>
              <table:table-cell office:value-type="float" office:value="3.675">
                <text:p>3.675</text:p>
              </table:table-cell>
              <table:table-cell office:value-type="float" office:value="-59.0905">
                <text:p>-59.0905</text:p>
              </table:table-cell>
              <table:table-cell office:value-type="float" office:value="3.55">
                <text:p>3.55</text:p>
              </table:table-cell>
              <table:table-cell office:value-type="float" office:value="-81.2477">
                <text:p>-81.24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525">
                <text:p>3.525</text:p>
              </table:table-cell>
              <table:table-cell office:value-type="float" office:value="-73.6877">
                <text:p>-73.6877</text:p>
              </table:table-cell>
              <table:table-cell office:value-type="float" office:value="3.75">
                <text:p>3.75</text:p>
              </table:table-cell>
              <table:table-cell office:value-type="float" office:value="-54.4605">
                <text:p>-54.4605</text:p>
              </table:table-cell>
              <table:table-cell office:value-type="float" office:value="3.75">
                <text:p>3.75</text:p>
              </table:table-cell>
              <table:table-cell office:value-type="float" office:value="0.011772">
                <text:p>0.011772</text:p>
              </table:table-cell>
              <table:table-cell office:value-type="float" office:value="3.7">
                <text:p>3.7</text:p>
              </table:table-cell>
              <table:table-cell office:value-type="float" office:value="-57.0423">
                <text:p>-57.0423</text:p>
              </table:table-cell>
              <table:table-cell office:value-type="float" office:value="3.575">
                <text:p>3.575</text:p>
              </table:table-cell>
              <table:table-cell office:value-type="float" office:value="-77.3717">
                <text:p>-77.37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55">
                <text:p>3.55</text:p>
              </table:table-cell>
              <table:table-cell office:value-type="float" office:value="-70.9308">
                <text:p>-70.9308</text:p>
              </table:table-cell>
              <table:table-cell office:value-type="float" office:value="3.775">
                <text:p>3.775</text:p>
              </table:table-cell>
              <table:table-cell office:value-type="float" office:value="-51.7127">
                <text:p>-51.7127</text:p>
              </table:table-cell>
              <table:table-cell office:value-type="float" office:value="3.775">
                <text:p>3.775</text:p>
              </table:table-cell>
              <table:table-cell office:value-type="float" office:value="0.0103422">
                <text:p>0.0103422</text:p>
              </table:table-cell>
              <table:table-cell office:value-type="float" office:value="3.725">
                <text:p>3.725</text:p>
              </table:table-cell>
              <table:table-cell office:value-type="float" office:value="-55.0895">
                <text:p>-55.0895</text:p>
              </table:table-cell>
              <table:table-cell office:value-type="float" office:value="3.6">
                <text:p>3.6</text:p>
              </table:table-cell>
              <table:table-cell office:value-type="float" office:value="-73.6592">
                <text:p>-73.65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575">
                <text:p>3.575</text:p>
              </table:table-cell>
              <table:table-cell office:value-type="float" office:value="-68.3124">
                <text:p>-68.3124</text:p>
              </table:table-cell>
              <table:table-cell office:value-type="float" office:value="3.8">
                <text:p>3.8</text:p>
              </table:table-cell>
              <table:table-cell office:value-type="float" office:value="-49.0812">
                <text:p>-49.0812</text:p>
              </table:table-cell>
              <table:table-cell office:value-type="float" office:value="3.8">
                <text:p>3.8</text:p>
              </table:table-cell>
              <table:table-cell office:value-type="float" office:value="0.00908657">
                <text:p>0.00908657</text:p>
              </table:table-cell>
              <table:table-cell office:value-type="float" office:value="3.75">
                <text:p>3.75</text:p>
              </table:table-cell>
              <table:table-cell office:value-type="float" office:value="-53.2263">
                <text:p>-53.2263</text:p>
              </table:table-cell>
              <table:table-cell office:value-type="float" office:value="3.625">
                <text:p>3.625</text:p>
              </table:table-cell>
              <table:table-cell office:value-type="float" office:value="-70.1033">
                <text:p>-70.10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6">
                <text:p>3.6</text:p>
              </table:table-cell>
              <table:table-cell office:value-type="float" office:value="-65.8237">
                <text:p>-65.8237</text:p>
              </table:table-cell>
              <table:table-cell office:value-type="float" office:value="3.825">
                <text:p>3.825</text:p>
              </table:table-cell>
              <table:table-cell office:value-type="float" office:value="-46.5613">
                <text:p>-46.5613</text:p>
              </table:table-cell>
              <table:table-cell office:value-type="float" office:value="3.825">
                <text:p>3.825</text:p>
              </table:table-cell>
              <table:table-cell office:value-type="float" office:value="0.00798374">
                <text:p>0.00798374</text:p>
              </table:table-cell>
              <table:table-cell office:value-type="float" office:value="3.775">
                <text:p>3.775</text:p>
              </table:table-cell>
              <table:table-cell office:value-type="float" office:value="-51.4475">
                <text:p>-51.4475</text:p>
              </table:table-cell>
              <table:table-cell office:value-type="float" office:value="3.65">
                <text:p>3.65</text:p>
              </table:table-cell>
              <table:table-cell office:value-type="float" office:value="-66.6972">
                <text:p>-66.69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625">
                <text:p>3.625</text:p>
              </table:table-cell>
              <table:table-cell office:value-type="float" office:value="-63.4568">
                <text:p>-63.4568</text:p>
              </table:table-cell>
              <table:table-cell office:value-type="float" office:value="3.85">
                <text:p>3.85</text:p>
              </table:table-cell>
              <table:table-cell office:value-type="float" office:value="-44.1485">
                <text:p>-44.1485</text:p>
              </table:table-cell>
              <table:table-cell office:value-type="float" office:value="3.85">
                <text:p>3.85</text:p>
              </table:table-cell>
              <table:table-cell office:value-type="float" office:value="0.00701509">
                <text:p>0.00701509</text:p>
              </table:table-cell>
              <table:table-cell office:value-type="float" office:value="3.8">
                <text:p>3.8</text:p>
              </table:table-cell>
              <table:table-cell office:value-type="float" office:value="-49.7483">
                <text:p>-49.7483</text:p>
              </table:table-cell>
              <table:table-cell office:value-type="float" office:value="3.675">
                <text:p>3.675</text:p>
              </table:table-cell>
              <table:table-cell office:value-type="float" office:value="-63.4347">
                <text:p>-63.43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65">
                <text:p>3.65</text:p>
              </table:table-cell>
              <table:table-cell office:value-type="float" office:value="-61.2042">
                <text:p>-61.2042</text:p>
              </table:table-cell>
              <table:table-cell office:value-type="float" office:value="3.875">
                <text:p>3.875</text:p>
              </table:table-cell>
              <table:table-cell office:value-type="float" office:value="-41.8385">
                <text:p>-41.8385</text:p>
              </table:table-cell>
              <table:table-cell office:value-type="float" office:value="3.875">
                <text:p>3.875</text:p>
              </table:table-cell>
              <table:table-cell office:value-type="float" office:value="0.00616425">
                <text:p>0.00616425</text:p>
              </table:table-cell>
              <table:table-cell office:value-type="float" office:value="3.825">
                <text:p>3.825</text:p>
              </table:table-cell>
              <table:table-cell office:value-type="float" office:value="-48.1239">
                <text:p>-48.1239</text:p>
              </table:table-cell>
              <table:table-cell office:value-type="float" office:value="3.7">
                <text:p>3.7</text:p>
              </table:table-cell>
              <table:table-cell office:value-type="float" office:value="-60.3095">
                <text:p>-60.30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675">
                <text:p>3.675</text:p>
              </table:table-cell>
              <table:table-cell office:value-type="float" office:value="-59.059">
                <text:p>-59.059</text:p>
              </table:table-cell>
              <table:table-cell office:value-type="float" office:value="3.9">
                <text:p>3.9</text:p>
              </table:table-cell>
              <table:table-cell office:value-type="float" office:value="-39.6274">
                <text:p>-39.6274</text:p>
              </table:table-cell>
              <table:table-cell office:value-type="float" office:value="3.9">
                <text:p>3.9</text:p>
              </table:table-cell>
              <table:table-cell office:value-type="float" office:value="0.00541685">
                <text:p>0.00541685</text:p>
              </table:table-cell>
              <table:table-cell office:value-type="float" office:value="3.85">
                <text:p>3.85</text:p>
              </table:table-cell>
              <table:table-cell office:value-type="float" office:value="-46.5702">
                <text:p>-46.5702</text:p>
              </table:table-cell>
              <table:table-cell office:value-type="float" office:value="3.725">
                <text:p>3.725</text:p>
              </table:table-cell>
              <table:table-cell office:value-type="float" office:value="-57.316">
                <text:p>-57.3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7">
                <text:p>3.7</text:p>
              </table:table-cell>
              <table:table-cell office:value-type="float" office:value="-57.0146">
                <text:p>-57.0146</text:p>
              </table:table-cell>
              <table:table-cell office:value-type="float" office:value="3.925">
                <text:p>3.925</text:p>
              </table:table-cell>
              <table:table-cell office:value-type="float" office:value="-37.5114">
                <text:p>-37.5114</text:p>
              </table:table-cell>
              <table:table-cell office:value-type="float" office:value="3.925">
                <text:p>3.925</text:p>
              </table:table-cell>
              <table:table-cell office:value-type="float" office:value="0.00476029">
                <text:p>0.00476029</text:p>
              </table:table-cell>
              <table:table-cell office:value-type="float" office:value="3.875">
                <text:p>3.875</text:p>
              </table:table-cell>
              <table:table-cell office:value-type="float" office:value="-45.0832">
                <text:p>-45.0832</text:p>
              </table:table-cell>
              <table:table-cell office:value-type="float" office:value="3.75">
                <text:p>3.75</text:p>
              </table:table-cell>
              <table:table-cell office:value-type="float" office:value="-54.4487">
                <text:p>-54.448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725">
                <text:p>3.725</text:p>
              </table:table-cell>
              <table:table-cell office:value-type="float" office:value="-55.0651">
                <text:p>-55.0651</text:p>
              </table:table-cell>
              <table:table-cell office:value-type="float" office:value="3.95">
                <text:p>3.95</text:p>
              </table:table-cell>
              <table:table-cell office:value-type="float" office:value="-35.4868">
                <text:p>-35.4868</text:p>
              </table:table-cell>
              <table:table-cell office:value-type="float" office:value="3.95">
                <text:p>3.95</text:p>
              </table:table-cell>
              <table:table-cell office:value-type="float" office:value="0.00418349">
                <text:p>0.00418349</text:p>
              </table:table-cell>
              <table:table-cell office:value-type="float" office:value="3.9">
                <text:p>3.9</text:p>
              </table:table-cell>
              <table:table-cell office:value-type="float" office:value="-43.659">
                <text:p>-43.659</text:p>
              </table:table-cell>
              <table:table-cell office:value-type="float" office:value="3.775">
                <text:p>3.775</text:p>
              </table:table-cell>
              <table:table-cell office:value-type="float" office:value="-51.7024">
                <text:p>-51.70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75">
                <text:p>3.75</text:p>
              </table:table-cell>
              <table:table-cell office:value-type="float" office:value="-53.2049">
                <text:p>-53.2049</text:p>
              </table:table-cell>
              <table:table-cell office:value-type="float" office:value="3.975">
                <text:p>3.975</text:p>
              </table:table-cell>
              <table:table-cell office:value-type="float" office:value="-33.5502">
                <text:p>-33.5502</text:p>
              </table:table-cell>
              <table:table-cell office:value-type="float" office:value="3.975">
                <text:p>3.975</text:p>
              </table:table-cell>
              <table:table-cell office:value-type="float" office:value="0.00367674">
                <text:p>0.00367674</text:p>
              </table:table-cell>
              <table:table-cell office:value-type="float" office:value="3.925">
                <text:p>3.925</text:p>
              </table:table-cell>
              <table:table-cell office:value-type="float" office:value="-42.2944">
                <text:p>-42.2944</text:p>
              </table:table-cell>
              <table:table-cell office:value-type="float" office:value="3.8">
                <text:p>3.8</text:p>
              </table:table-cell>
              <table:table-cell office:value-type="float" office:value="-49.0721">
                <text:p>-49.07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775">
                <text:p>3.775</text:p>
              </table:table-cell>
              <table:table-cell office:value-type="float" office:value="-51.4287">
                <text:p>-51.4287</text:p>
              </table:table-cell>
              <table:table-cell office:value-type="float" office:value="4">
                <text:p>4</text:p>
              </table:table-cell>
              <table:table-cell office:value-type="float" office:value="-31.6984">
                <text:p>-31.6984</text:p>
              </table:table-cell>
              <table:table-cell office:value-type="float" office:value="4">
                <text:p>4</text:p>
              </table:table-cell>
              <table:table-cell office:value-type="float" office:value="0.00323152">
                <text:p>0.00323152</text:p>
              </table:table-cell>
              <table:table-cell office:value-type="float" office:value="3.95">
                <text:p>3.95</text:p>
              </table:table-cell>
              <table:table-cell office:value-type="float" office:value="-40.9859">
                <text:p>-40.9859</text:p>
              </table:table-cell>
              <table:table-cell office:value-type="float" office:value="3.825">
                <text:p>3.825</text:p>
              </table:table-cell>
              <table:table-cell office:value-type="float" office:value="-46.5533">
                <text:p>-46.55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8">
                <text:p>3.8</text:p>
              </table:table-cell>
              <table:table-cell office:value-type="float" office:value="-49.7318">
                <text:p>-49.7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5">
                <text:p>3.975</text:p>
              </table:table-cell>
              <table:table-cell office:value-type="float" office:value="-39.7306">
                <text:p>-39.7306</text:p>
              </table:table-cell>
              <table:table-cell office:value-type="float" office:value="3.85">
                <text:p>3.85</text:p>
              </table:table-cell>
              <table:table-cell office:value-type="float" office:value="-44.1414">
                <text:p>-44.14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825">
                <text:p>3.825</text:p>
              </table:table-cell>
              <table:table-cell office:value-type="float" office:value="-48.1094">
                <text:p>-48.1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38.5257">
                <text:p>-38.5257</text:p>
              </table:table-cell>
              <table:table-cell office:value-type="float" office:value="3.875">
                <text:p>3.875</text:p>
              </table:table-cell>
              <table:table-cell office:value-type="float" office:value="-41.8323">
                <text:p>-41.83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85">
                <text:p>3.85</text:p>
              </table:table-cell>
              <table:table-cell office:value-type="float" office:value="-46.5575">
                <text:p>-46.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-39.622">
                <text:p>-39.62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75">
                <text:p>3.875</text:p>
              </table:table-cell>
              <table:table-cell office:value-type="float" office:value="-45.072">
                <text:p>-45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25">
                <text:p>3.925</text:p>
              </table:table-cell>
              <table:table-cell office:value-type="float" office:value="-37.5066">
                <text:p>-37.50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9">
                <text:p>3.9</text:p>
              </table:table-cell>
              <table:table-cell office:value-type="float" office:value="-43.6492">
                <text:p>-43.6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5">
                <text:p>3.95</text:p>
              </table:table-cell>
              <table:table-cell office:value-type="float" office:value="-35.4826">
                <text:p>-35.48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25">
                <text:p>3.925</text:p>
              </table:table-cell>
              <table:table-cell office:value-type="float" office:value="-42.2857">
                <text:p>-42.2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75">
                <text:p>3.975</text:p>
              </table:table-cell>
              <table:table-cell office:value-type="float" office:value="-33.5466">
                <text:p>-33.54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95">
                <text:p>3.95</text:p>
              </table:table-cell>
              <table:table-cell office:value-type="float" office:value="-40.9783">
                <text:p>-40.9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31.6951">
                <text:p>-31.695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975">
                <text:p>3.975</text:p>
              </table:table-cell>
              <table:table-cell office:value-type="float" office:value="-39.7239">
                <text:p>-39.7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  <table:table-cell office:value-type="float" office:value="-38.5198">
                <text:p>-38.5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legend chart:legend-position="end" svg:x="14.463cm" svg:y="4.192cm" style:legend-expansion="high" chart:style-name="ch2"/>
        <chart:plot-area chart:style-name="ch3" table:cell-range-address="Tabelle2.B3:Tabelle2.C26" chart:data-source-has-labels="row" svg:x="0.319cm" svg:y="0.179cm" svg:width="13.825cm" svg:height="8.631cm">
          <chart:coordinate-region svg:x="2.073cm" svg:y="0.381cm" svg:width="11.783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2.C4:Tabelle2.C26" chart:label-cell-address="Tabelle2.C3:Tabelle2.C3" chart:class="chart:scatter">
            <chart:domain table:cell-range-address="Tabelle2.B4:Tabelle2.B26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d</text:p>
                <draw:g>
                  <svg:desc>Tabelle2.C3:Tabelle2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2.B4:Tabelle2.B26</svg:desc>
                </draw:g>
              </table:table-cell>
              <table:table-cell office:value-type="float" office:value="1.69E-015">
                <text:p>1.69E-015</text:p>
                <draw:g>
                  <svg:desc>Tabelle2.C4:Tabelle2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.11E-015">
                <text:p>1.11E-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9.76E-016">
                <text:p>9.76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8.87E-016">
                <text:p>8.87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8.17E-016">
                <text:p>8.17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7.58E-016">
                <text:p>7.58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7.07E-016">
                <text:p>7.07E-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">
                <text:p>175</text:p>
              </table:table-cell>
              <table:table-cell office:value-type="float" office:value="6.6E-016">
                <text:p>6.6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">
                <text:p>200</text:p>
              </table:table-cell>
              <table:table-cell office:value-type="float" office:value="6.16E-016">
                <text:p>6.16E-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">
                <text:p>225</text:p>
              </table:table-cell>
              <table:table-cell office:value-type="float" office:value="5.75E-016">
                <text:p>5.75E-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">
                <text:p>250</text:p>
              </table:table-cell>
              <table:table-cell office:value-type="float" office:value="5.36E-016">
                <text:p>5.36E-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">
                <text:p>300</text:p>
              </table:table-cell>
              <table:table-cell office:value-type="float" office:value="4.6E-016">
                <text:p>4.6E-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3.04E-016">
                <text:p>3.04E-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0">
                <text:p>450</text:p>
              </table:table-cell>
              <table:table-cell office:value-type="float" office:value="2.08E-016">
                <text:p>2.08E-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5">
                <text:p>475</text:p>
              </table:table-cell>
              <table:table-cell office:value-type="float" office:value="1.45E-016">
                <text:p>1.45E-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9">
                <text:p>499</text:p>
              </table:table-cell>
              <table:table-cell office:value-type="float" office:value="2.04E-017">
                <text:p>2.04E-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stroke-dash draw:name="Long_20_Dash" draw:display-name="Long Dash" draw:style="rect" draw:dots1="1" draw:dots1-length="400%" draw:distance="300%"/>
  </office:styles>
</office:document-styles>
</file>